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uth Korea_smallpox" table:style-name="ta1">
        <table:shapes>
          <draw:frame draw:z-index="0" draw:style-name="gr1" draw:text-style-name="P1" svg:width="6.2988in" svg:height="3.5429in" svg:x="645.8756in" svg:y="0.0394in">
            <draw:object draw:notify-on-update-of-ranges="'South Korea_smallpox'.A1:'South Korea_smallpox'.A1 'South Korea_smallpox'.B1:'South Korea_smallpox'.SG1 'South Korea_smallpox'.A3:'South Korea_smallpox'.A3 'South Korea_smallpox'.B3:'South Korea_smallpox'.SG3 'South Korea_smallpox'.A4:'South Korea_smallpox'.A4 'South Korea_smallpox'.B4:'South Korea_smallpox'.SG4 'South Korea_smallpox'.A5:'South Korea_smallpox'.A5 'South Korea_smallpox'.B5:'South Korea_smallpox'.SG5 'South Korea_smallpox'.A6:'South Korea_smallpox'.A6 'South Korea_smallpox'.B6:'South Korea_smallpox'.S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6" table:number-columns-repeated="23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4" table:default-cell-style-name="Default"/>
        <table:table-column table:style-name="co7" table:default-cell-style-name="Default"/>
        <table:table-column table:style-name="co6" table:number-columns-repeated="1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2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29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7" table:default-cell-style-name="Default"/>
        <table:table-column table:style-name="co7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12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7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6" table:number-columns-repeated="49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float" office:value="51268999" calcext:value-type="float">
            <text:p>51268999</text:p>
          </table:table-cell>
          <table:table-cell office:value-type="float" office:value="51268998.9667264" calcext:value-type="float">
            <text:p>51268998.9667264</text:p>
          </table:table-cell>
          <table:table-cell office:value-type="float" office:value="51268998.8713713" calcext:value-type="float">
            <text:p>51268998.8713713</text:p>
          </table:table-cell>
          <table:table-cell office:value-type="float" office:value="51268998.7171783" calcext:value-type="float">
            <text:p>51268998.7171783</text:p>
          </table:table-cell>
          <table:table-cell office:value-type="float" office:value="51268998.5034347" calcext:value-type="float">
            <text:p>51268998.5034347</text:p>
          </table:table-cell>
          <table:table-cell office:value-type="float" office:value="51268998.2259966" calcext:value-type="float">
            <text:p>51268998.2259966</text:p>
          </table:table-cell>
          <table:table-cell office:value-type="float" office:value="51268997.8775352" calcext:value-type="float">
            <text:p>51268997.8775352</text:p>
          </table:table-cell>
          <table:table-cell office:value-type="float" office:value="51268997.447558" calcext:value-type="float">
            <text:p>51268997.447558</text:p>
          </table:table-cell>
          <table:table-cell office:value-type="float" office:value="51268996.9222408" calcext:value-type="float">
            <text:p>51268996.9222408</text:p>
          </table:table-cell>
          <table:table-cell office:value-type="float" office:value="51268996.2840843" calcext:value-type="float">
            <text:p>51268996.2840843</text:p>
          </table:table-cell>
          <table:table-cell office:value-type="float" office:value="51268995.5114031" calcext:value-type="float">
            <text:p>51268995.5114031</text:p>
          </table:table-cell>
          <table:table-cell office:value-type="float" office:value="51268994.5776391" calcext:value-type="float">
            <text:p>51268994.5776391</text:p>
          </table:table-cell>
          <table:table-cell office:value-type="float" office:value="51268993.4504847" calcext:value-type="float">
            <text:p>51268993.4504847</text:p>
          </table:table-cell>
          <table:table-cell office:value-type="float" office:value="51268992.0907897" calcext:value-type="float">
            <text:p>51268992.0907897</text:p>
          </table:table-cell>
          <table:table-cell office:value-type="float" office:value="51268990.4512198" calcext:value-type="float">
            <text:p>51268990.4512198</text:p>
          </table:table-cell>
          <table:table-cell office:value-type="float" office:value="51268988.4746217" calcext:value-type="float">
            <text:p>51268988.4746217</text:p>
          </table:table-cell>
          <table:table-cell office:value-type="float" office:value="51268986.0920392" calcext:value-type="float">
            <text:p>51268986.0920392</text:p>
          </table:table-cell>
          <table:table-cell office:value-type="float" office:value="51268983.2203146" calcext:value-type="float">
            <text:p>51268983.2203146</text:p>
          </table:table-cell>
          <table:table-cell office:value-type="float" office:value="51268979.7591908" calcext:value-type="float">
            <text:p>51268979.7591908</text:p>
          </table:table-cell>
          <table:table-cell office:value-type="float" office:value="51268975.5878144" calcext:value-type="float">
            <text:p>51268975.5878144</text:p>
          </table:table-cell>
          <table:table-cell office:value-type="float" office:value="51268970.5605177" calcext:value-type="float">
            <text:p>51268970.5605177</text:p>
          </table:table-cell>
          <table:table-cell office:value-type="float" office:value="51268964.5017342" calcext:value-type="float">
            <text:p>51268964.5017342</text:p>
          </table:table-cell>
          <table:table-cell office:value-type="float" office:value="51268957.199868" calcext:value-type="float">
            <text:p>51268957.199868</text:p>
          </table:table-cell>
          <table:table-cell office:value-type="float" office:value="51268948.3999056" calcext:value-type="float">
            <text:p>51268948.3999056</text:p>
          </table:table-cell>
          <table:table-cell office:value-type="float" office:value="51268937.7945095" calcext:value-type="float">
            <text:p>51268937.7945095</text:p>
          </table:table-cell>
          <table:table-cell office:value-type="float" office:value="51268925.0132861" calcext:value-type="float">
            <text:p>51268925.0132861</text:p>
          </table:table-cell>
          <table:table-cell office:value-type="float" office:value="51268909.6098492" calcext:value-type="float">
            <text:p>51268909.6098492</text:p>
          </table:table-cell>
          <table:table-cell office:value-type="float" office:value="51268891.0462312" calcext:value-type="float">
            <text:p>51268891.0462312</text:p>
          </table:table-cell>
          <table:table-cell office:value-type="float" office:value="51268868.6740946" calcext:value-type="float">
            <text:p>51268868.6740946</text:p>
          </table:table-cell>
          <table:table-cell office:value-type="float" office:value="51268841.7120893" calcext:value-type="float">
            <text:p>51268841.7120893</text:p>
          </table:table-cell>
          <table:table-cell office:value-type="float" office:value="51268809.2185654" calcext:value-type="float">
            <text:p>51268809.2185654</text:p>
          </table:table-cell>
          <table:table-cell office:value-type="float" office:value="51268770.0586868" calcext:value-type="float">
            <text:p>51268770.0586868</text:p>
          </table:table-cell>
          <table:table-cell office:value-type="float" office:value="51268722.8647991" calcext:value-type="float">
            <text:p>51268722.8647991</text:p>
          </table:table-cell>
          <table:table-cell office:value-type="float" office:value="51268665.9886676" calcext:value-type="float">
            <text:p>51268665.9886676</text:p>
          </table:table-cell>
          <table:table-cell office:value-type="float" office:value="51268597.4439168" calcext:value-type="float">
            <text:p>51268597.4439168</text:p>
          </table:table-cell>
          <table:table-cell office:value-type="float" office:value="51268514.8366629" calcext:value-type="float">
            <text:p>51268514.8366629</text:p>
          </table:table-cell>
          <table:table-cell office:value-type="float" office:value="51268415.2819168" calcext:value-type="float">
            <text:p>51268415.2819168</text:p>
          </table:table-cell>
          <table:table-cell office:value-type="float" office:value="51268295.3028415" calcext:value-type="float">
            <text:p>51268295.3028415</text:p>
          </table:table-cell>
          <table:table-cell office:value-type="float" office:value="51268150.7093445" calcext:value-type="float">
            <text:p>51268150.7093445</text:p>
          </table:table-cell>
          <table:table-cell office:value-type="float" office:value="51267976.4517715" calcext:value-type="float">
            <text:p>51267976.4517715</text:p>
          </table:table-cell>
          <table:table-cell office:value-type="float" office:value="51267766.4445941" calcext:value-type="float">
            <text:p>51267766.4445941</text:p>
          </table:table-cell>
          <table:table-cell office:value-type="float" office:value="51267513.3539409" calcext:value-type="float">
            <text:p>51267513.3539409</text:p>
          </table:table-cell>
          <table:table-cell office:value-type="float" office:value="51267208.3415632" calcext:value-type="float">
            <text:p>51267208.3415632</text:p>
          </table:table-cell>
          <table:table-cell office:value-type="float" office:value="51266840.7563075" calcext:value-type="float">
            <text:p>51266840.7563075</text:p>
          </table:table-cell>
          <table:table-cell office:value-type="float" office:value="51266397.7623402" calcext:value-type="float">
            <text:p>51266397.7623402</text:p>
          </table:table-cell>
          <table:table-cell office:value-type="float" office:value="51265863.8911706" calcext:value-type="float">
            <text:p>51265863.8911706</text:p>
          </table:table-cell>
          <table:table-cell office:value-type="float" office:value="51265220.5018744" calcext:value-type="float">
            <text:p>51265220.5018744</text:p>
          </table:table-cell>
          <table:table-cell office:value-type="float" office:value="51264445.1307251" calcext:value-type="float">
            <text:p>51264445.1307251</text:p>
          </table:table-cell>
          <table:table-cell office:value-type="float" office:value="51263510.7076218" calcext:value-type="float">
            <text:p>51263510.7076218</text:p>
          </table:table-cell>
          <table:table-cell office:value-type="float" office:value="51262384.6120873" calcext:value-type="float">
            <text:p>51262384.6120873</text:p>
          </table:table-cell>
          <table:table-cell office:value-type="float" office:value="51261027.5360597" calcext:value-type="float">
            <text:p>51261027.5360597</text:p>
          </table:table-cell>
          <table:table-cell office:value-type="float" office:value="51259392.1140583" calcext:value-type="float">
            <text:p>51259392.1140583</text:p>
          </table:table-cell>
          <table:table-cell office:value-type="float" office:value="51257421.2733086" calcext:value-type="float">
            <text:p>51257421.2733086</text:p>
          </table:table-cell>
          <table:table-cell office:value-type="float" office:value="51255046.2468089" calcext:value-type="float">
            <text:p>51255046.2468089</text:p>
          </table:table-cell>
          <table:table-cell office:value-type="float" office:value="51252184.1808514" calcext:value-type="float">
            <text:p>51252184.1808514</text:p>
          </table:table-cell>
          <table:table-cell office:value-type="float" office:value="51248735.2547587" calcext:value-type="float">
            <text:p>51248735.2547587</text:p>
          </table:table-cell>
          <table:table-cell office:value-type="float" office:value="51244579.2140946" calcext:value-type="float">
            <text:p>51244579.2140946</text:p>
          </table:table-cell>
          <table:table-cell office:value-type="float" office:value="51239571.1990342" calcext:value-type="float">
            <text:p>51239571.1990342</text:p>
          </table:table-cell>
          <table:table-cell office:value-type="float" office:value="51233536.7261732" calcext:value-type="float">
            <text:p>51233536.7261732</text:p>
          </table:table-cell>
          <table:table-cell office:value-type="float" office:value="51226265.6542647" calcext:value-type="float">
            <text:p>51226265.6542647</text:p>
          </table:table-cell>
          <table:table-cell office:value-type="float" office:value="51217504.9315175" calcext:value-type="float">
            <text:p>51217504.9315175</text:p>
          </table:table-cell>
          <table:table-cell office:value-type="float" office:value="51206949.883375" calcext:value-type="float">
            <text:p>51206949.883375</text:p>
          </table:table-cell>
          <table:table-cell office:value-type="float" office:value="51194233.7539753" calcext:value-type="float">
            <text:p>51194233.7539753</text:p>
          </table:table-cell>
          <table:table-cell office:value-type="float" office:value="51178915.1616104" calcext:value-type="float">
            <text:p>51178915.1616104</text:p>
          </table:table-cell>
          <table:table-cell office:value-type="float" office:value="51160463.0670006" calcext:value-type="float">
            <text:p>51160463.0670006</text:p>
          </table:table-cell>
          <table:table-cell office:value-type="float" office:value="51138238.7828449" calcext:value-type="float">
            <text:p>51138238.7828449</text:p>
          </table:table-cell>
          <table:table-cell office:value-type="float" office:value="51111474.4737174" calcext:value-type="float">
            <text:p>51111474.4737174</text:p>
          </table:table-cell>
          <table:table-cell office:value-type="float" office:value="51079247.5075042" calcext:value-type="float">
            <text:p>51079247.5075042</text:p>
          </table:table-cell>
          <table:table-cell office:value-type="float" office:value="51040449.9237954" calcext:value-type="float">
            <text:p>51040449.9237954</text:p>
          </table:table-cell>
          <table:table-cell office:value-type="float" office:value="50993752.1860963" calcext:value-type="float">
            <text:p>50993752.1860963</text:p>
          </table:table-cell>
          <table:table-cell office:value-type="float" office:value="50937560.2874562" calcext:value-type="float">
            <text:p>50937560.2874562</text:p>
          </table:table-cell>
          <table:table-cell office:value-type="float" office:value="50869965.1940906" calcext:value-type="float">
            <text:p>50869965.1940906</text:p>
          </table:table-cell>
          <table:table-cell office:value-type="float" office:value="50788683.5554725" calcext:value-type="float">
            <text:p>50788683.5554725</text:p>
          </table:table-cell>
          <table:table-cell office:value-type="float" office:value="50690988.6139748" calcext:value-type="float">
            <text:p>50690988.6139748</text:p>
          </table:table-cell>
          <table:table-cell office:value-type="float" office:value="50573630.4043111" calcext:value-type="float">
            <text:p>50573630.4043111</text:p>
          </table:table-cell>
          <table:table-cell office:value-type="float" office:value="50432745.1134354" calcext:value-type="float">
            <text:p>50432745.1134354</text:p>
          </table:table-cell>
          <table:table-cell office:value-type="float" office:value="50263757.7323929" calcext:value-type="float">
            <text:p>50263757.7323929</text:p>
          </table:table-cell>
          <table:table-cell office:value-type="float" office:value="50061310.422626" calcext:value-type="float">
            <text:p>50061310.422626</text:p>
          </table:table-cell>
          <table:table-cell office:value-type="float" office:value="49819440.3823651" calcext:value-type="float">
            <text:p>49819440.3823651</text:p>
          </table:table-cell>
          <table:table-cell office:value-type="float" office:value="49533524.684939" calcext:value-type="float">
            <text:p>49533524.684939</text:p>
          </table:table-cell>
          <table:table-cell office:value-type="float" office:value="49212979.6909848" calcext:value-type="float">
            <text:p>49212979.6909848</text:p>
          </table:table-cell>
          <table:table-cell office:value-type="float" office:value="48927822.1739735" calcext:value-type="float">
            <text:p>48927822.1739735</text:p>
          </table:table-cell>
          <table:table-cell office:value-type="float" office:value="48779072.5752771" calcext:value-type="float">
            <text:p>48779072.5752771</text:p>
          </table:table-cell>
          <table:table-cell office:value-type="float" office:value="48714562.0658061" calcext:value-type="float">
            <text:p>48714562.0658061</text:p>
          </table:table-cell>
          <table:table-cell office:value-type="float" office:value="48667182.424389" calcext:value-type="float">
            <text:p>48667182.424389</text:p>
          </table:table-cell>
          <table:table-cell office:value-type="float" office:value="48620287.8106909" calcext:value-type="float">
            <text:p>48620287.8106909</text:p>
          </table:table-cell>
          <table:table-cell office:value-type="float" office:value="48571196.7369302" calcext:value-type="float">
            <text:p>48571196.7369302</text:p>
          </table:table-cell>
          <table:table-cell office:value-type="float" office:value="48519802.5760493" calcext:value-type="float">
            <text:p>48519802.5760493</text:p>
          </table:table-cell>
          <table:table-cell office:value-type="float" office:value="48466422.1421948" calcext:value-type="float">
            <text:p>48466422.1421948</text:p>
          </table:table-cell>
          <table:table-cell office:value-type="float" office:value="48411403.3826996" calcext:value-type="float">
            <text:p>48411403.3826996</text:p>
          </table:table-cell>
          <table:table-cell office:value-type="float" office:value="48355059.6763686" calcext:value-type="float">
            <text:p>48355059.6763686</text:p>
          </table:table-cell>
          <table:table-cell office:value-type="float" office:value="48297663.384397" calcext:value-type="float">
            <text:p>48297663.384397</text:p>
          </table:table-cell>
          <table:table-cell office:value-type="float" office:value="48239449.4420625" calcext:value-type="float">
            <text:p>48239449.4420625</text:p>
          </table:table-cell>
          <table:table-cell office:value-type="float" office:value="48180620.1042978" calcext:value-type="float">
            <text:p>48180620.1042978</text:p>
          </table:table-cell>
          <table:table-cell office:value-type="float" office:value="48121349.3335016" calcext:value-type="float">
            <text:p>48121349.3335016</text:p>
          </table:table-cell>
          <table:table-cell office:value-type="float" office:value="48061786.6483159" calcext:value-type="float">
            <text:p>48061786.6483159</text:p>
          </table:table-cell>
          <table:table-cell office:value-type="float" office:value="48002060.4598419" calcext:value-type="float">
            <text:p>48002060.4598419</text:p>
          </table:table-cell>
          <table:table-cell office:value-type="float" office:value="47942280.9547376" calcext:value-type="float">
            <text:p>47942280.9547376</text:p>
          </table:table-cell>
          <table:table-cell office:value-type="float" office:value="47882542.5851863" calcext:value-type="float">
            <text:p>47882542.5851863</text:p>
          </table:table-cell>
          <table:table-cell office:value-type="float" office:value="47822926.2183099" calcext:value-type="float">
            <text:p>47822926.2183099</text:p>
          </table:table-cell>
          <table:table-cell office:value-type="float" office:value="47763500.9997471" calcext:value-type="float">
            <text:p>47763500.9997471</text:p>
          </table:table-cell>
          <table:table-cell office:value-type="float" office:value="47704325.9528269" calcext:value-type="float">
            <text:p>47704325.9528269</text:p>
          </table:table-cell>
          <table:table-cell office:value-type="float" office:value="47645451.3613563" calcext:value-type="float">
            <text:p>47645451.3613563</text:p>
          </table:table-cell>
          <table:table-cell office:value-type="float" office:value="47586919.9689691" calcext:value-type="float">
            <text:p>47586919.9689691</text:p>
          </table:table-cell>
          <table:table-cell office:value-type="float" office:value="47528768.0091649" calcext:value-type="float">
            <text:p>47528768.0091649</text:p>
          </table:table-cell>
          <table:table-cell office:value-type="float" office:value="47471026.0960318" calcext:value-type="float">
            <text:p>47471026.0960318</text:p>
          </table:table-cell>
          <table:table-cell office:value-type="float" office:value="47413719.9933724" calcext:value-type="float">
            <text:p>47413719.9933724</text:p>
          </table:table-cell>
          <table:table-cell office:value-type="float" office:value="47356871.2779067" calcext:value-type="float">
            <text:p>47356871.2779067</text:p>
          </table:table-cell>
          <table:table-cell office:value-type="float" office:value="47300497.9129557" calcext:value-type="float">
            <text:p>47300497.9129557</text:p>
          </table:table-cell>
          <table:table-cell office:value-type="float" office:value="47244614.7416814" calcext:value-type="float">
            <text:p>47244614.7416814</text:p>
          </table:table-cell>
          <table:table-cell office:value-type="float" office:value="47189233.9148704" calcext:value-type="float">
            <text:p>47189233.9148704</text:p>
          </table:table-cell>
          <table:table-cell office:value-type="float" office:value="47134365.2596018" calcext:value-type="float">
            <text:p>47134365.2596018</text:p>
          </table:table-cell>
          <table:table-cell office:value-type="float" office:value="47080016.5971646" calcext:value-type="float">
            <text:p>47080016.5971646</text:p>
          </table:table-cell>
          <table:table-cell office:value-type="float" office:value="47026194.0178807" calcext:value-type="float">
            <text:p>47026194.0178807</text:p>
          </table:table-cell>
          <table:table-cell office:value-type="float" office:value="46972902.1186189" calcext:value-type="float">
            <text:p>46972902.1186189</text:p>
          </table:table-cell>
          <table:table-cell office:value-type="float" office:value="46920144.2078568" calcext:value-type="float">
            <text:p>46920144.2078568</text:p>
          </table:table-cell>
          <table:table-cell office:value-type="float" office:value="46867922.4824138" calcext:value-type="float">
            <text:p>46867922.4824138</text:p>
          </table:table-cell>
          <table:table-cell office:value-type="float" office:value="46816238.1806456" calcext:value-type="float">
            <text:p>46816238.1806456</text:p>
          </table:table-cell>
          <table:table-cell office:value-type="float" office:value="46765091.7146299" calcext:value-type="float">
            <text:p>46765091.7146299</text:p>
          </table:table-cell>
          <table:table-cell office:value-type="float" office:value="46714482.7843681" calcext:value-type="float">
            <text:p>46714482.7843681</text:p>
          </table:table-cell>
          <table:table-cell office:value-type="float" office:value="46664410.476418" calcext:value-type="float">
            <text:p>46664410.476418</text:p>
          </table:table-cell>
          <table:table-cell office:value-type="float" office:value="46614873.3493616" calcext:value-type="float">
            <text:p>46614873.3493616</text:p>
          </table:table-cell>
          <table:table-cell office:value-type="float" office:value="46565869.5075177" calcext:value-type="float">
            <text:p>46565869.5075177</text:p>
          </table:table-cell>
          <table:table-cell office:value-type="float" office:value="46517396.6651215" calcext:value-type="float">
            <text:p>46517396.6651215</text:p>
          </table:table-cell>
          <table:table-cell office:value-type="float" office:value="46469452.2010687" calcext:value-type="float">
            <text:p>46469452.2010687</text:p>
          </table:table-cell>
          <table:table-cell office:value-type="float" office:value="46422033.2070353" calcext:value-type="float">
            <text:p>46422033.2070353</text:p>
          </table:table-cell>
          <table:table-cell office:value-type="float" office:value="46375136.52845" calcext:value-type="float">
            <text:p>46375136.52845</text:p>
          </table:table-cell>
          <table:table-cell office:value-type="float" office:value="46328758.8009616" calcext:value-type="float">
            <text:p>46328758.8009616</text:p>
          </table:table-cell>
          <table:table-cell office:value-type="float" office:value="46282896.4809099" calcext:value-type="float">
            <text:p>46282896.4809099</text:p>
          </table:table-cell>
          <table:table-cell office:value-type="float" office:value="46237545.8727202" calcext:value-type="float">
            <text:p>46237545.8727202</text:p>
          </table:table-cell>
          <table:table-cell office:value-type="float" office:value="46192703.1518623" calcext:value-type="float">
            <text:p>46192703.1518623</text:p>
          </table:table-cell>
          <table:table-cell office:value-type="float" office:value="46148364.3850425" calcext:value-type="float">
            <text:p>46148364.3850425</text:p>
          </table:table-cell>
          <table:table-cell office:value-type="float" office:value="46104525.5481299" calcext:value-type="float">
            <text:p>46104525.5481299</text:p>
          </table:table-cell>
          <table:table-cell office:value-type="float" office:value="46061182.5411484" calcext:value-type="float">
            <text:p>46061182.5411484</text:p>
          </table:table-cell>
          <table:table-cell office:value-type="float" office:value="46018331.2012057" calcext:value-type="float">
            <text:p>46018331.2012057</text:p>
          </table:table-cell>
          <table:table-cell office:value-type="float" office:value="45975967.3147485" calcext:value-type="float">
            <text:p>45975967.3147485</text:p>
          </table:table-cell>
          <table:table-cell office:value-type="float" office:value="45934086.6269346" calcext:value-type="float">
            <text:p>45934086.6269346</text:p>
          </table:table-cell>
          <table:table-cell office:value-type="float" office:value="45892684.8508031" calcext:value-type="float">
            <text:p>45892684.8508031</text:p>
          </table:table-cell>
          <table:table-cell office:value-type="float" office:value="45851757.6739586" calcext:value-type="float">
            <text:p>45851757.6739586</text:p>
          </table:table-cell>
          <table:table-cell office:value-type="float" office:value="45811300.7631369" calcext:value-type="float">
            <text:p>45811300.7631369</text:p>
          </table:table-cell>
          <table:table-cell office:value-type="float" office:value="45771309.7337091" calcext:value-type="float">
            <text:p>45771309.7337091</text:p>
          </table:table-cell>
          <table:table-cell office:value-type="float" office:value="45731780.0436678" calcext:value-type="float">
            <text:p>45731780.0436678</text:p>
          </table:table-cell>
          <table:table-cell office:value-type="float" office:value="45692705.1791232" calcext:value-type="float">
            <text:p>45692705.1791232</text:p>
          </table:table-cell>
          <table:table-cell office:value-type="float" office:value="45654060.4372272" calcext:value-type="float">
            <text:p>45654060.4372272</text:p>
          </table:table-cell>
          <table:table-cell office:value-type="float" office:value="45615648.6169906" calcext:value-type="float">
            <text:p>45615648.6169906</text:p>
          </table:table-cell>
          <table:table-cell office:value-type="float" office:value="45575661.6437666" calcext:value-type="float">
            <text:p>45575661.6437666</text:p>
          </table:table-cell>
          <table:table-cell office:value-type="float" office:value="45516976.1017966" calcext:value-type="float">
            <text:p>45516976.1017966</text:p>
          </table:table-cell>
          <table:table-cell office:value-type="float" office:value="45390404.1238284" calcext:value-type="float">
            <text:p>45390404.1238284</text:p>
          </table:table-cell>
          <table:table-cell office:value-type="float" office:value="45238863.5068884" calcext:value-type="float">
            <text:p>45238863.5068884</text:p>
          </table:table-cell>
          <table:table-cell office:value-type="float" office:value="45083892.1855068" calcext:value-type="float">
            <text:p>45083892.1855068</text:p>
          </table:table-cell>
          <table:table-cell office:value-type="float" office:value="44925979.2942883" calcext:value-type="float">
            <text:p>44925979.2942883</text:p>
          </table:table-cell>
          <table:table-cell office:value-type="float" office:value="44764058.5458752" calcext:value-type="float">
            <text:p>44764058.5458752</text:p>
          </table:table-cell>
          <table:table-cell office:value-type="float" office:value="44597064.0508649" calcext:value-type="float">
            <text:p>44597064.0508649</text:p>
          </table:table-cell>
          <table:table-cell office:value-type="float" office:value="44424041.26225" calcext:value-type="float">
            <text:p>44424041.26225</text:p>
          </table:table-cell>
          <table:table-cell office:value-type="float" office:value="44244135.2471841" calcext:value-type="float">
            <text:p>44244135.2471841</text:p>
          </table:table-cell>
          <table:table-cell office:value-type="float" office:value="44056571.2048159" calcext:value-type="float">
            <text:p>44056571.2048159</text:p>
          </table:table-cell>
          <table:table-cell office:value-type="float" office:value="43860637.9973656" calcext:value-type="float">
            <text:p>43860637.9973656</text:p>
          </table:table-cell>
          <table:table-cell office:value-type="float" office:value="43655675.1228436" calcext:value-type="float">
            <text:p>43655675.1228436</text:p>
          </table:table-cell>
          <table:table-cell office:value-type="float" office:value="43441062.5868318" calcext:value-type="float">
            <text:p>43441062.5868318</text:p>
          </table:table-cell>
          <table:table-cell office:value-type="float" office:value="43216213.1815759" calcext:value-type="float">
            <text:p>43216213.1815759</text:p>
          </table:table-cell>
          <table:table-cell office:value-type="float" office:value="42980566.745457" calcext:value-type="float">
            <text:p>42980566.745457</text:p>
          </table:table-cell>
          <table:table-cell office:value-type="float" office:value="42733586.0706584" calcext:value-type="float">
            <text:p>42733586.0706584</text:p>
          </table:table-cell>
          <table:table-cell office:value-type="float" office:value="42474754.2020184" calcext:value-type="float">
            <text:p>42474754.2020184</text:p>
          </table:table-cell>
          <table:table-cell office:value-type="float" office:value="42203572.9008781" calcext:value-type="float">
            <text:p>42203572.9008781</text:p>
          </table:table-cell>
          <table:table-cell office:value-type="float" office:value="41919562.116614" calcext:value-type="float">
            <text:p>41919562.116614</text:p>
          </table:table-cell>
          <table:table-cell office:value-type="float" office:value="41622260.3285727" calcext:value-type="float">
            <text:p>41622260.3285727</text:p>
          </table:table-cell>
          <table:table-cell office:value-type="float" office:value="41311225.6368826" calcext:value-type="float">
            <text:p>41311225.6368826</text:p>
          </table:table-cell>
          <table:table-cell office:value-type="float" office:value="40986037.5193214" calcext:value-type="float">
            <text:p>40986037.5193214</text:p>
          </table:table-cell>
          <table:table-cell office:value-type="float" office:value="40646299.1694623" calcext:value-type="float">
            <text:p>40646299.1694623</text:p>
          </table:table-cell>
          <table:table-cell office:value-type="float" office:value="40291640.3536297" calcext:value-type="float">
            <text:p>40291640.3536297</text:p>
          </table:table-cell>
          <table:table-cell office:value-type="float" office:value="39921720.7159576" calcext:value-type="float">
            <text:p>39921720.7159576</text:p>
          </table:table-cell>
          <table:table-cell office:value-type="float" office:value="39536233.4753061" calcext:value-type="float">
            <text:p>39536233.4753061</text:p>
          </table:table-cell>
          <table:table-cell office:value-type="float" office:value="39134909.4638013" calcext:value-type="float">
            <text:p>39134909.4638013</text:p>
          </table:table-cell>
          <table:table-cell office:value-type="float" office:value="38717521.435396" calcext:value-type="float">
            <text:p>38717521.435396</text:p>
          </table:table-cell>
          <table:table-cell office:value-type="float" office:value="38283888.5837311" calcext:value-type="float">
            <text:p>38283888.5837311</text:p>
          </table:table-cell>
          <table:table-cell office:value-type="float" office:value="37833881.2107305" calcext:value-type="float">
            <text:p>37833881.2107305</text:p>
          </table:table-cell>
          <table:table-cell office:value-type="float" office:value="37367425.4636493" calcext:value-type="float">
            <text:p>37367425.4636493</text:p>
          </table:table-cell>
          <table:table-cell office:value-type="float" office:value="36884508.0520981" calcext:value-type="float">
            <text:p>36884508.0520981</text:p>
          </table:table-cell>
          <table:table-cell office:value-type="float" office:value="36385180.9396217" calcext:value-type="float">
            <text:p>36385180.9396217</text:p>
          </table:table-cell>
          <table:table-cell office:value-type="float" office:value="35869565.7396001" calcext:value-type="float">
            <text:p>35869565.7396001</text:p>
          </table:table-cell>
          <table:table-cell office:value-type="float" office:value="35337857.9148941" calcext:value-type="float">
            <text:p>35337857.9148941</text:p>
          </table:table-cell>
          <table:table-cell office:value-type="float" office:value="34790330.6276601" calcext:value-type="float">
            <text:p>34790330.6276601</text:p>
          </table:table-cell>
          <table:table-cell office:value-type="float" office:value="34227338.031363" calcext:value-type="float">
            <text:p>34227338.031363</text:p>
          </table:table-cell>
          <table:table-cell office:value-type="float" office:value="33649317.9687468" calcext:value-type="float">
            <text:p>33649317.9687468</text:p>
          </table:table-cell>
          <table:table-cell office:value-type="float" office:value="33056794.032116" calcext:value-type="float">
            <text:p>33056794.032116</text:p>
          </table:table-cell>
          <table:table-cell office:value-type="float" office:value="32450376.8968032" calcext:value-type="float">
            <text:p>32450376.8968032</text:p>
          </table:table-cell>
          <table:table-cell office:value-type="float" office:value="31830764.6217503" calcext:value-type="float">
            <text:p>31830764.6217503</text:p>
          </table:table-cell>
          <table:table-cell office:value-type="float" office:value="31198742.0964883" calcext:value-type="float">
            <text:p>31198742.0964883</text:p>
          </table:table-cell>
          <table:table-cell office:value-type="float" office:value="30555179.4079093" calcext:value-type="float">
            <text:p>30555179.4079093</text:p>
          </table:table-cell>
          <table:table-cell office:value-type="float" office:value="29901029.128332" calcext:value-type="float">
            <text:p>29901029.128332</text:p>
          </table:table-cell>
          <table:table-cell office:value-type="float" office:value="29237322.479789" calcext:value-type="float">
            <text:p>29237322.479789</text:p>
          </table:table-cell>
          <table:table-cell office:value-type="float" office:value="28565164.6473132" calcext:value-type="float">
            <text:p>28565164.6473132</text:p>
          </table:table-cell>
          <table:table-cell office:value-type="float" office:value="27885728.0159768" calcext:value-type="float">
            <text:p>27885728.0159768</text:p>
          </table:table-cell>
          <table:table-cell office:value-type="float" office:value="27200245.6916428" calcext:value-type="float">
            <text:p>27200245.6916428</text:p>
          </table:table-cell>
          <table:table-cell office:value-type="float" office:value="26510003.0368057" calcext:value-type="float">
            <text:p>26510003.0368057</text:p>
          </table:table-cell>
          <table:table-cell office:value-type="float" office:value="25816328.6815443" calcext:value-type="float">
            <text:p>25816328.6815443</text:p>
          </table:table-cell>
          <table:table-cell office:value-type="float" office:value="25120584.5515442" calcext:value-type="float">
            <text:p>25120584.5515442</text:p>
          </table:table-cell>
          <table:table-cell office:value-type="float" office:value="24424155.3108815" calcext:value-type="float">
            <text:p>24424155.3108815</text:p>
          </table:table-cell>
          <table:table-cell office:value-type="float" office:value="23728437.3515257" calcext:value-type="float">
            <text:p>23728437.3515257</text:p>
          </table:table-cell>
          <table:table-cell office:value-type="float" office:value="23034827.4378223" calcext:value-type="float">
            <text:p>23034827.4378223</text:p>
          </table:table-cell>
          <table:table-cell office:value-type="float" office:value="22344711.1563093" calcext:value-type="float">
            <text:p>22344711.1563093</text:p>
          </table:table-cell>
          <table:table-cell office:value-type="float" office:value="21659451.5389831" calcext:value-type="float">
            <text:p>21659451.5389831</text:p>
          </table:table-cell>
          <table:table-cell office:value-type="float" office:value="20980377.9574973" calcext:value-type="float">
            <text:p>20980377.9574973</text:p>
          </table:table-cell>
          <table:table-cell office:value-type="float" office:value="20308775.37782" calcext:value-type="float">
            <text:p>20308775.37782</text:p>
          </table:table-cell>
          <table:table-cell office:value-type="float" office:value="19645874.3888142" calcext:value-type="float">
            <text:p>19645874.3888142</text:p>
          </table:table-cell>
          <table:table-cell office:value-type="float" office:value="18992842.0343768" calcext:value-type="float">
            <text:p>18992842.0343768</text:p>
          </table:table-cell>
          <table:table-cell office:value-type="float" office:value="18350773.5220566" calcext:value-type="float">
            <text:p>18350773.5220566</text:p>
          </table:table-cell>
          <table:table-cell office:value-type="float" office:value="17720685.1386301" calcext:value-type="float">
            <text:p>17720685.1386301</text:p>
          </table:table-cell>
          <table:table-cell office:value-type="float" office:value="17103508.3031557" calcext:value-type="float">
            <text:p>17103508.3031557</text:p>
          </table:table-cell>
          <table:table-cell office:value-type="float" office:value="16500084.8233317" calcext:value-type="float">
            <text:p>16500084.8233317</text:p>
          </table:table-cell>
          <table:table-cell office:value-type="float" office:value="15911163.5116381" calcext:value-type="float">
            <text:p>15911163.5116381</text:p>
          </table:table-cell>
          <table:table-cell office:value-type="float" office:value="15337398.029277" calcext:value-type="float">
            <text:p>15337398.029277</text:p>
          </table:table-cell>
          <table:table-cell office:value-type="float" office:value="14779345.9914284" calcext:value-type="float">
            <text:p>14779345.9914284</text:p>
          </table:table-cell>
          <table:table-cell office:value-type="float" office:value="14237469.3005374" calcext:value-type="float">
            <text:p>14237469.3005374</text:p>
          </table:table-cell>
          <table:table-cell office:value-type="float" office:value="13712135.5566708" calcext:value-type="float">
            <text:p>13712135.5566708</text:p>
          </table:table-cell>
          <table:table-cell office:value-type="float" office:value="13203620.5456574" calcext:value-type="float">
            <text:p>13203620.5456574</text:p>
          </table:table-cell>
          <table:table-cell office:value-type="float" office:value="12712111.6186152" calcext:value-type="float">
            <text:p>12712111.6186152</text:p>
          </table:table-cell>
          <table:table-cell office:value-type="float" office:value="12237711.8287568" calcext:value-type="float">
            <text:p>12237711.8287568</text:p>
          </table:table-cell>
          <table:table-cell office:value-type="float" office:value="11780444.8142334" calcext:value-type="float">
            <text:p>11780444.8142334</text:p>
          </table:table-cell>
          <table:table-cell office:value-type="float" office:value="11340260.1373011" calcext:value-type="float">
            <text:p>11340260.1373011</text:p>
          </table:table-cell>
          <table:table-cell office:value-type="float" office:value="10917039.0452822" calcext:value-type="float">
            <text:p>10917039.0452822</text:p>
          </table:table-cell>
          <table:table-cell office:value-type="float" office:value="10510600.4478895" calcext:value-type="float">
            <text:p>10510600.4478895</text:p>
          </table:table-cell>
          <table:table-cell office:value-type="float" office:value="10120707.219608" calcext:value-type="float">
            <text:p>10120707.219608</text:p>
          </table:table-cell>
          <table:table-cell office:value-type="float" office:value="9747072.34170066" calcext:value-type="float">
            <text:p>9747072.34170066</text:p>
          </table:table-cell>
          <table:table-cell office:value-type="float" office:value="9389365.11790119" calcext:value-type="float">
            <text:p>9389365.11790119</text:p>
          </table:table-cell>
          <table:table-cell office:value-type="float" office:value="9047217.19695587" calcext:value-type="float">
            <text:p>9047217.19695587</text:p>
          </table:table-cell>
          <table:table-cell office:value-type="float" office:value="8720228.38196059" calcext:value-type="float">
            <text:p>8720228.38196059</text:p>
          </table:table-cell>
          <table:table-cell office:value-type="float" office:value="8407972.21102069" calcext:value-type="float">
            <text:p>8407972.21102069</text:p>
          </table:table-cell>
          <table:table-cell office:value-type="float" office:value="8110001.16644737" calcext:value-type="float">
            <text:p>8110001.16644737</text:p>
          </table:table-cell>
          <table:table-cell office:value-type="float" office:value="7825851.55346088" calcext:value-type="float">
            <text:p>7825851.55346088</text:p>
          </table:table-cell>
          <table:table-cell office:value-type="float" office:value="7555048.0143092" calcext:value-type="float">
            <text:p>7555048.0143092</text:p>
          </table:table-cell>
          <table:table-cell office:value-type="float" office:value="7297107.61726432" calcext:value-type="float">
            <text:p>7297107.61726432</text:p>
          </table:table-cell>
          <table:table-cell office:value-type="float" office:value="7051543.58885861" calcext:value-type="float">
            <text:p>7051543.58885861</text:p>
          </table:table-cell>
          <table:table-cell office:value-type="float" office:value="6817868.61165534" calcext:value-type="float">
            <text:p>6817868.61165534</text:p>
          </table:table-cell>
          <table:table-cell office:value-type="float" office:value="6595597.768149" calcext:value-type="float">
            <text:p>6595597.768149</text:p>
          </table:table-cell>
          <table:table-cell office:value-type="float" office:value="6384251.10298874" calcext:value-type="float">
            <text:p>6384251.10298874</text:p>
          </table:table-cell>
          <table:table-cell office:value-type="float" office:value="6183355.82534126" calcext:value-type="float">
            <text:p>6183355.82534126</text:p>
          </table:table-cell>
          <table:table-cell office:value-type="float" office:value="5992448.19812148" calcext:value-type="float">
            <text:p>5992448.19812148</text:p>
          </table:table-cell>
          <table:table-cell office:value-type="float" office:value="5811075.09702493" calcext:value-type="float">
            <text:p>5811075.09702493</text:p>
          </table:table-cell>
          <table:table-cell office:value-type="float" office:value="5638795.30715744" calcext:value-type="float">
            <text:p>5638795.30715744</text:p>
          </table:table-cell>
          <table:table-cell office:value-type="float" office:value="5475180.54702639" calcext:value-type="float">
            <text:p>5475180.54702639</text:p>
          </table:table-cell>
          <table:table-cell office:value-type="float" office:value="5319816.26688765" calcext:value-type="float">
            <text:p>5319816.26688765</text:p>
          </table:table-cell>
          <table:table-cell office:value-type="float" office:value="5172302.23458351" calcext:value-type="float">
            <text:p>5172302.23458351</text:p>
          </table:table-cell>
          <table:table-cell office:value-type="float" office:value="5032252.93779043" calcext:value-type="float">
            <text:p>5032252.93779043</text:p>
          </table:table-cell>
          <table:table-cell office:value-type="float" office:value="4899297.82451963" calcext:value-type="float">
            <text:p>4899297.82451963</text:p>
          </table:table-cell>
          <table:table-cell office:value-type="float" office:value="4773081.40057064" calcext:value-type="float">
            <text:p>4773081.40057064</text:p>
          </table:table-cell>
          <table:table-cell office:value-type="float" office:value="4653263.20802684" calcext:value-type="float">
            <text:p>4653263.20802684</text:p>
          </table:table-cell>
          <table:table-cell office:value-type="float" office:value="4539517.69535751" calcext:value-type="float">
            <text:p>4539517.69535751</text:p>
          </table:table-cell>
          <table:table-cell office:value-type="float" office:value="4431534.00708006" calcext:value-type="float">
            <text:p>4431534.00708006</text:p>
          </table:table-cell>
          <table:table-cell office:value-type="float" office:value="4329015.69339271" calcext:value-type="float">
            <text:p>4329015.69339271</text:p>
          </table:table-cell>
          <table:table-cell office:value-type="float" office:value="4231680.37196041" calcext:value-type="float">
            <text:p>4231680.37196041</text:p>
          </table:table-cell>
          <table:table-cell office:value-type="float" office:value="4139259.32863556" calcext:value-type="float">
            <text:p>4139259.32863556</text:p>
          </table:table-cell>
          <table:table-cell office:value-type="float" office:value="4051497.09740207" calcext:value-type="float">
            <text:p>4051497.09740207</text:p>
          </table:table-cell>
          <table:table-cell office:value-type="float" office:value="3968150.99906726" calcext:value-type="float">
            <text:p>3968150.99906726</text:p>
          </table:table-cell>
          <table:table-cell office:value-type="float" office:value="3888990.6725408" calcext:value-type="float">
            <text:p>3888990.6725408</text:p>
          </table:table-cell>
          <table:table-cell office:value-type="float" office:value="3813797.58617594" calcext:value-type="float">
            <text:p>3813797.58617594</text:p>
          </table:table-cell>
          <table:table-cell office:value-type="float" office:value="3742364.54649259" calcext:value-type="float">
            <text:p>3742364.54649259</text:p>
          </table:table-cell>
          <table:table-cell office:value-type="float" office:value="3674495.20543261" calcext:value-type="float">
            <text:p>3674495.20543261</text:p>
          </table:table-cell>
          <table:table-cell office:value-type="float" office:value="3610003.56823715" calcext:value-type="float">
            <text:p>3610003.56823715</text:p>
          </table:table-cell>
          <table:table-cell office:value-type="float" office:value="3548713.51231935" calcext:value-type="float">
            <text:p>3548713.51231935</text:p>
          </table:table-cell>
          <table:table-cell office:value-type="float" office:value="3490458.30884889" calcext:value-type="float">
            <text:p>3490458.30884889</text:p>
          </table:table-cell>
          <table:table-cell office:value-type="float" office:value="3435080.16486096" calcext:value-type="float">
            <text:p>3435080.16486096</text:p>
          </table:table-cell>
          <table:table-cell office:value-type="float" office:value="3382429.76668295" calcext:value-type="float">
            <text:p>3382429.76668295</text:p>
          </table:table-cell>
          <table:table-cell office:value-type="float" office:value="3332365.85030934" calcext:value-type="float">
            <text:p>3332365.85030934</text:p>
          </table:table-cell>
          <table:table-cell office:value-type="float" office:value="3284754.77754605" calcext:value-type="float">
            <text:p>3284754.77754605</text:p>
          </table:table-cell>
          <table:table-cell office:value-type="float" office:value="3239470.13616896" calcext:value-type="float">
            <text:p>3239470.13616896</text:p>
          </table:table-cell>
          <table:table-cell office:value-type="float" office:value="3196392.34958769" calcext:value-type="float">
            <text:p>3196392.34958769</text:p>
          </table:table-cell>
          <table:table-cell office:value-type="float" office:value="3155408.30994456" calcext:value-type="float">
            <text:p>3155408.30994456</text:p>
          </table:table-cell>
          <table:table-cell office:value-type="float" office:value="3116411.02295855" calcext:value-type="float">
            <text:p>3116411.02295855</text:p>
          </table:table-cell>
          <table:table-cell office:value-type="float" office:value="3079299.27335376" calcext:value-type="float">
            <text:p>3079299.27335376</text:p>
          </table:table-cell>
          <table:table-cell office:value-type="float" office:value="3043977.3039539" calcext:value-type="float">
            <text:p>3043977.3039539</text:p>
          </table:table-cell>
          <table:table-cell office:value-type="float" office:value="3010354.51300656" calcext:value-type="float">
            <text:p>3010354.51300656</text:p>
          </table:table-cell>
          <table:table-cell office:value-type="float" office:value="2978345.16570706" calcext:value-type="float">
            <text:p>2978345.16570706</text:p>
          </table:table-cell>
          <table:table-cell office:value-type="float" office:value="2947868.12201129" calcext:value-type="float">
            <text:p>2947868.12201129</text:p>
          </table:table-cell>
          <table:table-cell office:value-type="float" office:value="2918846.57847441" calcext:value-type="float">
            <text:p>2918846.57847441</text:p>
          </table:table-cell>
          <table:table-cell office:value-type="float" office:value="2891207.82454587" calcext:value-type="float">
            <text:p>2891207.82454587</text:p>
          </table:table-cell>
          <table:table-cell office:value-type="float" office:value="2864883.01213544" calcext:value-type="float">
            <text:p>2864883.01213544</text:p>
          </table:table-cell>
          <table:table-cell office:value-type="float" office:value="2839806.93830285" calcext:value-type="float">
            <text:p>2839806.93830285</text:p>
          </table:table-cell>
          <table:table-cell office:value-type="float" office:value="2815917.84020521" calcext:value-type="float">
            <text:p>2815917.84020521</text:p>
          </table:table-cell>
          <table:table-cell office:value-type="float" office:value="2793157.20168629" calcext:value-type="float">
            <text:p>2793157.20168629</text:p>
          </table:table-cell>
          <table:table-cell office:value-type="float" office:value="2771469.57109296" calcext:value-type="float">
            <text:p>2771469.57109296</text:p>
          </table:table-cell>
          <table:table-cell office:value-type="float" office:value="2750802.3895897" calcext:value-type="float">
            <text:p>2750802.3895897</text:p>
          </table:table-cell>
          <table:table-cell office:value-type="float" office:value="2731105.82945084" calcext:value-type="float">
            <text:p>2731105.82945084</text:p>
          </table:table-cell>
          <table:table-cell office:value-type="float" office:value="2712332.64185032" calcext:value-type="float">
            <text:p>2712332.64185032</text:p>
          </table:table-cell>
          <table:table-cell office:value-type="float" office:value="2694438.01347646" calcext:value-type="float">
            <text:p>2694438.01347646</text:p>
          </table:table-cell>
          <table:table-cell office:value-type="float" office:value="2677379.43167398" calcext:value-type="float">
            <text:p>2677379.43167398</text:p>
          </table:table-cell>
          <table:table-cell office:value-type="float" office:value="2661116.55739024" calcext:value-type="float">
            <text:p>2661116.55739024</text:p>
          </table:table-cell>
          <table:table-cell office:value-type="float" office:value="2645611.10565438" calcext:value-type="float">
            <text:p>2645611.10565438</text:p>
          </table:table-cell>
          <table:table-cell office:value-type="float" office:value="2630826.73307692" calcext:value-type="float">
            <text:p>2630826.73307692</text:p>
          </table:table-cell>
          <table:table-cell office:value-type="float" office:value="2616728.93192606" calcext:value-type="float">
            <text:p>2616728.93192606</text:p>
          </table:table-cell>
          <table:table-cell office:value-type="float" office:value="2603284.93048038" calcext:value-type="float">
            <text:p>2603284.93048038</text:p>
          </table:table-cell>
          <table:table-cell office:value-type="float" office:value="2590463.59905878" calcext:value-type="float">
            <text:p>2590463.59905878</text:p>
          </table:table-cell>
          <table:table-cell office:value-type="float" office:value="2578235.36178793" calcext:value-type="float">
            <text:p>2578235.36178793</text:p>
          </table:table-cell>
          <table:table-cell office:value-type="float" office:value="2566572.1132368" calcext:value-type="float">
            <text:p>2566572.1132368</text:p>
          </table:table-cell>
          <table:table-cell office:value-type="float" office:value="2555447.1401433" calcext:value-type="float">
            <text:p>2555447.1401433</text:p>
          </table:table-cell>
          <table:table-cell office:value-type="float" office:value="2544835.04741782" calcext:value-type="float">
            <text:p>2544835.04741782</text:p>
          </table:table-cell>
          <table:table-cell office:value-type="float" office:value="2534711.68867957" calcext:value-type="float">
            <text:p>2534711.68867957</text:p>
          </table:table-cell>
          <table:table-cell office:value-type="float" office:value="2525054.10050379" calcext:value-type="float">
            <text:p>2525054.10050379</text:p>
          </table:table-cell>
          <table:table-cell office:value-type="float" office:value="2515840.44071061" calcext:value-type="float">
            <text:p>2515840.44071061</text:p>
          </table:table-cell>
          <table:table-cell office:value-type="float" office:value="2507049.92988444" calcext:value-type="float">
            <text:p>2507049.92988444</text:p>
          </table:table-cell>
          <table:table-cell office:value-type="float" office:value="2498662.79647503" calcext:value-type="float">
            <text:p>2498662.79647503</text:p>
          </table:table-cell>
          <table:table-cell office:value-type="float" office:value="2490660.22472802" calcext:value-type="float">
            <text:p>2490660.22472802</text:p>
          </table:table-cell>
          <table:table-cell office:value-type="float" office:value="2483024.30579764" calcext:value-type="float">
            <text:p>2483024.30579764</text:p>
          </table:table-cell>
          <table:table-cell office:value-type="float" office:value="2475737.99132756" calcext:value-type="float">
            <text:p>2475737.99132756</text:p>
          </table:table-cell>
          <table:table-cell office:value-type="float" office:value="2468785.04985343" calcext:value-type="float">
            <text:p>2468785.04985343</text:p>
          </table:table-cell>
          <table:table-cell office:value-type="float" office:value="2462150.02539167" calcext:value-type="float">
            <text:p>2462150.02539167</text:p>
          </table:table-cell>
          <table:table-cell office:value-type="float" office:value="2455818.19851237" calcext:value-type="float">
            <text:p>2455818.19851237</text:p>
          </table:table-cell>
          <table:table-cell office:value-type="float" office:value="2449775.54916416" calcext:value-type="float">
            <text:p>2449775.54916416</text:p>
          </table:table-cell>
          <table:table-cell office:value-type="float" office:value="2444008.72211179" calcext:value-type="float">
            <text:p>2444008.72211179</text:p>
          </table:table-cell>
          <table:table-cell office:value-type="float" office:value="2438504.99369474" calcext:value-type="float">
            <text:p>2438504.99369474</text:p>
          </table:table-cell>
          <table:table-cell office:value-type="float" office:value="2433252.24055417" calcext:value-type="float">
            <text:p>2433252.24055417</text:p>
          </table:table-cell>
          <table:table-cell office:value-type="float" office:value="2428238.9102221" calcext:value-type="float">
            <text:p>2428238.9102221</text:p>
          </table:table-cell>
          <table:table-cell office:value-type="float" office:value="2423453.99280347" calcext:value-type="float">
            <text:p>2423453.99280347</text:p>
          </table:table-cell>
          <table:table-cell office:value-type="float" office:value="2418886.99475551" calcext:value-type="float">
            <text:p>2418886.99475551</text:p>
          </table:table-cell>
          <table:table-cell office:value-type="float" office:value="2414527.91346678" calcext:value-type="float">
            <text:p>2414527.91346678</text:p>
          </table:table-cell>
          <table:table-cell office:value-type="float" office:value="2410367.21355182" calcext:value-type="float">
            <text:p>2410367.21355182</text:p>
          </table:table-cell>
          <table:table-cell office:value-type="float" office:value="2406395.80423943" calcext:value-type="float">
            <text:p>2406395.80423943</text:p>
          </table:table-cell>
          <table:table-cell office:value-type="float" office:value="2402605.01781036" calcext:value-type="float">
            <text:p>2402605.01781036</text:p>
          </table:table-cell>
          <table:table-cell office:value-type="float" office:value="2398986.58945602" calcext:value-type="float">
            <text:p>2398986.58945602</text:p>
          </table:table-cell>
          <table:table-cell office:value-type="float" office:value="2395532.63775293" calcext:value-type="float">
            <text:p>2395532.63775293</text:p>
          </table:table-cell>
          <table:table-cell office:value-type="float" office:value="2392235.64651121" calcext:value-type="float">
            <text:p>2392235.64651121</text:p>
          </table:table-cell>
          <table:table-cell office:value-type="float" office:value="2389088.44727992" calcext:value-type="float">
            <text:p>2389088.44727992</text:p>
          </table:table-cell>
          <table:table-cell office:value-type="float" office:value="2386084.2028236" calcext:value-type="float">
            <text:p>2386084.2028236</text:p>
          </table:table-cell>
          <table:table-cell office:value-type="float" office:value="2383216.39150594" calcext:value-type="float">
            <text:p>2383216.39150594</text:p>
          </table:table-cell>
          <table:table-cell office:value-type="float" office:value="2380478.7922489" calcext:value-type="float">
            <text:p>2380478.7922489</text:p>
          </table:table-cell>
          <table:table-cell office:value-type="float" office:value="2377865.47052126" calcext:value-type="float">
            <text:p>2377865.47052126</text:p>
          </table:table-cell>
          <table:table-cell office:value-type="float" office:value="2375370.76465594" calcext:value-type="float">
            <text:p>2375370.76465594</text:p>
          </table:table-cell>
          <table:table-cell office:value-type="float" office:value="2372989.27304177" calcext:value-type="float">
            <text:p>2372989.27304177</text:p>
          </table:table-cell>
          <table:table-cell office:value-type="float" office:value="2370715.84227674" calcext:value-type="float">
            <text:p>2370715.84227674</text:p>
          </table:table-cell>
          <table:table-cell office:value-type="float" office:value="2368545.55518654" calcext:value-type="float">
            <text:p>2368545.55518654</text:p>
          </table:table-cell>
          <table:table-cell office:value-type="float" office:value="2366473.71987601" calcext:value-type="float">
            <text:p>2366473.71987601</text:p>
          </table:table-cell>
          <table:table-cell office:value-type="float" office:value="2364495.85946198" calcext:value-type="float">
            <text:p>2364495.85946198</text:p>
          </table:table-cell>
          <table:table-cell office:value-type="float" office:value="2362607.7017831" calcext:value-type="float">
            <text:p>2362607.7017831</text:p>
          </table:table-cell>
          <table:table-cell office:value-type="float" office:value="2360805.1699894" calcext:value-type="float">
            <text:p>2360805.1699894</text:p>
          </table:table-cell>
          <table:table-cell office:value-type="float" office:value="2359084.37366211" calcext:value-type="float">
            <text:p>2359084.37366211</text:p>
          </table:table-cell>
          <table:table-cell office:value-type="float" office:value="2357441.59993026" calcext:value-type="float">
            <text:p>2357441.59993026</text:p>
          </table:table-cell>
          <table:table-cell office:value-type="float" office:value="2355873.30537003" calcext:value-type="float">
            <text:p>2355873.30537003</text:p>
          </table:table-cell>
          <table:table-cell office:value-type="float" office:value="2354376.10827859" calcext:value-type="float">
            <text:p>2354376.10827859</text:p>
          </table:table-cell>
          <table:table-cell office:value-type="float" office:value="2352946.78102827" calcext:value-type="float">
            <text:p>2352946.78102827</text:p>
          </table:table-cell>
          <table:table-cell office:value-type="float" office:value="2351582.24308436" calcext:value-type="float">
            <text:p>2351582.24308436</text:p>
          </table:table-cell>
          <table:table-cell office:value-type="float" office:value="2350279.55429613" calcext:value-type="float">
            <text:p>2350279.55429613</text:p>
          </table:table-cell>
          <table:table-cell office:value-type="float" office:value="2349035.90829586" calcext:value-type="float">
            <text:p>2349035.90829586</text:p>
          </table:table-cell>
          <table:table-cell office:value-type="float" office:value="2347848.62646092" calcext:value-type="float">
            <text:p>2347848.62646092</text:p>
          </table:table-cell>
          <table:table-cell office:value-type="float" office:value="2346715.15206577" calcext:value-type="float">
            <text:p>2346715.15206577</text:p>
          </table:table-cell>
          <table:table-cell office:value-type="float" office:value="2345633.04459858" calcext:value-type="float">
            <text:p>2345633.04459858</text:p>
          </table:table-cell>
          <table:table-cell office:value-type="float" office:value="2344599.97453518" calcext:value-type="float">
            <text:p>2344599.97453518</text:p>
          </table:table-cell>
          <table:table-cell office:value-type="float" office:value="2343613.71824828" calcext:value-type="float">
            <text:p>2343613.71824828</text:p>
          </table:table-cell>
          <table:table-cell office:value-type="float" office:value="2342672.15309479" calcext:value-type="float">
            <text:p>2342672.15309479</text:p>
          </table:table-cell>
          <table:table-cell office:value-type="float" office:value="2341773.25289147" calcext:value-type="float">
            <text:p>2341773.25289147</text:p>
          </table:table-cell>
          <table:table-cell office:value-type="float" office:value="2340915.08348247" calcext:value-type="float">
            <text:p>2340915.08348247</text:p>
          </table:table-cell>
          <table:table-cell office:value-type="float" office:value="2340095.7984944" calcext:value-type="float">
            <text:p>2340095.7984944</text:p>
          </table:table-cell>
          <table:table-cell office:value-type="float" office:value="2339313.63540369" calcext:value-type="float">
            <text:p>2339313.63540369</text:p>
          </table:table-cell>
          <table:table-cell office:value-type="float" office:value="2338566.91167793" calcext:value-type="float">
            <text:p>2338566.91167793</text:p>
          </table:table-cell>
          <table:table-cell office:value-type="float" office:value="2337854.02110406" calcext:value-type="float">
            <text:p>2337854.02110406</text:p>
          </table:table-cell>
          <table:table-cell office:value-type="float" office:value="2337173.43038109" calcext:value-type="float">
            <text:p>2337173.43038109</text:p>
          </table:table-cell>
          <table:table-cell office:value-type="float" office:value="2336523.67575663" calcext:value-type="float">
            <text:p>2336523.67575663</text:p>
          </table:table-cell>
          <table:table-cell office:value-type="float" office:value="2335903.35984781" calcext:value-type="float">
            <text:p>2335903.35984781</text:p>
          </table:table-cell>
          <table:table-cell office:value-type="float" office:value="2335311.14867777" calcext:value-type="float">
            <text:p>2335311.14867777</text:p>
          </table:table-cell>
          <table:table-cell office:value-type="float" office:value="2334745.76874995" calcext:value-type="float">
            <text:p>2334745.76874995</text:p>
          </table:table-cell>
          <table:table-cell office:value-type="float" office:value="2334206.00429453" calcext:value-type="float">
            <text:p>2334206.00429453</text:p>
          </table:table-cell>
          <table:table-cell office:value-type="float" office:value="2333690.69468747" calcext:value-type="float">
            <text:p>2333690.69468747</text:p>
          </table:table-cell>
          <table:table-cell office:value-type="float" office:value="2333198.73190445" calcext:value-type="float">
            <text:p>2333198.73190445</text:p>
          </table:table-cell>
          <table:table-cell office:value-type="float" office:value="2332729.05813404" calcext:value-type="float">
            <text:p>2332729.05813404</text:p>
          </table:table-cell>
          <table:table-cell office:value-type="float" office:value="2332280.66353888" calcext:value-type="float">
            <text:p>2332280.66353888</text:p>
          </table:table-cell>
          <table:table-cell office:value-type="float" office:value="2331852.58403557" calcext:value-type="float">
            <text:p>2331852.58403557</text:p>
          </table:table-cell>
          <table:table-cell office:value-type="float" office:value="2331443.89922311" calcext:value-type="float">
            <text:p>2331443.89922311</text:p>
          </table:table-cell>
          <table:table-cell office:value-type="float" office:value="2331053.73042595" calcext:value-type="float">
            <text:p>2331053.73042595</text:p>
          </table:table-cell>
          <table:table-cell office:value-type="float" office:value="2330681.23879062" calcext:value-type="float">
            <text:p>2330681.23879062</text:p>
          </table:table-cell>
          <table:table-cell office:value-type="float" office:value="2330325.62346525" calcext:value-type="float">
            <text:p>2330325.62346525</text:p>
          </table:table-cell>
          <table:table-cell office:value-type="float" office:value="2329986.11987633" calcext:value-type="float">
            <text:p>2329986.11987633</text:p>
          </table:table-cell>
          <table:table-cell office:value-type="float" office:value="2329661.99810068" calcext:value-type="float">
            <text:p>2329661.99810068</text:p>
          </table:table-cell>
          <table:table-cell office:value-type="float" office:value="2329352.56129136" calcext:value-type="float">
            <text:p>2329352.56129136</text:p>
          </table:table-cell>
          <table:table-cell office:value-type="float" office:value="2329057.14417016" calcext:value-type="float">
            <text:p>2329057.14417016</text:p>
          </table:table-cell>
          <table:table-cell office:value-type="float" office:value="2328775.11159498" calcext:value-type="float">
            <text:p>2328775.11159498</text:p>
          </table:table-cell>
          <table:table-cell office:value-type="float" office:value="2328505.85719878" calcext:value-type="float">
            <text:p>2328505.85719878</text:p>
          </table:table-cell>
          <table:table-cell office:value-type="float" office:value="2328248.80208928" calcext:value-type="float">
            <text:p>2328248.80208928</text:p>
          </table:table-cell>
          <table:table-cell office:value-type="float" office:value="2328003.39359838" calcext:value-type="float">
            <text:p>2328003.39359838</text:p>
          </table:table-cell>
          <table:table-cell office:value-type="float" office:value="2327769.10409377" calcext:value-type="float">
            <text:p>2327769.10409377</text:p>
          </table:table-cell>
          <table:table-cell office:value-type="float" office:value="2327545.42984363" calcext:value-type="float">
            <text:p>2327545.42984363</text:p>
          </table:table-cell>
          <table:table-cell office:value-type="float" office:value="2327331.8899385" calcext:value-type="float">
            <text:p>2327331.8899385</text:p>
          </table:table-cell>
          <table:table-cell office:value-type="float" office:value="2327128.02525325" calcext:value-type="float">
            <text:p>2327128.02525325</text:p>
          </table:table-cell>
          <table:table-cell office:value-type="float" office:value="2326933.39746192" calcext:value-type="float">
            <text:p>2326933.39746192</text:p>
          </table:table-cell>
          <table:table-cell office:value-type="float" office:value="2326747.58809408" calcext:value-type="float">
            <text:p>2326747.58809408</text:p>
          </table:table-cell>
          <table:table-cell office:value-type="float" office:value="2326570.19763647" calcext:value-type="float">
            <text:p>2326570.19763647</text:p>
          </table:table-cell>
          <table:table-cell office:value-type="float" office:value="2326400.84467221" calcext:value-type="float">
            <text:p>2326400.84467221</text:p>
          </table:table-cell>
          <table:table-cell office:value-type="float" office:value="2326239.16506277" calcext:value-type="float">
            <text:p>2326239.16506277</text:p>
          </table:table-cell>
          <table:table-cell office:value-type="float" office:value="2326084.81116675" calcext:value-type="float">
            <text:p>2326084.81116675</text:p>
          </table:table-cell>
          <table:table-cell office:value-type="float" office:value="2325937.45108893" calcext:value-type="float">
            <text:p>2325937.45108893</text:p>
          </table:table-cell>
          <table:table-cell office:value-type="float" office:value="2325796.76797039" calcext:value-type="float">
            <text:p>2325796.76797039</text:p>
          </table:table-cell>
          <table:table-cell office:value-type="float" office:value="2325662.45930596" calcext:value-type="float">
            <text:p>2325662.45930596</text:p>
          </table:table-cell>
          <table:table-cell office:value-type="float" office:value="2325534.23629212" calcext:value-type="float">
            <text:p>2325534.23629212</text:p>
          </table:table-cell>
          <table:table-cell office:value-type="float" office:value="2325411.82321132" calcext:value-type="float">
            <text:p>2325411.82321132</text:p>
          </table:table-cell>
          <table:table-cell office:value-type="float" office:value="2325294.95683216" calcext:value-type="float">
            <text:p>2325294.95683216</text:p>
          </table:table-cell>
          <table:table-cell office:value-type="float" office:value="2325183.3858526" calcext:value-type="float">
            <text:p>2325183.3858526</text:p>
          </table:table-cell>
          <table:table-cell office:value-type="float" office:value="2325076.87034959" calcext:value-type="float">
            <text:p>2325076.87034959</text:p>
          </table:table-cell>
          <table:table-cell office:value-type="float" office:value="2324975.18127422" calcext:value-type="float">
            <text:p>2324975.18127422</text:p>
          </table:table-cell>
          <table:table-cell office:value-type="float" office:value="2324878.09994867" calcext:value-type="float">
            <text:p>2324878.09994867</text:p>
          </table:table-cell>
          <table:table-cell office:value-type="float" office:value="2324785.41760673" calcext:value-type="float">
            <text:p>2324785.41760673</text:p>
          </table:table-cell>
          <table:table-cell office:value-type="float" office:value="2324696.93493449" calcext:value-type="float">
            <text:p>2324696.93493449</text:p>
          </table:table-cell>
          <table:table-cell office:value-type="float" office:value="2324612.46165332" calcext:value-type="float">
            <text:p>2324612.46165332</text:p>
          </table:table-cell>
          <table:table-cell office:value-type="float" office:value="2324531.81610364" calcext:value-type="float">
            <text:p>2324531.81610364</text:p>
          </table:table-cell>
          <table:table-cell office:value-type="float" office:value="2324454.82485197" calcext:value-type="float">
            <text:p>2324454.82485197</text:p>
          </table:table-cell>
          <table:table-cell office:value-type="float" office:value="2324381.32232015" calcext:value-type="float">
            <text:p>2324381.32232015</text:p>
          </table:table-cell>
          <table:table-cell office:value-type="float" office:value="2324311.15043884" calcext:value-type="float">
            <text:p>2324311.15043884</text:p>
          </table:table-cell>
          <table:table-cell office:value-type="float" office:value="2324244.1582938" calcext:value-type="float">
            <text:p>2324244.1582938</text:p>
          </table:table-cell>
          <table:table-cell office:value-type="float" office:value="2324180.20181095" calcext:value-type="float">
            <text:p>2324180.20181095</text:p>
          </table:table-cell>
          <table:table-cell office:value-type="float" office:value="2324119.14344363" calcext:value-type="float">
            <text:p>2324119.14344363</text:p>
          </table:table-cell>
          <table:table-cell office:value-type="float" office:value="2324060.85187506" calcext:value-type="float">
            <text:p>2324060.85187506</text:p>
          </table:table-cell>
          <table:table-cell office:value-type="float" office:value="2324005.20173977" calcext:value-type="float">
            <text:p>2324005.20173977</text:p>
          </table:table-cell>
          <table:table-cell office:value-type="float" office:value="2323952.07335071" calcext:value-type="float">
            <text:p>2323952.07335071</text:p>
          </table:table-cell>
          <table:table-cell office:value-type="float" office:value="2323901.35244408" calcext:value-type="float">
            <text:p>2323901.35244408</text:p>
          </table:table-cell>
          <table:table-cell office:value-type="float" office:value="2323852.92993293" calcext:value-type="float">
            <text:p>2323852.92993293</text:p>
          </table:table-cell>
          <table:table-cell office:value-type="float" office:value="2323806.7016725" calcext:value-type="float">
            <text:p>2323806.7016725</text:p>
          </table:table-cell>
          <table:table-cell office:value-type="float" office:value="2323762.56823695" calcext:value-type="float">
            <text:p>2323762.56823695</text:p>
          </table:table-cell>
          <table:table-cell office:value-type="float" office:value="2323720.43470455" calcext:value-type="float">
            <text:p>2323720.43470455</text:p>
          </table:table-cell>
          <table:table-cell office:value-type="float" office:value="2323680.21045492" calcext:value-type="float">
            <text:p>2323680.21045492</text:p>
          </table:table-cell>
          <table:table-cell office:value-type="float" office:value="2323641.80897333" calcext:value-type="float">
            <text:p>2323641.80897333</text:p>
          </table:table-cell>
          <table:table-cell office:value-type="float" office:value="2323605.14766503" calcext:value-type="float">
            <text:p>2323605.14766503</text:p>
          </table:table-cell>
          <table:table-cell office:value-type="float" office:value="2323570.14767792" calcext:value-type="float">
            <text:p>2323570.14767792</text:p>
          </table:table-cell>
          <table:table-cell office:value-type="float" office:value="2323536.73373145" calcext:value-type="float">
            <text:p>2323536.73373145</text:p>
          </table:table-cell>
          <table:table-cell office:value-type="float" office:value="2323504.83395614" calcext:value-type="float">
            <text:p>2323504.83395614</text:p>
          </table:table-cell>
          <table:table-cell office:value-type="float" office:value="2323474.37974056" calcext:value-type="float">
            <text:p>2323474.37974056</text:p>
          </table:table-cell>
          <table:table-cell office:value-type="float" office:value="2323445.30558056" calcext:value-type="float">
            <text:p>2323445.30558056</text:p>
          </table:table-cell>
          <table:table-cell office:value-type="float" office:value="2323417.54893995" calcext:value-type="float">
            <text:p>2323417.54893995</text:p>
          </table:table-cell>
          <table:table-cell office:value-type="float" office:value="2323391.05011754" calcext:value-type="float">
            <text:p>2323391.05011754</text:p>
          </table:table-cell>
          <table:table-cell office:value-type="float" office:value="2323365.75211594" calcext:value-type="float">
            <text:p>2323365.75211594</text:p>
          </table:table-cell>
          <table:table-cell office:value-type="float" office:value="2323341.60052018" calcext:value-type="float">
            <text:p>2323341.60052018</text:p>
          </table:table-cell>
          <table:table-cell office:value-type="float" office:value="2323318.54338235" calcext:value-type="float">
            <text:p>2323318.54338235</text:p>
          </table:table-cell>
          <table:table-cell office:value-type="float" office:value="2323296.53110726" calcext:value-type="float">
            <text:p>2323296.53110726</text:p>
          </table:table-cell>
          <table:table-cell office:value-type="float" office:value="2323275.51634663" calcext:value-type="float">
            <text:p>2323275.51634663</text:p>
          </table:table-cell>
          <table:table-cell office:value-type="float" office:value="2323255.45389898" calcext:value-type="float">
            <text:p>2323255.45389898</text:p>
          </table:table-cell>
          <table:table-cell office:value-type="float" office:value="2323236.30061011" calcext:value-type="float">
            <text:p>2323236.30061011</text:p>
          </table:table-cell>
          <table:table-cell office:value-type="float" office:value="2323218.0152809" calcext:value-type="float">
            <text:p>2323218.0152809</text:p>
          </table:table-cell>
          <table:table-cell office:value-type="float" office:value="2323200.5585802" calcext:value-type="float">
            <text:p>2323200.5585802</text:p>
          </table:table-cell>
          <table:table-cell office:value-type="float" office:value="2323183.89295834" calcext:value-type="float">
            <text:p>2323183.89295834</text:p>
          </table:table-cell>
          <table:table-cell office:value-type="float" office:value="2323167.98256676" calcext:value-type="float">
            <text:p>2323167.98256676</text:p>
          </table:table-cell>
          <table:table-cell office:value-type="float" office:value="2323152.79318231" calcext:value-type="float">
            <text:p>2323152.79318231</text:p>
          </table:table-cell>
          <table:table-cell office:value-type="float" office:value="2323138.29213209" calcext:value-type="float">
            <text:p>2323138.29213209</text:p>
          </table:table-cell>
          <table:table-cell office:value-type="float" office:value="2323124.44822328" calcext:value-type="float">
            <text:p>2323124.44822328</text:p>
          </table:table-cell>
          <table:table-cell office:value-type="float" office:value="2323111.23167741" calcext:value-type="float">
            <text:p>2323111.23167741</text:p>
          </table:table-cell>
          <table:table-cell office:value-type="float" office:value="2323098.61406497" calcext:value-type="float">
            <text:p>2323098.61406497</text:p>
          </table:table-cell>
          <table:table-cell office:value-type="float" office:value="2323086.56824434" calcext:value-type="float">
            <text:p>2323086.56824434</text:p>
          </table:table-cell>
          <table:table-cell office:value-type="float" office:value="2323075.06830452" calcext:value-type="float">
            <text:p>2323075.06830452</text:p>
          </table:table-cell>
          <table:table-cell office:value-type="float" office:value="2323064.08950834" calcext:value-type="float">
            <text:p>2323064.08950834</text:p>
          </table:table-cell>
          <table:table-cell office:value-type="float" office:value="2323053.60823916" calcext:value-type="float">
            <text:p>2323053.60823916</text:p>
          </table:table-cell>
          <table:table-cell office:value-type="float" office:value="2323043.60195114" calcext:value-type="float">
            <text:p>2323043.60195114</text:p>
          </table:table-cell>
          <table:table-cell office:value-type="float" office:value="2323034.04911999" calcext:value-type="float">
            <text:p>2323034.04911999</text:p>
          </table:table-cell>
          <table:table-cell office:value-type="float" office:value="2323024.92919636" calcext:value-type="float">
            <text:p>2323024.92919636</text:p>
          </table:table-cell>
          <table:table-cell office:value-type="float" office:value="2323016.22256254" calcext:value-type="float">
            <text:p>2323016.22256254</text:p>
          </table:table-cell>
          <table:table-cell office:value-type="float" office:value="2323007.91048981" calcext:value-type="float">
            <text:p>2323007.91048981</text:p>
          </table:table-cell>
          <table:table-cell office:value-type="float" office:value="2322999.97509777" calcext:value-type="float">
            <text:p>2322999.97509777</text:p>
          </table:table-cell>
          <table:table-cell office:value-type="float" office:value="2322992.39931655" calcext:value-type="float">
            <text:p>2322992.39931655</text:p>
          </table:table-cell>
          <table:table-cell office:value-type="float" office:value="2322985.16684995" calcext:value-type="float">
            <text:p>2322985.16684995</text:p>
          </table:table-cell>
          <table:table-cell office:value-type="float" office:value="2322978.26213987" calcext:value-type="float">
            <text:p>2322978.26213987</text:p>
          </table:table-cell>
          <table:table-cell office:value-type="float" office:value="2322971.67033337" calcext:value-type="float">
            <text:p>2322971.67033337</text:p>
          </table:table-cell>
          <table:table-cell office:value-type="float" office:value="2322965.37725085" calcext:value-type="float">
            <text:p>2322965.37725085</text:p>
          </table:table-cell>
          <table:table-cell office:value-type="float" office:value="2322959.36935493" calcext:value-type="float">
            <text:p>2322959.36935493</text:p>
          </table:table-cell>
          <table:table-cell office:value-type="float" office:value="2322953.63372171" calcext:value-type="float">
            <text:p>2322953.63372171</text:p>
          </table:table-cell>
          <table:table-cell office:value-type="float" office:value="2322948.15801326" calcext:value-type="float">
            <text:p>2322948.15801326</text:p>
          </table:table-cell>
          <table:table-cell office:value-type="float" office:value="2322942.93045049" calcext:value-type="float">
            <text:p>2322942.93045049</text:p>
          </table:table-cell>
          <table:table-cell office:value-type="float" office:value="2322937.93978804" calcext:value-type="float">
            <text:p>2322937.93978804</text:p>
          </table:table-cell>
          <table:table-cell office:value-type="float" office:value="2322933.17529044" calcext:value-type="float">
            <text:p>2322933.17529044</text:p>
          </table:table-cell>
          <table:table-cell office:value-type="float" office:value="2322928.62670849" calcext:value-type="float">
            <text:p>2322928.62670849</text:p>
          </table:table-cell>
          <table:table-cell office:value-type="float" office:value="2322924.28425734" calcext:value-type="float">
            <text:p>2322924.28425734</text:p>
          </table:table-cell>
          <table:table-cell office:value-type="float" office:value="2322920.13859588" calcext:value-type="float">
            <text:p>2322920.13859588</text:p>
          </table:table-cell>
          <table:table-cell office:value-type="float" office:value="2322916.18080613" calcext:value-type="float">
            <text:p>2322916.18080613</text:p>
          </table:table-cell>
          <table:table-cell office:value-type="float" office:value="2322912.4023741" calcext:value-type="float">
            <text:p>2322912.4023741</text:p>
          </table:table-cell>
          <table:table-cell office:value-type="float" office:value="2322908.79517192" calcext:value-type="float">
            <text:p>2322908.79517192</text:p>
          </table:table-cell>
          <table:table-cell office:value-type="float" office:value="2322905.35143991" calcext:value-type="float">
            <text:p>2322905.35143991</text:p>
          </table:table-cell>
          <table:table-cell office:value-type="float" office:value="2322902.06376991" calcext:value-type="float">
            <text:p>2322902.06376991</text:p>
          </table:table-cell>
          <table:table-cell office:value-type="float" office:value="2322898.92508969" calcext:value-type="float">
            <text:p>2322898.92508969</text:p>
          </table:table-cell>
          <table:table-cell office:value-type="float" office:value="2322895.92864743" calcext:value-type="float">
            <text:p>2322895.92864743</text:p>
          </table:table-cell>
          <table:table-cell office:value-type="float" office:value="2322893.06799714" calcext:value-type="float">
            <text:p>2322893.06799714</text:p>
          </table:table-cell>
          <table:table-cell office:value-type="float" office:value="2322890.33698514" calcext:value-type="float">
            <text:p>2322890.33698514</text:p>
          </table:table-cell>
          <table:table-cell office:value-type="float" office:value="2322887.72973658" calcext:value-type="float">
            <text:p>2322887.72973658</text:p>
          </table:table-cell>
          <table:table-cell office:value-type="float" office:value="2322885.24064273" calcext:value-type="float">
            <text:p>2322885.24064273</text:p>
          </table:table-cell>
          <table:table-cell office:value-type="float" office:value="2322882.86434915" calcext:value-type="float">
            <text:p>2322882.86434915</text:p>
          </table:table-cell>
          <table:table-cell office:value-type="float" office:value="2322880.59574405" calcext:value-type="float">
            <text:p>2322880.59574405</text:p>
          </table:table-cell>
          <table:table-cell office:value-type="float" office:value="2322878.42994718" calcext:value-type="float">
            <text:p>2322878.42994718</text:p>
          </table:table-cell>
          <table:table-cell office:value-type="float" office:value="2322876.3622995" calcext:value-type="float">
            <text:p>2322876.3622995</text:p>
          </table:table-cell>
          <table:table-cell office:value-type="float" office:value="2322874.38835319" calcext:value-type="float">
            <text:p>2322874.38835319</text:p>
          </table:table-cell>
          <table:table-cell office:value-type="float" office:value="2322872.50386186" calcext:value-type="float">
            <text:p>2322872.50386186</text:p>
          </table:table-cell>
          <table:table-cell office:value-type="float" office:value="2322870.70477161" calcext:value-type="float">
            <text:p>2322870.70477161</text:p>
          </table:table-cell>
          <table:table-cell office:value-type="float" office:value="2322868.98721232" calcext:value-type="float">
            <text:p>2322868.98721232</text:p>
          </table:table-cell>
          <table:table-cell office:value-type="float" office:value="2322867.34748916" calcext:value-type="float">
            <text:p>2322867.34748916</text:p>
          </table:table-cell>
          <table:table-cell office:value-type="float" office:value="2322865.78207477" calcext:value-type="float">
            <text:p>2322865.78207477</text:p>
          </table:table-cell>
          <table:table-cell office:value-type="float" office:value="2322864.28760169" calcext:value-type="float">
            <text:p>2322864.28760169</text:p>
          </table:table-cell>
          <table:table-cell office:value-type="float" office:value="2322862.86085498" calcext:value-type="float">
            <text:p>2322862.86085498</text:p>
          </table:table-cell>
          <table:table-cell office:value-type="float" office:value="2322861.49876541" calcext:value-type="float">
            <text:p>2322861.49876541</text:p>
          </table:table-cell>
          <table:table-cell office:value-type="float" office:value="2322860.19840289" calcext:value-type="float">
            <text:p>2322860.19840289</text:p>
          </table:table-cell>
          <table:table-cell office:value-type="float" office:value="2322858.9569701" calcext:value-type="float">
            <text:p>2322858.9569701</text:p>
          </table:table-cell>
          <table:table-cell office:value-type="float" office:value="2322857.77179643" calcext:value-type="float">
            <text:p>2322857.77179643</text:p>
          </table:table-cell>
          <table:table-cell office:value-type="float" office:value="2322856.64033239" calcext:value-type="float">
            <text:p>2322856.64033239</text:p>
          </table:table-cell>
          <table:table-cell office:value-type="float" office:value="2322855.56014396" calcext:value-type="float">
            <text:p>2322855.56014396</text:p>
          </table:table-cell>
          <table:table-cell office:value-type="float" office:value="2322854.52890744" calcext:value-type="float">
            <text:p>2322854.52890744</text:p>
          </table:table-cell>
          <table:table-cell office:value-type="float" office:value="2322853.54440444" calcext:value-type="float">
            <text:p>2322853.54440444</text:p>
          </table:table-cell>
          <table:table-cell office:value-type="float" office:value="2322852.60451711" calcext:value-type="float">
            <text:p>2322852.60451711</text:p>
          </table:table-cell>
          <table:table-cell office:value-type="float" office:value="2322851.7072235" calcext:value-type="float">
            <text:p>2322851.7072235</text:p>
          </table:table-cell>
          <table:table-cell office:value-type="float" office:value="2322850.85059341" calcext:value-type="float">
            <text:p>2322850.85059341</text:p>
          </table:table-cell>
          <table:table-cell office:value-type="float" office:value="2322850.03278404" calcext:value-type="float">
            <text:p>2322850.03278404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1" calcext:value-type="float">
            <text:p>1</text:p>
          </table:table-cell>
          <table:table-cell office:value-type="float" office:value="0.952403195748944" calcext:value-type="float">
            <text:p>0.952403195748944</text:p>
          </table:table-cell>
          <table:table-cell office:value-type="float" office:value="0.968140793541308" calcext:value-type="float">
            <text:p>0.968140793541308</text:p>
          </table:table-cell>
          <table:table-cell office:value-type="float" office:value="1.03906558379719" calcext:value-type="float">
            <text:p>1.03906558379719</text:p>
          </table:table-cell>
          <table:table-cell office:value-type="float" office:value="1.1614730345401" calcext:value-type="float">
            <text:p>1.1614730345401</text:p>
          </table:table-cell>
          <table:table-cell office:value-type="float" office:value="1.33524445921678" calcext:value-type="float">
            <text:p>1.33524445921678</text:p>
          </table:table-cell>
          <table:table-cell office:value-type="float" office:value="1.56332580043427" calcext:value-type="float">
            <text:p>1.56332580043427</text:p>
          </table:table-cell>
          <table:table-cell office:value-type="float" office:value="1.8514630275718" calcext:value-type="float">
            <text:p>1.8514630275718</text:p>
          </table:table-cell>
          <table:table-cell office:value-type="float" office:value="2.20814161985895" calcext:value-type="float">
            <text:p>2.20814161985895</text:p>
          </table:table-cell>
          <table:table-cell office:value-type="float" office:value="2.64469722310452" calcext:value-type="float">
            <text:p>2.64469722310452</text:p>
          </table:table-cell>
          <table:table-cell office:value-type="float" office:value="3.17557958978983" calcext:value-type="float">
            <text:p>3.17557958978983</text:p>
          </table:table-cell>
          <table:table-cell office:value-type="float" office:value="3.81876343599078" calcext:value-type="float">
            <text:p>3.81876343599078</text:p>
          </table:table-cell>
          <table:table-cell office:value-type="float" office:value="4.59630954434783" calcext:value-type="float">
            <text:p>4.59630954434783</text:p>
          </table:table-cell>
          <table:table-cell office:value-type="float" office:value="5.53508785122711" calcext:value-type="float">
            <text:p>5.53508785122711</text:p>
          </table:table-cell>
          <table:table-cell office:value-type="float" office:value="6.66768222212725" calcext:value-type="float">
            <text:p>6.66768222212725</text:p>
          </table:table-cell>
          <table:table-cell office:value-type="float" office:value="8.03350445282886" calcext:value-type="float">
            <text:p>8.03350445282886</text:p>
          </table:table-cell>
          <table:table-cell office:value-type="float" office:value="9.68015378466422" calcext:value-type="float">
            <text:p>9.68015378466422</text:p>
          </table:table-cell>
          <table:table-cell office:value-type="float" office:value="11.6650672223047" calcext:value-type="float">
            <text:p>11.6650672223047</text:p>
          </table:table-cell>
          <table:table-cell office:value-type="float" office:value="14.0575168954448" calcext:value-type="float">
            <text:p>14.0575168954448</text:p>
          </table:table-cell>
          <table:table-cell office:value-type="float" office:value="16.9410232402959" calcext:value-type="float">
            <text:p>16.9410232402959</text:p>
          </table:table-cell>
          <table:table-cell office:value-type="float" office:value="20.4162679835831" calcext:value-type="float">
            <text:p>20.4162679835831</text:p>
          </table:table-cell>
          <table:table-cell office:value-type="float" office:value="24.6046069366573" calcext:value-type="float">
            <text:p>24.6046069366573</text:p>
          </table:table-cell>
          <table:table-cell office:value-type="float" office:value="29.6523063978834" calcext:value-type="float">
            <text:p>29.6523063978834</text:p>
          </table:table-cell>
          <table:table-cell office:value-type="float" office:value="35.7356498918482" calcext:value-type="float">
            <text:p>35.7356498918482</text:p>
          </table:table-cell>
          <table:table-cell office:value-type="float" office:value="43.0670939298418" calcext:value-type="float">
            <text:p>43.0670939298418</text:p>
          </table:table-cell>
          <table:table-cell office:value-type="float" office:value="51.9026868382408" calcext:value-type="float">
            <text:p>51.9026868382408</text:p>
          </table:table-cell>
          <table:table-cell office:value-type="float" office:value="62.5510110023429" calcext:value-type="float">
            <text:p>62.5510110023429</text:p>
          </table:table-cell>
          <table:table-cell office:value-type="float" office:value="75.3839593481768" calcext:value-type="float">
            <text:p>75.3839593481768</text:p>
          </table:table-cell>
          <table:table-cell office:value-type="float" office:value="90.8497232144326" calcext:value-type="float">
            <text:p>90.8497232144326</text:p>
          </table:table-cell>
          <table:table-cell office:value-type="float" office:value="109.488444877897" calcext:value-type="float">
            <text:p>109.488444877897</text:p>
          </table:table-cell>
          <table:table-cell office:value-type="float" office:value="131.951081171479" calcext:value-type="float">
            <text:p>131.951081171479</text:p>
          </table:table-cell>
          <table:table-cell office:value-type="float" office:value="159.022136953199" calcext:value-type="float">
            <text:p>159.022136953199</text:p>
          </table:table-cell>
          <table:table-cell office:value-type="float" office:value="191.647062245141" calcext:value-type="float">
            <text:p>191.647062245141</text:p>
          </table:table-cell>
          <table:table-cell office:value-type="float" office:value="230.965269543258" calcext:value-type="float">
            <text:p>230.965269543258</text:p>
          </table:table-cell>
          <table:table-cell office:value-type="float" office:value="278.349924000352" calcext:value-type="float">
            <text:p>278.349924000352</text:p>
          </table:table-cell>
          <table:table-cell office:value-type="float" office:value="335.455895909442" calcext:value-type="float">
            <text:p>335.455895909442</text:p>
          </table:table-cell>
          <table:table-cell office:value-type="float" office:value="404.277548738284" calcext:value-type="float">
            <text:p>404.277548738284</text:p>
          </table:table-cell>
          <table:table-cell office:value-type="float" office:value="487.218379870662" calcext:value-type="float">
            <text:p>487.218379870662</text:p>
          </table:table-cell>
          <table:table-cell office:value-type="float" office:value="587.174944822369" calcext:value-type="float">
            <text:p>587.174944822369</text:p>
          </table:table-cell>
          <table:table-cell office:value-type="float" office:value="707.637992913815" calcext:value-type="float">
            <text:p>707.637992913815</text:p>
          </table:table-cell>
          <table:table-cell office:value-type="float" office:value="852.814342732331" calcext:value-type="float">
            <text:p>852.814342732331</text:p>
          </table:table-cell>
          <table:table-cell office:value-type="float" office:value="1027.77374912322" calcext:value-type="float">
            <text:p>1027.77374912322</text:p>
          </table:table-cell>
          <table:table-cell office:value-type="float" office:value="1238.62588129637" calcext:value-type="float">
            <text:p>1238.62588129637</text:p>
          </table:table-cell>
          <table:table-cell office:value-type="float" office:value="1492.73358084488" calcext:value-type="float">
            <text:p>1492.73358084488</text:p>
          </table:table-cell>
          <table:table-cell office:value-type="float" office:value="1798.96983203008" calcext:value-type="float">
            <text:p>1798.96983203008</text:p>
          </table:table-cell>
          <table:table-cell office:value-type="float" office:value="2168.02739218937" calcext:value-type="float">
            <text:p>2168.02739218937</text:p>
          </table:table-cell>
          <table:table-cell office:value-type="float" office:value="2612.79185942619" calcext:value-type="float">
            <text:p>2612.79185942619</text:p>
          </table:table-cell>
          <table:table-cell office:value-type="float" office:value="3148.79115576828" calcext:value-type="float">
            <text:p>3148.79115576828</text:p>
          </table:table-cell>
          <table:table-cell office:value-type="float" office:value="3794.73704283308" calcext:value-type="float">
            <text:p>3794.73704283308</text:p>
          </table:table-cell>
          <table:table-cell office:value-type="float" office:value="4573.17746652872" calcext:value-type="float">
            <text:p>4573.17746652872</text:p>
          </table:table-cell>
          <table:table-cell office:value-type="float" office:value="5511.28235659001" calcext:value-type="float">
            <text:p>5511.28235659001</text:p>
          </table:table-cell>
          <table:table-cell office:value-type="float" office:value="6641.79008084287" calcext:value-type="float">
            <text:p>6641.79008084287</text:p>
          </table:table-cell>
          <table:table-cell office:value-type="float" office:value="8004.14726278163" calcext:value-type="float">
            <text:p>8004.14726278163</text:p>
          </table:table-cell>
          <table:table-cell office:value-type="float" office:value="9645.88127263651" calcext:value-type="float">
            <text:p>9645.88127263651</text:p>
          </table:table-cell>
          <table:table-cell office:value-type="float" office:value="11624.2525884274" calcext:value-type="float">
            <text:p>11624.2525884274</text:p>
          </table:table-cell>
          <table:table-cell office:value-type="float" office:value="14008.2436586433" calcext:value-type="float">
            <text:p>14008.2436586433</text:p>
          </table:table-cell>
          <table:table-cell office:value-type="float" office:value="16880.9522111202" calcext:value-type="float">
            <text:p>16880.9522111202</text:p>
          </table:table-cell>
          <table:table-cell office:value-type="float" office:value="20342.4703374509" calcext:value-type="float">
            <text:p>20342.4703374509</text:p>
          </table:table-cell>
          <table:table-cell office:value-type="float" office:value="24513.3466576594" calcext:value-type="float">
            <text:p>24513.3466576594</text:p>
          </table:table-cell>
          <table:table-cell office:value-type="float" office:value="29538.7477804626" calcext:value-type="float">
            <text:p>29538.7477804626</text:p>
          </table:table-cell>
          <table:table-cell office:value-type="float" office:value="35593.4575508523" calcext:value-type="float">
            <text:p>35593.4575508523</text:p>
          </table:table-cell>
          <table:table-cell office:value-type="float" office:value="42887.8787107623" calcext:value-type="float">
            <text:p>42887.8787107623</text:p>
          </table:table-cell>
          <table:table-cell office:value-type="float" office:value="51675.2322886977" calcext:value-type="float">
            <text:p>51675.2322886977</text:p>
          </table:table-cell>
          <table:table-cell office:value-type="float" office:value="62260.1852706293" calcext:value-type="float">
            <text:p>62260.1852706293</text:p>
          </table:table-cell>
          <table:table-cell office:value-type="float" office:value="75009.1777102061" calcext:value-type="float">
            <text:p>75009.1777102061</text:p>
          </table:table-cell>
          <table:table-cell office:value-type="float" office:value="90362.7663103461" calcext:value-type="float">
            <text:p>90362.7663103461</text:p>
          </table:table-cell>
          <table:table-cell office:value-type="float" office:value="108850.352404988" calcext:value-type="float">
            <text:p>108850.352404988</text:p>
          </table:table-cell>
          <table:table-cell office:value-type="float" office:value="131107.717298351" calcext:value-type="float">
            <text:p>131107.717298351</text:p>
          </table:table-cell>
          <table:table-cell office:value-type="float" office:value="157897.845844707" calcext:value-type="float">
            <text:p>157897.845844707</text:p>
          </table:table-cell>
          <table:table-cell office:value-type="float" office:value="190135.575451021" calcext:value-type="float">
            <text:p>190135.575451021</text:p>
          </table:table-cell>
          <table:table-cell office:value-type="float" office:value="228916.657939869" calcext:value-type="float">
            <text:p>228916.657939869</text:p>
          </table:table-cell>
          <table:table-cell office:value-type="float" office:value="275551.856174008" calcext:value-type="float">
            <text:p>275551.856174008</text:p>
          </table:table-cell>
          <table:table-cell office:value-type="float" office:value="331606.7012089" calcext:value-type="float">
            <text:p>331606.7012089</text:p>
          </table:table-cell>
          <table:table-cell office:value-type="float" office:value="398947.480856418" calcext:value-type="float">
            <text:p>398947.480856418</text:p>
          </table:table-cell>
          <table:table-cell office:value-type="float" office:value="479793.832110302" calcext:value-type="float">
            <text:p>479793.832110302</text:p>
          </table:table-cell>
          <table:table-cell office:value-type="float" office:value="576777.523244249" calcext:value-type="float">
            <text:p>576777.523244249</text:p>
          </table:table-cell>
          <table:table-cell office:value-type="float" office:value="693002.906904581" calcext:value-type="float">
            <text:p>693002.906904581</text:p>
          </table:table-cell>
          <table:table-cell office:value-type="float" office:value="832077.40926123" calcext:value-type="float">
            <text:p>832077.40926123</text:p>
          </table:table-cell>
          <table:table-cell office:value-type="float" office:value="997897.004849647" calcext:value-type="float">
            <text:p>997897.004849647</text:p>
          </table:table-cell>
          <table:table-cell office:value-type="float" office:value="1192732.18885271" calcext:value-type="float">
            <text:p>1192732.18885271</text:p>
          </table:table-cell>
          <table:table-cell office:value-type="float" office:value="1405032.33925207" calcext:value-type="float">
            <text:p>1405032.33925207</text:p>
          </table:table-cell>
          <table:table-cell office:value-type="float" office:value="1565620.28464527" calcext:value-type="float">
            <text:p>1565620.28464527</text:p>
          </table:table-cell>
          <table:table-cell office:value-type="float" office:value="1582248.62705191" calcext:value-type="float">
            <text:p>1582248.62705191</text:p>
          </table:table-cell>
          <table:table-cell office:value-type="float" office:value="1517388.36690674" calcext:value-type="float">
            <text:p>1517388.36690674</text:p>
          </table:table-cell>
          <table:table-cell office:value-type="float" office:value="1441496.8655359" calcext:value-type="float">
            <text:p>1441496.8655359</text:p>
          </table:table-cell>
          <table:table-cell office:value-type="float" office:value="1371246.61256008" calcext:value-type="float">
            <text:p>1371246.61256008</text:p>
          </table:table-cell>
          <table:table-cell office:value-type="float" office:value="1308725.07052487" calcext:value-type="float">
            <text:p>1308725.07052487</text:p>
          </table:table-cell>
          <table:table-cell office:value-type="float" office:value="1253410.60766092" calcext:value-type="float">
            <text:p>1253410.60766092</text:p>
          </table:table-cell>
          <table:table-cell office:value-type="float" office:value="1204422.23607959" calcext:value-type="float">
            <text:p>1204422.23607959</text:p>
          </table:table-cell>
          <table:table-cell office:value-type="float" office:value="1160920.45389342" calcext:value-type="float">
            <text:p>1160920.45389342</text:p>
          </table:table-cell>
          <table:table-cell office:value-type="float" office:value="1122166.17639979" calcext:value-type="float">
            <text:p>1122166.17639979</text:p>
          </table:table-cell>
          <table:table-cell office:value-type="float" office:value="1087518.75732579" calcext:value-type="float">
            <text:p>1087518.75732579</text:p>
          </table:table-cell>
          <table:table-cell office:value-type="float" office:value="1056424.6510258" calcext:value-type="float">
            <text:p>1056424.6510258</text:p>
          </table:table-cell>
          <table:table-cell office:value-type="float" office:value="1028405.89570169" calcext:value-type="float">
            <text:p>1028405.89570169</text:p>
          </table:table-cell>
          <table:table-cell office:value-type="float" office:value="1003049.86384933" calcext:value-type="float">
            <text:p>1003049.86384933</text:p>
          </table:table-cell>
          <table:table-cell office:value-type="float" office:value="980000.348851315" calcext:value-type="float">
            <text:p>980000.348851315</text:p>
          </table:table-cell>
          <table:table-cell office:value-type="float" office:value="958949.856038609" calcext:value-type="float">
            <text:p>958949.856038609</text:p>
          </table:table-cell>
          <table:table-cell office:value-type="float" office:value="939632.944142415" calcext:value-type="float">
            <text:p>939632.944142415</text:p>
          </table:table-cell>
          <table:table-cell office:value-type="float" office:value="921820.477140534" calcext:value-type="float">
            <text:p>921820.477140534</text:p>
          </table:table-cell>
          <table:table-cell office:value-type="float" office:value="905314.663718206" calcext:value-type="float">
            <text:p>905314.663718206</text:p>
          </table:table-cell>
          <table:table-cell office:value-type="float" office:value="889944.756872361" calcext:value-type="float">
            <text:p>889944.756872361</text:p>
          </table:table-cell>
          <table:table-cell office:value-type="float" office:value="875563.36450522" calcext:value-type="float">
            <text:p>875563.36450522</text:p>
          </table:table-cell>
          <table:table-cell office:value-type="float" office:value="862043.259377656" calcext:value-type="float">
            <text:p>862043.259377656</text:p>
          </table:table-cell>
          <table:table-cell office:value-type="float" office:value="849274.612039771" calcext:value-type="float">
            <text:p>849274.612039771</text:p>
          </table:table-cell>
          <table:table-cell office:value-type="float" office:value="837162.614642603" calcext:value-type="float">
            <text:p>837162.614642603</text:p>
          </table:table-cell>
          <table:table-cell office:value-type="float" office:value="825625.426060506" calcext:value-type="float">
            <text:p>825625.426060506</text:p>
          </table:table-cell>
          <table:table-cell office:value-type="float" office:value="814592.397502586" calcext:value-type="float">
            <text:p>814592.397502586</text:p>
          </table:table-cell>
          <table:table-cell office:value-type="float" office:value="804002.542495964" calcext:value-type="float">
            <text:p>804002.542495964</text:p>
          </table:table-cell>
          <table:table-cell office:value-type="float" office:value="793803.213395274" calcext:value-type="float">
            <text:p>793803.213395274</text:p>
          </table:table-cell>
          <table:table-cell office:value-type="float" office:value="783948.963522469" calcext:value-type="float">
            <text:p>783948.963522469</text:p>
          </table:table-cell>
          <table:table-cell office:value-type="float" office:value="774400.560354862" calcext:value-type="float">
            <text:p>774400.560354862</text:p>
          </table:table-cell>
          <table:table-cell office:value-type="float" office:value="765124.13517911" calcext:value-type="float">
            <text:p>765124.13517911</text:p>
          </table:table-cell>
          <table:table-cell office:value-type="float" office:value="756090.449929725" calcext:value-type="float">
            <text:p>756090.449929725</text:p>
          </table:table-cell>
          <table:table-cell office:value-type="float" office:value="747274.263542391" calcext:value-type="float">
            <text:p>747274.263542391</text:p>
          </table:table-cell>
          <table:table-cell office:value-type="float" office:value="738653.784494871" calcext:value-type="float">
            <text:p>738653.784494871</text:p>
          </table:table-cell>
          <table:table-cell office:value-type="float" office:value="730210.198323495" calcext:value-type="float">
            <text:p>730210.198323495</text:p>
          </table:table-cell>
          <table:table-cell office:value-type="float" office:value="721927.26062245" calcext:value-type="float">
            <text:p>721927.26062245</text:p>
          </table:table-cell>
          <table:table-cell office:value-type="float" office:value="713790.944446782" calcext:value-type="float">
            <text:p>713790.944446782</text:p>
          </table:table-cell>
          <table:table-cell office:value-type="float" office:value="705789.136295115" calcext:value-type="float">
            <text:p>705789.136295115</text:p>
          </table:table-cell>
          <table:table-cell office:value-type="float" office:value="697911.373683711" calcext:value-type="float">
            <text:p>697911.373683711</text:p>
          </table:table-cell>
          <table:table-cell office:value-type="float" office:value="690148.618730967" calcext:value-type="float">
            <text:p>690148.618730967</text:p>
          </table:table-cell>
          <table:table-cell office:value-type="float" office:value="682493.062198956" calcext:value-type="float">
            <text:p>682493.062198956</text:p>
          </table:table-cell>
          <table:table-cell office:value-type="float" office:value="674937.954728495" calcext:value-type="float">
            <text:p>674937.954728495</text:p>
          </table:table-cell>
          <table:table-cell office:value-type="float" office:value="667477.460137535" calcext:value-type="float">
            <text:p>667477.460137535</text:p>
          </table:table-cell>
          <table:table-cell office:value-type="float" office:value="660106.530546213" calcext:value-type="float">
            <text:p>660106.530546213</text:p>
          </table:table-cell>
          <table:table-cell office:value-type="float" office:value="652820.796834854" calcext:value-type="float">
            <text:p>652820.796834854</text:p>
          </table:table-cell>
          <table:table-cell office:value-type="float" office:value="645616.475623902" calcext:value-type="float">
            <text:p>645616.475623902</text:p>
          </table:table-cell>
          <table:table-cell office:value-type="float" office:value="638490.286680298" calcext:value-type="float">
            <text:p>638490.286680298</text:p>
          </table:table-cell>
          <table:table-cell office:value-type="float" office:value="631439.38418929" calcext:value-type="float">
            <text:p>631439.38418929</text:p>
          </table:table-cell>
          <table:table-cell office:value-type="float" office:value="624461.295140668" calcext:value-type="float">
            <text:p>624461.295140668</text:p>
          </table:table-cell>
          <table:table-cell office:value-type="float" office:value="617553.867956044" calcext:value-type="float">
            <text:p>617553.867956044</text:p>
          </table:table-cell>
          <table:table-cell office:value-type="float" office:value="610715.227505468" calcext:value-type="float">
            <text:p>610715.227505468</text:p>
          </table:table-cell>
          <table:table-cell office:value-type="float" office:value="603943.735341049" calcext:value-type="float">
            <text:p>603943.735341049</text:p>
          </table:table-cell>
          <table:table-cell office:value-type="float" office:value="597237.956705606" calcext:value-type="float">
            <text:p>597237.956705606</text:p>
          </table:table-cell>
          <table:table-cell office:value-type="float" office:value="590596.632289841" calcext:value-type="float">
            <text:p>590596.632289841</text:p>
          </table:table-cell>
          <table:table-cell office:value-type="float" office:value="584018.651508408" calcext:value-type="float">
            <text:p>584018.651508408</text:p>
          </table:table-cell>
          <table:table-cell office:value-type="float" office:value="577503.032426269" calcext:value-type="float">
            <text:p>577503.032426269</text:p>
          </table:table-cell>
          <table:table-cell office:value-type="float" office:value="571048.902090727" calcext:value-type="float">
            <text:p>571048.902090727</text:p>
          </table:table-cell>
          <table:table-cell office:value-type="float" office:value="564655.481966902" calcext:value-type="float">
            <text:p>564655.481966902</text:p>
          </table:table-cell>
          <table:table-cell office:value-type="float" office:value="558322.075663877" calcext:value-type="float">
            <text:p>558322.075663877</text:p>
          </table:table-cell>
          <table:table-cell office:value-type="float" office:value="552048.091561618" calcext:value-type="float">
            <text:p>552048.091561618</text:p>
          </table:table-cell>
          <table:table-cell office:value-type="float" office:value="545833.140181579" calcext:value-type="float">
            <text:p>545833.140181579</text:p>
          </table:table-cell>
          <table:table-cell office:value-type="float" office:value="539678.78145028" calcext:value-type="float">
            <text:p>539678.78145028</text:p>
          </table:table-cell>
          <table:table-cell office:value-type="float" office:value="533604.153799572" calcext:value-type="float">
            <text:p>533604.153799572</text:p>
          </table:table-cell>
          <table:table-cell office:value-type="float" office:value="527794.770365385" calcext:value-type="float">
            <text:p>527794.770365385</text:p>
          </table:table-cell>
          <table:table-cell office:value-type="float" office:value="523989.018880447" calcext:value-type="float">
            <text:p>523989.018880447</text:p>
          </table:table-cell>
          <table:table-cell office:value-type="float" office:value="538695.197756836" calcext:value-type="float">
            <text:p>538695.197756836</text:p>
          </table:table-cell>
          <table:table-cell office:value-type="float" office:value="617449.92322852" calcext:value-type="float">
            <text:p>617449.92322852</text:p>
          </table:table-cell>
          <table:table-cell office:value-type="float" office:value="713517.689279119" calcext:value-type="float">
            <text:p>713517.689279119</text:p>
          </table:table-cell>
          <table:table-cell office:value-type="float" office:value="805174.689758232" calcext:value-type="float">
            <text:p>805174.689758232</text:p>
          </table:table-cell>
          <table:table-cell office:value-type="float" office:value="892331.653082165" calcext:value-type="float">
            <text:p>892331.653082165</text:p>
          </table:table-cell>
          <table:table-cell office:value-type="float" office:value="976372.765936282" calcext:value-type="float">
            <text:p>976372.765936282</text:p>
          </table:table-cell>
          <table:table-cell office:value-type="float" office:value="1058569.14582954" calcext:value-type="float">
            <text:p>1058569.14582954</text:p>
          </table:table-cell>
          <table:table-cell office:value-type="float" office:value="1139983.4169795" calcext:value-type="float">
            <text:p>1139983.4169795</text:p>
          </table:table-cell>
          <table:table-cell office:value-type="float" office:value="1221497.7969267" calcext:value-type="float">
            <text:p>1221497.7969267</text:p>
          </table:table-cell>
          <table:table-cell office:value-type="float" office:value="1303847.20361125" calcext:value-type="float">
            <text:p>1303847.20361125</text:p>
          </table:table-cell>
          <table:table-cell office:value-type="float" office:value="1387646.80906308" calcext:value-type="float">
            <text:p>1387646.80906308</text:p>
          </table:table-cell>
          <table:table-cell office:value-type="float" office:value="1473414.08941166" calcext:value-type="float">
            <text:p>1473414.08941166</text:p>
          </table:table-cell>
          <table:table-cell office:value-type="float" office:value="1561586.341144" calcext:value-type="float">
            <text:p>1561586.341144</text:p>
          </table:table-cell>
          <table:table-cell office:value-type="float" office:value="1652534.48307099" calcext:value-type="float">
            <text:p>1652534.48307099</text:p>
          </table:table-cell>
          <table:table-cell office:value-type="float" office:value="1746573.85920541" calcext:value-type="float">
            <text:p>1746573.85920541</text:p>
          </table:table-cell>
          <table:table-cell office:value-type="float" office:value="1843972.59988432" calcext:value-type="float">
            <text:p>1843972.59988432</text:p>
          </table:table-cell>
          <table:table-cell office:value-type="float" office:value="1944957.9770288" calcext:value-type="float">
            <text:p>1944957.9770288</text:p>
          </table:table-cell>
          <table:table-cell office:value-type="float" office:value="2049721.14037163" calcext:value-type="float">
            <text:p>2049721.14037163</text:p>
          </table:table-cell>
          <table:table-cell office:value-type="float" office:value="2158420.50693889" calcext:value-type="float">
            <text:p>2158420.50693889</text:p>
          </table:table-cell>
          <table:table-cell office:value-type="float" office:value="2271184.04256453" calcext:value-type="float">
            <text:p>2271184.04256453</text:p>
          </table:table-cell>
          <table:table-cell office:value-type="float" office:value="2388110.64695127" calcext:value-type="float">
            <text:p>2388110.64695127</text:p>
          </table:table-cell>
          <table:table-cell office:value-type="float" office:value="2509270.78716378" calcext:value-type="float">
            <text:p>2509270.78716378</text:p>
          </table:table-cell>
          <table:table-cell office:value-type="float" office:value="2634706.52476759" calcext:value-type="float">
            <text:p>2634706.52476759</text:p>
          </table:table-cell>
          <table:table-cell office:value-type="float" office:value="2764431.04077856" calcext:value-type="float">
            <text:p>2764431.04077856</text:p>
          </table:table-cell>
          <table:table-cell office:value-type="float" office:value="2898427.77178691" calcext:value-type="float">
            <text:p>2898427.77178691</text:p>
          </table:table-cell>
          <table:table-cell office:value-type="float" office:value="3036649.2407712" calcext:value-type="float">
            <text:p>3036649.2407712</text:p>
          </table:table-cell>
          <table:table-cell office:value-type="float" office:value="3179015.64929234" calcext:value-type="float">
            <text:p>3179015.64929234</text:p>
          </table:table-cell>
          <table:table-cell office:value-type="float" office:value="3325413.32668198" calcext:value-type="float">
            <text:p>3325413.32668198</text:p>
          </table:table-cell>
          <table:table-cell office:value-type="float" office:value="3475693.1038533" calcext:value-type="float">
            <text:p>3475693.1038533</text:p>
          </table:table-cell>
          <table:table-cell office:value-type="float" office:value="3629668.66997707" calcext:value-type="float">
            <text:p>3629668.66997707</text:p>
          </table:table-cell>
          <table:table-cell office:value-type="float" office:value="3787114.99732572" calcext:value-type="float">
            <text:p>3787114.99732572</text:p>
          </table:table-cell>
          <table:table-cell office:value-type="float" office:value="3947766.91112475" calcext:value-type="float">
            <text:p>3947766.91112475</text:p>
          </table:table-cell>
          <table:table-cell office:value-type="float" office:value="4111317.80440194" calcext:value-type="float">
            <text:p>4111317.80440194</text:p>
          </table:table-cell>
          <table:table-cell office:value-type="float" office:value="4277418.72108105" calcext:value-type="float">
            <text:p>4277418.72108105</text:p>
          </table:table-cell>
          <table:table-cell office:value-type="float" office:value="4445677.72817251" calcext:value-type="float">
            <text:p>4445677.72817251</text:p>
          </table:table-cell>
          <table:table-cell office:value-type="float" office:value="4615659.64765135" calcext:value-type="float">
            <text:p>4615659.64765135</text:p>
          </table:table-cell>
          <table:table-cell office:value-type="float" office:value="4786886.37866739" calcext:value-type="float">
            <text:p>4786886.37866739</text:p>
          </table:table-cell>
          <table:table-cell office:value-type="float" office:value="4958837.73281242" calcext:value-type="float">
            <text:p>4958837.73281242</text:p>
          </table:table-cell>
          <table:table-cell office:value-type="float" office:value="5130952.82635515" calcext:value-type="float">
            <text:p>5130952.82635515</text:p>
          </table:table-cell>
          <table:table-cell office:value-type="float" office:value="5302632.05822498" calcext:value-type="float">
            <text:p>5302632.05822498</text:p>
          </table:table-cell>
          <table:table-cell office:value-type="float" office:value="5473239.93329832" calcext:value-type="float">
            <text:p>5473239.93329832</text:p>
          </table:table-cell>
          <table:table-cell office:value-type="float" office:value="5642108.4651367" calcext:value-type="float">
            <text:p>5642108.4651367</text:p>
          </table:table-cell>
          <table:table-cell office:value-type="float" office:value="5808541.34311581" calcext:value-type="float">
            <text:p>5808541.34311581</text:p>
          </table:table-cell>
          <table:table-cell office:value-type="float" office:value="5971818.80731423" calcext:value-type="float">
            <text:p>5971818.80731423</text:p>
          </table:table-cell>
          <table:table-cell office:value-type="float" office:value="6131203.20386675" calcext:value-type="float">
            <text:p>6131203.20386675</text:p>
          </table:table-cell>
          <table:table-cell office:value-type="float" office:value="6285945.0178572" calcext:value-type="float">
            <text:p>6285945.0178572</text:p>
          </table:table-cell>
          <table:table-cell office:value-type="float" office:value="6435290.09933695" calcext:value-type="float">
            <text:p>6435290.09933695</text:p>
          </table:table-cell>
          <table:table-cell office:value-type="float" office:value="6578486.4510267" calcext:value-type="float">
            <text:p>6578486.4510267</text:p>
          </table:table-cell>
          <table:table-cell office:value-type="float" office:value="6714792.10674195" calcext:value-type="float">
            <text:p>6714792.10674195</text:p>
          </table:table-cell>
          <table:table-cell office:value-type="float" office:value="6843482.99100498" calcext:value-type="float">
            <text:p>6843482.99100498</text:p>
          </table:table-cell>
          <table:table-cell office:value-type="float" office:value="6963861.0361353" calcext:value-type="float">
            <text:p>6963861.0361353</text:p>
          </table:table-cell>
          <table:table-cell office:value-type="float" office:value="7075262.25408022" calcext:value-type="float">
            <text:p>7075262.25408022</text:p>
          </table:table-cell>
          <table:table-cell office:value-type="float" office:value="7177064.55400751" calcext:value-type="float">
            <text:p>7177064.55400751</text:p>
          </table:table-cell>
          <table:table-cell office:value-type="float" office:value="7268695.31060588" calcext:value-type="float">
            <text:p>7268695.31060588</text:p>
          </table:table-cell>
          <table:table-cell office:value-type="float" office:value="7349638.48370933" calcext:value-type="float">
            <text:p>7349638.48370933</text:p>
          </table:table-cell>
          <table:table-cell office:value-type="float" office:value="7419441.00741167" calcext:value-type="float">
            <text:p>7419441.00741167</text:p>
          </table:table-cell>
          <table:table-cell office:value-type="float" office:value="7477718.41682969" calcext:value-type="float">
            <text:p>7477718.41682969</text:p>
          </table:table-cell>
          <table:table-cell office:value-type="float" office:value="7524159.65134974" calcext:value-type="float">
            <text:p>7524159.65134974</text:p>
          </table:table-cell>
          <table:table-cell office:value-type="float" office:value="7558530.76009112" calcext:value-type="float">
            <text:p>7558530.76009112</text:p>
          </table:table-cell>
          <table:table-cell office:value-type="float" office:value="7580677.53883811" calcext:value-type="float">
            <text:p>7580677.53883811</text:p>
          </table:table-cell>
          <table:table-cell office:value-type="float" office:value="7590527.07323428" calcext:value-type="float">
            <text:p>7590527.07323428</text:p>
          </table:table-cell>
          <table:table-cell office:value-type="float" office:value="7588088.04387929" calcext:value-type="float">
            <text:p>7588088.04387929</text:p>
          </table:table-cell>
          <table:table-cell office:value-type="float" office:value="7573449.91828644" calcext:value-type="float">
            <text:p>7573449.91828644</text:p>
          </table:table-cell>
          <table:table-cell office:value-type="float" office:value="7546780.99916075" calcext:value-type="float">
            <text:p>7546780.99916075</text:p>
          </table:table-cell>
          <table:table-cell office:value-type="float" office:value="7508325.37749063" calcext:value-type="float">
            <text:p>7508325.37749063</text:p>
          </table:table-cell>
          <table:table-cell office:value-type="float" office:value="7458398.94855675" calcext:value-type="float">
            <text:p>7458398.94855675</text:p>
          </table:table-cell>
          <table:table-cell office:value-type="float" office:value="7397384.48801703" calcext:value-type="float">
            <text:p>7397384.48801703</text:p>
          </table:table-cell>
          <table:table-cell office:value-type="float" office:value="7325725.99652731" calcext:value-type="float">
            <text:p>7325725.99652731</text:p>
          </table:table-cell>
          <table:table-cell office:value-type="float" office:value="7243922.4527049" calcext:value-type="float">
            <text:p>7243922.4527049</text:p>
          </table:table-cell>
          <table:table-cell office:value-type="float" office:value="7152520.99946023" calcext:value-type="float">
            <text:p>7152520.99946023</text:p>
          </table:table-cell>
          <table:table-cell office:value-type="float" office:value="7052109.86107067" calcext:value-type="float">
            <text:p>7052109.86107067</text:p>
          </table:table-cell>
          <table:table-cell office:value-type="float" office:value="6943311.08604759" calcext:value-type="float">
            <text:p>6943311.08604759</text:p>
          </table:table-cell>
          <table:table-cell office:value-type="float" office:value="6826773.14026064" calcext:value-type="float">
            <text:p>6826773.14026064</text:p>
          </table:table-cell>
          <table:table-cell office:value-type="float" office:value="6703163.68322481" calcext:value-type="float">
            <text:p>6703163.68322481</text:p>
          </table:table-cell>
          <table:table-cell office:value-type="float" office:value="6573162.48978224" calcext:value-type="float">
            <text:p>6573162.48978224</text:p>
          </table:table-cell>
          <table:table-cell office:value-type="float" office:value="6437454.78204377" calcext:value-type="float">
            <text:p>6437454.78204377</text:p>
          </table:table-cell>
          <table:table-cell office:value-type="float" office:value="6296724.6841936" calcext:value-type="float">
            <text:p>6296724.6841936</text:p>
          </table:table-cell>
          <table:table-cell office:value-type="float" office:value="6151649.46137222" calcext:value-type="float">
            <text:p>6151649.46137222</text:p>
          </table:table-cell>
          <table:table-cell office:value-type="float" office:value="6002894.08962422" calcext:value-type="float">
            <text:p>6002894.08962422</text:p>
          </table:table-cell>
          <table:table-cell office:value-type="float" office:value="5851106.46686638" calcext:value-type="float">
            <text:p>5851106.46686638</text:p>
          </table:table-cell>
          <table:table-cell office:value-type="float" office:value="5696913.21521252" calcext:value-type="float">
            <text:p>5696913.21521252</text:p>
          </table:table-cell>
          <table:table-cell office:value-type="float" office:value="5540916.00700213" calcext:value-type="float">
            <text:p>5540916.00700213</text:p>
          </table:table-cell>
          <table:table-cell office:value-type="float" office:value="5383688.57762809" calcext:value-type="float">
            <text:p>5383688.57762809</text:p>
          </table:table-cell>
          <table:table-cell office:value-type="float" office:value="5225774.28523978" calcext:value-type="float">
            <text:p>5225774.28523978</text:p>
          </table:table-cell>
          <table:table-cell office:value-type="float" office:value="5067684.20301325" calcext:value-type="float">
            <text:p>5067684.20301325</text:p>
          </table:table-cell>
          <table:table-cell office:value-type="float" office:value="4909895.78053049" calcext:value-type="float">
            <text:p>4909895.78053049</text:p>
          </table:table-cell>
          <table:table-cell office:value-type="float" office:value="4752851.95517224" calcext:value-type="float">
            <text:p>4752851.95517224</text:p>
          </table:table-cell>
          <table:table-cell office:value-type="float" office:value="4596960.74885824" calcext:value-type="float">
            <text:p>4596960.74885824</text:p>
          </table:table-cell>
          <table:table-cell office:value-type="float" office:value="4442595.24187443" calcext:value-type="float">
            <text:p>4442595.24187443</text:p>
          </table:table-cell>
          <table:table-cell office:value-type="float" office:value="4290093.90857416" calcext:value-type="float">
            <text:p>4290093.90857416</text:p>
          </table:table-cell>
          <table:table-cell office:value-type="float" office:value="4139761.26663776" calcext:value-type="float">
            <text:p>4139761.26663776</text:p>
          </table:table-cell>
          <table:table-cell office:value-type="float" office:value="3991868.79424356" calcext:value-type="float">
            <text:p>3991868.79424356</text:p>
          </table:table-cell>
          <table:table-cell office:value-type="float" office:value="3846656.06724045" calcext:value-type="float">
            <text:p>3846656.06724045</text:p>
          </table:table-cell>
          <table:table-cell office:value-type="float" office:value="3704332.07401162" calcext:value-type="float">
            <text:p>3704332.07401162</text:p>
          </table:table-cell>
          <table:table-cell office:value-type="float" office:value="3565076.67766418" calcext:value-type="float">
            <text:p>3565076.67766418</text:p>
          </table:table-cell>
          <table:table-cell office:value-type="float" office:value="3429042.17769392" calcext:value-type="float">
            <text:p>3429042.17769392</text:p>
          </table:table-cell>
          <table:table-cell office:value-type="float" office:value="3296354.96006732" calcext:value-type="float">
            <text:p>3296354.96006732</text:p>
          </table:table-cell>
          <table:table-cell office:value-type="float" office:value="3167117.17684933" calcext:value-type="float">
            <text:p>3167117.17684933</text:p>
          </table:table-cell>
          <table:table-cell office:value-type="float" office:value="3041408.45997475" calcext:value-type="float">
            <text:p>3041408.45997475</text:p>
          </table:table-cell>
          <table:table-cell office:value-type="float" office:value="2919287.62562639" calcext:value-type="float">
            <text:p>2919287.62562639</text:p>
          </table:table-cell>
          <table:table-cell office:value-type="float" office:value="2800794.35940162" calcext:value-type="float">
            <text:p>2800794.35940162</text:p>
          </table:table-cell>
          <table:table-cell office:value-type="float" office:value="2685950.87465001" calcext:value-type="float">
            <text:p>2685950.87465001</text:p>
          </table:table-cell>
          <table:table-cell office:value-type="float" office:value="2574763.50941712" calcext:value-type="float">
            <text:p>2574763.50941712</text:p>
          </table:table-cell>
          <table:table-cell office:value-type="float" office:value="2467224.27682469" calcext:value-type="float">
            <text:p>2467224.27682469</text:p>
          </table:table-cell>
          <table:table-cell office:value-type="float" office:value="2363312.33058428" calcext:value-type="float">
            <text:p>2363312.33058428</text:p>
          </table:table-cell>
          <table:table-cell office:value-type="float" office:value="2262995.3827709" calcext:value-type="float">
            <text:p>2262995.3827709</text:p>
          </table:table-cell>
          <table:table-cell office:value-type="float" office:value="2166231.01681885" calcext:value-type="float">
            <text:p>2166231.01681885</text:p>
          </table:table-cell>
          <table:table-cell office:value-type="float" office:value="2072967.94372434" calcext:value-type="float">
            <text:p>2072967.94372434</text:p>
          </table:table-cell>
          <table:table-cell office:value-type="float" office:value="1983147.15887573" calcext:value-type="float">
            <text:p>1983147.15887573</text:p>
          </table:table-cell>
          <table:table-cell office:value-type="float" office:value="1896703.02875124" calcext:value-type="float">
            <text:p>1896703.02875124</text:p>
          </table:table-cell>
          <table:table-cell office:value-type="float" office:value="1813564.29213756" calcext:value-type="float">
            <text:p>1813564.29213756</text:p>
          </table:table-cell>
          <table:table-cell office:value-type="float" office:value="1733654.98355088" calcext:value-type="float">
            <text:p>1733654.98355088</text:p>
          </table:table-cell>
          <table:table-cell office:value-type="float" office:value="1656895.28061497" calcext:value-type="float">
            <text:p>1656895.28061497</text:p>
          </table:table-cell>
          <table:table-cell office:value-type="float" office:value="1583202.27447744" calcext:value-type="float">
            <text:p>1583202.27447744</text:p>
          </table:table-cell>
          <table:table-cell office:value-type="float" office:value="1512490.67509821" calcext:value-type="float">
            <text:p>1512490.67509821</text:p>
          </table:table-cell>
          <table:table-cell office:value-type="float" office:value="1444673.44182705" calcext:value-type="float">
            <text:p>1444673.44182705</text:p>
          </table:table-cell>
          <table:table-cell office:value-type="float" office:value="1379662.36000349" calcext:value-type="float">
            <text:p>1379662.36000349</text:p>
          </table:table-cell>
          <table:table-cell office:value-type="float" office:value="1317368.54880467" calcext:value-type="float">
            <text:p>1317368.54880467</text:p>
          </table:table-cell>
          <table:table-cell office:value-type="float" office:value="1257702.91870627" calcext:value-type="float">
            <text:p>1257702.91870627</text:p>
          </table:table-cell>
          <table:table-cell office:value-type="float" office:value="1200576.57391502" calcext:value-type="float">
            <text:p>1200576.57391502</text:p>
          </table:table-cell>
          <table:table-cell office:value-type="float" office:value="1145901.1693991" calcext:value-type="float">
            <text:p>1145901.1693991</text:p>
          </table:table-cell>
          <table:table-cell office:value-type="float" office:value="1093589.2206269" calcext:value-type="float">
            <text:p>1093589.2206269</text:p>
          </table:table-cell>
          <table:table-cell office:value-type="float" office:value="1043554.37363681" calcext:value-type="float">
            <text:p>1043554.37363681</text:p>
          </table:table-cell>
          <table:table-cell office:value-type="float" office:value="995711.637130965" calcext:value-type="float">
            <text:p>995711.637130965</text:p>
          </table:table-cell>
          <table:table-cell office:value-type="float" office:value="949977.579826513" calcext:value-type="float">
            <text:p>949977.579826513</text:p>
          </table:table-cell>
          <table:table-cell office:value-type="float" office:value="906270.497182427" calcext:value-type="float">
            <text:p>906270.497182427</text:p>
          </table:table-cell>
          <table:table-cell office:value-type="float" office:value="864510.5494224" calcext:value-type="float">
            <text:p>864510.5494224</text:p>
          </table:table-cell>
          <table:table-cell office:value-type="float" office:value="824619.873799232" calcext:value-type="float">
            <text:p>824619.873799232</text:p>
          </table:table-cell>
          <table:table-cell office:value-type="float" office:value="786522.673850676" calcext:value-type="float">
            <text:p>786522.673850676</text:p>
          </table:table-cell>
          <table:table-cell office:value-type="float" office:value="750145.288093126" calcext:value-type="float">
            <text:p>750145.288093126</text:p>
          </table:table-cell>
          <table:table-cell office:value-type="float" office:value="715416.24022521" calcext:value-type="float">
            <text:p>715416.24022521</text:p>
          </table:table-cell>
          <table:table-cell office:value-type="float" office:value="682266.272742506" calcext:value-type="float">
            <text:p>682266.272742506</text:p>
          </table:table-cell>
          <table:table-cell office:value-type="float" office:value="650628.366783642" calcext:value-type="float">
            <text:p>650628.366783642</text:p>
          </table:table-cell>
          <table:table-cell office:value-type="float" office:value="620437.747696763" calcext:value-type="float">
            <text:p>620437.747696763</text:p>
          </table:table-cell>
          <table:table-cell office:value-type="float" office:value="591631.881169081" calcext:value-type="float">
            <text:p>591631.881169081</text:p>
          </table:table-cell>
          <table:table-cell office:value-type="float" office:value="564150.45804485" calcext:value-type="float">
            <text:p>564150.45804485</text:p>
          </table:table-cell>
          <table:table-cell office:value-type="float" office:value="537935.372269637" calcext:value-type="float">
            <text:p>537935.372269637</text:p>
          </table:table-cell>
          <table:table-cell office:value-type="float" office:value="512930.689929716" calcext:value-type="float">
            <text:p>512930.689929716</text:p>
          </table:table-cell>
          <table:table-cell office:value-type="float" office:value="489082.613783236" calcext:value-type="float">
            <text:p>489082.613783236</text:p>
          </table:table-cell>
          <table:table-cell office:value-type="float" office:value="466339.441195857" calcext:value-type="float">
            <text:p>466339.441195857</text:p>
          </table:table-cell>
          <table:table-cell office:value-type="float" office:value="444651.518912149" calcext:value-type="float">
            <text:p>444651.518912149</text:p>
          </table:table-cell>
          <table:table-cell office:value-type="float" office:value="423971.19363646" calcext:value-type="float">
            <text:p>423971.19363646</text:p>
          </table:table-cell>
          <table:table-cell office:value-type="float" office:value="404252.760073303" calcext:value-type="float">
            <text:p>404252.760073303</text:p>
          </table:table-cell>
          <table:table-cell office:value-type="float" office:value="385452.406762588" calcext:value-type="float">
            <text:p>385452.406762588</text:p>
          </table:table-cell>
          <table:table-cell office:value-type="float" office:value="367528.160128306" calcext:value-type="float">
            <text:p>367528.160128306</text:p>
          </table:table-cell>
          <table:table-cell office:value-type="float" office:value="350439.827917515" calcext:value-type="float">
            <text:p>350439.827917515</text:p>
          </table:table-cell>
          <table:table-cell office:value-type="float" office:value="334148.941051044" calcext:value-type="float">
            <text:p>334148.941051044</text:p>
          </table:table-cell>
          <table:table-cell office:value-type="float" office:value="318618.696067246" calcext:value-type="float">
            <text:p>318618.696067246</text:p>
          </table:table-cell>
          <table:table-cell office:value-type="float" office:value="303813.896809524" calcext:value-type="float">
            <text:p>303813.896809524</text:p>
          </table:table-cell>
          <table:table-cell office:value-type="float" office:value="289700.897103199" calcext:value-type="float">
            <text:p>289700.897103199</text:p>
          </table:table-cell>
          <table:table-cell office:value-type="float" office:value="276247.543220783" calcext:value-type="float">
            <text:p>276247.543220783</text:p>
          </table:table-cell>
          <table:table-cell office:value-type="float" office:value="263423.117824295" calcext:value-type="float">
            <text:p>263423.117824295</text:p>
          </table:table-cell>
          <table:table-cell office:value-type="float" office:value="251198.284107717" calcext:value-type="float">
            <text:p>251198.284107717</text:p>
          </table:table-cell>
          <table:table-cell office:value-type="float" office:value="239545.03166623" calcext:value-type="float">
            <text:p>239545.03166623</text:p>
          </table:table-cell>
          <table:table-cell office:value-type="float" office:value="228436.622965607" calcext:value-type="float">
            <text:p>228436.622965607</text:p>
          </table:table-cell>
          <table:table-cell office:value-type="float" office:value="217847.541635061" calcext:value-type="float">
            <text:p>217847.541635061</text:p>
          </table:table-cell>
          <table:table-cell office:value-type="float" office:value="207753.441588484" calcext:value-type="float">
            <text:p>207753.441588484</text:p>
          </table:table-cell>
          <table:table-cell office:value-type="float" office:value="198131.098078172" calcext:value-type="float">
            <text:p>198131.098078172</text:p>
          </table:table-cell>
          <table:table-cell office:value-type="float" office:value="188958.359770669" calcext:value-type="float">
            <text:p>188958.359770669</text:p>
          </table:table-cell>
          <table:table-cell office:value-type="float" office:value="180214.102696494" calcext:value-type="float">
            <text:p>180214.102696494</text:p>
          </table:table-cell>
          <table:table-cell office:value-type="float" office:value="171878.185388296" calcext:value-type="float">
            <text:p>171878.185388296</text:p>
          </table:table-cell>
          <table:table-cell office:value-type="float" office:value="163931.406091374" calcext:value-type="float">
            <text:p>163931.406091374</text:p>
          </table:table-cell>
          <table:table-cell office:value-type="float" office:value="156355.460635766" calcext:value-type="float">
            <text:p>156355.460635766</text:p>
          </table:table-cell>
          <table:table-cell office:value-type="float" office:value="149132.90259742" calcext:value-type="float">
            <text:p>149132.90259742</text:p>
          </table:table-cell>
          <table:table-cell office:value-type="float" office:value="142247.104742499" calcext:value-type="float">
            <text:p>142247.104742499</text:p>
          </table:table-cell>
          <table:table-cell office:value-type="float" office:value="135682.221709787" calcext:value-type="float">
            <text:p>135682.221709787</text:p>
          </table:table-cell>
          <table:table-cell office:value-type="float" office:value="129423.154673694" calcext:value-type="float">
            <text:p>129423.154673694</text:p>
          </table:table-cell>
          <table:table-cell office:value-type="float" office:value="123455.516799443" calcext:value-type="float">
            <text:p>123455.516799443</text:p>
          </table:table-cell>
          <table:table-cell office:value-type="float" office:value="117765.600679896" calcext:value-type="float">
            <text:p>117765.600679896</text:p>
          </table:table-cell>
          <table:table-cell office:value-type="float" office:value="112340.346771537" calcext:value-type="float">
            <text:p>112340.346771537</text:p>
          </table:table-cell>
          <table:table-cell office:value-type="float" office:value="107167.313259595" calcext:value-type="float">
            <text:p>107167.313259595</text:p>
          </table:table-cell>
          <table:table-cell office:value-type="float" office:value="102234.647322241" calcext:value-type="float">
            <text:p>102234.647322241</text:p>
          </table:table-cell>
          <table:table-cell office:value-type="float" office:value="97531.057454561" calcext:value-type="float">
            <text:p>97531.057454561</text:p>
          </table:table-cell>
          <table:table-cell office:value-type="float" office:value="93045.7872016746" calcext:value-type="float">
            <text:p>93045.7872016746</text:p>
          </table:table-cell>
          <table:table-cell office:value-type="float" office:value="88768.5898725378" calcext:value-type="float">
            <text:p>88768.5898725378</text:p>
          </table:table-cell>
          <table:table-cell office:value-type="float" office:value="84689.7045012493" calcext:value-type="float">
            <text:p>84689.7045012493</text:p>
          </table:table-cell>
          <table:table-cell office:value-type="float" office:value="80799.8328702752" calcext:value-type="float">
            <text:p>80799.8328702752</text:p>
          </table:table-cell>
          <table:table-cell office:value-type="float" office:value="77090.1175475483" calcext:value-type="float">
            <text:p>77090.1175475483</text:p>
          </table:table-cell>
          <table:table-cell office:value-type="float" office:value="73552.1209669947" calcext:value-type="float">
            <text:p>73552.1209669947</text:p>
          </table:table-cell>
          <table:table-cell office:value-type="float" office:value="70177.8054513379" calcext:value-type="float">
            <text:p>70177.8054513379</text:p>
          </table:table-cell>
          <table:table-cell office:value-type="float" office:value="66959.5141653489" calcext:value-type="float">
            <text:p>66959.5141653489</text:p>
          </table:table-cell>
          <table:table-cell office:value-type="float" office:value="63889.9529569569" calcext:value-type="float">
            <text:p>63889.9529569569</text:p>
          </table:table-cell>
          <table:table-cell office:value-type="float" office:value="60962.1730613537" calcext:value-type="float">
            <text:p>60962.1730613537</text:p>
          </table:table-cell>
          <table:table-cell office:value-type="float" office:value="58169.554576731" calcext:value-type="float">
            <text:p>58169.554576731</text:p>
          </table:table-cell>
          <table:table-cell office:value-type="float" office:value="55505.7907560304" calcext:value-type="float">
            <text:p>55505.7907560304</text:p>
          </table:table-cell>
          <table:table-cell office:value-type="float" office:value="52964.8730974574" calcext:value-type="float">
            <text:p>52964.8730974574</text:p>
          </table:table-cell>
          <table:table-cell office:value-type="float" office:value="50541.0769921511" calcext:value-type="float">
            <text:p>50541.0769921511</text:p>
          </table:table-cell>
          <table:table-cell office:value-type="float" office:value="48228.9481748591" calcext:value-type="float">
            <text:p>48228.9481748591</text:p>
          </table:table-cell>
          <table:table-cell office:value-type="float" office:value="46023.2898565078" calcext:value-type="float">
            <text:p>46023.2898565078</text:p>
          </table:table-cell>
          <table:table-cell office:value-type="float" office:value="43919.1502927555" calcext:value-type="float">
            <text:p>43919.1502927555</text:p>
          </table:table-cell>
          <table:table-cell office:value-type="float" office:value="41911.8111274086" calcext:value-type="float">
            <text:p>41911.8111274086</text:p>
          </table:table-cell>
          <table:table-cell office:value-type="float" office:value="39996.7763133048" calcext:value-type="float">
            <text:p>39996.7763133048</text:p>
          </table:table-cell>
          <table:table-cell office:value-type="float" office:value="38169.7613493977" calcext:value-type="float">
            <text:p>38169.7613493977</text:p>
          </table:table-cell>
          <table:table-cell office:value-type="float" office:value="36426.6832464417" calcext:value-type="float">
            <text:p>36426.6832464417</text:p>
          </table:table-cell>
          <table:table-cell office:value-type="float" office:value="34763.6509293193" calcext:value-type="float">
            <text:p>34763.6509293193</text:p>
          </table:table-cell>
          <table:table-cell office:value-type="float" office:value="33176.955974846" calcext:value-type="float">
            <text:p>33176.955974846</text:p>
          </table:table-cell>
          <table:table-cell office:value-type="float" office:value="31663.063992398" calcext:value-type="float">
            <text:p>31663.063992398</text:p>
          </table:table-cell>
          <table:table-cell office:value-type="float" office:value="30218.6063417001" calcext:value-type="float">
            <text:p>30218.6063417001</text:p>
          </table:table-cell>
          <table:table-cell office:value-type="float" office:value="28840.3721306689" calcext:value-type="float">
            <text:p>28840.3721306689</text:p>
          </table:table-cell>
          <table:table-cell office:value-type="float" office:value="27525.3008105235" calcext:value-type="float">
            <text:p>27525.3008105235</text:p>
          </table:table-cell>
          <table:table-cell office:value-type="float" office:value="26270.4750132366" calcext:value-type="float">
            <text:p>26270.4750132366</text:p>
          </table:table-cell>
          <table:table-cell office:value-type="float" office:value="25073.1136728579" calcext:value-type="float">
            <text:p>25073.1136728579</text:p>
          </table:table-cell>
          <table:table-cell office:value-type="float" office:value="23930.5656355027" calcext:value-type="float">
            <text:p>23930.5656355027</text:p>
          </table:table-cell>
          <table:table-cell office:value-type="float" office:value="22840.3034604844" calcext:value-type="float">
            <text:p>22840.3034604844</text:p>
          </table:table-cell>
          <table:table-cell office:value-type="float" office:value="21799.9175012615" calcext:value-type="float">
            <text:p>21799.9175012615</text:p>
          </table:table-cell>
          <table:table-cell office:value-type="float" office:value="20807.1104388849" calcext:value-type="float">
            <text:p>20807.1104388849</text:p>
          </table:table-cell>
          <table:table-cell office:value-type="float" office:value="19859.6919120214" calcext:value-type="float">
            <text:p>19859.6919120214</text:p>
          </table:table-cell>
          <table:table-cell office:value-type="float" office:value="18955.573422806" calcext:value-type="float">
            <text:p>18955.573422806</text:p>
          </table:table-cell>
          <table:table-cell office:value-type="float" office:value="18092.763600453" calcext:value-type="float">
            <text:p>18092.763600453</text:p>
          </table:table-cell>
          <table:table-cell office:value-type="float" office:value="17269.3635682487" calcext:value-type="float">
            <text:p>17269.3635682487</text:p>
          </table:table-cell>
          <table:table-cell office:value-type="float" office:value="16483.5625633009" calcext:value-type="float">
            <text:p>16483.5625633009</text:p>
          </table:table-cell>
          <table:table-cell office:value-type="float" office:value="15733.633861501" calcext:value-type="float">
            <text:p>15733.633861501</text:p>
          </table:table-cell>
          <table:table-cell office:value-type="float" office:value="15017.9307575478" calcext:value-type="float">
            <text:p>15017.9307575478</text:p>
          </table:table-cell>
          <table:table-cell office:value-type="float" office:value="14334.8827958979" calcext:value-type="float">
            <text:p>14334.8827958979</text:p>
          </table:table-cell>
          <table:table-cell office:value-type="float" office:value="13682.9922712781" calcext:value-type="float">
            <text:p>13682.9922712781</text:p>
          </table:table-cell>
          <table:table-cell office:value-type="float" office:value="13060.8307459615" calcext:value-type="float">
            <text:p>13060.8307459615</text:p>
          </table:table-cell>
          <table:table-cell office:value-type="float" office:value="12467.0358073688" calcext:value-type="float">
            <text:p>12467.0358073688</text:p>
          </table:table-cell>
          <table:table-cell office:value-type="float" office:value="11900.3080117245" calcext:value-type="float">
            <text:p>11900.3080117245</text:p>
          </table:table-cell>
          <table:table-cell office:value-type="float" office:value="11359.4078909741" calcext:value-type="float">
            <text:p>11359.4078909741</text:p>
          </table:table-cell>
          <table:table-cell office:value-type="float" office:value="10843.153150929" calcext:value-type="float">
            <text:p>10843.153150929</text:p>
          </table:table-cell>
          <table:table-cell office:value-type="float" office:value="10350.4160578363" calcext:value-type="float">
            <text:p>10350.4160578363</text:p>
          </table:table-cell>
          <table:table-cell office:value-type="float" office:value="9880.1208727716" calcext:value-type="float">
            <text:p>9880.1208727716</text:p>
          </table:table-cell>
          <table:table-cell office:value-type="float" office:value="9431.24138394636" calcext:value-type="float">
            <text:p>9431.24138394636</text:p>
          </table:table-cell>
          <table:table-cell office:value-type="float" office:value="9002.79860506078" calcext:value-type="float">
            <text:p>9002.79860506078</text:p>
          </table:table-cell>
          <table:table-cell office:value-type="float" office:value="8593.85861533433" calcext:value-type="float">
            <text:p>8593.85861533433</text:p>
          </table:table-cell>
          <table:table-cell office:value-type="float" office:value="8203.5304553766" calcext:value-type="float">
            <text:p>8203.5304553766</text:p>
          </table:table-cell>
          <table:table-cell office:value-type="float" office:value="7830.9641167776" calcext:value-type="float">
            <text:p>7830.9641167776</text:p>
          </table:table-cell>
          <table:table-cell office:value-type="float" office:value="7475.34864288166" calcext:value-type="float">
            <text:p>7475.34864288166</text:p>
          </table:table-cell>
          <table:table-cell office:value-type="float" office:value="7135.91031961618" calcext:value-type="float">
            <text:p>7135.91031961618</text:p>
          </table:table-cell>
          <table:table-cell office:value-type="float" office:value="6811.91094225964" calcext:value-type="float">
            <text:p>6811.91094225964</text:p>
          </table:table-cell>
          <table:table-cell office:value-type="float" office:value="6502.64616933155" calcext:value-type="float">
            <text:p>6502.64616933155</text:p>
          </table:table-cell>
          <table:table-cell office:value-type="float" office:value="6207.44397392551" calcext:value-type="float">
            <text:p>6207.44397392551</text:p>
          </table:table-cell>
          <table:table-cell office:value-type="float" office:value="5925.6631369893" calcext:value-type="float">
            <text:p>5925.6631369893</text:p>
          </table:table-cell>
          <table:table-cell office:value-type="float" office:value="5656.69181483797" calcext:value-type="float">
            <text:p>5656.69181483797</text:p>
          </table:table-cell>
          <table:table-cell office:value-type="float" office:value="5399.94618461578" calcext:value-type="float">
            <text:p>5399.94618461578</text:p>
          </table:table-cell>
          <table:table-cell office:value-type="float" office:value="5154.86915918585" calcext:value-type="float">
            <text:p>5154.86915918585</text:p>
          </table:table-cell>
          <table:table-cell office:value-type="float" office:value="4920.92914657743" calcext:value-type="float">
            <text:p>4920.92914657743</text:p>
          </table:table-cell>
          <table:table-cell office:value-type="float" office:value="4697.61887764154" calcext:value-type="float">
            <text:p>4697.61887764154</text:p>
          </table:table-cell>
          <table:table-cell office:value-type="float" office:value="4484.45428479455" calcext:value-type="float">
            <text:p>4484.45428479455</text:p>
          </table:table-cell>
          <table:table-cell office:value-type="float" office:value="4280.97343034102" calcext:value-type="float">
            <text:p>4280.97343034102</text:p>
          </table:table-cell>
          <table:table-cell office:value-type="float" office:value="4086.73548859274" calcext:value-type="float">
            <text:p>4086.73548859274</text:p>
          </table:table-cell>
          <table:table-cell office:value-type="float" office:value="3901.31977400654" calcext:value-type="float">
            <text:p>3901.31977400654</text:p>
          </table:table-cell>
          <table:table-cell office:value-type="float" office:value="3724.3248205727" calcext:value-type="float">
            <text:p>3724.3248205727</text:p>
          </table:table-cell>
          <table:table-cell office:value-type="float" office:value="3555.36749394316" calcext:value-type="float">
            <text:p>3555.36749394316</text:p>
          </table:table-cell>
          <table:table-cell office:value-type="float" office:value="3394.08214621013" calcext:value-type="float">
            <text:p>3394.08214621013</text:p>
          </table:table-cell>
          <table:table-cell office:value-type="float" office:value="3240.11982100728" calcext:value-type="float">
            <text:p>3240.11982100728</text:p>
          </table:table-cell>
          <table:table-cell office:value-type="float" office:value="3093.14747692056" calcext:value-type="float">
            <text:p>3093.14747692056</text:p>
          </table:table-cell>
          <table:table-cell office:value-type="float" office:value="2952.84726982383" calcext:value-type="float">
            <text:p>2952.84726982383</text:p>
          </table:table-cell>
          <table:table-cell office:value-type="float" office:value="2818.91584328107" calcext:value-type="float">
            <text:p>2818.91584328107</text:p>
          </table:table-cell>
          <table:table-cell office:value-type="float" office:value="2691.06367839051" calcext:value-type="float">
            <text:p>2691.06367839051</text:p>
          </table:table-cell>
          <table:table-cell office:value-type="float" office:value="2569.01444455647" calcext:value-type="float">
            <text:p>2569.01444455647</text:p>
          </table:table-cell>
          <table:table-cell office:value-type="float" office:value="2452.50441032812" calcext:value-type="float">
            <text:p>2452.50441032812</text:p>
          </table:table-cell>
          <table:table-cell office:value-type="float" office:value="2341.28185274219" calcext:value-type="float">
            <text:p>2341.28185274219</text:p>
          </table:table-cell>
          <table:table-cell office:value-type="float" office:value="2235.10652272455" calcext:value-type="float">
            <text:p>2235.10652272455</text:p>
          </table:table-cell>
          <table:table-cell office:value-type="float" office:value="2133.74911079512" calcext:value-type="float">
            <text:p>2133.74911079512</text:p>
          </table:table-cell>
          <table:table-cell office:value-type="float" office:value="2036.99074329271" calcext:value-type="float">
            <text:p>2036.99074329271</text:p>
          </table:table-cell>
          <table:table-cell office:value-type="float" office:value="1944.6225078007" calcext:value-type="float">
            <text:p>1944.6225078007</text:p>
          </table:table-cell>
          <table:table-cell office:value-type="float" office:value="1856.44501110863" calcext:value-type="float">
            <text:p>1856.44501110863</text:p>
          </table:table-cell>
          <table:table-cell office:value-type="float" office:value="1772.26792487988" calcext:value-type="float">
            <text:p>1772.26792487988</text:p>
          </table:table-cell>
          <table:table-cell office:value-type="float" office:value="1691.9095853392" calcext:value-type="float">
            <text:p>1691.9095853392</text:p>
          </table:table-cell>
          <table:table-cell office:value-type="float" office:value="1615.19659351565" calcext:value-type="float">
            <text:p>1615.19659351565</text:p>
          </table:table-cell>
          <table:table-cell office:value-type="float" office:value="1541.96343506136" calcext:value-type="float">
            <text:p>1541.96343506136</text:p>
          </table:table-cell>
          <table:table-cell office:value-type="float" office:value="1472.05212534287" calcext:value-type="float">
            <text:p>1472.05212534287</text:p>
          </table:table-cell>
          <table:table-cell office:value-type="float" office:value="1405.31186136718" calcext:value-type="float">
            <text:p>1405.31186136718</text:p>
          </table:table-cell>
          <table:table-cell office:value-type="float" office:value="1341.5986977208" calcext:value-type="float">
            <text:p>1341.5986977208</text:p>
          </table:table-cell>
          <table:table-cell office:value-type="float" office:value="1280.77523276832" calcext:value-type="float">
            <text:p>1280.77523276832</text:p>
          </table:table-cell>
          <table:table-cell office:value-type="float" office:value="1222.71031010395" calcext:value-type="float">
            <text:p>1222.71031010395</text:p>
          </table:table-cell>
          <table:table-cell office:value-type="float" office:value="1167.27873449912" calcext:value-type="float">
            <text:p>1167.27873449912</text:p>
          </table:table-cell>
          <table:table-cell office:value-type="float" office:value="1114.36099926876" calcext:value-type="float">
            <text:p>1114.36099926876</text:p>
          </table:table-cell>
          <table:table-cell office:value-type="float" office:value="1063.84302864916" calcext:value-type="float">
            <text:p>1063.84302864916</text:p>
          </table:table-cell>
          <table:table-cell office:value-type="float" office:value="1015.61592920139" calcext:value-type="float">
            <text:p>1015.61592920139</text:p>
          </table:table-cell>
          <table:table-cell office:value-type="float" office:value="969.575754582388" calcext:value-type="float">
            <text:p>969.575754582388</text:p>
          </table:table-cell>
          <table:table-cell office:value-type="float" office:value="925.623280785673" calcext:value-type="float">
            <text:p>925.623280785673</text:p>
          </table:table-cell>
          <table:table-cell office:value-type="float" office:value="883.663788734178" calcext:value-type="float">
            <text:p>883.663788734178</text:p>
          </table:table-cell>
          <table:table-cell office:value-type="float" office:value="843.606861279492" calcext:value-type="float">
            <text:p>843.606861279492</text:p>
          </table:table-cell>
          <table:table-cell office:value-type="float" office:value="805.366189499861" calcext:value-type="float">
            <text:p>805.366189499861</text:p>
          </table:table-cell>
          <table:table-cell office:value-type="float" office:value="768.859381515309" calcext:value-type="float">
            <text:p>768.859381515309</text:p>
          </table:table-cell>
          <table:table-cell office:value-type="float" office:value="734.007786280699" calcext:value-type="float">
            <text:p>734.007786280699</text:p>
          </table:table-cell>
          <table:table-cell office:value-type="float" office:value="700.736325301642" calcext:value-type="float">
            <text:p>700.736325301642</text:p>
          </table:table-cell>
          <table:table-cell office:value-type="float" office:value="668.973326629523" calcext:value-type="float">
            <text:p>668.973326629523</text:p>
          </table:table-cell>
          <table:table-cell office:value-type="float" office:value="638.650371403959" calcext:value-type="float">
            <text:p>638.650371403959</text:p>
          </table:table-cell>
          <table:table-cell office:value-type="float" office:value="609.702148406618" calcext:value-type="float">
            <text:p>609.702148406618</text:p>
          </table:table-cell>
          <table:table-cell office:value-type="float" office:value="582.066309172252" calcext:value-type="float">
            <text:p>582.066309172252</text:p>
          </table:table-cell>
          <table:table-cell office:value-type="float" office:value="555.683334468692" calcext:value-type="float">
            <text:p>555.683334468692</text:p>
          </table:table-cell>
          <table:table-cell office:value-type="float" office:value="530.496407841898" calcext:value-type="float">
            <text:p>530.496407841898</text:p>
          </table:table-cell>
          <table:table-cell office:value-type="float" office:value="506.45128996281" calcext:value-type="float">
            <text:p>506.45128996281</text:p>
          </table:table-cell>
          <table:table-cell office:value-type="float" office:value="483.496202200128" calcext:value-type="float">
            <text:p>483.496202200128</text:p>
          </table:table-cell>
          <table:table-cell office:value-type="float" office:value="461.581716759352" calcext:value-type="float">
            <text:p>461.581716759352</text:p>
          </table:table-cell>
          <table:table-cell office:value-type="float" office:value="440.660647475846" calcext:value-type="float">
            <text:p>440.660647475846</text:p>
          </table:table-cell>
          <table:table-cell office:value-type="float" office:value="420.68794838326" calcext:value-type="float">
            <text:p>420.68794838326</text:p>
          </table:table-cell>
          <table:table-cell office:value-type="float" office:value="401.620618603833" calcext:value-type="float">
            <text:p>401.620618603833</text:p>
          </table:table-cell>
          <table:table-cell office:value-type="float" office:value="383.417607283782" calcext:value-type="float">
            <text:p>383.417607283782</text:p>
          </table:table-cell>
          <table:table-cell office:value-type="float" office:value="366.039725263035" calcext:value-type="float">
            <text:p>366.039725263035</text:p>
          </table:table-cell>
          <table:table-cell office:value-type="float" office:value="349.449562045906" calcext:value-type="float">
            <text:p>349.449562045906</text:p>
          </table:table-cell>
          <table:table-cell office:value-type="float" office:value="333.611403527996" calcext:value-type="float">
            <text:p>333.611403527996</text:p>
          </table:table-cell>
          <table:table-cell office:value-type="float" office:value="318.49115494032" calcext:value-type="float">
            <text:p>318.49115494032</text:p>
          </table:table-cell>
          <table:table-cell office:value-type="float" office:value="304.056268937279" calcext:value-type="float">
            <text:p>304.056268937279</text:p>
          </table:table-cell>
          <table:table-cell office:value-type="float" office:value="290.275673904508" calcext:value-type="float">
            <text:p>290.275673904508</text:p>
          </table:table-cell>
          <table:table-cell office:value-type="float" office:value="277.11970678486" calcext:value-type="float">
            <text:p>277.11970678486</text:p>
          </table:table-cell>
          <table:table-cell office:value-type="float" office:value="264.560050660838" calcext:value-type="float">
            <text:p>264.560050660838</text:p>
          </table:table-cell>
          <table:table-cell office:value-type="float" office:value="252.569672664302" calcext:value-type="float">
            <text:p>252.569672664302</text:p>
          </table:table-cell>
          <table:table-cell office:value-type="float" office:value="241.122765315251" calcext:value-type="float">
            <text:p>241.122765315251</text:p>
          </table:table-cell>
          <table:table-cell office:value-type="float" office:value="230.19469191286" calcext:value-type="float">
            <text:p>230.19469191286</text:p>
          </table:table-cell>
          <table:table-cell office:value-type="float" office:value="219.761932917382" calcext:value-type="float">
            <text:p>219.761932917382</text:p>
          </table:table-cell>
          <table:table-cell office:value-type="float" office:value="209.802034690955" calcext:value-type="float">
            <text:p>209.802034690955</text:p>
          </table:table-cell>
          <table:table-cell office:value-type="float" office:value="200.293562130855" calcext:value-type="float">
            <text:p>200.293562130855</text:p>
          </table:table-cell>
          <table:table-cell office:value-type="float" office:value="191.216052323334" calcext:value-type="float">
            <text:p>191.216052323334</text:p>
          </table:table-cell>
          <table:table-cell office:value-type="float" office:value="182.549969678908" calcext:value-type="float">
            <text:p>182.549969678908</text:p>
          </table:table-cell>
          <table:table-cell office:value-type="float" office:value="174.276664522921" calcext:value-type="float">
            <text:p>174.276664522921</text:p>
          </table:table-cell>
          <table:table-cell office:value-type="float" office:value="166.378333056644" calcext:value-type="float">
            <text:p>166.378333056644</text:p>
          </table:table-cell>
          <table:table-cell office:value-type="float" office:value="158.837978273948" calcext:value-type="float">
            <text:p>158.837978273948</text:p>
          </table:table-cell>
          <table:table-cell office:value-type="float" office:value="151.639373787971" calcext:value-type="float">
            <text:p>151.639373787971</text:p>
          </table:table-cell>
          <table:table-cell office:value-type="float" office:value="144.76702924169" calcext:value-type="float">
            <text:p>144.76702924169</text:p>
          </table:table-cell>
          <table:table-cell office:value-type="float" office:value="138.206156121388" calcext:value-type="float">
            <text:p>138.206156121388</text:p>
          </table:table-cell>
          <table:table-cell office:value-type="float" office:value="131.942636266435" calcext:value-type="float">
            <text:p>131.942636266435</text:p>
          </table:table-cell>
          <table:table-cell office:value-type="float" office:value="125.962992086715" calcext:value-type="float">
            <text:p>125.962992086715</text:p>
          </table:table-cell>
          <table:table-cell office:value-type="float" office:value="120.254356671493" calcext:value-type="float">
            <text:p>120.254356671493</text:p>
          </table:table-cell>
          <table:table-cell office:value-type="float" office:value="114.804446320597" calcext:value-type="float">
            <text:p>114.804446320597</text:p>
          </table:table-cell>
          <table:table-cell office:value-type="float" office:value="109.601534478336" calcext:value-type="float">
            <text:p>109.601534478336</text:p>
          </table:table-cell>
          <table:table-cell office:value-type="float" office:value="104.634425951628" calcext:value-type="float">
            <text:p>104.634425951628</text:p>
          </table:table-cell>
          <table:table-cell office:value-type="float" office:value="99.8924328600294" calcext:value-type="float">
            <text:p>99.8924328600294</text:p>
          </table:table-cell>
          <table:table-cell office:value-type="float" office:value="95.3653521947271" calcext:value-type="float">
            <text:p>95.3653521947271</text:p>
          </table:table-cell>
          <table:table-cell office:value-type="float" office:value="91.0434432693675" calcext:value-type="float">
            <text:p>91.0434432693675</text:p>
          </table:table-cell>
          <table:table-cell office:value-type="float" office:value="86.9174067602845" calcext:value-type="float">
            <text:p>86.9174067602845</text:p>
          </table:table-cell>
          <table:table-cell office:value-type="float" office:value="82.9783651707837" calcext:value-type="float">
            <text:p>82.9783651707837</text:p>
          </table:table-cell>
          <table:table-cell office:value-type="float" office:value="79.2178433535642" calcext:value-type="float">
            <text:p>79.2178433535642</text:p>
          </table:table-cell>
          <table:table-cell office:value-type="float" office:value="75.6277502002534" calcext:value-type="float">
            <text:p>75.6277502002534</text:p>
          </table:table-cell>
          <table:table-cell office:value-type="float" office:value="72.2003614908354" calcext:value-type="float">
            <text:p>72.2003614908354</text:p>
          </table:table-cell>
          <table:table-cell office:value-type="float" office:value="68.9283030723323" calcext:value-type="float">
            <text:p>68.9283030723323</text:p>
          </table:table-cell>
          <table:table-cell office:value-type="float" office:value="65.8045348397581" calcext:value-type="float">
            <text:p>65.8045348397581</text:p>
          </table:table-cell>
          <table:table-cell office:value-type="float" office:value="62.8223359742973" calcext:value-type="float">
            <text:p>62.8223359742973</text:p>
          </table:table-cell>
          <table:table-cell office:value-type="float" office:value="59.9752903554789" calcext:value-type="float">
            <text:p>59.9752903554789</text:p>
          </table:table-cell>
          <table:table-cell office:value-type="float" office:value="57.2572725369742" calcext:value-type="float">
            <text:p>57.2572725369742</text:p>
          </table:table-cell>
          <table:table-cell office:value-type="float" office:value="54.6624347773647" calcext:value-type="float">
            <text:p>54.6624347773647</text:p>
          </table:table-cell>
          <table:table-cell office:value-type="float" office:value="52.1851944474563" calcext:value-type="float">
            <text:p>52.1851944474563</text:p>
          </table:table-cell>
          <table:table-cell office:value-type="float" office:value="49.8202218412968" calcext:value-type="float">
            <text:p>49.8202218412968</text:p>
          </table:table-cell>
          <table:table-cell office:value-type="float" office:value="47.5624288390998" calcext:value-type="float">
            <text:p>47.5624288390998</text:p>
          </table:table-cell>
          <table:table-cell office:value-type="float" office:value="45.406958015736" calcext:value-type="float">
            <text:p>45.406958015736</text:p>
          </table:table-cell>
          <table:table-cell office:value-type="float" office:value="43.3491719517662" calcext:value-type="float">
            <text:p>43.3491719517662</text:p>
          </table:table-cell>
          <table:table-cell office:value-type="float" office:value="41.3846433974324" calcext:value-type="float">
            <text:p>41.3846433974324</text:p>
          </table:table-cell>
          <table:table-cell office:value-type="float" office:value="39.5091459615217" calcext:value-type="float">
            <text:p>39.5091459615217</text:p>
          </table:table-cell>
          <table:table-cell office:value-type="float" office:value="37.7186447192343" calcext:value-type="float">
            <text:p>37.7186447192343</text:p>
          </table:table-cell>
          <table:table-cell office:value-type="float" office:value="36.0092876224274" calcext:value-type="float">
            <text:p>36.0092876224274</text:p>
          </table:table-cell>
          <table:table-cell office:value-type="float" office:value="34.3773972313387" calcext:value-type="float">
            <text:p>34.3773972313387</text:p>
          </table:table-cell>
          <table:table-cell office:value-type="float" office:value="32.8194627105575" calcext:value-type="float">
            <text:p>32.8194627105575</text:p>
          </table:table-cell>
          <table:table-cell office:value-type="float" office:value="31.3321322916192" calcext:value-type="float">
            <text:p>31.3321322916192</text:p>
          </table:table-cell>
          <table:table-cell office:value-type="float" office:value="29.9122062590208" calcext:value-type="float">
            <text:p>29.9122062590208</text:p>
          </table:table-cell>
          <table:table-cell office:value-type="float" office:value="28.5566298274366" calcext:value-type="float">
            <text:p>28.5566298274366</text:p>
          </table:table-cell>
          <table:table-cell office:value-type="float" office:value="27.2624866187319" calcext:value-type="float">
            <text:p>27.2624866187319</text:p>
          </table:table-cell>
          <table:table-cell office:value-type="float" office:value="26.026992539948" calcext:value-type="float">
            <text:p>26.026992539948</text:p>
          </table:table-cell>
          <table:table-cell office:value-type="float" office:value="24.8474896571145" calcext:value-type="float">
            <text:p>24.8474896571145</text:p>
          </table:table-cell>
          <table:table-cell office:value-type="float" office:value="23.7214404901682" calcext:value-type="float">
            <text:p>23.7214404901682</text:p>
          </table:table-cell>
          <table:table-cell office:value-type="float" office:value="22.6464225662428" calcext:value-type="float">
            <text:p>22.6464225662428</text:p>
          </table:table-cell>
          <table:table-cell office:value-type="float" office:value="21.6201231554622" calcext:value-type="float">
            <text:p>21.6201231554622</text:p>
          </table:table-cell>
        </table:table-row>
        <table:table-row table:style-name="ro1">
          <table:table-cell office:value-type="string" calcext:value-type="string">
            <text:p>Infected</text:p>
          </table:table-cell>
          <table:table-cell office:value-type="float" office:value="0" calcext:value-type="float">
            <text:p>0</text:p>
          </table:table-cell>
          <table:table-cell office:value-type="float" office:value="0.0780271056681755" calcext:value-type="float">
            <text:p>0.078027105668176</text:p>
          </table:table-cell>
          <table:table-cell office:value-type="float" office:value="0.149496270925402" calcext:value-type="float">
            <text:p>0.149496270925402</text:p>
          </table:table-cell>
          <table:table-cell office:value-type="float" office:value="0.219588343544572" calcext:value-type="float">
            <text:p>0.219588343544572</text:p>
          </table:table-cell>
          <table:table-cell office:value-type="float" office:value="0.292659615157472" calcext:value-type="float">
            <text:p>0.292659615157472</text:p>
          </table:table-cell>
          <table:table-cell office:value-type="float" office:value="0.372618531512605" calcext:value-type="float">
            <text:p>0.372618531512605</text:p>
          </table:table-cell>
          <table:table-cell office:value-type="float" office:value="0.46322182021627" calcext:value-type="float">
            <text:p>0.46322182021627</text:p>
          </table:table-cell>
          <table:table-cell office:value-type="float" office:value="0.568319142033746" calcext:value-type="float">
            <text:p>0.568319142033746</text:p>
          </table:table-cell>
          <table:table-cell office:value-type="float" office:value="0.692068171625648" calcext:value-type="float">
            <text:p>0.692068171625648</text:p>
          </table:table-cell>
          <table:table-cell office:value-type="float" office:value="0.839137137600659" calcext:value-type="float">
            <text:p>0.839137137600659</text:p>
          </table:table-cell>
          <table:table-cell office:value-type="float" office:value="1.01490859709402" calcext:value-type="float">
            <text:p>1.01490859709402</text:p>
          </table:table-cell>
          <table:table-cell office:value-type="float" office:value="1.22569638772403" calcext:value-type="float">
            <text:p>1.22569638772403</text:p>
          </table:table-cell>
          <table:table-cell office:value-type="float" office:value="1.47898672058071" calcext:value-type="float">
            <text:p>1.47898672058071</text:p>
          </table:table-cell>
          <table:table-cell office:value-type="float" office:value="1.78371427408132" calcext:value-type="float">
            <text:p>1.78371427408132</text:p>
          </table:table-cell>
          <table:table-cell office:value-type="float" office:value="2.15058464634707" calcext:value-type="float">
            <text:p>2.15058464634707</text:p>
          </table:table-cell>
          <table:table-cell office:value-type="float" office:value="2.59245562303426" calcext:value-type="float">
            <text:p>2.59245562303426</text:p>
          </table:table-cell>
          <table:table-cell office:value-type="float" office:value="3.12479152081896" calcext:value-type="float">
            <text:p>3.12479152081896</text:p>
          </table:table-cell>
          <table:table-cell office:value-type="float" office:value="3.76620701482773" calcext:value-type="float">
            <text:p>3.76620701482773</text:p>
          </table:table-cell>
          <table:table-cell office:value-type="float" office:value="4.53911990298095" calcext:value-type="float">
            <text:p>4.53911990298095</text:p>
          </table:table-cell>
          <table:table-cell office:value-type="float" office:value="5.47053592595442" calcext:value-type="float">
            <text:p>5.47053592595442</text:p>
          </table:table-cell>
          <table:table-cell office:value-type="float" office:value="6.59299341170703" calcext:value-type="float">
            <text:p>6.59299341170703</text:p>
          </table:table-cell>
          <table:table-cell office:value-type="float" office:value="7.94570048922257" calcext:value-type="float">
            <text:p>7.94570048922257</text:p>
          </table:table-cell>
          <table:table-cell office:value-type="float" office:value="9.57590520224691" calcext:value-type="float">
            <text:p>9.57590520224691</text:p>
          </table:table-cell>
          <table:table-cell office:value-type="float" office:value="11.5405461195535" calcext:value-type="float">
            <text:p>11.5405461195535</text:p>
          </table:table-cell>
          <table:table-cell office:value-type="float" office:value="13.9082413256144" calcext:value-type="float">
            <text:p>13.9082413256144</text:p>
          </table:table-cell>
          <table:table-cell office:value-type="float" office:value="16.7616850324337" calcext:value-type="float">
            <text:p>16.7616850324337</text:p>
          </table:table-cell>
          <table:table-cell office:value-type="float" office:value="20.2005359802129" calcext:value-type="float">
            <text:p>20.2005359802129</text:p>
          </table:table-cell>
          <table:table-cell office:value-type="float" office:value="24.3448980682619" calcext:value-type="float">
            <text:p>24.3448980682619</text:p>
          </table:table-cell>
          <table:table-cell office:value-type="float" office:value="29.3395150679316" calcext:value-type="float">
            <text:p>29.3395150679316</text:p>
          </table:table-cell>
          <table:table-cell office:value-type="float" office:value="35.3588258364275" calcext:value-type="float">
            <text:p>35.3588258364275</text:p>
          </table:table-cell>
          <table:table-cell office:value-type="float" office:value="42.6130565421229" calcext:value-type="float">
            <text:p>42.6130565421229</text:p>
          </table:table-cell>
          <table:table-cell office:value-type="float" office:value="51.3555626822787" calcext:value-type="float">
            <text:p>51.3555626822787</text:p>
          </table:table-cell>
          <table:table-cell office:value-type="float" office:value="61.8916773016266" calcext:value-type="float">
            <text:p>61.8916773016266</text:p>
          </table:table-cell>
          <table:table-cell office:value-type="float" office:value="74.5893743685862" calcext:value-type="float">
            <text:p>74.5893743685862</text:p>
          </table:table-cell>
          <table:table-cell office:value-type="float" office:value="89.8921196506003" calcext:value-type="float">
            <text:p>89.8921196506003</text:p>
          </table:table-cell>
          <table:table-cell office:value-type="float" office:value="108.334357912234" calcext:value-type="float">
            <text:p>108.334357912234</text:p>
          </table:table-cell>
          <table:table-cell office:value-type="float" office:value="130.560176966986" calcext:value-type="float">
            <text:p>130.560176966986</text:p>
          </table:table-cell>
          <table:table-cell office:value-type="float" office:value="157.345800249358" calcext:value-type="float">
            <text:p>157.345800249358</text:p>
          </table:table-cell>
          <table:table-cell office:value-type="float" office:value="189.62669325089" calcext:value-type="float">
            <text:p>189.62669325089</text:p>
          </table:table-cell>
          <table:table-cell office:value-type="float" office:value="228.53022989084" calcext:value-type="float">
            <text:p>228.53022989084</text:p>
          </table:table-cell>
          <table:table-cell office:value-type="float" office:value="275.415058992957" calcext:value-type="float">
            <text:p>275.415058992957</text:p>
          </table:table-cell>
          <table:table-cell office:value-type="float" office:value="331.918544984029" calcext:value-type="float">
            <text:p>331.918544984029</text:p>
          </table:table-cell>
          <table:table-cell office:value-type="float" office:value="400.013937663461" calcext:value-type="float">
            <text:p>400.013937663461</text:p>
          </table:table-cell>
          <table:table-cell office:value-type="float" office:value="482.079265410313" calcext:value-type="float">
            <text:p>482.079265410313</text:p>
          </table:table-cell>
          <table:table-cell office:value-type="float" office:value="580.980355242703" calcext:value-type="float">
            <text:p>580.980355242703</text:p>
          </table:table-cell>
          <table:table-cell office:value-type="float" office:value="700.170873999639" calcext:value-type="float">
            <text:p>700.170873999639</text:p>
          </table:table-cell>
          <table:table-cell office:value-type="float" office:value="843.812877762394" calcext:value-type="float">
            <text:p>843.812877762394</text:p>
          </table:table-cell>
          <table:table-cell office:value-type="float" office:value="1016.92207046926" calcext:value-type="float">
            <text:p>1016.92207046926</text:p>
          </table:table-cell>
          <table:table-cell office:value-type="float" office:value="1225.54282926505" calcext:value-type="float">
            <text:p>1225.54282926505</text:p>
          </table:table-cell>
          <table:table-cell office:value-type="float" office:value="1476.95908729345" calcext:value-type="float">
            <text:p>1476.95908729345</text:p>
          </table:table-cell>
          <table:table-cell office:value-type="float" office:value="1779.94841055548" calcext:value-type="float">
            <text:p>1779.94841055548</text:p>
          </table:table-cell>
          <table:table-cell office:value-type="float" office:value="2145.08809604783" calcext:value-type="float">
            <text:p>2145.08809604783</text:p>
          </table:table-cell>
          <table:table-cell office:value-type="float" office:value="2585.12391690253" calcext:value-type="float">
            <text:p>2585.12391690253</text:p>
          </table:table-cell>
          <table:table-cell office:value-type="float" office:value="3115.41430053285" calcext:value-type="float">
            <text:p>3115.41430053285</text:p>
          </table:table-cell>
          <table:table-cell office:value-type="float" office:value="3754.46531367641" calcext:value-type="float">
            <text:p>3754.46531367641</text:p>
          </table:table-cell>
          <table:table-cell office:value-type="float" office:value="4524.57493476067" calcext:value-type="float">
            <text:p>4524.57493476067</text:p>
          </table:table-cell>
          <table:table-cell office:value-type="float" office:value="5452.6088341722" calcext:value-type="float">
            <text:p>5452.6088341722</text:p>
          </table:table-cell>
          <table:table-cell office:value-type="float" office:value="6570.93433075361" calcext:value-type="float">
            <text:p>6570.93433075361</text:p>
          </table:table-cell>
          <table:table-cell office:value-type="float" office:value="7918.54453398515" calcext:value-type="float">
            <text:p>7918.54453398515</text:p>
          </table:table-cell>
          <table:table-cell office:value-type="float" office:value="9542.41105231861" calcext:value-type="float">
            <text:p>9542.41105231861</text:p>
          </table:table-cell>
          <table:table-cell office:value-type="float" office:value="11499.1112242055" calcext:value-type="float">
            <text:p>11499.1112242055</text:p>
          </table:table-cell>
          <table:table-cell office:value-type="float" office:value="13856.7848203863" calcext:value-type="float">
            <text:p>13856.7848203863</text:p>
          </table:table-cell>
          <table:table-cell office:value-type="float" office:value="16697.4858809942" calcext:value-type="float">
            <text:p>16697.4858809942</text:p>
          </table:table-cell>
          <table:table-cell office:value-type="float" office:value="20120.0078872846" calcext:value-type="float">
            <text:p>20120.0078872846</text:p>
          </table:table-cell>
          <table:table-cell office:value-type="float" office:value="24243.275257407" calcext:value-type="float">
            <text:p>24243.275257407</text:p>
          </table:table-cell>
          <table:table-cell office:value-type="float" office:value="29210.4113917708" calcext:value-type="float">
            <text:p>29210.4113917708</text:p>
          </table:table-cell>
          <table:table-cell office:value-type="float" office:value="35193.6134209062" calcext:value-type="float">
            <text:p>35193.6134209062</text:p>
          </table:table-cell>
          <table:table-cell office:value-type="float" office:value="42399.9865910508" calcext:value-type="float">
            <text:p>42399.9865910508</text:p>
          </table:table-cell>
          <table:table-cell office:value-type="float" office:value="51078.517181004" calcext:value-type="float">
            <text:p>51078.517181004</text:p>
          </table:table-cell>
          <table:table-cell office:value-type="float" office:value="61528.391370461" calcext:value-type="float">
            <text:p>61528.391370461</text:p>
          </table:table-cell>
          <table:table-cell office:value-type="float" office:value="74108.8985564926" calcext:value-type="float">
            <text:p>74108.8985564926</text:p>
          </table:table-cell>
          <table:table-cell office:value-type="float" office:value="89251.1899728328" calcext:value-type="float">
            <text:p>89251.1899728328</text:p>
          </table:table-cell>
          <table:table-cell office:value-type="float" office:value="107472.195221779" calcext:value-type="float">
            <text:p>107472.195221779</text:p>
          </table:table-cell>
          <table:table-cell office:value-type="float" office:value="129391.027024601" calcext:value-type="float">
            <text:p>129391.027024601</text:p>
          </table:table-cell>
          <table:table-cell office:value-type="float" office:value="155748.221361262" calcext:value-type="float">
            <text:p>155748.221361262</text:p>
          </table:table-cell>
          <table:table-cell office:value-type="float" office:value="187428.141752566" calcext:value-type="float">
            <text:p>187428.141752566</text:p>
          </table:table-cell>
          <table:table-cell office:value-type="float" office:value="225484.701775568" calcext:value-type="float">
            <text:p>225484.701775568</text:p>
          </table:table-cell>
          <table:table-cell office:value-type="float" office:value="271169.401473832" calcext:value-type="float">
            <text:p>271169.401473832</text:p>
          </table:table-cell>
          <table:table-cell office:value-type="float" office:value="325952.991868783" calcext:value-type="float">
            <text:p>325952.991868783</text:p>
          </table:table-cell>
          <table:table-cell office:value-type="float" office:value="391479.758417052" calcext:value-type="float">
            <text:p>391479.758417052</text:p>
          </table:table-cell>
          <table:table-cell office:value-type="float" office:value="469063.74445945" calcext:value-type="float">
            <text:p>469063.74445945</text:p>
          </table:table-cell>
          <table:table-cell office:value-type="float" office:value="557030.428697613" calcext:value-type="float">
            <text:p>557030.428697613</text:p>
          </table:table-cell>
          <table:table-cell office:value-type="float" office:value="646150.333046188" calcext:value-type="float">
            <text:p>646150.333046188</text:p>
          </table:table-cell>
          <table:table-cell office:value-type="float" office:value="726433.379609555" calcext:value-type="float">
            <text:p>726433.379609555</text:p>
          </table:table-cell>
          <table:table-cell office:value-type="float" office:value="795290.236430284" calcext:value-type="float">
            <text:p>795290.236430284</text:p>
          </table:table-cell>
          <table:table-cell office:value-type="float" office:value="853490.485487857" calcext:value-type="float">
            <text:p>853490.485487857</text:p>
          </table:table-cell>
          <table:table-cell office:value-type="float" office:value="902342.993987776" calcext:value-type="float">
            <text:p>902342.993987776</text:p>
          </table:table-cell>
          <table:table-cell office:value-type="float" office:value="943098.2515038" calcext:value-type="float">
            <text:p>943098.2515038</text:p>
          </table:table-cell>
          <table:table-cell office:value-type="float" office:value="976858.531913556" calcext:value-type="float">
            <text:p>976858.531913556</text:p>
          </table:table-cell>
          <table:table-cell office:value-type="float" office:value="1004580.05704463" calcext:value-type="float">
            <text:p>1004580.05704463</text:p>
          </table:table-cell>
          <table:table-cell office:value-type="float" office:value="1027089.62595889" calcext:value-type="float">
            <text:p>1027089.62595889</text:p>
          </table:table-cell>
          <table:table-cell office:value-type="float" office:value="1045101.66956759" calcext:value-type="float">
            <text:p>1045101.66956759</text:p>
          </table:table-cell>
          <table:table-cell office:value-type="float" office:value="1059233.46771028" calcext:value-type="float">
            <text:p>1059233.46771028</text:p>
          </table:table-cell>
          <table:table-cell office:value-type="float" office:value="1070018.37550706" calcext:value-type="float">
            <text:p>1070018.37550706</text:p>
          </table:table-cell>
          <table:table-cell office:value-type="float" office:value="1077917.26144581" calcext:value-type="float">
            <text:p>1077917.26144581</text:p>
          </table:table-cell>
          <table:table-cell office:value-type="float" office:value="1083328.38826518" calcext:value-type="float">
            <text:p>1083328.38826518</text:p>
          </table:table-cell>
          <table:table-cell office:value-type="float" office:value="1086595.9454098" calcext:value-type="float">
            <text:p>1086595.9454098</text:p>
          </table:table-cell>
          <table:table-cell office:value-type="float" office:value="1088017.41756271" calcext:value-type="float">
            <text:p>1088017.41756271</text:p>
          </table:table-cell>
          <table:table-cell office:value-type="float" office:value="1087849.94531662" calcext:value-type="float">
            <text:p>1087849.94531662</text:p>
          </table:table-cell>
          <table:table-cell office:value-type="float" office:value="1086315.81474072" calcext:value-type="float">
            <text:p>1086315.81474072</text:p>
          </table:table-cell>
          <table:table-cell office:value-type="float" office:value="1083607.21756217" calcext:value-type="float">
            <text:p>1083607.21756217</text:p>
          </table:table-cell>
          <table:table-cell office:value-type="float" office:value="1079890.33586197" calcext:value-type="float">
            <text:p>1079890.33586197</text:p>
          </table:table-cell>
          <table:table-cell office:value-type="float" office:value="1075308.87522051" calcext:value-type="float">
            <text:p>1075308.87522051</text:p>
          </table:table-cell>
          <table:table-cell office:value-type="float" office:value="1069987.13092257" calcext:value-type="float">
            <text:p>1069987.13092257</text:p>
          </table:table-cell>
          <table:table-cell office:value-type="float" office:value="1064032.62203626" calcext:value-type="float">
            <text:p>1064032.62203626</text:p>
          </table:table-cell>
          <table:table-cell office:value-type="float" office:value="1057538.37055496" calcext:value-type="float">
            <text:p>1057538.37055496</text:p>
          </table:table-cell>
          <table:table-cell office:value-type="float" office:value="1050584.87055401" calcext:value-type="float">
            <text:p>1050584.87055401</text:p>
          </table:table-cell>
          <table:table-cell office:value-type="float" office:value="1043241.78715763" calcext:value-type="float">
            <text:p>1043241.78715763</text:p>
          </table:table-cell>
          <table:table-cell office:value-type="float" office:value="1035569.42708459" calcext:value-type="float">
            <text:p>1035569.42708459</text:p>
          </table:table-cell>
          <table:table-cell office:value-type="float" office:value="1027620.00382936" calcext:value-type="float">
            <text:p>1027620.00382936</text:p>
          </table:table-cell>
          <table:table-cell office:value-type="float" office:value="1019438.73561976" calcext:value-type="float">
            <text:p>1019438.73561976</text:p>
          </table:table-cell>
          <table:table-cell office:value-type="float" office:value="1011064.79224277" calcext:value-type="float">
            <text:p>1011064.79224277</text:p>
          </table:table-cell>
          <table:table-cell office:value-type="float" office:value="1002532.11201586" calcext:value-type="float">
            <text:p>1002532.11201586</text:p>
          </table:table-cell>
          <table:table-cell office:value-type="float" office:value="993870.108413921" calcext:value-type="float">
            <text:p>993870.108413921</text:p>
          </table:table-cell>
          <table:table-cell office:value-type="float" office:value="985104.28108676" calcext:value-type="float">
            <text:p>985104.28108676</text:p>
          </table:table-cell>
          <table:table-cell office:value-type="float" office:value="976256.743655771" calcext:value-type="float">
            <text:p>976256.743655771</text:p>
          </table:table-cell>
          <table:table-cell office:value-type="float" office:value="967346.678764317" calcext:value-type="float">
            <text:p>967346.678764317</text:p>
          </table:table-cell>
          <table:table-cell office:value-type="float" office:value="958390.732671127" calcext:value-type="float">
            <text:p>958390.732671127</text:p>
          </table:table-cell>
          <table:table-cell office:value-type="float" office:value="949403.355812595" calcext:value-type="float">
            <text:p>949403.355812595</text:p>
          </table:table-cell>
          <table:table-cell office:value-type="float" office:value="940397.097081335" calcext:value-type="float">
            <text:p>940397.097081335</text:p>
          </table:table-cell>
          <table:table-cell office:value-type="float" office:value="931382.858002616" calcext:value-type="float">
            <text:p>931382.858002616</text:p>
          </table:table-cell>
          <table:table-cell office:value-type="float" office:value="922370.112971367" calcext:value-type="float">
            <text:p>922370.112971367</text:p>
          </table:table-cell>
          <table:table-cell office:value-type="float" office:value="913367.099170286" calcext:value-type="float">
            <text:p>913367.099170286</text:p>
          </table:table-cell>
          <table:table-cell office:value-type="float" office:value="904380.981856497" calcext:value-type="float">
            <text:p>904380.981856497</text:p>
          </table:table-cell>
          <table:table-cell office:value-type="float" office:value="895417.995296944" calcext:value-type="float">
            <text:p>895417.995296944</text:p>
          </table:table-cell>
          <table:table-cell office:value-type="float" office:value="886483.566548343" calcext:value-type="float">
            <text:p>886483.566548343</text:p>
          </table:table-cell>
          <table:table-cell office:value-type="float" office:value="877582.420789599" calcext:value-type="float">
            <text:p>877582.420789599</text:p>
          </table:table-cell>
          <table:table-cell office:value-type="float" office:value="868718.674962034" calcext:value-type="float">
            <text:p>868718.674962034</text:p>
          </table:table-cell>
          <table:table-cell office:value-type="float" office:value="859895.915908188" calcext:value-type="float">
            <text:p>859895.915908188</text:p>
          </table:table-cell>
          <table:table-cell office:value-type="float" office:value="851117.270508625" calcext:value-type="float">
            <text:p>851117.270508625</text:p>
          </table:table-cell>
          <table:table-cell office:value-type="float" office:value="842385.464363756" calcext:value-type="float">
            <text:p>842385.464363756</text:p>
          </table:table-cell>
          <table:table-cell office:value-type="float" office:value="833702.873291981" calcext:value-type="float">
            <text:p>833702.873291981</text:p>
          </table:table-cell>
          <table:table-cell office:value-type="float" office:value="825071.568967344" calcext:value-type="float">
            <text:p>825071.568967344</text:p>
          </table:table-cell>
          <table:table-cell office:value-type="float" office:value="816493.356948491" calcext:value-type="float">
            <text:p>816493.356948491</text:p>
          </table:table-cell>
          <table:table-cell office:value-type="float" office:value="807969.809367478" calcext:value-type="float">
            <text:p>807969.809367478</text:p>
          </table:table-cell>
          <table:table-cell office:value-type="float" office:value="799502.295892531" calcext:value-type="float">
            <text:p>799502.295892531</text:p>
          </table:table-cell>
          <table:table-cell office:value-type="float" office:value="791092.00722719" calcext:value-type="float">
            <text:p>791092.00722719</text:p>
          </table:table-cell>
          <table:table-cell office:value-type="float" office:value="782739.978144327" calcext:value-type="float">
            <text:p>782739.978144327</text:p>
          </table:table-cell>
          <table:table-cell office:value-type="float" office:value="774447.10529157" calcext:value-type="float">
            <text:p>774447.10529157</text:p>
          </table:table-cell>
          <table:table-cell office:value-type="float" office:value="766214.164502751" calcext:value-type="float">
            <text:p>766214.164502751</text:p>
          </table:table-cell>
          <table:table-cell office:value-type="float" office:value="758041.82668513" calcext:value-type="float">
            <text:p>758041.82668513</text:p>
          </table:table-cell>
          <table:table-cell office:value-type="float" office:value="749930.673304807" calcext:value-type="float">
            <text:p>749930.673304807</text:p>
          </table:table-cell>
          <table:table-cell office:value-type="float" office:value="741881.268198519" calcext:value-type="float">
            <text:p>741881.268198519</text:p>
          </table:table-cell>
          <table:table-cell office:value-type="float" office:value="733894.733527113" calcext:value-type="float">
            <text:p>733894.733527113</text:p>
          </table:table-cell>
          <table:table-cell office:value-type="float" office:value="725978.097663552" calcext:value-type="float">
            <text:p>725978.097663552</text:p>
          </table:table-cell>
          <table:table-cell office:value-type="float" office:value="718194.571570699" calcext:value-type="float">
            <text:p>718194.571570699</text:p>
          </table:table-cell>
          <table:table-cell office:value-type="float" office:value="711135.989377707" calcext:value-type="float">
            <text:p>711135.989377707</text:p>
          </table:table-cell>
          <table:table-cell office:value-type="float" office:value="708300.295431486" calcext:value-type="float">
            <text:p>708300.295431486</text:p>
          </table:table-cell>
          <table:table-cell office:value-type="float" office:value="713056.13110638" calcext:value-type="float">
            <text:p>713056.13110638</text:p>
          </table:table-cell>
          <table:table-cell office:value-type="float" office:value="725049.875356348" calcext:value-type="float">
            <text:p>725049.875356348</text:p>
          </table:table-cell>
          <table:table-cell office:value-type="float" office:value="743396.697601661" calcext:value-type="float">
            <text:p>743396.697601661</text:p>
          </table:table-cell>
          <table:table-cell office:value-type="float" office:value="767352.492077083" calcext:value-type="float">
            <text:p>767352.492077083</text:p>
          </table:table-cell>
          <table:table-cell office:value-type="float" office:value="796333.130481493" calcext:value-type="float">
            <text:p>796333.130481493</text:p>
          </table:table-cell>
          <table:table-cell office:value-type="float" office:value="829888.414698065" calcext:value-type="float">
            <text:p>829888.414698065</text:p>
          </table:table-cell>
          <table:table-cell office:value-type="float" office:value="867677.070325384" calcext:value-type="float">
            <text:p>867677.070325384</text:p>
          </table:table-cell>
          <table:table-cell office:value-type="float" office:value="909446.103478446" calcext:value-type="float">
            <text:p>909446.103478446</text:p>
          </table:table-cell>
          <table:table-cell office:value-type="float" office:value="955014.030556496" calcext:value-type="float">
            <text:p>955014.030556496</text:p>
          </table:table-cell>
          <table:table-cell office:value-type="float" office:value="1004257.25212552" calcext:value-type="float">
            <text:p>1004257.25212552</text:p>
          </table:table-cell>
          <table:table-cell office:value-type="float" office:value="1057098.93823947" calcext:value-type="float">
            <text:p>1057098.93823947</text:p>
          </table:table-cell>
          <table:table-cell office:value-type="float" office:value="1113499.94306714" calcext:value-type="float">
            <text:p>1113499.94306714</text:p>
          </table:table-cell>
          <table:table-cell office:value-type="float" office:value="1173451.32654991" calcext:value-type="float">
            <text:p>1173451.32654991</text:p>
          </table:table-cell>
          <table:table-cell office:value-type="float" office:value="1236968.15565977" calcext:value-type="float">
            <text:p>1236968.15565977</text:p>
          </table:table-cell>
          <table:table-cell office:value-type="float" office:value="1304084.32714805" calcext:value-type="float">
            <text:p>1304084.32714805</text:p>
          </table:table-cell>
          <table:table-cell office:value-type="float" office:value="1374848.18197976" calcext:value-type="float">
            <text:p>1374848.18197976</text:p>
          </table:table-cell>
          <table:table-cell office:value-type="float" office:value="1449318.74980186" calcext:value-type="float">
            <text:p>1449318.74980186</text:p>
          </table:table-cell>
          <table:table-cell office:value-type="float" office:value="1527562.48231937" calcext:value-type="float">
            <text:p>1527562.48231937</text:p>
          </table:table-cell>
          <table:table-cell office:value-type="float" office:value="1609650.3519611" calcext:value-type="float">
            <text:p>1609650.3519611</text:p>
          </table:table-cell>
          <table:table-cell office:value-type="float" office:value="1695655.23391315" calcext:value-type="float">
            <text:p>1695655.23391315</text:p>
          </table:table-cell>
          <table:table-cell office:value-type="float" office:value="1785649.49193414" calcext:value-type="float">
            <text:p>1785649.49193414</text:p>
          </table:table-cell>
          <table:table-cell office:value-type="float" office:value="1879702.71510334" calcext:value-type="float">
            <text:p>1879702.71510334</text:p>
          </table:table-cell>
          <table:table-cell office:value-type="float" office:value="1977879.55232278" calcext:value-type="float">
            <text:p>1977879.55232278</text:p>
          </table:table-cell>
          <table:table-cell office:value-type="float" office:value="2080237.6120218" calcext:value-type="float">
            <text:p>2080237.6120218</text:p>
          </table:table-cell>
          <table:table-cell office:value-type="float" office:value="2186825.40878211" calcext:value-type="float">
            <text:p>2186825.40878211</text:p>
          </table:table-cell>
          <table:table-cell office:value-type="float" office:value="2297680.32804987" calcext:value-type="float">
            <text:p>2297680.32804987</text:p>
          </table:table-cell>
          <table:table-cell office:value-type="float" office:value="2412826.6008825" calcext:value-type="float">
            <text:p>2412826.6008825</text:p>
          </table:table-cell>
          <table:table-cell office:value-type="float" office:value="2532273.29090091" calcext:value-type="float">
            <text:p>2532273.29090091</text:p>
          </table:table-cell>
          <table:table-cell office:value-type="float" office:value="2656012.28763058" calcext:value-type="float">
            <text:p>2656012.28763058</text:p>
          </table:table-cell>
          <table:table-cell office:value-type="float" office:value="2784016.31823508" calcext:value-type="float">
            <text:p>2784016.31823508</text:p>
          </table:table-cell>
          <table:table-cell office:value-type="float" office:value="2916236.98266427" calcext:value-type="float">
            <text:p>2916236.98266427</text:p>
          </table:table-cell>
          <table:table-cell office:value-type="float" office:value="3052602.84148362" calcext:value-type="float">
            <text:p>3052602.84148362</text:p>
          </table:table-cell>
          <table:table-cell office:value-type="float" office:value="3193017.57136908" calcext:value-type="float">
            <text:p>3193017.57136908</text:p>
          </table:table-cell>
          <table:table-cell office:value-type="float" office:value="3337358.19814636" calcext:value-type="float">
            <text:p>3337358.19814636</text:p>
          </table:table-cell>
          <table:table-cell office:value-type="float" office:value="3485473.4752403" calcext:value-type="float">
            <text:p>3485473.4752403</text:p>
          </table:table-cell>
          <table:table-cell office:value-type="float" office:value="3637182.4137201" calcext:value-type="float">
            <text:p>3637182.4137201</text:p>
          </table:table-cell>
          <table:table-cell office:value-type="float" office:value="3792273.00643775" calcext:value-type="float">
            <text:p>3792273.00643775</text:p>
          </table:table-cell>
          <table:table-cell office:value-type="float" office:value="3950501.15263583" calcext:value-type="float">
            <text:p>3950501.15263583</text:p>
          </table:table-cell>
          <table:table-cell office:value-type="float" office:value="4111589.87382031" calcext:value-type="float">
            <text:p>4111589.87382031</text:p>
          </table:table-cell>
          <table:table-cell office:value-type="float" office:value="4275228.82276167" calcext:value-type="float">
            <text:p>4275228.82276167</text:p>
          </table:table-cell>
          <table:table-cell office:value-type="float" office:value="4441074.14632811" calcext:value-type="float">
            <text:p>4441074.14632811</text:p>
          </table:table-cell>
          <table:table-cell office:value-type="float" office:value="4608748.7059727" calcext:value-type="float">
            <text:p>4608748.7059727</text:p>
          </table:table-cell>
          <table:table-cell office:value-type="float" office:value="4777842.71565202" calcext:value-type="float">
            <text:p>4777842.71565202</text:p>
          </table:table-cell>
          <table:table-cell office:value-type="float" office:value="4947914.70065981" calcext:value-type="float">
            <text:p>4947914.70065981</text:p>
          </table:table-cell>
          <table:table-cell office:value-type="float" office:value="5118493.23550359" calcext:value-type="float">
            <text:p>5118493.23550359</text:p>
          </table:table-cell>
          <table:table-cell office:value-type="float" office:value="5289078.70649719" calcext:value-type="float">
            <text:p>5289078.70649719</text:p>
          </table:table-cell>
          <table:table-cell office:value-type="float" office:value="5459145.838174" calcext:value-type="float">
            <text:p>5459145.838174</text:p>
          </table:table-cell>
          <table:table-cell office:value-type="float" office:value="5628146.55669899" calcext:value-type="float">
            <text:p>5628146.55669899</text:p>
          </table:table-cell>
          <table:table-cell office:value-type="float" office:value="5795513.33549368" calcext:value-type="float">
            <text:p>5795513.33549368</text:p>
          </table:table-cell>
          <table:table-cell office:value-type="float" office:value="5960662.95388755" calcext:value-type="float">
            <text:p>5960662.95388755</text:p>
          </table:table-cell>
          <table:table-cell office:value-type="float" office:value="6123000.66857453" calcext:value-type="float">
            <text:p>6123000.66857453</text:p>
          </table:table-cell>
          <table:table-cell office:value-type="float" office:value="6281924.6538481" calcext:value-type="float">
            <text:p>6281924.6538481</text:p>
          </table:table-cell>
          <table:table-cell office:value-type="float" office:value="6436830.78037056" calcext:value-type="float">
            <text:p>6436830.78037056</text:p>
          </table:table-cell>
          <table:table-cell office:value-type="float" office:value="6587117.58284363" calcext:value-type="float">
            <text:p>6587117.58284363</text:p>
          </table:table-cell>
          <table:table-cell office:value-type="float" office:value="6732191.36982969" calcext:value-type="float">
            <text:p>6732191.36982969</text:p>
          </table:table-cell>
          <table:table-cell office:value-type="float" office:value="6871471.42954542" calcext:value-type="float">
            <text:p>6871471.42954542</text:p>
          </table:table-cell>
          <table:table-cell office:value-type="float" office:value="7004395.17584111" calcext:value-type="float">
            <text:p>7004395.17584111</text:p>
          </table:table-cell>
          <table:table-cell office:value-type="float" office:value="7130423.20857537" calcext:value-type="float">
            <text:p>7130423.20857537</text:p>
          </table:table-cell>
          <table:table-cell office:value-type="float" office:value="7249044.22797848" calcext:value-type="float">
            <text:p>7249044.22797848</text:p>
          </table:table-cell>
          <table:table-cell office:value-type="float" office:value="7359779.63844468" calcext:value-type="float">
            <text:p>7359779.63844468</text:p>
          </table:table-cell>
          <table:table-cell office:value-type="float" office:value="7462187.81768582" calcext:value-type="float">
            <text:p>7462187.81768582</text:p>
          </table:table-cell>
          <table:table-cell office:value-type="float" office:value="7555868.02249132" calcext:value-type="float">
            <text:p>7555868.02249132</text:p>
          </table:table-cell>
          <table:table-cell office:value-type="float" office:value="7640463.777788" calcext:value-type="float">
            <text:p>7640463.777788</text:p>
          </table:table-cell>
          <table:table-cell office:value-type="float" office:value="7715665.75601053" calcext:value-type="float">
            <text:p>7715665.75601053</text:p>
          </table:table-cell>
          <table:table-cell office:value-type="float" office:value="7781214.12845819" calcext:value-type="float">
            <text:p>7781214.12845819</text:p>
          </table:table-cell>
          <table:table-cell office:value-type="float" office:value="7836900.29112766" calcext:value-type="float">
            <text:p>7836900.29112766</text:p>
          </table:table-cell>
          <table:table-cell office:value-type="float" office:value="7882568.00782229" calcext:value-type="float">
            <text:p>7882568.00782229</text:p>
          </table:table-cell>
          <table:table-cell office:value-type="float" office:value="7918113.95612259" calcext:value-type="float">
            <text:p>7918113.95612259</text:p>
          </table:table-cell>
          <table:table-cell office:value-type="float" office:value="7943487.65680775" calcext:value-type="float">
            <text:p>7943487.65680775</text:p>
          </table:table-cell>
          <table:table-cell office:value-type="float" office:value="7958690.84830252" calcext:value-type="float">
            <text:p>7958690.84830252</text:p>
          </table:table-cell>
          <table:table-cell office:value-type="float" office:value="7963776.30193768" calcext:value-type="float">
            <text:p>7963776.30193768</text:p>
          </table:table-cell>
          <table:table-cell office:value-type="float" office:value="7958846.13056732" calcext:value-type="float">
            <text:p>7958846.13056732</text:p>
          </table:table-cell>
          <table:table-cell office:value-type="float" office:value="7944049.64773417" calcext:value-type="float">
            <text:p>7944049.64773417</text:p>
          </table:table-cell>
          <table:table-cell office:value-type="float" office:value="7919580.80211896" calcext:value-type="float">
            <text:p>7919580.80211896</text:p>
          </table:table-cell>
          <table:table-cell office:value-type="float" office:value="7885675.29171806" calcext:value-type="float">
            <text:p>7885675.29171806</text:p>
          </table:table-cell>
          <table:table-cell office:value-type="float" office:value="7842607.35046147" calcext:value-type="float">
            <text:p>7842607.35046147</text:p>
          </table:table-cell>
          <table:table-cell office:value-type="float" office:value="7790686.31005583" calcext:value-type="float">
            <text:p>7790686.31005583</text:p>
          </table:table-cell>
          <table:table-cell office:value-type="float" office:value="7730252.9910488" calcext:value-type="float">
            <text:p>7730252.9910488</text:p>
          </table:table-cell>
          <table:table-cell office:value-type="float" office:value="7661675.9751569" calcext:value-type="float">
            <text:p>7661675.9751569</text:p>
          </table:table-cell>
          <table:table-cell office:value-type="float" office:value="7585347.85533243" calcext:value-type="float">
            <text:p>7585347.85533243</text:p>
          </table:table-cell>
          <table:table-cell office:value-type="float" office:value="7501681.43409483" calcext:value-type="float">
            <text:p>7501681.43409483</text:p>
          </table:table-cell>
          <table:table-cell office:value-type="float" office:value="7411105.96687817" calcext:value-type="float">
            <text:p>7411105.96687817</text:p>
          </table:table-cell>
          <table:table-cell office:value-type="float" office:value="7314063.51696814" calcext:value-type="float">
            <text:p>7314063.51696814</text:p>
          </table:table-cell>
          <table:table-cell office:value-type="float" office:value="7211005.42081471" calcext:value-type="float">
            <text:p>7211005.42081471</text:p>
          </table:table-cell>
          <table:table-cell office:value-type="float" office:value="7102388.89919725" calcext:value-type="float">
            <text:p>7102388.89919725</text:p>
          </table:table-cell>
          <table:table-cell office:value-type="float" office:value="6988673.86230504" calcext:value-type="float">
            <text:p>6988673.86230504</text:p>
          </table:table-cell>
          <table:table-cell office:value-type="float" office:value="6870319.90022322" calcext:value-type="float">
            <text:p>6870319.90022322</text:p>
          </table:table-cell>
          <table:table-cell office:value-type="float" office:value="6747783.51455554" calcext:value-type="float">
            <text:p>6747783.51455554</text:p>
          </table:table-cell>
          <table:table-cell office:value-type="float" office:value="6621515.58246006" calcext:value-type="float">
            <text:p>6621515.58246006</text:p>
          </table:table-cell>
          <table:table-cell office:value-type="float" office:value="6491959.0283451" calcext:value-type="float">
            <text:p>6491959.0283451</text:p>
          </table:table-cell>
          <table:table-cell office:value-type="float" office:value="6359546.77557367" calcext:value-type="float">
            <text:p>6359546.77557367</text:p>
          </table:table-cell>
          <table:table-cell office:value-type="float" office:value="6224699.91419414" calcext:value-type="float">
            <text:p>6224699.91419414</text:p>
          </table:table-cell>
          <table:table-cell office:value-type="float" office:value="6087826.11913205" calcext:value-type="float">
            <text:p>6087826.11913205</text:p>
          </table:table-cell>
          <table:table-cell office:value-type="float" office:value="5949318.29840737" calcext:value-type="float">
            <text:p>5949318.29840737</text:p>
          </table:table-cell>
          <table:table-cell office:value-type="float" office:value="5809553.45252703" calcext:value-type="float">
            <text:p>5809553.45252703</text:p>
          </table:table-cell>
          <table:table-cell office:value-type="float" office:value="5668891.76208771" calcext:value-type="float">
            <text:p>5668891.76208771</text:p>
          </table:table-cell>
          <table:table-cell office:value-type="float" office:value="5527675.86470336" calcext:value-type="float">
            <text:p>5527675.86470336</text:p>
          </table:table-cell>
          <table:table-cell office:value-type="float" office:value="5386230.32461615" calcext:value-type="float">
            <text:p>5386230.32461615</text:p>
          </table:table-cell>
          <table:table-cell office:value-type="float" office:value="5244861.27303926" calcext:value-type="float">
            <text:p>5244861.27303926</text:p>
          </table:table-cell>
          <table:table-cell office:value-type="float" office:value="5103856.20635797" calcext:value-type="float">
            <text:p>5103856.20635797</text:p>
          </table:table-cell>
          <table:table-cell office:value-type="float" office:value="4963483.93045581" calcext:value-type="float">
            <text:p>4963483.93045581</text:p>
          </table:table-cell>
          <table:table-cell office:value-type="float" office:value="4823994.63779771" calcext:value-type="float">
            <text:p>4823994.63779771</text:p>
          </table:table-cell>
          <table:table-cell office:value-type="float" office:value="4685620.09938698" calcext:value-type="float">
            <text:p>4685620.09938698</text:p>
          </table:table-cell>
          <table:table-cell office:value-type="float" office:value="4548573.95635688" calcext:value-type="float">
            <text:p>4548573.95635688</text:p>
          </table:table-cell>
          <table:table-cell office:value-type="float" office:value="4413052.1042667" calcext:value-type="float">
            <text:p>4413052.1042667</text:p>
          </table:table-cell>
          <table:table-cell office:value-type="float" office:value="4279233.15371056" calcext:value-type="float">
            <text:p>4279233.15371056</text:p>
          </table:table-cell>
          <table:table-cell office:value-type="float" office:value="4147278.95532435" calcext:value-type="float">
            <text:p>4147278.95532435</text:p>
          </table:table-cell>
          <table:table-cell office:value-type="float" office:value="4017335.18112076" calcext:value-type="float">
            <text:p>4017335.18112076</text:p>
          </table:table-cell>
          <table:table-cell office:value-type="float" office:value="3889531.94677727" calcext:value-type="float">
            <text:p>3889531.94677727</text:p>
          </table:table-cell>
          <table:table-cell office:value-type="float" office:value="3763984.46790042" calcext:value-type="float">
            <text:p>3763984.46790042</text:p>
          </table:table-cell>
          <table:table-cell office:value-type="float" office:value="3640793.74700965" calcext:value-type="float">
            <text:p>3640793.74700965</text:p>
          </table:table-cell>
          <table:table-cell office:value-type="float" office:value="3520047.27226564" calcext:value-type="float">
            <text:p>3520047.27226564</text:p>
          </table:table-cell>
          <table:table-cell office:value-type="float" office:value="3401819.7330368" calcext:value-type="float">
            <text:p>3401819.7330368</text:p>
          </table:table-cell>
          <table:table-cell office:value-type="float" office:value="3286173.73196908" calcext:value-type="float">
            <text:p>3286173.73196908</text:p>
          </table:table-cell>
          <table:table-cell office:value-type="float" office:value="3173160.50746181" calcext:value-type="float">
            <text:p>3173160.50746181</text:p>
          </table:table-cell>
          <table:table-cell office:value-type="float" office:value="3062820.63736609" calcext:value-type="float">
            <text:p>3062820.63736609</text:p>
          </table:table-cell>
          <table:table-cell office:value-type="float" office:value="2955184.74543802" calcext:value-type="float">
            <text:p>2955184.74543802</text:p>
          </table:table-cell>
          <table:table-cell office:value-type="float" office:value="2850274.18202384" calcext:value-type="float">
            <text:p>2850274.18202384</text:p>
          </table:table-cell>
          <table:table-cell office:value-type="float" office:value="2748101.6984146" calcext:value-type="float">
            <text:p>2748101.6984146</text:p>
          </table:table-cell>
          <table:table-cell office:value-type="float" office:value="2648672.09260964" calcext:value-type="float">
            <text:p>2648672.09260964</text:p>
          </table:table-cell>
          <table:table-cell office:value-type="float" office:value="2551982.84169436" calcext:value-type="float">
            <text:p>2551982.84169436</text:p>
          </table:table-cell>
          <table:table-cell office:value-type="float" office:value="2458024.70410011" calcext:value-type="float">
            <text:p>2458024.70410011</text:p>
          </table:table-cell>
          <table:table-cell office:value-type="float" office:value="2366782.30335124" calcext:value-type="float">
            <text:p>2366782.30335124</text:p>
          </table:table-cell>
          <table:table-cell office:value-type="float" office:value="2278234.681373" calcext:value-type="float">
            <text:p>2278234.681373</text:p>
          </table:table-cell>
          <table:table-cell office:value-type="float" office:value="2192355.82893609" calcext:value-type="float">
            <text:p>2192355.82893609</text:p>
          </table:table-cell>
          <table:table-cell office:value-type="float" office:value="2109115.18806395" calcext:value-type="float">
            <text:p>2109115.18806395</text:p>
          </table:table-cell>
          <table:table-cell office:value-type="float" office:value="2028478.12895238" calcext:value-type="float">
            <text:p>2028478.12895238</text:p>
          </table:table-cell>
          <table:table-cell office:value-type="float" office:value="1950406.39937123" calcext:value-type="float">
            <text:p>1950406.39937123</text:p>
          </table:table-cell>
          <table:table-cell office:value-type="float" office:value="1874858.54851731" calcext:value-type="float">
            <text:p>1874858.54851731</text:p>
          </table:table-cell>
          <table:table-cell office:value-type="float" office:value="1801790.32466702" calcext:value-type="float">
            <text:p>1801790.32466702</text:p>
          </table:table-cell>
          <table:table-cell office:value-type="float" office:value="1731155.04703173" calcext:value-type="float">
            <text:p>1731155.04703173</text:p>
          </table:table-cell>
          <table:table-cell office:value-type="float" office:value="1662903.95456785" calcext:value-type="float">
            <text:p>1662903.95456785</text:p>
          </table:table-cell>
          <table:table-cell office:value-type="float" office:value="1596986.52909608" calcext:value-type="float">
            <text:p>1596986.52909608</text:p>
          </table:table-cell>
          <table:table-cell office:value-type="float" office:value="1533350.79644863" calcext:value-type="float">
            <text:p>1533350.79644863</text:p>
          </table:table-cell>
          <table:table-cell office:value-type="float" office:value="1471943.60447681" calcext:value-type="float">
            <text:p>1471943.60447681</text:p>
          </table:table-cell>
          <table:table-cell office:value-type="float" office:value="1412710.88077183" calcext:value-type="float">
            <text:p>1412710.88077183</text:p>
          </table:table-cell>
          <table:table-cell office:value-type="float" office:value="1355597.86894435" calcext:value-type="float">
            <text:p>1355597.86894435</text:p>
          </table:table-cell>
          <table:table-cell office:value-type="float" office:value="1300549.34634357" calcext:value-type="float">
            <text:p>1300549.34634357</text:p>
          </table:table-cell>
          <table:table-cell office:value-type="float" office:value="1247509.82258251" calcext:value-type="float">
            <text:p>1247509.82258251</text:p>
          </table:table-cell>
          <table:table-cell office:value-type="float" office:value="1196423.72085689" calcext:value-type="float">
            <text:p>1196423.72085689</text:p>
          </table:table-cell>
          <table:table-cell office:value-type="float" office:value="1147235.54269052" calcext:value-type="float">
            <text:p>1147235.54269052</text:p>
          </table:table-cell>
          <table:table-cell office:value-type="float" office:value="1099890.0170868" calcext:value-type="float">
            <text:p>1099890.0170868</text:p>
          </table:table-cell>
          <table:table-cell office:value-type="float" office:value="1054332.23478358" calcext:value-type="float">
            <text:p>1054332.23478358</text:p>
          </table:table-cell>
          <table:table-cell office:value-type="float" office:value="1010507.76892258" calcext:value-type="float">
            <text:p>1010507.76892258</text:p>
          </table:table-cell>
          <table:table-cell office:value-type="float" office:value="968362.782599345" calcext:value-type="float">
            <text:p>968362.782599345</text:p>
          </table:table-cell>
          <table:table-cell office:value-type="float" office:value="927844.124556967" calcext:value-type="float">
            <text:p>927844.124556967</text:p>
          </table:table-cell>
          <table:table-cell office:value-type="float" office:value="888899.413381939" calcext:value-type="float">
            <text:p>888899.413381939</text:p>
          </table:table-cell>
          <table:table-cell office:value-type="float" office:value="851477.111547112" calcext:value-type="float">
            <text:p>851477.111547112</text:p>
          </table:table-cell>
          <table:table-cell office:value-type="float" office:value="815526.589307292" calcext:value-type="float">
            <text:p>815526.589307292</text:p>
          </table:table-cell>
          <table:table-cell office:value-type="float" office:value="780998.180090218" calcext:value-type="float">
            <text:p>780998.180090218</text:p>
          </table:table-cell>
          <table:table-cell office:value-type="float" office:value="747843.227147236" calcext:value-type="float">
            <text:p>747843.227147236</text:p>
          </table:table-cell>
          <table:table-cell office:value-type="float" office:value="716014.12301617" calcext:value-type="float">
            <text:p>716014.12301617</text:p>
          </table:table-cell>
          <table:table-cell office:value-type="float" office:value="685464.341360458" calcext:value-type="float">
            <text:p>685464.341360458</text:p>
          </table:table-cell>
          <table:table-cell office:value-type="float" office:value="656148.462995796" calcext:value-type="float">
            <text:p>656148.462995796</text:p>
          </table:table-cell>
          <table:table-cell office:value-type="float" office:value="628022.195433435" calcext:value-type="float">
            <text:p>628022.195433435</text:p>
          </table:table-cell>
          <table:table-cell office:value-type="float" office:value="601042.387610148" calcext:value-type="float">
            <text:p>601042.387610148</text:p>
          </table:table-cell>
          <table:table-cell office:value-type="float" office:value="575167.039133763" calcext:value-type="float">
            <text:p>575167.039133763</text:p>
          </table:table-cell>
          <table:table-cell office:value-type="float" office:value="550355.305657659" calcext:value-type="float">
            <text:p>550355.305657659</text:p>
          </table:table-cell>
          <table:table-cell office:value-type="float" office:value="526567.499660699" calcext:value-type="float">
            <text:p>526567.499660699</text:p>
          </table:table-cell>
          <table:table-cell office:value-type="float" office:value="503765.088667862" calcext:value-type="float">
            <text:p>503765.088667862</text:p>
          </table:table-cell>
          <table:table-cell office:value-type="float" office:value="481910.688535056" calcext:value-type="float">
            <text:p>481910.688535056</text:p>
          </table:table-cell>
          <table:table-cell office:value-type="float" office:value="460968.055423694" calcext:value-type="float">
            <text:p>460968.055423694</text:p>
          </table:table-cell>
          <table:table-cell office:value-type="float" office:value="440902.074628569" calcext:value-type="float">
            <text:p>440902.074628569</text:p>
          </table:table-cell>
          <table:table-cell office:value-type="float" office:value="421678.746581233" calcext:value-type="float">
            <text:p>421678.746581233</text:p>
          </table:table-cell>
          <table:table-cell office:value-type="float" office:value="403265.172274464" calcext:value-type="float">
            <text:p>403265.172274464</text:p>
          </table:table-cell>
          <table:table-cell office:value-type="float" office:value="385629.535014348" calcext:value-type="float">
            <text:p>385629.535014348</text:p>
          </table:table-cell>
          <table:table-cell office:value-type="float" office:value="368741.082554874" calcext:value-type="float">
            <text:p>368741.082554874</text:p>
          </table:table-cell>
          <table:table-cell office:value-type="float" office:value="352570.106645345" calcext:value-type="float">
            <text:p>352570.106645345</text:p>
          </table:table-cell>
          <table:table-cell office:value-type="float" office:value="337087.921950446" calcext:value-type="float">
            <text:p>337087.921950446</text:p>
          </table:table-cell>
          <table:table-cell office:value-type="float" office:value="322266.844415768" calcext:value-type="float">
            <text:p>322266.844415768</text:p>
          </table:table-cell>
          <table:table-cell office:value-type="float" office:value="308080.167788175" calcext:value-type="float">
            <text:p>308080.167788175</text:p>
          </table:table-cell>
          <table:table-cell office:value-type="float" office:value="294502.14101819" calcext:value-type="float">
            <text:p>294502.14101819</text:p>
          </table:table-cell>
          <table:table-cell office:value-type="float" office:value="281507.943836687" calcext:value-type="float">
            <text:p>281507.943836687</text:p>
          </table:table-cell>
          <table:table-cell office:value-type="float" office:value="269073.662913333" calcext:value-type="float">
            <text:p>269073.662913333</text:p>
          </table:table-cell>
          <table:table-cell office:value-type="float" office:value="257176.267453933" calcext:value-type="float">
            <text:p>257176.267453933</text:p>
          </table:table-cell>
          <table:table-cell office:value-type="float" office:value="245793.584399248" calcext:value-type="float">
            <text:p>245793.584399248</text:p>
          </table:table-cell>
          <table:table-cell office:value-type="float" office:value="234904.274314358" calcext:value-type="float">
            <text:p>234904.274314358</text:p>
          </table:table-cell>
          <table:table-cell office:value-type="float" office:value="224487.806282433" calcext:value-type="float">
            <text:p>224487.806282433</text:p>
          </table:table-cell>
          <table:table-cell office:value-type="float" office:value="214524.434261937" calcext:value-type="float">
            <text:p>214524.434261937</text:p>
          </table:table-cell>
          <table:table-cell office:value-type="float" office:value="204995.172858132" calcext:value-type="float">
            <text:p>204995.172858132</text:p>
          </table:table-cell>
          <table:table-cell office:value-type="float" office:value="195881.772141122" calcext:value-type="float">
            <text:p>195881.772141122</text:p>
          </table:table-cell>
          <table:table-cell office:value-type="float" office:value="187166.695350234" calcext:value-type="float">
            <text:p>187166.695350234</text:p>
          </table:table-cell>
          <table:table-cell office:value-type="float" office:value="178833.095280539" calcext:value-type="float">
            <text:p>178833.095280539</text:p>
          </table:table-cell>
          <table:table-cell office:value-type="float" office:value="170864.790580359" calcext:value-type="float">
            <text:p>170864.790580359</text:p>
          </table:table-cell>
          <table:table-cell office:value-type="float" office:value="163246.244201909" calcext:value-type="float">
            <text:p>163246.244201909</text:p>
          </table:table-cell>
          <table:table-cell office:value-type="float" office:value="155962.540968365" calcext:value-type="float">
            <text:p>155962.540968365</text:p>
          </table:table-cell>
          <table:table-cell office:value-type="float" office:value="148999.365339954" calcext:value-type="float">
            <text:p>148999.365339954</text:p>
          </table:table-cell>
          <table:table-cell office:value-type="float" office:value="142342.981133429" calcext:value-type="float">
            <text:p>142342.981133429</text:p>
          </table:table-cell>
          <table:table-cell office:value-type="float" office:value="135980.210444933" calcext:value-type="float">
            <text:p>135980.210444933</text:p>
          </table:table-cell>
          <table:table-cell office:value-type="float" office:value="129898.413104583" calcext:value-type="float">
            <text:p>129898.413104583</text:p>
          </table:table-cell>
          <table:table-cell office:value-type="float" office:value="124085.467664787" calcext:value-type="float">
            <text:p>124085.467664787</text:p>
          </table:table-cell>
          <table:table-cell office:value-type="float" office:value="118529.751939419" calcext:value-type="float">
            <text:p>118529.751939419</text:p>
          </table:table-cell>
          <table:table-cell office:value-type="float" office:value="113220.124287262" calcext:value-type="float">
            <text:p>113220.124287262</text:p>
          </table:table-cell>
          <table:table-cell office:value-type="float" office:value="108145.905911187" calcext:value-type="float">
            <text:p>108145.905911187</text:p>
          </table:table-cell>
          <table:table-cell office:value-type="float" office:value="103296.862990628" calcext:value-type="float">
            <text:p>103296.862990628</text:p>
          </table:table-cell>
          <table:table-cell office:value-type="float" office:value="98663.1896080522" calcext:value-type="float">
            <text:p>98663.1896080522</text:p>
          </table:table-cell>
          <table:table-cell office:value-type="float" office:value="94235.4915498251" calcext:value-type="float">
            <text:p>94235.4915498251</text:p>
          </table:table-cell>
          <table:table-cell office:value-type="float" office:value="90004.7700623463" calcext:value-type="float">
            <text:p>90004.7700623463</text:p>
          </table:table-cell>
          <table:table-cell office:value-type="float" office:value="85962.4064053306" calcext:value-type="float">
            <text:p>85962.4064053306</text:p>
          </table:table-cell>
          <table:table-cell office:value-type="float" office:value="82100.147039549" calcext:value-type="float">
            <text:p>82100.147039549</text:p>
          </table:table-cell>
          <table:table-cell office:value-type="float" office:value="78410.089003204" calcext:value-type="float">
            <text:p>78410.089003204</text:p>
          </table:table-cell>
          <table:table-cell office:value-type="float" office:value="74884.6659944935" calcext:value-type="float">
            <text:p>74884.6659944935</text:p>
          </table:table-cell>
          <table:table-cell office:value-type="float" office:value="71516.6349618247" calcext:value-type="float">
            <text:p>71516.6349618247</text:p>
          </table:table-cell>
          <table:table-cell office:value-type="float" office:value="68299.0628934911" calcext:value-type="float">
            <text:p>68299.0628934911</text:p>
          </table:table-cell>
          <table:table-cell office:value-type="float" office:value="65225.3143291382" calcext:value-type="float">
            <text:p>65225.3143291382</text:p>
          </table:table-cell>
          <table:table-cell office:value-type="float" office:value="62289.03928813" calcext:value-type="float">
            <text:p>62289.03928813</text:p>
          </table:table-cell>
          <table:table-cell office:value-type="float" office:value="59484.1615260497" calcext:value-type="float">
            <text:p>59484.1615260497</text:p>
          </table:table-cell>
          <table:table-cell office:value-type="float" office:value="56804.8673189716" calcext:value-type="float">
            <text:p>56804.8673189716</text:p>
          </table:table-cell>
          <table:table-cell office:value-type="float" office:value="54245.5946429988" calcext:value-type="float">
            <text:p>54245.5946429988</text:p>
          </table:table-cell>
          <table:table-cell office:value-type="float" office:value="51801.0226895231" calcext:value-type="float">
            <text:p>51801.0226895231</text:p>
          </table:table-cell>
          <table:table-cell office:value-type="float" office:value="49466.0618769846" calcext:value-type="float">
            <text:p>49466.0618769846</text:p>
          </table:table-cell>
          <table:table-cell office:value-type="float" office:value="47235.8441977553" calcext:value-type="float">
            <text:p>47235.8441977553</text:p>
          </table:table-cell>
          <table:table-cell office:value-type="float" office:value="45105.7138703147" calcext:value-type="float">
            <text:p>45105.7138703147</text:p>
          </table:table-cell>
          <table:table-cell office:value-type="float" office:value="43071.218450712" calcext:value-type="float">
            <text:p>43071.218450712</text:p>
          </table:table-cell>
          <table:table-cell office:value-type="float" office:value="41128.1002490314" calcext:value-type="float">
            <text:p>41128.1002490314</text:p>
          </table:table-cell>
          <table:table-cell office:value-type="float" office:value="39272.2881215318" calcext:value-type="float">
            <text:p>39272.2881215318</text:p>
          </table:table-cell>
          <table:table-cell office:value-type="float" office:value="37499.8895293123" calcext:value-type="float">
            <text:p>37499.8895293123</text:p>
          </table:table-cell>
          <table:table-cell office:value-type="float" office:value="35807.1829434864" calcext:value-type="float">
            <text:p>35807.1829434864</text:p>
          </table:table-cell>
          <table:table-cell office:value-type="float" office:value="34190.6105197585" calcext:value-type="float">
            <text:p>34190.6105197585</text:p>
          </table:table-cell>
          <table:table-cell office:value-type="float" office:value="32646.771097129" calcext:value-type="float">
            <text:p>32646.771097129</text:p>
          </table:table-cell>
          <table:table-cell office:value-type="float" office:value="31172.4135118463" calcext:value-type="float">
            <text:p>31172.4135118463</text:p>
          </table:table-cell>
          <table:table-cell office:value-type="float" office:value="29764.4301360039" calcext:value-type="float">
            <text:p>29764.4301360039</text:p>
          </table:table-cell>
          <table:table-cell office:value-type="float" office:value="28419.8506804695" calcext:value-type="float">
            <text:p>28419.8506804695</text:p>
          </table:table-cell>
          <table:table-cell office:value-type="float" office:value="27135.8362681683" calcext:value-type="float">
            <text:p>27135.8362681683</text:p>
          </table:table-cell>
          <table:table-cell office:value-type="float" office:value="25909.6737475088" calcext:value-type="float">
            <text:p>25909.6737475088</text:p>
          </table:table-cell>
          <table:table-cell office:value-type="float" office:value="24738.770231072" calcext:value-type="float">
            <text:p>24738.770231072</text:p>
          </table:table-cell>
          <table:table-cell office:value-type="float" office:value="23620.6478811349" calcext:value-type="float">
            <text:p>23620.6478811349</text:p>
          </table:table-cell>
          <table:table-cell office:value-type="float" office:value="22552.9389253763" calcext:value-type="float">
            <text:p>22552.9389253763</text:p>
          </table:table-cell>
          <table:table-cell office:value-type="float" office:value="21533.3808418103" calcext:value-type="float">
            <text:p>21533.3808418103</text:p>
          </table:table-cell>
          <table:table-cell office:value-type="float" office:value="20559.8117367455" calcext:value-type="float">
            <text:p>20559.8117367455</text:p>
          </table:table-cell>
          <table:table-cell office:value-type="float" office:value="19630.1659561468" calcext:value-type="float">
            <text:p>19630.1659561468</text:p>
          </table:table-cell>
          <table:table-cell office:value-type="float" office:value="18742.4698984587" calcext:value-type="float">
            <text:p>18742.4698984587</text:p>
          </table:table-cell>
          <table:table-cell office:value-type="float" office:value="17894.8379579054" calcext:value-type="float">
            <text:p>17894.8379579054</text:p>
          </table:table-cell>
          <table:table-cell office:value-type="float" office:value="17085.4686557281" calcext:value-type="float">
            <text:p>17085.4686557281</text:p>
          </table:table-cell>
          <table:table-cell office:value-type="float" office:value="16312.6409430068" calcext:value-type="float">
            <text:p>16312.6409430068</text:p>
          </table:table-cell>
          <table:table-cell office:value-type="float" office:value="15574.7106584915" calcext:value-type="float">
            <text:p>15574.7106584915</text:p>
          </table:table-cell>
          <table:table-cell office:value-type="float" office:value="14870.1071304501" calcext:value-type="float">
            <text:p>14870.1071304501</text:p>
          </table:table-cell>
          <table:table-cell office:value-type="float" office:value="14197.3299429369" calcext:value-type="float">
            <text:p>14197.3299429369</text:p>
          </table:table-cell>
          <table:table-cell office:value-type="float" office:value="13554.9458379567" calcext:value-type="float">
            <text:p>13554.9458379567</text:p>
          </table:table-cell>
          <table:table-cell office:value-type="float" office:value="12941.5857267243" calcext:value-type="float">
            <text:p>12941.5857267243</text:p>
          </table:table-cell>
          <table:table-cell office:value-type="float" office:value="12355.9418575059" calcext:value-type="float">
            <text:p>12355.9418575059</text:p>
          </table:table-cell>
          <table:table-cell office:value-type="float" office:value="11796.7650951812" calcext:value-type="float">
            <text:p>11796.7650951812</text:p>
          </table:table-cell>
          <table:table-cell office:value-type="float" office:value="11262.8623138135" calcext:value-type="float">
            <text:p>11262.8623138135</text:p>
          </table:table-cell>
          <table:table-cell office:value-type="float" office:value="10753.0939249112" calcext:value-type="float">
            <text:p>10753.0939249112</text:p>
          </table:table-cell>
          <table:table-cell office:value-type="float" office:value="10266.3714740858" calcext:value-type="float">
            <text:p>10266.3714740858</text:p>
          </table:table-cell>
          <table:table-cell office:value-type="float" office:value="9801.65539625112" calcext:value-type="float">
            <text:p>9801.65539625112</text:p>
          </table:table-cell>
          <table:table-cell office:value-type="float" office:value="9357.95280280418" calcext:value-type="float">
            <text:p>9357.95280280418</text:p>
          </table:table-cell>
          <table:table-cell office:value-type="float" office:value="8934.31543987365" calcext:value-type="float">
            <text:p>8934.31543987365</text:p>
          </table:table-cell>
          <table:table-cell office:value-type="float" office:value="8529.83766156824" calcext:value-type="float">
            <text:p>8529.83766156824</text:p>
          </table:table-cell>
          <table:table-cell office:value-type="float" office:value="8143.65456506754" calcext:value-type="float">
            <text:p>8143.65456506754</text:p>
          </table:table-cell>
          <table:table-cell office:value-type="float" office:value="7774.94013357205" calcext:value-type="float">
            <text:p>7774.94013357205</text:p>
          </table:table-cell>
          <table:table-cell office:value-type="float" office:value="7422.90553999261" calcext:value-type="float">
            <text:p>7422.90553999261</text:p>
          </table:table-cell>
          <table:table-cell office:value-type="float" office:value="7086.79745850673" calcext:value-type="float">
            <text:p>7086.79745850673</text:p>
          </table:table-cell>
          <table:table-cell office:value-type="float" office:value="6765.89646764027" calcext:value-type="float">
            <text:p>6765.89646764027</text:p>
          </table:table-cell>
          <table:table-cell office:value-type="float" office:value="6459.51553971164" calcext:value-type="float">
            <text:p>6459.51553971164</text:p>
          </table:table-cell>
          <table:table-cell office:value-type="float" office:value="6166.9986231502" calcext:value-type="float">
            <text:p>6166.9986231502</text:p>
          </table:table-cell>
          <table:table-cell office:value-type="float" office:value="5887.7192069122" calcext:value-type="float">
            <text:p>5887.7192069122</text:p>
          </table:table-cell>
          <table:table-cell office:value-type="float" office:value="5621.07902787348" calcext:value-type="float">
            <text:p>5621.07902787348</text:p>
          </table:table-cell>
          <table:table-cell office:value-type="float" office:value="5366.50679391352" calcext:value-type="float">
            <text:p>5366.50679391352</text:p>
          </table:table-cell>
          <table:table-cell office:value-type="float" office:value="5123.45696743474" calcext:value-type="float">
            <text:p>5123.45696743474</text:p>
          </table:table-cell>
          <table:table-cell office:value-type="float" office:value="4891.40862274179" calcext:value-type="float">
            <text:p>4891.40862274179</text:p>
          </table:table-cell>
          <table:table-cell office:value-type="float" office:value="4669.86432892355" calcext:value-type="float">
            <text:p>4669.86432892355</text:p>
          </table:table-cell>
          <table:table-cell office:value-type="float" office:value="4458.34910123203" calcext:value-type="float">
            <text:p>4458.34910123203</text:p>
          </table:table-cell>
          <table:table-cell office:value-type="float" office:value="4256.40938983187" calcext:value-type="float">
            <text:p>4256.40938983187</text:p>
          </table:table-cell>
          <table:table-cell office:value-type="float" office:value="4063.61211597849" calcext:value-type="float">
            <text:p>4063.61211597849</text:p>
          </table:table-cell>
          <table:table-cell office:value-type="float" office:value="3879.543753464" calcext:value-type="float">
            <text:p>3879.543753464</text:p>
          </table:table-cell>
          <table:table-cell office:value-type="float" office:value="3703.80944519472" calcext:value-type="float">
            <text:p>3703.80944519472</text:p>
          </table:table-cell>
          <table:table-cell office:value-type="float" office:value="3536.03216794835" calcext:value-type="float">
            <text:p>3536.03216794835</text:p>
          </table:table-cell>
          <table:table-cell office:value-type="float" office:value="3375.85192653052" calcext:value-type="float">
            <text:p>3375.85192653052</text:p>
          </table:table-cell>
          <table:table-cell office:value-type="float" office:value="3222.92498818452" calcext:value-type="float">
            <text:p>3222.92498818452</text:p>
          </table:table-cell>
          <table:table-cell office:value-type="float" office:value="3076.92315070025" calcext:value-type="float">
            <text:p>3076.92315070025</text:p>
          </table:table-cell>
          <table:table-cell office:value-type="float" office:value="2937.53303744016" calcext:value-type="float">
            <text:p>2937.53303744016</text:p>
          </table:table-cell>
          <table:table-cell office:value-type="float" office:value="2804.45543414777" calcext:value-type="float">
            <text:p>2804.45543414777</text:p>
          </table:table-cell>
          <table:table-cell office:value-type="float" office:value="2677.40465602489" calcext:value-type="float">
            <text:p>2677.40465602489</text:p>
          </table:table-cell>
          <table:table-cell office:value-type="float" office:value="2556.10792595413" calcext:value-type="float">
            <text:p>2556.10792595413</text:p>
          </table:table-cell>
          <table:table-cell office:value-type="float" office:value="2440.30479802943" calcext:value-type="float">
            <text:p>2440.30479802943</text:p>
          </table:table-cell>
          <table:table-cell office:value-type="float" office:value="2329.74660703426" calcext:value-type="float">
            <text:p>2329.74660703426</text:p>
          </table:table-cell>
          <table:table-cell office:value-type="float" office:value="2224.19592661096" calcext:value-type="float">
            <text:p>2224.19592661096</text:p>
          </table:table-cell>
          <table:table-cell office:value-type="float" office:value="2123.42606616408" calcext:value-type="float">
            <text:p>2123.42606616408</text:p>
          </table:table-cell>
          <table:table-cell office:value-type="float" office:value="2027.22059258639" calcext:value-type="float">
            <text:p>2027.22059258639</text:p>
          </table:table-cell>
          <table:table-cell office:value-type="float" office:value="1935.37285745523" calcext:value-type="float">
            <text:p>1935.37285745523</text:p>
          </table:table-cell>
          <table:table-cell office:value-type="float" office:value="1847.68555833595" calcext:value-type="float">
            <text:p>1847.68555833595</text:p>
          </table:table-cell>
          <table:table-cell office:value-type="float" office:value="1763.9703234156" calcext:value-type="float">
            <text:p>1763.9703234156</text:p>
          </table:table-cell>
          <table:table-cell office:value-type="float" office:value="1684.04729932029" calcext:value-type="float">
            <text:p>1684.04729932029</text:p>
          </table:table-cell>
          <table:table-cell office:value-type="float" office:value="1607.74476847201" calcext:value-type="float">
            <text:p>1607.74476847201</text:p>
          </table:table-cell>
          <table:table-cell office:value-type="float" office:value="1534.89878741481" calcext:value-type="float">
            <text:p>1534.89878741481</text:p>
          </table:table-cell>
          <table:table-cell office:value-type="float" office:value="1465.35282842331" calcext:value-type="float">
            <text:p>1465.35282842331</text:p>
          </table:table-cell>
          <table:table-cell office:value-type="float" office:value="1398.9574455315" calcext:value-type="float">
            <text:p>1398.9574455315</text:p>
          </table:table-cell>
          <table:table-cell office:value-type="float" office:value="1335.56995999348" calcext:value-type="float">
            <text:p>1335.56995999348</text:p>
          </table:table-cell>
          <table:table-cell office:value-type="float" office:value="1275.05414826685" calcext:value-type="float">
            <text:p>1275.05414826685</text:p>
          </table:table-cell>
          <table:table-cell office:value-type="float" office:value="1217.27995068503" calcext:value-type="float">
            <text:p>1217.27995068503</text:p>
          </table:table-cell>
          <table:table-cell office:value-type="float" office:value="1162.1231981928" calcext:value-type="float">
            <text:p>1162.1231981928</text:p>
          </table:table-cell>
          <table:table-cell office:value-type="float" office:value="1109.46534078424" calcext:value-type="float">
            <text:p>1109.46534078424</text:p>
          </table:table-cell>
          <table:table-cell office:value-type="float" office:value="1059.19319344312" calcext:value-type="float">
            <text:p>1059.19319344312</text:p>
          </table:table-cell>
          <table:table-cell office:value-type="float" office:value="1011.19869798428" calcext:value-type="float">
            <text:p>1011.19869798428</text:p>
          </table:table-cell>
          <table:table-cell office:value-type="float" office:value="965.378687113484" calcext:value-type="float">
            <text:p>965.378687113484</text:p>
          </table:table-cell>
          <table:table-cell office:value-type="float" office:value="921.634662570508" calcext:value-type="float">
            <text:p>921.634662570508</text:p>
          </table:table-cell>
          <table:table-cell office:value-type="float" office:value="879.872588357252" calcext:value-type="float">
            <text:p>879.872588357252</text:p>
          </table:table-cell>
          <table:table-cell office:value-type="float" office:value="840.002685747093" calcext:value-type="float">
            <text:p>840.002685747093</text:p>
          </table:table-cell>
          <table:table-cell office:value-type="float" office:value="801.939239357695" calcext:value-type="float">
            <text:p>801.939239357695</text:p>
          </table:table-cell>
          <table:table-cell office:value-type="float" office:value="765.600417019205" calcext:value-type="float">
            <text:p>765.600417019205</text:p>
          </table:table-cell>
          <table:table-cell office:value-type="float" office:value="730.908092415141" calcext:value-type="float">
            <text:p>730.908092415141</text:p>
          </table:table-cell>
          <table:table-cell office:value-type="float" office:value="697.787675574133" calcext:value-type="float">
            <text:p>697.787675574133</text:p>
          </table:table-cell>
          <table:table-cell office:value-type="float" office:value="666.167955495547" calcext:value-type="float">
            <text:p>666.167955495547</text:p>
          </table:table-cell>
          <table:table-cell office:value-type="float" office:value="635.980946749929" calcext:value-type="float">
            <text:p>635.980946749929</text:p>
          </table:table-cell>
          <table:table-cell office:value-type="float" office:value="607.161741338519" calcext:value-type="float">
            <text:p>607.161741338519</text:p>
          </table:table-cell>
          <table:table-cell office:value-type="float" office:value="579.64837152628" calcext:value-type="float">
            <text:p>579.64837152628</text:p>
          </table:table-cell>
          <table:table-cell office:value-type="float" office:value="553.381677324538" calcext:value-type="float">
            <text:p>553.381677324538</text:p>
          </table:table-cell>
          <table:table-cell office:value-type="float" office:value="528.30517680628" calcext:value-type="float">
            <text:p>528.30517680628</text:p>
          </table:table-cell>
          <table:table-cell office:value-type="float" office:value="504.364946420685" calcext:value-type="float">
            <text:p>504.364946420685</text:p>
          </table:table-cell>
          <table:table-cell office:value-type="float" office:value="481.509506491755" calcext:value-type="float">
            <text:p>481.509506491755</text:p>
          </table:table-cell>
          <table:table-cell office:value-type="float" office:value="459.689707993946" calcext:value-type="float">
            <text:p>459.689707993946</text:p>
          </table:table-cell>
          <table:table-cell office:value-type="float" office:value="438.858628019451" calcext:value-type="float">
            <text:p>438.858628019451</text:p>
          </table:table-cell>
          <table:table-cell office:value-type="float" office:value="418.971470369394" calcext:value-type="float">
            <text:p>418.971470369394</text:p>
          </table:table-cell>
          <table:table-cell office:value-type="float" office:value="399.985467012616" calcext:value-type="float">
            <text:p>399.985467012616</text:p>
          </table:table-cell>
          <table:table-cell office:value-type="float" office:value="381.859786824164" calcext:value-type="float">
            <text:p>381.859786824164</text:p>
          </table:table-cell>
          <table:table-cell office:value-type="float" office:value="364.555449837743" calcext:value-type="float">
            <text:p>364.555449837743</text:p>
          </table:table-cell>
          <table:table-cell office:value-type="float" office:value="348.035241137473" calcext:value-type="float">
            <text:p>348.035241137473</text:p>
          </table:table-cell>
          <table:table-cell office:value-type="float" office:value="332.263631278098" calcext:value-type="float">
            <text:p>332.263631278098</text:p>
          </table:table-cell>
          <table:table-cell office:value-type="float" office:value="317.206701405034" calcext:value-type="float">
            <text:p>317.206701405034</text:p>
          </table:table-cell>
          <table:table-cell office:value-type="float" office:value="302.832068850051" calcext:value-type="float">
            <text:p>302.832068850051</text:p>
          </table:table-cell>
          <table:table-cell office:value-type="float" office:value="289.108817503805" calcext:value-type="float">
            <text:p>289.108817503805</text:p>
          </table:table-cell>
          <table:table-cell office:value-type="float" office:value="276.007432719856" calcext:value-type="float">
            <text:p>276.007432719856</text:p>
          </table:table-cell>
          <table:table-cell office:value-type="float" office:value="263.499736695469" calcext:value-type="float">
            <text:p>263.499736695469</text:p>
          </table:table-cell>
          <table:table-cell office:value-type="float" office:value="251.558827613275" calcext:value-type="float">
            <text:p>251.558827613275</text:p>
          </table:table-cell>
          <table:table-cell office:value-type="float" office:value="240.159023275011" calcext:value-type="float">
            <text:p>240.159023275011</text:p>
          </table:table-cell>
          <table:table-cell office:value-type="float" office:value="229.275805079948" calcext:value-type="float">
            <text:p>229.275805079948</text:p>
          </table:table-cell>
          <table:table-cell office:value-type="float" office:value="218.885764870145" calcext:value-type="float">
            <text:p>218.885764870145</text:p>
          </table:table-cell>
          <table:table-cell office:value-type="float" office:value="208.966555398828" calcext:value-type="float">
            <text:p>208.966555398828</text:p>
          </table:table-cell>
          <table:table-cell office:value-type="float" office:value="199.4968419784" calcext:value-type="float">
            <text:p>199.4968419784</text:p>
          </table:table-cell>
          <table:table-cell office:value-type="float" office:value="190.456256071781" calcext:value-type="float">
            <text:p>190.456256071781</text:p>
          </table:table-cell>
          <table:table-cell office:value-type="float" office:value="181.825352300055" calcext:value-type="float">
            <text:p>181.825352300055</text:p>
          </table:table-cell>
          <table:table-cell office:value-type="float" office:value="173.585566635082" calcext:value-type="float">
            <text:p>173.585566635082</text:p>
          </table:table-cell>
          <table:table-cell office:value-type="float" office:value="165.719175686829" calcext:value-type="float">
            <text:p>165.719175686829</text:p>
          </table:table-cell>
          <table:table-cell office:value-type="float" office:value="158.209259227709" calcext:value-type="float">
            <text:p>158.209259227709</text:p>
          </table:table-cell>
          <table:table-cell office:value-type="float" office:value="151.039664126533" calcext:value-type="float">
            <text:p>151.039664126533</text:p>
          </table:table-cell>
          <table:table-cell office:value-type="float" office:value="144.194968840742" calcext:value-type="float">
            <text:p>144.194968840742</text:p>
          </table:table-cell>
          <table:table-cell office:value-type="float" office:value="137.660450587296" calcext:value-type="float">
            <text:p>137.660450587296</text:p>
          </table:table-cell>
          <table:table-cell office:value-type="float" office:value="131.422053927913" calcext:value-type="float">
            <text:p>131.422053927913</text:p>
          </table:table-cell>
          <table:table-cell office:value-type="float" office:value="125.46635995021" calcext:value-type="float">
            <text:p>125.46635995021</text:p>
          </table:table-cell>
          <table:table-cell office:value-type="float" office:value="119.780557658862" calcext:value-type="float">
            <text:p>119.780557658862</text:p>
          </table:table-cell>
          <table:table-cell office:value-type="float" office:value="114.352417097995" calcext:value-type="float">
            <text:p>114.352417097995</text:p>
          </table:table-cell>
          <table:table-cell office:value-type="float" office:value="109.170262194513" calcext:value-type="float">
            <text:p>109.170262194513</text:p>
          </table:table-cell>
          <table:table-cell office:value-type="float" office:value="104.222945890406" calcext:value-type="float">
            <text:p>104.222945890406</text:p>
          </table:table-cell>
          <table:table-cell office:value-type="float" office:value="99.4998264864223" calcext:value-type="float">
            <text:p>99.4998264864223</text:p>
          </table:table-cell>
          <table:table-cell office:value-type="float" office:value="94.9907443478054" calcext:value-type="float">
            <text:p>94.9907443478054</text:p>
          </table:table-cell>
          <table:table-cell office:value-type="float" office:value="90.6860001025182" calcext:value-type="float">
            <text:p>90.6860001025182</text:p>
          </table:table-cell>
          <table:table-cell office:value-type="float" office:value="86.5763341218471" calcext:value-type="float">
            <text:p>86.5763341218471</text:p>
          </table:table-cell>
          <table:table-cell office:value-type="float" office:value="82.6529061678581" calcext:value-type="float">
            <text:p>82.6529061678581</text:p>
          </table:table-cell>
          <table:table-cell office:value-type="float" office:value="78.9072763921619" calcext:value-type="float">
            <text:p>78.9072763921619</text:p>
          </table:table-cell>
          <table:table-cell office:value-type="float" office:value="75.331387785596" calcext:value-type="float">
            <text:p>75.331387785596</text:p>
          </table:table-cell>
          <table:table-cell office:value-type="float" office:value="71.9175483772249" calcext:value-type="float">
            <text:p>71.9175483772249</text:p>
          </table:table-cell>
        </table:table-row>
        <table:table-row table:style-name="ro1">
          <table:table-cell office:value-type="string" calcext:value-type="string">
            <text:p>Recovered</text:p>
          </table:table-cell>
          <table:table-cell office:value-type="float" office:value="0" calcext:value-type="float">
            <text:p>0</text:p>
          </table:table-cell>
          <table:table-cell office:value-type="float" office:value="0.00199031532326325" calcext:value-type="float">
            <text:p>0.001990315323263</text:p>
          </table:table-cell>
          <table:table-cell office:value-type="float" office:value="0.00769413516548883" calcext:value-type="float">
            <text:p>0.007694135165489</text:p>
          </table:table-cell>
          <table:table-cell office:value-type="float" office:value="0.0169174425623949" calcext:value-type="float">
            <text:p>0.016917442562395</text:p>
          </table:table-cell>
          <table:table-cell office:value-type="float" office:value="0.0297028663490073" calcext:value-type="float">
            <text:p>0.029702866349007</text:p>
          </table:table-cell>
          <table:table-cell office:value-type="float" office:value="0.0462982784506906" calcext:value-type="float">
            <text:p>0.046298278450691</text:p>
          </table:table-cell>
          <table:table-cell office:value-type="float" office:value="0.067142071817326" calcext:value-type="float">
            <text:p>0.067142071817326</text:p>
          </table:table-cell>
          <table:table-cell office:value-type="float" office:value="0.0928618555204429" calcext:value-type="float">
            <text:p>0.092861855520443</text:p>
          </table:table-cell>
          <table:table-cell office:value-type="float" office:value="0.124284564126399" calcext:value-type="float">
            <text:p>0.124284564126399</text:p>
          </table:table-cell>
          <table:table-cell office:value-type="float" office:value="0.162456942578952" calcext:value-type="float">
            <text:p>0.162456942578952</text:p>
          </table:table-cell>
          <table:table-cell office:value-type="float" office:value="0.20867613744542" calcext:value-type="float">
            <text:p>0.20867613744542</text:p>
          </table:table-cell>
          <table:table-cell office:value-type="float" office:value="0.264530759254801" calcext:value-type="float">
            <text:p>0.264530759254801</text:p>
          </table:table-cell>
          <table:table-cell office:value-type="float" office:value="0.33195335077126" calcext:value-type="float">
            <text:p>0.33195335077126</text:p>
          </table:table-cell>
          <table:table-cell office:value-type="float" office:value="0.413285739251213" calcext:value-type="float">
            <text:p>0.413285739251213</text:p>
          </table:table-cell>
          <table:table-cell office:value-type="float" office:value="0.511359304313833" calcext:value-type="float">
            <text:p>0.511359304313833</text:p>
          </table:table-cell>
          <table:table-cell office:value-type="float" office:value="0.629592777313205" calcext:value-type="float">
            <text:p>0.629592777313205</text:p>
          </table:table-cell>
          <table:table-cell office:value-type="float" office:value="0.7721108784131" calcext:value-type="float">
            <text:p>0.7721108784131</text:p>
          </table:table-cell>
          <table:table-cell office:value-type="float" office:value="0.943887826731323" calcext:value-type="float">
            <text:p>0.943887826731323</text:p>
          </table:table-cell>
          <table:table-cell office:value-type="float" office:value="1.15092067447052" calcext:value-type="float">
            <text:p>1.15092067447052</text:p>
          </table:table-cell>
          <table:table-cell office:value-type="float" office:value="1.40043847557677" calcext:value-type="float">
            <text:p>1.40043847557677</text:p>
          </table:table-cell>
          <table:table-cell office:value-type="float" office:value="1.70115459827941" calcext:value-type="float">
            <text:p>1.70115459827941</text:p>
          </table:table-cell>
          <table:table-cell office:value-type="float" office:value="2.06357086449553" calcext:value-type="float">
            <text:p>2.06357086449553</text:p>
          </table:table-cell>
          <table:table-cell office:value-type="float" office:value="2.50034425140377" calcext:value-type="float">
            <text:p>2.50034425140377</text:p>
          </table:table-cell>
          <table:table-cell office:value-type="float" office:value="3.02672886563948" calcext:value-type="float">
            <text:p>3.02672886563948</text:p>
          </table:table-cell>
          <table:table-cell office:value-type="float" office:value="3.66110866373574" calcext:value-type="float">
            <text:p>3.66110866373574</text:p>
          </table:table-cell>
          <table:table-cell office:value-type="float" office:value="4.42563944843816" calcext:value-type="float">
            <text:p>4.42563944843816</text:p>
          </table:table-cell>
          <table:table-cell office:value-type="float" office:value="5.34702267564988" calcext:value-type="float">
            <text:p>5.34702267564988</text:p>
          </table:table-cell>
          <table:table-cell office:value-type="float" office:value="6.45743797316171" calcext:value-type="float">
            <text:p>6.45743797316171</text:p>
          </table:table-cell>
          <table:table-cell office:value-type="float" office:value="7.79566701201025" calcext:value-type="float">
            <text:p>7.79566701201025</text:p>
          </table:table-cell>
          <table:table-cell office:value-type="float" office:value="9.40844795765578" calcext:value-type="float">
            <text:p>9.40844795765578</text:p>
          </table:table-cell>
          <table:table-cell office:value-type="float" office:value="11.352107792623" calcext:value-type="float">
            <text:p>11.352107792623</text:p>
          </table:table-cell>
          <table:table-cell office:value-type="float" office:value="13.6945295238472" calcext:value-type="float">
            <text:p>13.6945295238472</text:p>
          </table:table-cell>
          <table:table-cell office:value-type="float" office:value="16.5175229795439" calcext:value-type="float">
            <text:p>16.5175229795439</text:p>
          </table:table-cell>
          <table:table-cell office:value-type="float" office:value="19.9196819840019" calcext:value-type="float">
            <text:p>19.9196819840019</text:p>
          </table:table-cell>
          <table:table-cell office:value-type="float" office:value="24.0198276862867" calcext:value-type="float">
            <text:p>24.0198276862867</text:p>
          </table:table-cell>
          <table:table-cell office:value-type="float" office:value="28.961158317699" calcext:value-type="float">
            <text:p>28.961158317699</text:p>
          </table:table-cell>
          <table:table-cell office:value-type="float" office:value="34.9162502339729" calcext:value-type="float">
            <text:p>34.9162502339729</text:p>
          </table:table-cell>
          <table:table-cell office:value-type="float" office:value="42.0930848885439" calcext:value-type="float">
            <text:p>42.0930848885439</text:p>
          </table:table-cell>
          <table:table-cell office:value-type="float" office:value="50.7423122198778" calcext:value-type="float">
            <text:p>50.7423122198778</text:p>
          </table:table-cell>
          <table:table-cell office:value-type="float" office:value="61.166004028111" calcext:value-type="float">
            <text:p>61.166004028111</text:p>
          </table:table-cell>
          <table:table-cell office:value-type="float" office:value="73.72820296397" calcext:value-type="float">
            <text:p>73.72820296397</text:p>
          </table:table-cell>
          <table:table-cell office:value-type="float" office:value="88.8676354942234" calcext:value-type="float">
            <text:p>88.8676354942234</text:p>
          </table:table-cell>
          <table:table-cell office:value-type="float" office:value="107.113032512737" calcext:value-type="float">
            <text:p>107.113032512737</text:p>
          </table:table-cell>
          <table:table-cell office:value-type="float" office:value="129.101592360367" calcext:value-type="float">
            <text:p>129.101592360367</text:p>
          </table:table-cell>
          <table:table-cell office:value-type="float" office:value="155.601230798111" calcext:value-type="float">
            <text:p>155.601230798111</text:p>
          </table:table-cell>
          <table:table-cell office:value-type="float" office:value="187.537394260151" calcext:value-type="float">
            <text:p>187.537394260151</text:p>
          </table:table-cell>
          <table:table-cell office:value-type="float" office:value="226.025371943049" calcext:value-type="float">
            <text:p>226.025371943049</text:p>
          </table:table-cell>
          <table:table-cell office:value-type="float" office:value="272.409234109579" calcext:value-type="float">
            <text:p>272.409234109579</text:p>
          </table:table-cell>
          <table:table-cell office:value-type="float" office:value="328.30875430671" calcext:value-type="float">
            <text:p>328.30875430671</text:p>
          </table:table-cell>
          <table:table-cell office:value-type="float" office:value="395.675951198069" calcext:value-type="float">
            <text:p>395.675951198069</text:p>
          </table:table-cell>
          <table:table-cell office:value-type="float" office:value="476.863221252687" calcext:value-type="float">
            <text:p>476.863221252687</text:p>
          </table:table-cell>
          <table:table-cell office:value-type="float" office:value="574.705435398054" calcext:value-type="float">
            <text:p>574.705435398054</text:p>
          </table:table-cell>
          <table:table-cell office:value-type="float" office:value="692.618858243267" calcext:value-type="float">
            <text:p>692.618858243267</text:p>
          </table:table-cell>
          <table:table-cell office:value-type="float" office:value="834.720332546264" calcext:value-type="float">
            <text:p>834.720332546264</text:p>
          </table:table-cell>
          <table:table-cell office:value-type="float" office:value="1005.97087259501" calcext:value-type="float">
            <text:p>1005.97087259501</text:p>
          </table:table-cell>
          <table:table-cell office:value-type="float" office:value="1212.34865356022" calcext:value-type="float">
            <text:p>1212.34865356022</text:p>
          </table:table-cell>
          <table:table-cell office:value-type="float" office:value="1461.05740208692" calcext:value-type="float">
            <text:p>1461.05740208692</text:p>
          </table:table-cell>
          <table:table-cell office:value-type="float" office:value="1760.77740834492" calcext:value-type="float">
            <text:p>1760.77740834492</text:p>
          </table:table-cell>
          <table:table-cell office:value-type="float" office:value="2121.96784463899" calcext:value-type="float">
            <text:p>2121.96784463899</text:p>
          </table:table-cell>
          <table:table-cell office:value-type="float" office:value="2557.230831761" calcext:value-type="float">
            <text:p>2557.230831761</text:p>
          </table:table-cell>
          <table:table-cell office:value-type="float" office:value="3081.74979523499" calcext:value-type="float">
            <text:p>3081.74979523499</text:p>
          </table:table-cell>
          <table:table-cell office:value-type="float" office:value="3713.81716570835" calcext:value-type="float">
            <text:p>3713.81716570835</text:p>
          </table:table-cell>
          <table:table-cell office:value-type="float" office:value="4475.46949850516" calcext:value-type="float">
            <text:p>4475.46949850516</text:p>
          </table:table-cell>
          <table:table-cell office:value-type="float" office:value="5393.25166221435" calcext:value-type="float">
            <text:p>5393.25166221435</text:p>
          </table:table-cell>
          <table:table-cell office:value-type="float" office:value="6499.13602224749" calcext:value-type="float">
            <text:p>6499.13602224749</text:p>
          </table:table-cell>
          <table:table-cell office:value-type="float" office:value="7831.62761709454" calcext:value-type="float">
            <text:p>7831.62761709454</text:p>
          </table:table-cell>
          <table:table-cell office:value-type="float" office:value="9437.09231972119" calcext:value-type="float">
            <text:p>9437.09231972119</text:p>
          </table:table-cell>
          <table:table-cell office:value-type="float" office:value="11371.3520244641" calcext:value-type="float">
            <text:p>11371.3520244641</text:p>
          </table:table-cell>
          <table:table-cell office:value-type="float" office:value="13701.5992252649" calcext:value-type="float">
            <text:p>13701.5992252649</text:p>
          </table:table-cell>
          <table:table-cell office:value-type="float" office:value="16508.6929575349" calcext:value-type="float">
            <text:p>16508.6929575349</text:p>
          </table:table-cell>
          <table:table-cell office:value-type="float" office:value="19889.9092332053" calcext:value-type="float">
            <text:p>19889.9092332053</text:p>
          </table:table-cell>
          <table:table-cell office:value-type="float" office:value="23962.2318337965" calcext:value-type="float">
            <text:p>23962.2318337965</text:p>
          </table:table-cell>
          <table:table-cell office:value-type="float" office:value="28866.2836677955" calcext:value-type="float">
            <text:p>28866.2836677955</text:p>
          </table:table-cell>
          <table:table-cell office:value-type="float" office:value="34771.0147009138" calcext:value-type="float">
            <text:p>34771.0147009138</text:p>
          </table:table-cell>
          <table:table-cell office:value-type="float" office:value="41879.2795521616" calcext:value-type="float">
            <text:p>41879.2795521616</text:p>
          </table:table-cell>
          <table:table-cell office:value-type="float" office:value="50434.455097473" calcext:value-type="float">
            <text:p>50434.455097473</text:p>
          </table:table-cell>
          <table:table-cell office:value-type="float" office:value="60728.2612489036" calcext:value-type="float">
            <text:p>60728.2612489036</text:p>
          </table:table-cell>
          <table:table-cell office:value-type="float" office:value="73109.9366473063" calcext:value-type="float">
            <text:p>73109.9366473063</text:p>
          </table:table-cell>
          <table:table-cell office:value-type="float" office:value="87996.7346415654" calcext:value-type="float">
            <text:p>87996.7346415654</text:p>
          </table:table-cell>
          <table:table-cell office:value-type="float" office:value="105884.357453896" calcext:value-type="float">
            <text:p>105884.357453896</text:p>
          </table:table-cell>
          <table:table-cell office:value-type="float" office:value="127346.957712592" calcext:value-type="float">
            <text:p>127346.957712592</text:p>
          </table:table-cell>
          <table:table-cell office:value-type="float" office:value="152968.978878564" calcext:value-type="float">
            <text:p>152968.978878564</text:p>
          </table:table-cell>
          <table:table-cell office:value-type="float" office:value="183069.925237396" calcext:value-type="float">
            <text:p>183069.925237396</text:p>
          </table:table-cell>
          <table:table-cell office:value-type="float" office:value="217431.331374369" calcext:value-type="float">
            <text:p>217431.331374369</text:p>
          </table:table-cell>
          <table:table-cell office:value-type="float" office:value="255521.331551422" calcext:value-type="float">
            <text:p>255521.331551422</text:p>
          </table:table-cell>
          <table:table-cell office:value-type="float" office:value="296782.563882827" calcext:value-type="float">
            <text:p>296782.563882827</text:p>
          </table:table-cell>
          <table:table-cell office:value-type="float" office:value="340714.638990003" calcext:value-type="float">
            <text:p>340714.638990003</text:p>
          </table:table-cell>
          <table:table-cell office:value-type="float" office:value="386881.995350234" calcext:value-type="float">
            <text:p>386881.995350234</text:p>
          </table:table-cell>
          <table:table-cell office:value-type="float" office:value="434907.96286847" calcext:value-type="float">
            <text:p>434907.96286847</text:p>
          </table:table-cell>
          <table:table-cell office:value-type="float" office:value="484467.274453652" calcext:value-type="float">
            <text:p>484467.274453652</text:p>
          </table:table-cell>
          <table:table-cell office:value-type="float" office:value="535279.16489089" calcext:value-type="float">
            <text:p>535279.16489089</text:p>
          </table:table-cell>
          <table:table-cell office:value-type="float" office:value="587101.332096757" calcext:value-type="float">
            <text:p>587101.332096757</text:p>
          </table:table-cell>
          <table:table-cell office:value-type="float" office:value="639724.707440981" calcext:value-type="float">
            <text:p>639724.707440981</text:p>
          </table:table-cell>
          <table:table-cell office:value-type="float" office:value="692968.937145401" calcext:value-type="float">
            <text:p>692968.937145401</text:p>
          </table:table-cell>
          <table:table-cell office:value-type="float" office:value="746678.478842298" calcext:value-type="float">
            <text:p>746678.478842298</text:p>
          </table:table-cell>
          <table:table-cell office:value-type="float" office:value="800719.230197329" calcext:value-type="float">
            <text:p>800719.230197329</text:p>
          </table:table-cell>
          <table:table-cell office:value-type="float" office:value="854975.617096789" calcext:value-type="float">
            <text:p>854975.617096789</text:p>
          </table:table-cell>
          <table:table-cell office:value-type="float" office:value="909348.078490134" calcext:value-type="float">
            <text:p>909348.078490134</text:p>
          </table:table-cell>
          <table:table-cell office:value-type="float" office:value="963750.89464959" calcext:value-type="float">
            <text:p>963750.89464959</text:p>
          </table:table-cell>
          <table:table-cell office:value-type="float" office:value="1018110.31226184" calcext:value-type="float">
            <text:p>1018110.31226184</text:p>
          </table:table-cell>
          <table:table-cell office:value-type="float" office:value="1072362.9180729" calcext:value-type="float">
            <text:p>1072362.9180729</text:p>
          </table:table-cell>
          <table:table-cell office:value-type="float" office:value="1126454.24276418" calcext:value-type="float">
            <text:p>1126454.24276418</text:p>
          </table:table-cell>
          <table:table-cell office:value-type="float" office:value="1180337.55283193" calcext:value-type="float">
            <text:p>1180337.55283193</text:p>
          </table:table-cell>
          <table:table-cell office:value-type="float" office:value="1233972.80164802" calcext:value-type="float">
            <text:p>1233972.80164802</text:p>
          </table:table-cell>
          <table:table-cell office:value-type="float" office:value="1287325.72790941" calcext:value-type="float">
            <text:p>1287325.72790941</text:p>
          </table:table-cell>
          <table:table-cell office:value-type="float" office:value="1340367.07514696" calcext:value-type="float">
            <text:p>1340367.07514696</text:p>
          </table:table-cell>
          <table:table-cell office:value-type="float" office:value="1393071.91699971" calcext:value-type="float">
            <text:p>1393071.91699971</text:p>
          </table:table-cell>
          <table:table-cell office:value-type="float" office:value="1445419.07470784" calcext:value-type="float">
            <text:p>1445419.07470784</text:p>
          </table:table-cell>
          <table:table-cell office:value-type="float" office:value="1497390.61259512" calcext:value-type="float">
            <text:p>1497390.61259512</text:p>
          </table:table-cell>
          <table:table-cell office:value-type="float" office:value="1548971.40367676" calcext:value-type="float">
            <text:p>1548971.40367676</text:p>
          </table:table-cell>
          <table:table-cell office:value-type="float" office:value="1600148.75240852" calcext:value-type="float">
            <text:p>1600148.75240852</text:p>
          </table:table-cell>
          <table:table-cell office:value-type="float" office:value="1650912.0690834" calcext:value-type="float">
            <text:p>1650912.0690834</text:p>
          </table:table-cell>
          <table:table-cell office:value-type="float" office:value="1701252.5886229" calcext:value-type="float">
            <text:p>1701252.5886229</text:p>
          </table:table-cell>
          <table:table-cell office:value-type="float" office:value="1751163.12711411" calcext:value-type="float">
            <text:p>1751163.12711411</text:p>
          </table:table-cell>
          <table:table-cell office:value-type="float" office:value="1800637.87105964" calcext:value-type="float">
            <text:p>1800637.87105964</text:p>
          </table:table-cell>
          <table:table-cell office:value-type="float" office:value="1849672.19511475" calcext:value-type="float">
            <text:p>1849672.19511475</text:p>
          </table:table-cell>
          <table:table-cell office:value-type="float" office:value="1898262.5047396" calcext:value-type="float">
            <text:p>1898262.5047396</text:p>
          </table:table-cell>
          <table:table-cell office:value-type="float" office:value="1946406.09956557" calcext:value-type="float">
            <text:p>1946406.09956557</text:p>
          </table:table-cell>
          <table:table-cell office:value-type="float" office:value="1994101.05528367" calcext:value-type="float">
            <text:p>1994101.05528367</text:p>
          </table:table-cell>
          <table:table-cell office:value-type="float" office:value="2041346.12140683" calcext:value-type="float">
            <text:p>2041346.12140683</text:p>
          </table:table-cell>
          <table:table-cell office:value-type="float" office:value="2088140.6327939" calcext:value-type="float">
            <text:p>2088140.6327939</text:p>
          </table:table-cell>
          <table:table-cell office:value-type="float" office:value="2134484.43282766" calcext:value-type="float">
            <text:p>2134484.43282766</text:p>
          </table:table-cell>
          <table:table-cell office:value-type="float" office:value="2180377.80700847" calcext:value-type="float">
            <text:p>2180377.80700847</text:p>
          </table:table-cell>
          <table:table-cell office:value-type="float" office:value="2225821.42501918" calcext:value-type="float">
            <text:p>2225821.42501918</text:p>
          </table:table-cell>
          <table:table-cell office:value-type="float" office:value="2270816.29116171" calcext:value-type="float">
            <text:p>2270816.29116171</text:p>
          </table:table-cell>
          <table:table-cell office:value-type="float" office:value="2315363.70070707" calcext:value-type="float">
            <text:p>2315363.70070707</text:p>
          </table:table-cell>
          <table:table-cell office:value-type="float" office:value="2359465.20259557" calcext:value-type="float">
            <text:p>2359465.20259557</text:p>
          </table:table-cell>
          <table:table-cell office:value-type="float" office:value="2403122.56617727" calcext:value-type="float">
            <text:p>2403122.56617727</text:p>
          </table:table-cell>
          <table:table-cell office:value-type="float" office:value="2446337.75329486" calcext:value-type="float">
            <text:p>2446337.75329486</text:p>
          </table:table-cell>
          <table:table-cell office:value-type="float" office:value="2489112.89314135" calcext:value-type="float">
            <text:p>2489112.89314135</text:p>
          </table:table-cell>
          <table:table-cell office:value-type="float" office:value="2531450.2610725" calcext:value-type="float">
            <text:p>2531450.2610725</text:p>
          </table:table-cell>
          <table:table-cell office:value-type="float" office:value="2573352.25991202" calcext:value-type="float">
            <text:p>2573352.25991202</text:p>
          </table:table-cell>
          <table:table-cell office:value-type="float" office:value="2614821.40329322" calcext:value-type="float">
            <text:p>2614821.40329322</text:p>
          </table:table-cell>
          <table:table-cell office:value-type="float" office:value="2655860.3016383" calcext:value-type="float">
            <text:p>2655860.3016383</text:p>
          </table:table-cell>
          <table:table-cell office:value-type="float" office:value="2696471.6499959" calcext:value-type="float">
            <text:p>2696471.6499959</text:p>
          </table:table-cell>
          <table:table-cell office:value-type="float" office:value="2736658.21649537" calcext:value-type="float">
            <text:p>2736658.21649537</text:p>
          </table:table-cell>
          <table:table-cell office:value-type="float" office:value="2776422.83338836" calcext:value-type="float">
            <text:p>2776422.83338836</text:p>
          </table:table-cell>
          <table:table-cell office:value-type="float" office:value="2815768.38827331" calcext:value-type="float">
            <text:p>2815768.38827331</text:p>
          </table:table-cell>
          <table:table-cell office:value-type="float" office:value="2854697.81714804" calcext:value-type="float">
            <text:p>2854697.81714804</text:p>
          </table:table-cell>
          <table:table-cell office:value-type="float" office:value="2893214.09768753" calcext:value-type="float">
            <text:p>2893214.09768753</text:p>
          </table:table-cell>
          <table:table-cell office:value-type="float" office:value="2931320.24363088" calcext:value-type="float">
            <text:p>2931320.24363088</text:p>
          </table:table-cell>
          <table:table-cell office:value-type="float" office:value="2969019.2999921" calcext:value-type="float">
            <text:p>2969019.2999921</text:p>
          </table:table-cell>
          <table:table-cell office:value-type="float" office:value="3006314.33985961" calcext:value-type="float">
            <text:p>3006314.33985961</text:p>
          </table:table-cell>
          <table:table-cell office:value-type="float" office:value="3043208.47281231" calcext:value-type="float">
            <text:p>3043208.47281231</text:p>
          </table:table-cell>
          <table:table-cell office:value-type="float" office:value="3079704.96048635" calcext:value-type="float">
            <text:p>3079704.96048635</text:p>
          </table:table-cell>
          <table:table-cell office:value-type="float" office:value="3115808.3360476" calcext:value-type="float">
            <text:p>3115808.3360476</text:p>
          </table:table-cell>
          <table:table-cell office:value-type="float" office:value="3151534.89774824" calcext:value-type="float">
            <text:p>3151534.89774824</text:p>
          </table:table-cell>
          <table:table-cell office:value-type="float" office:value="3186991.9602581" calcext:value-type="float">
            <text:p>3186991.9602581</text:p>
          </table:table-cell>
          <table:table-cell office:value-type="float" office:value="3222493.8709083" calcext:value-type="float">
            <text:p>3222493.8709083</text:p>
          </table:table-cell>
          <table:table-cell office:value-type="float" office:value="3258418.27456502" calcext:value-type="float">
            <text:p>3258418.27456502</text:p>
          </table:table-cell>
          <table:table-cell office:value-type="float" office:value="3295104.64851952" calcext:value-type="float">
            <text:p>3295104.64851952</text:p>
          </table:table-cell>
          <table:table-cell office:value-type="float" office:value="3332851.33727801" calcext:value-type="float">
            <text:p>3332851.33727801</text:p>
          </table:table-cell>
          <table:table-cell office:value-type="float" office:value="3371923.57097682" calcext:value-type="float">
            <text:p>3371923.57097682</text:p>
          </table:table-cell>
          <table:table-cell office:value-type="float" office:value="3412560.83425073" calcext:value-type="float">
            <text:p>3412560.83425073</text:p>
          </table:table-cell>
          <table:table-cell office:value-type="float" office:value="3454982.91989467" calcext:value-type="float">
            <text:p>3454982.91989467</text:p>
          </table:table-cell>
          <table:table-cell office:value-type="float" office:value="3499394.84166611" calcext:value-type="float">
            <text:p>3499394.84166611</text:p>
          </table:table-cell>
          <table:table-cell office:value-type="float" office:value="3545990.81411041" calcext:value-type="float">
            <text:p>3545990.81411041</text:p>
          </table:table-cell>
          <table:table-cell office:value-type="float" office:value="3594957.47493347" calcext:value-type="float">
            <text:p>3594957.47493347</text:p>
          </table:table-cell>
          <table:table-cell office:value-type="float" office:value="3646476.49364931" calcext:value-type="float">
            <text:p>3646476.49364931</text:p>
          </table:table-cell>
          <table:table-cell office:value-type="float" office:value="3700726.67460018" calcext:value-type="float">
            <text:p>3700726.67460018</text:p>
          </table:table-cell>
          <table:table-cell office:value-type="float" office:value="3757885.64815141" calcext:value-type="float">
            <text:p>3757885.64815141</text:p>
          </table:table-cell>
          <table:table-cell office:value-type="float" office:value="3818131.22165825" calcext:value-type="float">
            <text:p>3818131.22165825</text:p>
          </table:table-cell>
          <table:table-cell office:value-type="float" office:value="3881642.44566335" calcext:value-type="float">
            <text:p>3881642.44566335</text:p>
          </table:table-cell>
          <table:table-cell office:value-type="float" office:value="3948600.44373935" calcext:value-type="float">
            <text:p>3948600.44373935</text:p>
          </table:table-cell>
          <table:table-cell office:value-type="float" office:value="4019189.03865173" calcext:value-type="float">
            <text:p>4019189.03865173</text:p>
          </table:table-cell>
          <table:table-cell office:value-type="float" office:value="4093595.20258043" calcext:value-type="float">
            <text:p>4093595.20258043</text:p>
          </table:table-cell>
          <table:table-cell office:value-type="float" office:value="4172009.35494352" calcext:value-type="float">
            <text:p>4172009.35494352</text:p>
          </table:table-cell>
          <table:table-cell office:value-type="float" office:value="4254625.52172119" calcext:value-type="float">
            <text:p>4254625.52172119</text:p>
          </table:table-cell>
          <table:table-cell office:value-type="float" office:value="4341641.36968517" calcext:value-type="float">
            <text:p>4341641.36968517</text:p>
          </table:table-cell>
          <table:table-cell office:value-type="float" office:value="4433258.12334192" calcext:value-type="float">
            <text:p>4433258.12334192</text:p>
          </table:table-cell>
          <table:table-cell office:value-type="float" office:value="4529680.3719529" calcext:value-type="float">
            <text:p>4529680.3719529</text:p>
          </table:table-cell>
          <table:table-cell office:value-type="float" office:value="4631115.77033061" calcext:value-type="float">
            <text:p>4631115.77033061</text:p>
          </table:table-cell>
          <table:table-cell office:value-type="float" office:value="4737774.63468696" calcext:value-type="float">
            <text:p>4737774.63468696</text:p>
          </table:table-cell>
          <table:table-cell office:value-type="float" office:value="4849869.43691054" calcext:value-type="float">
            <text:p>4849869.43691054</text:p>
          </table:table-cell>
          <table:table-cell office:value-type="float" office:value="4967614.19807317" calcext:value-type="float">
            <text:p>4967614.19807317</text:p>
          </table:table-cell>
          <table:table-cell office:value-type="float" office:value="5091223.77987404" calcext:value-type="float">
            <text:p>5091223.77987404</text:p>
          </table:table-cell>
          <table:table-cell office:value-type="float" office:value="5220913.07597607" calcext:value-type="float">
            <text:p>5220913.07597607</text:p>
          </table:table-cell>
          <table:table-cell office:value-type="float" office:value="5356896.10297946" calcext:value-type="float">
            <text:p>5356896.10297946</text:p>
          </table:table-cell>
          <table:table-cell office:value-type="float" office:value="5499384.99131847" calcext:value-type="float">
            <text:p>5499384.99131847</text:p>
          </table:table-cell>
          <table:table-cell office:value-type="float" office:value="5648588.8884847" calcext:value-type="float">
            <text:p>5648588.8884847</text:p>
          </table:table-cell>
          <table:table-cell office:value-type="float" office:value="5804712.74989503" calcext:value-type="float">
            <text:p>5804712.74989503</text:p>
          </table:table-cell>
          <table:table-cell office:value-type="float" office:value="5967956.06857954" calcext:value-type="float">
            <text:p>5967956.06857954</text:p>
          </table:table-cell>
          <table:table-cell office:value-type="float" office:value="6138511.48031051" calcext:value-type="float">
            <text:p>6138511.48031051</text:p>
          </table:table-cell>
          <table:table-cell office:value-type="float" office:value="6316563.3193045" calcext:value-type="float">
            <text:p>6316563.3193045</text:p>
          </table:table-cell>
          <table:table-cell office:value-type="float" office:value="6502286.09456379" calcext:value-type="float">
            <text:p>6502286.09456379</text:p>
          </table:table-cell>
          <table:table-cell office:value-type="float" office:value="6695842.9246352" calcext:value-type="float">
            <text:p>6695842.9246352</text:p>
          </table:table-cell>
          <table:table-cell office:value-type="float" office:value="6897383.89979179" calcext:value-type="float">
            <text:p>6897383.89979179</text:p>
          </table:table-cell>
          <table:table-cell office:value-type="float" office:value="7107044.43092937" calcext:value-type="float">
            <text:p>7107044.43092937</text:p>
          </table:table-cell>
          <table:table-cell office:value-type="float" office:value="7324943.57185276" calcext:value-type="float">
            <text:p>7324943.57185276</text:p>
          </table:table-cell>
          <table:table-cell office:value-type="float" office:value="7551182.35086675" calcext:value-type="float">
            <text:p>7551182.35086675</text:p>
          </table:table-cell>
          <table:table-cell office:value-type="float" office:value="7785842.12048457" calcext:value-type="float">
            <text:p>7785842.12048457</text:p>
          </table:table-cell>
          <table:table-cell office:value-type="float" office:value="8028982.9439189" calcext:value-type="float">
            <text:p>8028982.9439189</text:p>
          </table:table-cell>
          <table:table-cell office:value-type="float" office:value="8280642.05442789" calcext:value-type="float">
            <text:p>8280642.05442789</text:p>
          </table:table-cell>
          <table:table-cell office:value-type="float" office:value="8540832.40558335" calcext:value-type="float">
            <text:p>8540832.40558335</text:p>
          </table:table-cell>
          <table:table-cell office:value-type="float" office:value="8809541.31279483" calcext:value-type="float">
            <text:p>8809541.31279483</text:p>
          </table:table-cell>
          <table:table-cell office:value-type="float" office:value="9086729.23952621" calcext:value-type="float">
            <text:p>9086729.23952621</text:p>
          </table:table-cell>
          <table:table-cell office:value-type="float" office:value="9372328.75377882" calcext:value-type="float">
            <text:p>9372328.75377882</text:p>
          </table:table-cell>
          <table:table-cell office:value-type="float" office:value="9666243.63680552" calcext:value-type="float">
            <text:p>9666243.63680552</text:p>
          </table:table-cell>
          <table:table-cell office:value-type="float" office:value="9968348.19812462" calcext:value-type="float">
            <text:p>9968348.19812462</text:p>
          </table:table-cell>
          <table:table-cell office:value-type="float" office:value="10278486.8184066" calcext:value-type="float">
            <text:p>10278486.8184066</text:p>
          </table:table-cell>
          <table:table-cell office:value-type="float" office:value="10596473.7057276" calcext:value-type="float">
            <text:p>10596473.7057276</text:p>
          </table:table-cell>
          <table:table-cell office:value-type="float" office:value="10922092.9095332" calcext:value-type="float">
            <text:p>10922092.9095332</text:p>
          </table:table-cell>
          <table:table-cell office:value-type="float" office:value="11255098.5790903" calcext:value-type="float">
            <text:p>11255098.5790903</text:p>
          </table:table-cell>
          <table:table-cell office:value-type="float" office:value="11595215.4788994" calcext:value-type="float">
            <text:p>11595215.4788994</text:p>
          </table:table-cell>
          <table:table-cell office:value-type="float" office:value="11942139.7726775" calcext:value-type="float">
            <text:p>11942139.7726775</text:p>
          </table:table-cell>
          <table:table-cell office:value-type="float" office:value="12295540.0527468" calcext:value-type="float">
            <text:p>12295540.0527468</text:p>
          </table:table-cell>
          <table:table-cell office:value-type="float" office:value="12655058.6237115" calcext:value-type="float">
            <text:p>12655058.6237115</text:p>
          </table:table-cell>
          <table:table-cell office:value-type="float" office:value="13020313.0253322" calcext:value-type="float">
            <text:p>13020313.0253322</text:p>
          </table:table-cell>
          <table:table-cell office:value-type="float" office:value="13390897.7726105" calcext:value-type="float">
            <text:p>13390897.7726105</text:p>
          </table:table-cell>
          <table:table-cell office:value-type="float" office:value="13766386.3085114" calcext:value-type="float">
            <text:p>13766386.3085114</text:p>
          </table:table-cell>
          <table:table-cell office:value-type="float" office:value="14146333.1331583" calcext:value-type="float">
            <text:p>14146333.1331583</text:p>
          </table:table-cell>
          <table:table-cell office:value-type="float" office:value="14530276.086309" calcext:value-type="float">
            <text:p>14530276.086309</text:p>
          </table:table-cell>
          <table:table-cell office:value-type="float" office:value="14917738.7744675" calcext:value-type="float">
            <text:p>14917738.7744675</text:p>
          </table:table-cell>
          <table:table-cell office:value-type="float" office:value="15308233.0882653" calcext:value-type="float">
            <text:p>15308233.0882653</text:p>
          </table:table-cell>
          <table:table-cell office:value-type="float" office:value="15701261.7879614" calcext:value-type="float">
            <text:p>15701261.7879614</text:p>
          </table:table-cell>
          <table:table-cell office:value-type="float" office:value="16096321.1491318" calcext:value-type="float">
            <text:p>16096321.1491318</text:p>
          </table:table-cell>
          <table:table-cell office:value-type="float" office:value="16492903.6044545" calcext:value-type="float">
            <text:p>16492903.6044545</text:p>
          </table:table-cell>
          <table:table-cell office:value-type="float" office:value="16890500.3658252" calcext:value-type="float">
            <text:p>16890500.3658252</text:p>
          </table:table-cell>
          <table:table-cell office:value-type="float" office:value="17288604.0204978" calcext:value-type="float">
            <text:p>17288604.0204978</text:p>
          </table:table-cell>
          <table:table-cell office:value-type="float" office:value="17686711.0342347" calcext:value-type="float">
            <text:p>17686711.0342347</text:p>
          </table:table-cell>
          <table:table-cell office:value-type="float" office:value="18084324.172041" calcext:value-type="float">
            <text:p>18084324.172041</text:p>
          </table:table-cell>
          <table:table-cell office:value-type="float" office:value="18480954.7775634" calcext:value-type="float">
            <text:p>18480954.7775634</text:p>
          </table:table-cell>
          <table:table-cell office:value-type="float" office:value="18876124.9631362" calcext:value-type="float">
            <text:p>18876124.9631362</text:p>
          </table:table-cell>
          <table:table-cell office:value-type="float" office:value="19269369.592526" calcext:value-type="float">
            <text:p>19269369.592526</text:p>
          </table:table-cell>
          <table:table-cell office:value-type="float" office:value="19660238.1376931" calcext:value-type="float">
            <text:p>19660238.1376931</text:p>
          </table:table-cell>
          <table:table-cell office:value-type="float" office:value="20048296.3415903" calcext:value-type="float">
            <text:p>20048296.3415903</text:p>
          </table:table-cell>
          <table:table-cell office:value-type="float" office:value="20433127.699369" calcext:value-type="float">
            <text:p>20433127.699369</text:p>
          </table:table-cell>
          <table:table-cell office:value-type="float" office:value="20814334.7486513" calcext:value-type="float">
            <text:p>20814334.7486513</text:p>
          </table:table-cell>
          <table:table-cell office:value-type="float" office:value="21191540.1752808" calcext:value-type="float">
            <text:p>21191540.1752808</text:p>
          </table:table-cell>
          <table:table-cell office:value-type="float" office:value="21564387.7360948" calcext:value-type="float">
            <text:p>21564387.7360948</text:p>
          </table:table-cell>
          <table:table-cell office:value-type="float" office:value="21932542.9859966" calcext:value-type="float">
            <text:p>21932542.9859966</text:p>
          </table:table-cell>
          <table:table-cell office:value-type="float" office:value="22295693.8269733" calcext:value-type="float">
            <text:p>22295693.8269733</text:p>
          </table:table-cell>
          <table:table-cell office:value-type="float" office:value="22653550.8897403" calcext:value-type="float">
            <text:p>22653550.8897403</text:p>
          </table:table-cell>
          <table:table-cell office:value-type="float" office:value="23005847.744027" calcext:value-type="float">
            <text:p>23005847.744027</text:p>
          </table:table-cell>
          <table:table-cell office:value-type="float" office:value="23352340.9628273" calcext:value-type="float">
            <text:p>23352340.9628273</text:p>
          </table:table-cell>
          <table:table-cell office:value-type="float" office:value="23692810.0317171" calcext:value-type="float">
            <text:p>23692810.0317171</text:p>
          </table:table-cell>
          <table:table-cell office:value-type="float" office:value="24027057.1278926" calcext:value-type="float">
            <text:p>24027057.1278926</text:p>
          </table:table-cell>
          <table:table-cell office:value-type="float" office:value="24354906.7855029" calcext:value-type="float">
            <text:p>24354906.7855029</text:p>
          </table:table-cell>
          <table:table-cell office:value-type="float" office:value="24676205.4421127" calcext:value-type="float">
            <text:p>24676205.4421127</text:p>
          </table:table-cell>
          <table:table-cell office:value-type="float" office:value="24990820.8932458" calcext:value-type="float">
            <text:p>24990820.8932458</text:p>
          </table:table-cell>
          <table:table-cell office:value-type="float" office:value="25298641.6593242" calcext:value-type="float">
            <text:p>25298641.6593242</text:p>
          </table:table-cell>
          <table:table-cell office:value-type="float" office:value="25599576.2799077" calcext:value-type="float">
            <text:p>25599576.2799077</text:p>
          </table:table-cell>
          <table:table-cell office:value-type="float" office:value="25893552.5469755" calcext:value-type="float">
            <text:p>25893552.5469755</text:p>
          </table:table-cell>
          <table:table-cell office:value-type="float" office:value="26180516.6862908" calcext:value-type="float">
            <text:p>26180516.6862908</text:p>
          </table:table-cell>
          <table:table-cell office:value-type="float" office:value="26460432.4955616" calcext:value-type="float">
            <text:p>26460432.4955616</text:p>
          </table:table-cell>
          <table:table-cell office:value-type="float" office:value="26733280.4544308" calcext:value-type="float">
            <text:p>26733280.4544308</text:p>
          </table:table-cell>
          <table:table-cell office:value-type="float" office:value="26999056.8116726" calcext:value-type="float">
            <text:p>26999056.8116726</text:p>
          </table:table-cell>
          <table:table-cell office:value-type="float" office:value="27257772.6565442" calcext:value-type="float">
            <text:p>27257772.6565442</text:p>
          </table:table-cell>
          <table:table-cell office:value-type="float" office:value="27509452.9871329" calcext:value-type="float">
            <text:p>27509452.9871329</text:p>
          </table:table-cell>
          <table:table-cell office:value-type="float" office:value="27754135.7743894" calcext:value-type="float">
            <text:p>27754135.7743894</text:p>
          </table:table-cell>
          <table:table-cell office:value-type="float" office:value="27991871.0386478" calcext:value-type="float">
            <text:p>27991871.0386478</text:p>
          </table:table-cell>
          <table:table-cell office:value-type="float" office:value="28222719.9325657" calcext:value-type="float">
            <text:p>28222719.9325657</text:p>
          </table:table-cell>
          <table:table-cell office:value-type="float" office:value="28446753.8470587" calcext:value-type="float">
            <text:p>28446753.8470587</text:p>
          </table:table-cell>
          <table:table-cell office:value-type="float" office:value="28664053.5324485" calcext:value-type="float">
            <text:p>28664053.5324485</text:p>
          </table:table-cell>
          <table:table-cell office:value-type="float" office:value="28874708.2492814" calcext:value-type="float">
            <text:p>28874708.2492814</text:p>
          </table:table-cell>
          <table:table-cell office:value-type="float" office:value="29078814.9427664" calcext:value-type="float">
            <text:p>29078814.9427664</text:p>
          </table:table-cell>
          <table:table-cell office:value-type="float" office:value="29276477.4502148" calcext:value-type="float">
            <text:p>29276477.4502148</text:p>
          </table:table-cell>
          <table:table-cell office:value-type="float" office:value="29467805.7401813" calcext:value-type="float">
            <text:p>29467805.7401813</text:p>
          </table:table-cell>
          <table:table-cell office:value-type="float" office:value="29652915.1828968" calcext:value-type="float">
            <text:p>29652915.1828968</text:p>
          </table:table-cell>
          <table:table-cell office:value-type="float" office:value="29831925.8586563" calcext:value-type="float">
            <text:p>29831925.8586563</text:p>
          </table:table-cell>
          <table:table-cell office:value-type="float" office:value="30004961.8981113" calcext:value-type="float">
            <text:p>30004961.8981113</text:p>
          </table:table-cell>
          <table:table-cell office:value-type="float" office:value="30172150.86294" calcext:value-type="float">
            <text:p>30172150.86294</text:p>
          </table:table-cell>
          <table:table-cell office:value-type="float" office:value="30333623.1560962" calcext:value-type="float">
            <text:p>30333623.1560962</text:p>
          </table:table-cell>
          <table:table-cell office:value-type="float" office:value="30489511.4744639" calcext:value-type="float">
            <text:p>30489511.4744639</text:p>
          </table:table-cell>
          <table:table-cell office:value-type="float" office:value="30639950.2908168" calcext:value-type="float">
            <text:p>30639950.2908168</text:p>
          </table:table-cell>
          <table:table-cell office:value-type="float" office:value="30785075.3755245" calcext:value-type="float">
            <text:p>30785075.3755245</text:p>
          </table:table-cell>
          <table:table-cell office:value-type="float" office:value="30925023.347819" calcext:value-type="float">
            <text:p>30925023.347819</text:p>
          </table:table-cell>
          <table:table-cell office:value-type="float" office:value="31059931.2637732" calcext:value-type="float">
            <text:p>31059931.2637732</text:p>
          </table:table-cell>
          <table:table-cell office:value-type="float" office:value="31189936.2331972" calcext:value-type="float">
            <text:p>31189936.2331972</text:p>
          </table:table-cell>
          <table:table-cell office:value-type="float" office:value="31315175.0697906" calcext:value-type="float">
            <text:p>31315175.0697906</text:p>
          </table:table-cell>
          <table:table-cell office:value-type="float" office:value="31435783.9690079" calcext:value-type="float">
            <text:p>31435783.9690079</text:p>
          </table:table-cell>
          <table:table-cell office:value-type="float" office:value="31551898.2159066" calcext:value-type="float">
            <text:p>31551898.2159066</text:p>
          </table:table-cell>
          <table:table-cell office:value-type="float" office:value="31663651.9191541" calcext:value-type="float">
            <text:p>31663651.9191541</text:p>
          </table:table-cell>
          <table:table-cell office:value-type="float" office:value="31771177.7712879" calcext:value-type="float">
            <text:p>31771177.7712879</text:p>
          </table:table-cell>
          <table:table-cell office:value-type="float" office:value="31874606.8331058" calcext:value-type="float">
            <text:p>31874606.8331058</text:p>
          </table:table-cell>
          <table:table-cell office:value-type="float" office:value="31974068.3415929" calcext:value-type="float">
            <text:p>31974068.3415929</text:p>
          </table:table-cell>
          <table:table-cell office:value-type="float" office:value="32069689.5393854" calcext:value-type="float">
            <text:p>32069689.5393854</text:p>
          </table:table-cell>
          <table:table-cell office:value-type="float" office:value="32161595.5250013" calcext:value-type="float">
            <text:p>32161595.5250013</text:p>
          </table:table-cell>
          <table:table-cell office:value-type="float" office:value="32249909.1221856" calcext:value-type="float">
            <text:p>32249909.1221856</text:p>
          </table:table-cell>
          <table:table-cell office:value-type="float" office:value="32334750.7672344" calcext:value-type="float">
            <text:p>32334750.7672344</text:p>
          </table:table-cell>
          <table:table-cell office:value-type="float" office:value="32416238.4130493" calcext:value-type="float">
            <text:p>32416238.4130493</text:p>
          </table:table-cell>
          <table:table-cell office:value-type="float" office:value="32494487.4491418" calcext:value-type="float">
            <text:p>32494487.4491418</text:p>
          </table:table-cell>
          <table:table-cell office:value-type="float" office:value="32569610.6356619" calcext:value-type="float">
            <text:p>32569610.6356619</text:p>
          </table:table-cell>
          <table:table-cell office:value-type="float" office:value="32641718.0512137" calcext:value-type="float">
            <text:p>32641718.0512137</text:p>
          </table:table-cell>
          <table:table-cell office:value-type="float" office:value="32710917.0526572" calcext:value-type="float">
            <text:p>32710917.0526572</text:p>
          </table:table-cell>
          <table:table-cell office:value-type="float" office:value="32777312.2465506" calcext:value-type="float">
            <text:p>32777312.2465506</text:p>
          </table:table-cell>
          <table:table-cell office:value-type="float" office:value="32841005.4707806" calcext:value-type="float">
            <text:p>32841005.4707806</text:p>
          </table:table-cell>
          <table:table-cell office:value-type="float" office:value="32902095.7858966" calcext:value-type="float">
            <text:p>32902095.7858966</text:p>
          </table:table-cell>
          <table:table-cell office:value-type="float" office:value="32960679.4749115" calcext:value-type="float">
            <text:p>32960679.4749115</text:p>
          </table:table-cell>
          <table:table-cell office:value-type="float" office:value="33016850.0509572" calcext:value-type="float">
            <text:p>33016850.0509572</text:p>
          </table:table-cell>
          <table:table-cell office:value-type="float" office:value="33070698.2722254" calcext:value-type="float">
            <text:p>33070698.2722254</text:p>
          </table:table-cell>
          <table:table-cell office:value-type="float" office:value="33122312.1628708" calcext:value-type="float">
            <text:p>33122312.1628708</text:p>
          </table:table-cell>
          <table:table-cell office:value-type="float" office:value="33171777.0401932" calcext:value-type="float">
            <text:p>33171777.0401932</text:p>
          </table:table-cell>
          <table:table-cell office:value-type="float" office:value="33219175.5462973" calcext:value-type="float">
            <text:p>33219175.5462973</text:p>
          </table:table-cell>
          <table:table-cell office:value-type="float" office:value="33264587.6847657" calcext:value-type="float">
            <text:p>33264587.6847657</text:p>
          </table:table-cell>
          <table:table-cell office:value-type="float" office:value="33308090.8607523" calcext:value-type="float">
            <text:p>33308090.8607523</text:p>
          </table:table-cell>
          <table:table-cell office:value-type="float" office:value="33349759.9251547" calcext:value-type="float">
            <text:p>33349759.9251547</text:p>
          </table:table-cell>
          <table:table-cell office:value-type="float" office:value="33389667.2211072" calcext:value-type="float">
            <text:p>33389667.2211072</text:p>
          </table:table-cell>
          <table:table-cell office:value-type="float" office:value="33427882.6336241" calcext:value-type="float">
            <text:p>33427882.6336241</text:p>
          </table:table-cell>
          <table:table-cell office:value-type="float" office:value="33464473.6408032" calcext:value-type="float">
            <text:p>33464473.6408032</text:p>
          </table:table-cell>
          <table:table-cell office:value-type="float" office:value="33499505.3674392" calcext:value-type="float">
            <text:p>33499505.3674392</text:p>
          </table:table-cell>
          <table:table-cell office:value-type="float" office:value="33533040.6394488" calcext:value-type="float">
            <text:p>33533040.6394488</text:p>
          </table:table-cell>
          <table:table-cell office:value-type="float" office:value="33565140.0400263" calcext:value-type="float">
            <text:p>33565140.0400263</text:p>
          </table:table-cell>
          <table:table-cell office:value-type="float" office:value="33595861.9660889" calcext:value-type="float">
            <text:p>33595861.9660889</text:p>
          </table:table-cell>
          <table:table-cell office:value-type="float" office:value="33625262.6858695" calcext:value-type="float">
            <text:p>33625262.6858695</text:p>
          </table:table-cell>
          <table:table-cell office:value-type="float" office:value="33653396.3963779" calcext:value-type="float">
            <text:p>33653396.3963779</text:p>
          </table:table-cell>
          <table:table-cell office:value-type="float" office:value="33680315.2815071" calcext:value-type="float">
            <text:p>33680315.2815071</text:p>
          </table:table-cell>
          <table:table-cell office:value-type="float" office:value="33706069.5692536" calcext:value-type="float">
            <text:p>33706069.5692536</text:p>
          </table:table-cell>
          <table:table-cell office:value-type="float" office:value="33730707.5901022" calcext:value-type="float">
            <text:p>33730707.5901022</text:p>
          </table:table-cell>
          <table:table-cell office:value-type="float" office:value="33754275.8337989" calcext:value-type="float">
            <text:p>33754275.8337989</text:p>
          </table:table-cell>
          <table:table-cell office:value-type="float" office:value="33776819.0060523" calcext:value-type="float">
            <text:p>33776819.0060523</text:p>
          </table:table-cell>
          <table:table-cell office:value-type="float" office:value="33798380.0850408" calcext:value-type="float">
            <text:p>33798380.0850408</text:p>
          </table:table-cell>
          <table:table-cell office:value-type="float" office:value="33819000.3761739" calcext:value-type="float">
            <text:p>33819000.3761739</text:p>
          </table:table-cell>
          <table:table-cell office:value-type="float" office:value="33838719.5674015" calcext:value-type="float">
            <text:p>33838719.5674015</text:p>
          </table:table-cell>
          <table:table-cell office:value-type="float" office:value="33857575.7823089" calcext:value-type="float">
            <text:p>33857575.7823089</text:p>
          </table:table-cell>
          <table:table-cell office:value-type="float" office:value="33875605.6331219" calcext:value-type="float">
            <text:p>33875605.6331219</text:p>
          </table:table-cell>
          <table:table-cell office:value-type="float" office:value="33892844.2723854" calcext:value-type="float">
            <text:p>33892844.2723854</text:p>
          </table:table-cell>
          <table:table-cell office:value-type="float" office:value="33909325.4433161" calcext:value-type="float">
            <text:p>33909325.4433161</text:p>
          </table:table-cell>
          <table:table-cell office:value-type="float" office:value="33925081.5297109" calcext:value-type="float">
            <text:p>33925081.5297109</text:p>
          </table:table-cell>
          <table:table-cell office:value-type="float" office:value="33940143.603819" calcext:value-type="float">
            <text:p>33940143.603819</text:p>
          </table:table-cell>
          <table:table-cell office:value-type="float" office:value="33954541.4738457" calcext:value-type="float">
            <text:p>33954541.4738457</text:p>
          </table:table-cell>
          <table:table-cell office:value-type="float" office:value="33968303.7297139" calcext:value-type="float">
            <text:p>33968303.7297139</text:p>
          </table:table-cell>
          <table:table-cell office:value-type="float" office:value="33981457.7877965" calcext:value-type="float">
            <text:p>33981457.7877965</text:p>
          </table:table-cell>
          <table:table-cell office:value-type="float" office:value="33994029.9345831" calcext:value-type="float">
            <text:p>33994029.9345831</text:p>
          </table:table-cell>
          <table:table-cell office:value-type="float" office:value="34006045.3687288" calcext:value-type="float">
            <text:p>34006045.3687288</text:p>
          </table:table-cell>
          <table:table-cell office:value-type="float" office:value="34017528.2424215" calcext:value-type="float">
            <text:p>34017528.2424215</text:p>
          </table:table-cell>
          <table:table-cell office:value-type="float" office:value="34028501.7008417" calcext:value-type="float">
            <text:p>34028501.7008417</text:p>
          </table:table-cell>
          <table:table-cell office:value-type="float" office:value="34038987.9208002" calcext:value-type="float">
            <text:p>34038987.9208002</text:p>
          </table:table-cell>
          <table:table-cell office:value-type="float" office:value="34049008.1487646" calcext:value-type="float">
            <text:p>34049008.1487646</text:p>
          </table:table-cell>
          <table:table-cell office:value-type="float" office:value="34058582.7364206" calcext:value-type="float">
            <text:p>34058582.7364206</text:p>
          </table:table-cell>
          <table:table-cell office:value-type="float" office:value="34067731.1758612" calcext:value-type="float">
            <text:p>34067731.1758612</text:p>
          </table:table-cell>
          <table:table-cell office:value-type="float" office:value="34076472.1338022" calcext:value-type="float">
            <text:p>34076472.1338022</text:p>
          </table:table-cell>
          <table:table-cell office:value-type="float" office:value="34084823.483916" calcext:value-type="float">
            <text:p>34084823.483916</text:p>
          </table:table-cell>
          <table:table-cell office:value-type="float" office:value="34092802.3386072" calcext:value-type="float">
            <text:p>34092802.3386072</text:p>
          </table:table-cell>
          <table:table-cell office:value-type="float" office:value="34100425.079799" calcext:value-type="float">
            <text:p>34100425.079799</text:p>
          </table:table-cell>
          <table:table-cell office:value-type="float" office:value="34107707.3880505" calcext:value-type="float">
            <text:p>34107707.3880505</text:p>
          </table:table-cell>
          <table:table-cell office:value-type="float" office:value="34114664.2711404" calcext:value-type="float">
            <text:p>34114664.2711404</text:p>
          </table:table-cell>
          <table:table-cell office:value-type="float" office:value="34121310.0916125" calcext:value-type="float">
            <text:p>34121310.0916125</text:p>
          </table:table-cell>
          <table:table-cell office:value-type="float" office:value="34127658.5929703" calcext:value-type="float">
            <text:p>34127658.5929703</text:p>
          </table:table-cell>
          <table:table-cell office:value-type="float" office:value="34133722.9252109" calcext:value-type="float">
            <text:p>34133722.9252109</text:p>
          </table:table-cell>
          <table:table-cell office:value-type="float" office:value="34139515.6693411" calcext:value-type="float">
            <text:p>34139515.6693411</text:p>
          </table:table-cell>
          <table:table-cell office:value-type="float" office:value="34145048.8608727" calcext:value-type="float">
            <text:p>34145048.8608727</text:p>
          </table:table-cell>
          <table:table-cell office:value-type="float" office:value="34150334.0125892" calcext:value-type="float">
            <text:p>34150334.0125892</text:p>
          </table:table-cell>
          <table:table-cell office:value-type="float" office:value="34155382.1363891" calcext:value-type="float">
            <text:p>34155382.1363891</text:p>
          </table:table-cell>
          <table:table-cell office:value-type="float" office:value="34160203.7642047" calcext:value-type="float">
            <text:p>34160203.7642047</text:p>
          </table:table-cell>
          <table:table-cell office:value-type="float" office:value="34164808.9682144" calcext:value-type="float">
            <text:p>34164808.9682144</text:p>
          </table:table-cell>
          <table:table-cell office:value-type="float" office:value="34169207.3802332" calcext:value-type="float">
            <text:p>34169207.3802332</text:p>
          </table:table-cell>
          <table:table-cell office:value-type="float" office:value="34173408.210335" calcext:value-type="float">
            <text:p>34173408.210335</text:p>
          </table:table-cell>
          <table:table-cell office:value-type="float" office:value="34177420.2647289" calcext:value-type="float">
            <text:p>34177420.2647289</text:p>
          </table:table-cell>
          <table:table-cell office:value-type="float" office:value="34181251.9629438" calcext:value-type="float">
            <text:p>34181251.9629438</text:p>
          </table:table-cell>
          <table:table-cell office:value-type="float" office:value="34184911.3543298" calcext:value-type="float">
            <text:p>34184911.3543298</text:p>
          </table:table-cell>
          <table:table-cell office:value-type="float" office:value="34188406.1338848" calcext:value-type="float">
            <text:p>34188406.1338848</text:p>
          </table:table-cell>
          <table:table-cell office:value-type="float" office:value="34191743.6574566" calcext:value-type="float">
            <text:p>34191743.6574566</text:p>
          </table:table-cell>
          <table:table-cell office:value-type="float" office:value="34194930.9563295" calcext:value-type="float">
            <text:p>34194930.9563295</text:p>
          </table:table-cell>
          <table:table-cell office:value-type="float" office:value="34197974.7511447" calcext:value-type="float">
            <text:p>34197974.7511447</text:p>
          </table:table-cell>
          <table:table-cell office:value-type="float" office:value="34200881.4653493" calcext:value-type="float">
            <text:p>34200881.4653493</text:p>
          </table:table-cell>
          <table:table-cell office:value-type="float" office:value="34203657.2380621" calcext:value-type="float">
            <text:p>34203657.2380621</text:p>
          </table:table-cell>
          <table:table-cell office:value-type="float" office:value="34206307.9363399" calcext:value-type="float">
            <text:p>34206307.9363399</text:p>
          </table:table-cell>
          <table:table-cell office:value-type="float" office:value="34208839.1670309" calcext:value-type="float">
            <text:p>34208839.1670309</text:p>
          </table:table-cell>
          <table:table-cell office:value-type="float" office:value="34211256.2880983" calcext:value-type="float">
            <text:p>34211256.2880983</text:p>
          </table:table-cell>
          <table:table-cell office:value-type="float" office:value="34213564.4194197" calcext:value-type="float">
            <text:p>34213564.4194197</text:p>
          </table:table-cell>
          <table:table-cell office:value-type="float" office:value="34215768.4532292" calcext:value-type="float">
            <text:p>34215768.4532292</text:p>
          </table:table-cell>
          <table:table-cell office:value-type="float" office:value="34217873.0640667" calcext:value-type="float">
            <text:p>34217873.0640667</text:p>
          </table:table-cell>
          <table:table-cell office:value-type="float" office:value="34219882.7182295" calcext:value-type="float">
            <text:p>34219882.7182295</text:p>
          </table:table-cell>
          <table:table-cell office:value-type="float" office:value="34221801.6829809" calcext:value-type="float">
            <text:p>34221801.6829809</text:p>
          </table:table-cell>
          <table:table-cell office:value-type="float" office:value="34223634.0352777" calcext:value-type="float">
            <text:p>34223634.0352777</text:p>
          </table:table-cell>
          <table:table-cell office:value-type="float" office:value="34225383.6700975" calcext:value-type="float">
            <text:p>34225383.6700975</text:p>
          </table:table-cell>
          <table:table-cell office:value-type="float" office:value="34227054.3084677" calcext:value-type="float">
            <text:p>34227054.3084677</text:p>
          </table:table-cell>
          <table:table-cell office:value-type="float" office:value="34228649.5051473" calcext:value-type="float">
            <text:p>34228649.5051473</text:p>
          </table:table-cell>
          <table:table-cell office:value-type="float" office:value="34230172.6559678" calcext:value-type="float">
            <text:p>34230172.6559678</text:p>
          </table:table-cell>
          <table:table-cell office:value-type="float" office:value="34231627.0048225" calcext:value-type="float">
            <text:p>34231627.0048225</text:p>
          </table:table-cell>
          <table:table-cell office:value-type="float" office:value="34233015.6503896" calcext:value-type="float">
            <text:p>34233015.6503896</text:p>
          </table:table-cell>
          <table:table-cell office:value-type="float" office:value="34234341.5525759" calcext:value-type="float">
            <text:p>34234341.5525759</text:p>
          </table:table-cell>
          <table:table-cell office:value-type="float" office:value="34235607.5386718" calcext:value-type="float">
            <text:p>34235607.5386718</text:p>
          </table:table-cell>
          <table:table-cell office:value-type="float" office:value="34236816.3092203" calcext:value-type="float">
            <text:p>34236816.3092203</text:p>
          </table:table-cell>
          <table:table-cell office:value-type="float" office:value="34237970.4436302" calcext:value-type="float">
            <text:p>34237970.4436302</text:p>
          </table:table-cell>
          <table:table-cell office:value-type="float" office:value="34239072.4055733" calcext:value-type="float">
            <text:p>34239072.4055733</text:p>
          </table:table-cell>
          <table:table-cell office:value-type="float" office:value="34240124.5481369" calcext:value-type="float">
            <text:p>34240124.5481369</text:p>
          </table:table-cell>
          <table:table-cell office:value-type="float" office:value="34241129.1187443" calcext:value-type="float">
            <text:p>34241129.1187443</text:p>
          </table:table-cell>
          <table:table-cell office:value-type="float" office:value="34242088.2638438" calcext:value-type="float">
            <text:p>34242088.2638438</text:p>
          </table:table-cell>
          <table:table-cell office:value-type="float" office:value="34243004.033423" calcext:value-type="float">
            <text:p>34243004.033423</text:p>
          </table:table-cell>
          <table:table-cell office:value-type="float" office:value="34243878.3853062" calcext:value-type="float">
            <text:p>34243878.3853062</text:p>
          </table:table-cell>
          <table:table-cell office:value-type="float" office:value="34244713.1892714" calcext:value-type="float">
            <text:p>34244713.1892714</text:p>
          </table:table-cell>
          <table:table-cell office:value-type="float" office:value="34245510.2309792" calcext:value-type="float">
            <text:p>34245510.2309792</text:p>
          </table:table-cell>
          <table:table-cell office:value-type="float" office:value="34246271.2157388" calcext:value-type="float">
            <text:p>34246271.2157388</text:p>
          </table:table-cell>
          <table:table-cell office:value-type="float" office:value="34246997.7720948" calcext:value-type="float">
            <text:p>34246997.7720948</text:p>
          </table:table-cell>
          <table:table-cell office:value-type="float" office:value="34247691.4552547" calcext:value-type="float">
            <text:p>34247691.4552547</text:p>
          </table:table-cell>
          <table:table-cell office:value-type="float" office:value="34248353.7503872" calcext:value-type="float">
            <text:p>34248353.7503872</text:p>
          </table:table-cell>
          <table:table-cell office:value-type="float" office:value="34248986.0757461" calcext:value-type="float">
            <text:p>34248986.0757461</text:p>
          </table:table-cell>
          <table:table-cell office:value-type="float" office:value="34249589.7856734" calcext:value-type="float">
            <text:p>34249589.7856734</text:p>
          </table:table-cell>
          <table:table-cell office:value-type="float" office:value="34250166.1734735" calcext:value-type="float">
            <text:p>34250166.1734735</text:p>
          </table:table-cell>
          <table:table-cell office:value-type="float" office:value="34250716.4741299" calcext:value-type="float">
            <text:p>34250716.4741299</text:p>
          </table:table-cell>
          <table:table-cell office:value-type="float" office:value="34251241.8669518" calcext:value-type="float">
            <text:p>34251241.8669518</text:p>
          </table:table-cell>
          <table:table-cell office:value-type="float" office:value="34251743.4780369" calcext:value-type="float">
            <text:p>34251743.4780369</text:p>
          </table:table-cell>
          <table:table-cell office:value-type="float" office:value="34252222.382703" calcext:value-type="float">
            <text:p>34252222.382703</text:p>
          </table:table-cell>
          <table:table-cell office:value-type="float" office:value="34252679.6077253" calcext:value-type="float">
            <text:p>34252679.6077253</text:p>
          </table:table-cell>
          <table:table-cell office:value-type="float" office:value="34253116.1335617" calcext:value-type="float">
            <text:p>34253116.1335617</text:p>
          </table:table-cell>
          <table:table-cell office:value-type="float" office:value="34253532.8963925" calcext:value-type="float">
            <text:p>34253532.8963925</text:p>
          </table:table-cell>
          <table:table-cell office:value-type="float" office:value="34253930.7901554" calcext:value-type="float">
            <text:p>34253930.7901554</text:p>
          </table:table-cell>
          <table:table-cell office:value-type="float" office:value="34254310.6683988" calcext:value-type="float">
            <text:p>34254310.6683988</text:p>
          </table:table-cell>
          <table:table-cell office:value-type="float" office:value="34254673.346129" calcext:value-type="float">
            <text:p>34254673.346129</text:p>
          </table:table-cell>
          <table:table-cell office:value-type="float" office:value="34255019.601556" calcext:value-type="float">
            <text:p>34255019.601556</text:p>
          </table:table-cell>
          <table:table-cell office:value-type="float" office:value="34255350.1777427" calcext:value-type="float">
            <text:p>34255350.1777427</text:p>
          </table:table-cell>
          <table:table-cell office:value-type="float" office:value="34255665.7841488" calcext:value-type="float">
            <text:p>34255665.7841488</text:p>
          </table:table-cell>
          <table:table-cell office:value-type="float" office:value="34255967.0982021" calcext:value-type="float">
            <text:p>34255967.0982021</text:p>
          </table:table-cell>
          <table:table-cell office:value-type="float" office:value="34256254.7667031" calcext:value-type="float">
            <text:p>34256254.7667031</text:p>
          </table:table-cell>
          <table:table-cell office:value-type="float" office:value="34256529.4072183" calcext:value-type="float">
            <text:p>34256529.4072183</text:p>
          </table:table-cell>
          <table:table-cell office:value-type="float" office:value="34256791.6094057" calcext:value-type="float">
            <text:p>34256791.6094057</text:p>
          </table:table-cell>
          <table:table-cell office:value-type="float" office:value="34257041.9362585" calcext:value-type="float">
            <text:p>34257041.9362585</text:p>
          </table:table-cell>
          <table:table-cell office:value-type="float" office:value="34257280.9253213" calcext:value-type="float">
            <text:p>34257280.9253213</text:p>
          </table:table-cell>
          <table:table-cell office:value-type="float" office:value="34257509.0898299" calcext:value-type="float">
            <text:p>34257509.0898299</text:p>
          </table:table-cell>
          <table:table-cell office:value-type="float" office:value="34257726.9198112" calcext:value-type="float">
            <text:p>34257726.9198112</text:p>
          </table:table-cell>
          <table:table-cell office:value-type="float" office:value="34257934.883131" calcext:value-type="float">
            <text:p>34257934.883131</text:p>
          </table:table-cell>
          <table:table-cell office:value-type="float" office:value="34258133.4264926" calcext:value-type="float">
            <text:p>34258133.4264926</text:p>
          </table:table-cell>
          <table:table-cell office:value-type="float" office:value="34258322.9763957" calcext:value-type="float">
            <text:p>34258322.9763957</text:p>
          </table:table-cell>
          <table:table-cell office:value-type="float" office:value="34258503.940044" calcext:value-type="float">
            <text:p>34258503.940044</text:p>
          </table:table-cell>
          <table:table-cell office:value-type="float" office:value="34258676.7062197" calcext:value-type="float">
            <text:p>34258676.7062197</text:p>
          </table:table-cell>
          <table:table-cell office:value-type="float" office:value="34258841.6461146" calcext:value-type="float">
            <text:p>34258841.6461146</text:p>
          </table:table-cell>
          <table:table-cell office:value-type="float" office:value="34258999.1141234" calcext:value-type="float">
            <text:p>34258999.1141234</text:p>
          </table:table-cell>
          <table:table-cell office:value-type="float" office:value="34259149.4486097" calcext:value-type="float">
            <text:p>34259149.4486097</text:p>
          </table:table-cell>
          <table:table-cell office:value-type="float" office:value="34259292.9726239" calcext:value-type="float">
            <text:p>34259292.9726239</text:p>
          </table:table-cell>
          <table:table-cell office:value-type="float" office:value="34259429.9945898" calcext:value-type="float">
            <text:p>34259429.9945898</text:p>
          </table:table-cell>
          <table:table-cell office:value-type="float" office:value="34259560.8089784" calcext:value-type="float">
            <text:p>34259560.8089784</text:p>
          </table:table-cell>
          <table:table-cell office:value-type="float" office:value="34259685.696933" calcext:value-type="float">
            <text:p>34259685.696933</text:p>
          </table:table-cell>
          <table:table-cell office:value-type="float" office:value="34259804.9268651" calcext:value-type="float">
            <text:p>34259804.9268651</text:p>
          </table:table-cell>
          <table:table-cell office:value-type="float" office:value="34259918.7550416" calcext:value-type="float">
            <text:p>34259918.7550416</text:p>
          </table:table-cell>
          <table:table-cell office:value-type="float" office:value="34260027.4261296" calcext:value-type="float">
            <text:p>34260027.4261296</text:p>
          </table:table-cell>
          <table:table-cell office:value-type="float" office:value="34260131.1737137" calcext:value-type="float">
            <text:p>34260131.1737137</text:p>
          </table:table-cell>
          <table:table-cell office:value-type="float" office:value="34260230.2208083" calcext:value-type="float">
            <text:p>34260230.2208083</text:p>
          </table:table-cell>
          <table:table-cell office:value-type="float" office:value="34260324.7803324" calcext:value-type="float">
            <text:p>34260324.7803324</text:p>
          </table:table-cell>
          <table:table-cell office:value-type="float" office:value="34260415.0555589" calcext:value-type="float">
            <text:p>34260415.0555589</text:p>
          </table:table-cell>
          <table:table-cell office:value-type="float" office:value="34260501.2405604" calcext:value-type="float">
            <text:p>34260501.2405604</text:p>
          </table:table-cell>
          <table:table-cell office:value-type="float" office:value="34260583.5206239" calcext:value-type="float">
            <text:p>34260583.5206239</text:p>
          </table:table-cell>
          <table:table-cell office:value-type="float" office:value="34260662.072641" calcext:value-type="float">
            <text:p>34260662.072641</text:p>
          </table:table-cell>
          <table:table-cell office:value-type="float" office:value="34260737.0654961" calcext:value-type="float">
            <text:p>34260737.0654961</text:p>
          </table:table-cell>
          <table:table-cell office:value-type="float" office:value="34260808.6604276" calcext:value-type="float">
            <text:p>34260808.6604276</text:p>
          </table:table-cell>
          <table:table-cell office:value-type="float" office:value="34260877.0113674" calcext:value-type="float">
            <text:p>34260877.0113674</text:p>
          </table:table-cell>
          <table:table-cell office:value-type="float" office:value="34260942.2652787" calcext:value-type="float">
            <text:p>34260942.2652787</text:p>
          </table:table-cell>
          <table:table-cell office:value-type="float" office:value="34261004.5624706" calcext:value-type="float">
            <text:p>34261004.5624706</text:p>
          </table:table-cell>
          <table:table-cell office:value-type="float" office:value="34261064.0368937" calcext:value-type="float">
            <text:p>34261064.0368937</text:p>
          </table:table-cell>
          <table:table-cell office:value-type="float" office:value="34261120.8164335" calcext:value-type="float">
            <text:p>34261120.8164335</text:p>
          </table:table-cell>
          <table:table-cell office:value-type="float" office:value="34261175.0231851" calcext:value-type="float">
            <text:p>34261175.0231851</text:p>
          </table:table-cell>
          <table:table-cell office:value-type="float" office:value="34261226.77371" calcext:value-type="float">
            <text:p>34261226.77371</text:p>
          </table:table-cell>
          <table:table-cell office:value-type="float" office:value="34261276.1792915" calcext:value-type="float">
            <text:p>34261276.1792915</text:p>
          </table:table-cell>
          <table:table-cell office:value-type="float" office:value="34261323.3461741" calcext:value-type="float">
            <text:p>34261323.3461741</text:p>
          </table:table-cell>
          <table:table-cell office:value-type="float" office:value="34261368.3757869" calcext:value-type="float">
            <text:p>34261368.3757869</text:p>
          </table:table-cell>
          <table:table-cell office:value-type="float" office:value="34261411.3649651" calcext:value-type="float">
            <text:p>34261411.3649651</text:p>
          </table:table-cell>
          <table:table-cell office:value-type="float" office:value="34261452.4061593" calcext:value-type="float">
            <text:p>34261452.4061593</text:p>
          </table:table-cell>
          <table:table-cell office:value-type="float" office:value="34261491.58763" calcext:value-type="float">
            <text:p>34261491.58763</text:p>
          </table:table-cell>
          <table:table-cell office:value-type="float" office:value="34261528.9936394" calcext:value-type="float">
            <text:p>34261528.9936394</text:p>
          </table:table-cell>
          <table:table-cell office:value-type="float" office:value="34261564.7046344" calcext:value-type="float">
            <text:p>34261564.7046344</text:p>
          </table:table-cell>
          <table:table-cell office:value-type="float" office:value="34261598.7974161" calcext:value-type="float">
            <text:p>34261598.7974161</text:p>
          </table:table-cell>
          <table:table-cell office:value-type="float" office:value="34261631.3453057" calcext:value-type="float">
            <text:p>34261631.3453057</text:p>
          </table:table-cell>
          <table:table-cell office:value-type="float" office:value="34261662.4183044" calcext:value-type="float">
            <text:p>34261662.4183044</text:p>
          </table:table-cell>
          <table:table-cell office:value-type="float" office:value="34261692.0832414" calcext:value-type="float">
            <text:p>34261692.0832414</text:p>
          </table:table-cell>
          <table:table-cell office:value-type="float" office:value="34261720.4039172" calcext:value-type="float">
            <text:p>34261720.4039172</text:p>
          </table:table-cell>
          <table:table-cell office:value-type="float" office:value="34261747.441243" calcext:value-type="float">
            <text:p>34261747.441243</text:p>
          </table:table-cell>
          <table:table-cell office:value-type="float" office:value="34261773.2533707" calcext:value-type="float">
            <text:p>34261773.2533707</text:p>
          </table:table-cell>
          <table:table-cell office:value-type="float" office:value="34261797.8958157" calcext:value-type="float">
            <text:p>34261797.8958157</text:p>
          </table:table-cell>
          <table:table-cell office:value-type="float" office:value="34261821.4215798" calcext:value-type="float">
            <text:p>34261821.4215798</text:p>
          </table:table-cell>
          <table:table-cell office:value-type="float" office:value="34261843.8812634" calcext:value-type="float">
            <text:p>34261843.8812634</text:p>
          </table:table-cell>
          <table:table-cell office:value-type="float" office:value="34261865.323173" calcext:value-type="float">
            <text:p>34261865.323173</text:p>
          </table:table-cell>
          <table:table-cell office:value-type="float" office:value="34261885.7934275" calcext:value-type="float">
            <text:p>34261885.7934275</text:p>
          </table:table-cell>
          <table:table-cell office:value-type="float" office:value="34261905.3360567" calcext:value-type="float">
            <text:p>34261905.3360567</text:p>
          </table:table-cell>
          <table:table-cell office:value-type="float" office:value="34261923.9930939" calcext:value-type="float">
            <text:p>34261923.9930939</text:p>
          </table:table-cell>
          <table:table-cell office:value-type="float" office:value="34261941.8046688" calcext:value-type="float">
            <text:p>34261941.8046688</text:p>
          </table:table-cell>
          <table:table-cell office:value-type="float" office:value="34261958.8090933" calcext:value-type="float">
            <text:p>34261958.8090933</text:p>
          </table:table-cell>
          <table:table-cell office:value-type="float" office:value="34261975.0429422" calcext:value-type="float">
            <text:p>34261975.0429422</text:p>
          </table:table-cell>
          <table:table-cell office:value-type="float" office:value="34261990.5411336" calcext:value-type="float">
            <text:p>34261990.5411336</text:p>
          </table:table-cell>
          <table:table-cell office:value-type="float" office:value="34262005.3370041" calcext:value-type="float">
            <text:p>34262005.3370041</text:p>
          </table:table-cell>
          <table:table-cell office:value-type="float" office:value="34262019.4623787" calcext:value-type="float">
            <text:p>34262019.4623787</text:p>
          </table:table-cell>
          <table:table-cell office:value-type="float" office:value="34262032.9476408" calcext:value-type="float">
            <text:p>34262032.9476408</text:p>
          </table:table-cell>
          <table:table-cell office:value-type="float" office:value="34262045.8217976" calcext:value-type="float">
            <text:p>34262045.8217976</text:p>
          </table:table-cell>
          <table:table-cell office:value-type="float" office:value="34262058.1125411" calcext:value-type="float">
            <text:p>34262058.1125411</text:p>
          </table:table-cell>
          <table:table-cell office:value-type="float" office:value="34262069.8463087" calcext:value-type="float">
            <text:p>34262069.8463087</text:p>
          </table:table-cell>
          <table:table-cell office:value-type="float" office:value="34262081.0483403" calcext:value-type="float">
            <text:p>34262081.0483403</text:p>
          </table:table-cell>
          <table:table-cell office:value-type="float" office:value="34262091.7427317" calcext:value-type="float">
            <text:p>34262091.7427317</text:p>
          </table:table-cell>
          <table:table-cell office:value-type="float" office:value="34262101.9524866" calcext:value-type="float">
            <text:p>34262101.9524866</text:p>
          </table:table-cell>
          <table:table-cell office:value-type="float" office:value="34262111.699567" calcext:value-type="float">
            <text:p>34262111.699567</text:p>
          </table:table-cell>
          <table:table-cell office:value-type="float" office:value="34262121.0049394" calcext:value-type="float">
            <text:p>34262121.0049394</text:p>
          </table:table-cell>
          <table:table-cell office:value-type="float" office:value="34262129.88862" calcext:value-type="float">
            <text:p>34262129.88862</text:p>
          </table:table-cell>
          <table:table-cell office:value-type="float" office:value="34262138.3697185" calcext:value-type="float">
            <text:p>34262138.3697185</text:p>
          </table:table-cell>
          <table:table-cell office:value-type="float" office:value="34262146.4664783" calcext:value-type="float">
            <text:p>34262146.4664783</text:p>
          </table:table-cell>
          <table:table-cell office:value-type="float" office:value="34262154.1963159" calcext:value-type="float">
            <text:p>34262154.1963159</text:p>
          </table:table-cell>
          <table:table-cell office:value-type="float" office:value="34262161.5758591" calcext:value-type="float">
            <text:p>34262161.5758591</text:p>
          </table:table-cell>
          <table:table-cell office:value-type="float" office:value="34262168.6209819" calcext:value-type="float">
            <text:p>34262168.6209819</text:p>
          </table:table-cell>
          <table:table-cell office:value-type="float" office:value="34262175.3468389" calcext:value-type="float">
            <text:p>34262175.3468389</text:p>
          </table:table-cell>
          <table:table-cell office:value-type="float" office:value="34262181.7678983" calcext:value-type="float">
            <text:p>34262181.7678983</text:p>
          </table:table-cell>
          <table:table-cell office:value-type="float" office:value="34262187.8979725" calcext:value-type="float">
            <text:p>34262187.8979725</text:p>
          </table:table-cell>
          <table:table-cell office:value-type="float" office:value="34262193.750248" calcext:value-type="float">
            <text:p>34262193.750248</text:p>
          </table:table-cell>
          <table:table-cell office:value-type="float" office:value="34262199.3373135" calcext:value-type="float">
            <text:p>34262199.3373135</text:p>
          </table:table-cell>
          <table:table-cell office:value-type="float" office:value="34262204.6711878" calcext:value-type="float">
            <text:p>34262204.6711878</text:p>
          </table:table-cell>
          <table:table-cell office:value-type="float" office:value="34262209.7633444" calcext:value-type="float">
            <text:p>34262209.7633444</text:p>
          </table:table-cell>
          <table:table-cell office:value-type="float" office:value="34262214.6247373" calcext:value-type="float">
            <text:p>34262214.6247373</text:p>
          </table:table-cell>
          <table:table-cell office:value-type="float" office:value="34262219.2658241" calcext:value-type="float">
            <text:p>34262219.2658241</text:p>
          </table:table-cell>
          <table:table-cell office:value-type="float" office:value="34262223.6965883" calcext:value-type="float">
            <text:p>34262223.6965883</text:p>
          </table:table-cell>
          <table:table-cell office:value-type="float" office:value="34262227.926561" calcext:value-type="float">
            <text:p>34262227.926561</text:p>
          </table:table-cell>
          <table:table-cell office:value-type="float" office:value="34262231.9648418" calcext:value-type="float">
            <text:p>34262231.9648418</text:p>
          </table:table-cell>
          <table:table-cell office:value-type="float" office:value="34262235.8201174" calcext:value-type="float">
            <text:p>34262235.8201174</text:p>
          </table:table-cell>
          <table:table-cell office:value-type="float" office:value="34262239.5006811" calcext:value-type="float">
            <text:p>34262239.5006811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0" calcext:value-type="float">
            <text:p>0</text:p>
          </table:table-cell>
          <table:table-cell office:value-type="float" office:value="0.000852992281398535" calcext:value-type="float">
            <text:p>0.000852992281399</text:p>
          </table:table-cell>
          <table:table-cell office:value-type="float" office:value="0.00329748649949521" calcext:value-type="float">
            <text:p>0.003297486499495</text:p>
          </table:table-cell>
          <table:table-cell office:value-type="float" office:value="0.00725033252674067" calcext:value-type="float">
            <text:p>0.007250332526741</text:p>
          </table:table-cell>
          <table:table-cell office:value-type="float" office:value="0.0127297998638603" calcext:value-type="float">
            <text:p>0.01272979986386</text:p>
          </table:table-cell>
          <table:table-cell office:value-type="float" office:value="0.0198421193360103" calcext:value-type="float">
            <text:p>0.01984211933601</text:p>
          </table:table-cell>
          <table:table-cell office:value-type="float" office:value="0.0287751736359969" calcext:value-type="float">
            <text:p>0.028775173635997</text:p>
          </table:table-cell>
          <table:table-cell office:value-type="float" office:value="0.0397979380801898" calcext:value-type="float">
            <text:p>0.03979793808019</text:p>
          </table:table-cell>
          <table:table-cell office:value-type="float" office:value="0.0532648131970282" calcext:value-type="float">
            <text:p>0.053264813197028</text:p>
          </table:table-cell>
          <table:table-cell office:value-type="float" office:value="0.0696244039624081" calcext:value-type="float">
            <text:p>0.069624403962408</text:p>
          </table:table-cell>
          <table:table-cell office:value-type="float" office:value="0.0894326303337515" calcext:value-type="float">
            <text:p>0.089432630333752</text:p>
          </table:table-cell>
          <table:table-cell office:value-type="float" office:value="0.113370325394915" calcext:value-type="float">
            <text:p>0.113370325394915</text:p>
          </table:table-cell>
          <table:table-cell office:value-type="float" office:value="0.142265721759111" calcext:value-type="float">
            <text:p>0.142265721759111</text:p>
          </table:table-cell>
          <table:table-cell office:value-type="float" office:value="0.177122459679091" calcext:value-type="float">
            <text:p>0.177122459679091</text:p>
          </table:table-cell>
          <table:table-cell office:value-type="float" office:value="0.219153987563071" calcext:value-type="float">
            <text:p>0.219153987563071</text:p>
          </table:table-cell>
          <table:table-cell office:value-type="float" office:value="0.269825475991373" calcext:value-type="float">
            <text:p>0.269825475991373</text:p>
          </table:table-cell>
          <table:table-cell office:value-type="float" office:value="0.330904662177043" calcext:value-type="float">
            <text:p>0.330904662177043</text:p>
          </table:table-cell>
          <table:table-cell office:value-type="float" office:value="0.404523354313424" calcext:value-type="float">
            <text:p>0.404523354313424</text:p>
          </table:table-cell>
          <table:table-cell office:value-type="float" office:value="0.493251717630224" calcext:value-type="float">
            <text:p>0.493251717630224</text:p>
          </table:table-cell>
          <table:table-cell office:value-type="float" office:value="0.600187918104329" calcext:value-type="float">
            <text:p>0.600187918104329</text:p>
          </table:table-cell>
          <table:table-cell office:value-type="float" office:value="0.729066256405461" calcext:value-type="float">
            <text:p>0.729066256405461</text:p>
          </table:table-cell>
          <table:table-cell office:value-type="float" office:value="0.884387513355226" calcext:value-type="float">
            <text:p>0.884387513355226</text:p>
          </table:table-cell>
          <table:table-cell office:value-type="float" office:value="1.07157610774447" calcext:value-type="float">
            <text:p>1.07157610774447</text:p>
          </table:table-cell>
          <table:table-cell office:value-type="float" office:value="1.29716951384549" calcext:value-type="float">
            <text:p>1.29716951384549</text:p>
          </table:table-cell>
          <table:table-cell office:value-type="float" office:value="1.56904657017246" calcext:value-type="float">
            <text:p>1.56904657017246</text:p>
          </table:table-cell>
          <table:table-cell office:value-type="float" office:value="1.89670262075921" calcext:value-type="float">
            <text:p>1.89670262075921</text:p>
          </table:table-cell>
          <table:table-cell office:value-type="float" office:value="2.29158114670709" calcext:value-type="float">
            <text:p>2.29158114670709</text:p>
          </table:table-cell>
          <table:table-cell office:value-type="float" office:value="2.76747341706931" calcext:value-type="float">
            <text:p>2.76747341706931</text:p>
          </table:table-cell>
          <table:table-cell office:value-type="float" office:value="3.34100014800439" calcext:value-type="float">
            <text:p>3.34100014800439</text:p>
          </table:table-cell>
          <table:table-cell office:value-type="float" office:value="4.03219198185248" calcext:value-type="float">
            <text:p>4.03219198185248</text:p>
          </table:table-cell>
          <table:table-cell office:value-type="float" office:value="4.86518905398127" calcext:value-type="float">
            <text:p>4.86518905398127</text:p>
          </table:table-cell>
          <table:table-cell office:value-type="float" office:value="5.86908408164882" calcext:value-type="float">
            <text:p>5.86908408164882</text:p>
          </table:table-cell>
          <table:table-cell office:value-type="float" office:value="7.07893841980454" calcext:value-type="float">
            <text:p>7.07893841980454</text:p>
          </table:table-cell>
          <table:table-cell office:value-type="float" office:value="8.53700656457224" calcext:value-type="float">
            <text:p>8.53700656457224</text:p>
          </table:table-cell>
          <table:table-cell office:value-type="float" office:value="10.2942118655515" calcext:value-type="float">
            <text:p>10.2942118655515</text:p>
          </table:table-cell>
          <table:table-cell office:value-type="float" office:value="12.4119249932996" calcext:value-type="float">
            <text:p>12.4119249932996</text:p>
          </table:table-cell>
          <table:table-cell office:value-type="float" office:value="14.9641072431313" calcext:value-type="float">
            <text:p>14.9641072431313</text:p>
          </table:table-cell>
          <table:table-cell office:value-type="float" office:value="18.0398935236617" calcext:value-type="float">
            <text:p>18.0398935236617</text:p>
          </table:table-cell>
          <table:table-cell office:value-type="float" office:value="21.7467052370905" calcext:value-type="float">
            <text:p>21.7467052370905</text:p>
          </table:table-cell>
          <table:table-cell office:value-type="float" office:value="26.2140017263333" calcext:value-type="float">
            <text:p>26.2140017263333</text:p>
          </table:table-cell>
          <table:table-cell office:value-type="float" office:value="31.5978012702729" calcext:value-type="float">
            <text:p>31.5978012702729</text:p>
          </table:table-cell>
          <table:table-cell office:value-type="float" office:value="38.0861294975243" calcext:value-type="float">
            <text:p>38.0861294975243</text:p>
          </table:table-cell>
          <table:table-cell office:value-type="float" office:value="45.9055853626015" calcext:value-type="float">
            <text:p>45.9055853626015</text:p>
          </table:table-cell>
          <table:table-cell office:value-type="float" office:value="55.3292538687287" calcext:value-type="float">
            <text:p>55.3292538687287</text:p>
          </table:table-cell>
          <table:table-cell office:value-type="float" office:value="66.6862417706191" calcext:value-type="float">
            <text:p>66.6862417706191</text:p>
          </table:table-cell>
          <table:table-cell office:value-type="float" office:value="80.3731689686361" calcext:value-type="float">
            <text:p>80.3731689686361</text:p>
          </table:table-cell>
          <table:table-cell office:value-type="float" office:value="96.8680165470209" calcext:value-type="float">
            <text:p>96.8680165470209</text:p>
          </table:table-cell>
          <table:table-cell office:value-type="float" office:value="116.746814618391" calcext:value-type="float">
            <text:p>116.746814618391</text:p>
          </table:table-cell>
          <table:table-cell office:value-type="float" office:value="140.703751845733" calcext:value-type="float">
            <text:p>140.703751845733</text:p>
          </table:table-cell>
          <table:table-cell office:value-type="float" office:value="169.575407656315" calcext:value-type="float">
            <text:p>169.575407656315</text:p>
          </table:table-cell>
          <table:table-cell office:value-type="float" office:value="204.369951965437" calcext:value-type="float">
            <text:p>204.369951965437</text:p>
          </table:table-cell>
          <table:table-cell office:value-type="float" office:value="246.302329456309" calcext:value-type="float">
            <text:p>246.302329456309</text:p>
          </table:table-cell>
          <table:table-cell office:value-type="float" office:value="296.836653532829" calcext:value-type="float">
            <text:p>296.836653532829</text:p>
          </table:table-cell>
          <table:table-cell office:value-type="float" office:value="357.73728537697" calcext:value-type="float">
            <text:p>357.73728537697</text:p>
          </table:table-cell>
          <table:table-cell office:value-type="float" office:value="431.130373969289" calcext:value-type="float">
            <text:p>431.130373969289</text:p>
          </table:table-cell>
          <table:table-cell office:value-type="float" office:value="519.577994382953" calcext:value-type="float">
            <text:p>519.577994382953</text:p>
          </table:table-cell>
          <table:table-cell office:value-type="float" office:value="626.16745803725" calcext:value-type="float">
            <text:p>626.16745803725</text:p>
          </table:table-cell>
          <table:table-cell office:value-type="float" office:value="754.618889290679" calcext:value-type="float">
            <text:p>754.618889290679</text:p>
          </table:table-cell>
          <table:table-cell office:value-type="float" office:value="909.414790559566" calcext:value-type="float">
            <text:p>909.414790559566</text:p>
          </table:table-cell>
          <table:table-cell office:value-type="float" office:value="1095.95607075472" calcext:value-type="float">
            <text:p>1095.95607075472</text:p>
          </table:table-cell>
          <table:table-cell office:value-type="float" office:value="1320.74991224357" calcext:value-type="float">
            <text:p>1320.74991224357</text:p>
          </table:table-cell>
          <table:table-cell office:value-type="float" office:value="1591.63592816072" calcext:value-type="float">
            <text:p>1591.63592816072</text:p>
          </table:table-cell>
          <table:table-cell office:value-type="float" office:value="1918.05835650221" calcext:value-type="float">
            <text:p>1918.05835650221</text:p>
          </table:table-cell>
          <table:table-cell office:value-type="float" office:value="2311.39356952043" calcext:value-type="float">
            <text:p>2311.39356952043</text:p>
          </table:table-cell>
          <table:table-cell office:value-type="float" office:value="2785.34400953464" calcext:value-type="float">
            <text:p>2785.34400953464</text:p>
          </table:table-cell>
          <table:table-cell office:value-type="float" office:value="3356.41183589766" calcext:value-type="float">
            <text:p>3356.41183589766</text:p>
          </table:table-cell>
          <table:table-cell office:value-type="float" office:value="4044.46813702336" calcext:value-type="float">
            <text:p>4044.46813702336</text:p>
          </table:table-cell>
          <table:table-cell office:value-type="float" office:value="4873.4365819132" calcext:value-type="float">
            <text:p>4873.4365819132</text:p>
          </table:table-cell>
          <table:table-cell office:value-type="float" office:value="5872.11395368496" calcext:value-type="float">
            <text:p>5872.11395368496</text:p>
          </table:table-cell>
          <table:table-cell office:value-type="float" office:value="7075.15412465782" calcext:value-type="float">
            <text:p>7075.15412465782</text:p>
          </table:table-cell>
          <table:table-cell office:value-type="float" office:value="8524.24681423086" calcext:value-type="float">
            <text:p>8524.24681423086</text:p>
          </table:table-cell>
          <table:table-cell office:value-type="float" office:value="10269.5279287699" calcext:value-type="float">
            <text:p>10269.5279287699</text:p>
          </table:table-cell>
          <table:table-cell office:value-type="float" office:value="12371.2644290552" calcext:value-type="float">
            <text:p>12371.2644290552</text:p>
          </table:table-cell>
          <table:table-cell office:value-type="float" office:value="14901.8634432488" calcext:value-type="float">
            <text:p>14901.8634432488</text:p>
          </table:table-cell>
          <table:table-cell office:value-type="float" office:value="17948.2626652121" calcext:value-type="float">
            <text:p>17948.2626652121</text:p>
          </table:table-cell>
          <table:table-cell office:value-type="float" office:value="21614.7664703456" calcext:value-type="float">
            <text:p>21614.7664703456</text:p>
          </table:table-cell>
          <table:table-cell office:value-type="float" office:value="26026.3976781015" calcext:value-type="float">
            <text:p>26026.3976781015</text:p>
          </table:table-cell>
          <table:table-cell office:value-type="float" office:value="31332.8299917027" calcext:value-type="float">
            <text:p>31332.8299917027</text:p>
          </table:table-cell>
          <table:table-cell office:value-type="float" office:value="37712.8862749566" calcext:value-type="float">
            <text:p>37712.8862749566</text:p>
          </table:table-cell>
          <table:table-cell office:value-type="float" office:value="45379.0103373841" calcext:value-type="float">
            <text:p>45379.0103373841</text:p>
          </table:table-cell>
          <table:table-cell office:value-type="float" office:value="54577.2675911108" calcext:value-type="float">
            <text:p>54577.2675911108</text:p>
          </table:table-cell>
          <table:table-cell office:value-type="float" office:value="65558.1338050991" calcext:value-type="float">
            <text:p>65558.1338050991</text:p>
          </table:table-cell>
          <table:table-cell office:value-type="float" office:value="78458.5393874553" calcext:value-type="float">
            <text:p>78458.5393874553</text:p>
          </table:table-cell>
          <table:table-cell office:value-type="float" office:value="93184.8563033011" calcext:value-type="float">
            <text:p>93184.8563033011</text:p>
          </table:table-cell>
          <table:table-cell office:value-type="float" office:value="109509.142093467" calcext:value-type="float">
            <text:p>109509.142093467</text:p>
          </table:table-cell>
          <table:table-cell office:value-type="float" office:value="127192.527378354" calcext:value-type="float">
            <text:p>127192.527378354</text:p>
          </table:table-cell>
          <table:table-cell office:value-type="float" office:value="146020.559567144" calcext:value-type="float">
            <text:p>146020.559567144</text:p>
          </table:table-cell>
          <table:table-cell office:value-type="float" office:value="165806.569435815" calcext:value-type="float">
            <text:p>165806.569435815</text:p>
          </table:table-cell>
          <table:table-cell office:value-type="float" office:value="186389.12694363" calcext:value-type="float">
            <text:p>186389.12694363</text:p>
          </table:table-cell>
          <table:table-cell office:value-type="float" office:value="207628.831908708" calcext:value-type="float">
            <text:p>207628.831908708</text:p>
          </table:table-cell>
          <table:table-cell office:value-type="float" office:value="229405.35638181" calcext:value-type="float">
            <text:p>229405.35638181</text:p>
          </table:table-cell>
          <table:table-cell office:value-type="float" office:value="251614.856612896" calcext:value-type="float">
            <text:p>251614.856612896</text:p>
          </table:table-cell>
          <table:table-cell office:value-type="float" office:value="274167.73176042" calcext:value-type="float">
            <text:p>274167.73176042</text:p>
          </table:table-cell>
          <table:table-cell office:value-type="float" office:value="296986.687348029" calcext:value-type="float">
            <text:p>296986.687348029</text:p>
          </table:table-cell>
          <table:table-cell office:value-type="float" office:value="320005.062360985" calcext:value-type="float">
            <text:p>320005.062360985</text:p>
          </table:table-cell>
          <table:table-cell office:value-type="float" office:value="343165.384370284" calcext:value-type="float">
            <text:p>343165.384370284</text:p>
          </table:table-cell>
          <table:table-cell office:value-type="float" office:value="366418.121612909" calcext:value-type="float">
            <text:p>366418.121612909</text:p>
          </table:table-cell>
          <table:table-cell office:value-type="float" office:value="389720.6050672" calcext:value-type="float">
            <text:p>389720.6050672</text:p>
          </table:table-cell>
          <table:table-cell office:value-type="float" office:value="413036.097706967" calcext:value-type="float">
            <text:p>413036.097706967</text:p>
          </table:table-cell>
          <table:table-cell office:value-type="float" office:value="436332.990969361" calcext:value-type="float">
            <text:p>436332.990969361</text:p>
          </table:table-cell>
          <table:table-cell office:value-type="float" office:value="459584.107745528" calcext:value-type="float">
            <text:p>459584.107745528</text:p>
          </table:table-cell>
          <table:table-cell office:value-type="float" office:value="482766.104041791" calcext:value-type="float">
            <text:p>482766.104041791</text:p>
          </table:table-cell>
          <table:table-cell office:value-type="float" office:value="505858.951213682" calcext:value-type="float">
            <text:p>505858.951213682</text:p>
          </table:table-cell>
          <table:table-cell office:value-type="float" office:value="528845.486420578" calcext:value-type="float">
            <text:p>528845.486420578</text:p>
          </table:table-cell>
          <table:table-cell office:value-type="float" office:value="551711.026246891" calcext:value-type="float">
            <text:p>551711.026246891</text:p>
          </table:table-cell>
          <table:table-cell office:value-type="float" office:value="574443.03220584" calcext:value-type="float">
            <text:p>574443.03220584</text:p>
          </table:table-cell>
          <table:table-cell office:value-type="float" office:value="597030.821571306" calcext:value-type="float">
            <text:p>597030.821571306</text:p>
          </table:table-cell>
          <table:table-cell office:value-type="float" office:value="619465.317731933" calcext:value-type="float">
            <text:p>619465.317731933</text:p>
          </table:table-cell>
          <table:table-cell office:value-type="float" office:value="641738.833969338" calcext:value-type="float">
            <text:p>641738.833969338</text:p>
          </table:table-cell>
          <table:table-cell office:value-type="float" office:value="663844.887290039" calcext:value-type="float">
            <text:p>663844.887290039</text:p>
          </table:table-cell>
          <table:table-cell office:value-type="float" office:value="685778.03674651" calcext:value-type="float">
            <text:p>685778.03674651</text:p>
          </table:table-cell>
          <table:table-cell office:value-type="float" office:value="707533.743892887" calcext:value-type="float">
            <text:p>707533.743892887</text:p>
          </table:table-cell>
          <table:table-cell office:value-type="float" office:value="729108.252266956" calcext:value-type="float">
            <text:p>729108.252266956</text:p>
          </table:table-cell>
          <table:table-cell office:value-type="float" office:value="750498.483048903" calcext:value-type="float">
            <text:p>750498.483048903</text:p>
          </table:table-cell>
          <table:table-cell office:value-type="float" office:value="771701.944739845" calcext:value-type="float">
            <text:p>771701.944739845</text:p>
          </table:table-cell>
          <table:table-cell office:value-type="float" office:value="792716.65504918" calcext:value-type="float">
            <text:p>792716.65504918</text:p>
          </table:table-cell>
          <table:table-cell office:value-type="float" office:value="813541.073459829" calcext:value-type="float">
            <text:p>813541.073459829</text:p>
          </table:table-cell>
          <table:table-cell office:value-type="float" office:value="834174.04267096" calcext:value-type="float">
            <text:p>834174.04267096</text:p>
          </table:table-cell>
          <table:table-cell office:value-type="float" office:value="854614.737978717" calcext:value-type="float">
            <text:p>854614.737978717</text:p>
          </table:table-cell>
          <table:table-cell office:value-type="float" office:value="874862.62346007" calcext:value-type="float">
            <text:p>874862.62346007</text:p>
          </table:table-cell>
          <table:table-cell office:value-type="float" office:value="894917.414054528" calcext:value-type="float">
            <text:p>894917.414054528</text:p>
          </table:table-cell>
          <table:table-cell office:value-type="float" office:value="914779.042640427" calcext:value-type="float">
            <text:p>914779.042640427</text:p>
          </table:table-cell>
          <table:table-cell office:value-type="float" office:value="934447.631575058" calcext:value-type="float">
            <text:p>934447.631575058</text:p>
          </table:table-cell>
          <table:table-cell office:value-type="float" office:value="953923.467865361" calcext:value-type="float">
            <text:p>953923.467865361</text:p>
          </table:table-cell>
          <table:table-cell office:value-type="float" office:value="973206.981926445" calcext:value-type="float">
            <text:p>973206.981926445</text:p>
          </table:table-cell>
          <table:table-cell office:value-type="float" office:value="992298.728874458" calcext:value-type="float">
            <text:p>992298.728874458</text:p>
          </table:table-cell>
          <table:table-cell office:value-type="float" office:value="1011199.37254096" calcext:value-type="float">
            <text:p>1011199.37254096</text:p>
          </table:table-cell>
          <table:table-cell office:value-type="float" office:value="1029909.67121883" calcext:value-type="float">
            <text:p>1029909.67121883</text:p>
          </table:table-cell>
          <table:table-cell office:value-type="float" office:value="1048430.4656978" calcext:value-type="float">
            <text:p>1048430.4656978</text:p>
          </table:table-cell>
          <table:table-cell office:value-type="float" office:value="1066762.66848915" calcext:value-type="float">
            <text:p>1066762.66848915</text:p>
          </table:table-cell>
          <table:table-cell office:value-type="float" office:value="1084907.25474536" calcext:value-type="float">
            <text:p>1084907.25474536</text:p>
          </table:table-cell>
          <table:table-cell office:value-type="float" office:value="1102865.25424801" calcext:value-type="float">
            <text:p>1102865.25424801</text:p>
          </table:table-cell>
          <table:table-cell office:value-type="float" office:value="1120637.74426853" calcext:value-type="float">
            <text:p>1120637.74426853</text:p>
          </table:table-cell>
          <table:table-cell office:value-type="float" office:value="1138225.84355927" calcext:value-type="float">
            <text:p>1138225.84355927</text:p>
          </table:table-cell>
          <table:table-cell office:value-type="float" office:value="1155630.7071411" calcext:value-type="float">
            <text:p>1155630.7071411</text:p>
          </table:table-cell>
          <table:table-cell office:value-type="float" office:value="1172853.52135516" calcext:value-type="float">
            <text:p>1172853.52135516</text:p>
          </table:table-cell>
          <table:table-cell office:value-type="float" office:value="1189895.50002358" calcext:value-type="float">
            <text:p>1189895.50002358</text:p>
          </table:table-cell>
          <table:table-cell office:value-type="float" office:value="1206757.88068856" calcext:value-type="float">
            <text:p>1206757.88068856</text:p>
          </table:table-cell>
          <table:table-cell office:value-type="float" office:value="1223441.92163487" calcext:value-type="float">
            <text:p>1223441.92163487</text:p>
          </table:table-cell>
          <table:table-cell office:value-type="float" office:value="1239948.89900894" calcext:value-type="float">
            <text:p>1239948.89900894</text:p>
          </table:table-cell>
          <table:table-cell office:value-type="float" office:value="1256280.10441324" calcext:value-type="float">
            <text:p>1256280.10441324</text:p>
          </table:table-cell>
          <table:table-cell office:value-type="float" office:value="1272436.84285376" calcext:value-type="float">
            <text:p>1272436.84285376</text:p>
          </table:table-cell>
          <table:table-cell office:value-type="float" office:value="1288420.4313684" calcext:value-type="float">
            <text:p>1288420.4313684</text:p>
          </table:table-cell>
          <table:table-cell office:value-type="float" office:value="1304232.20263385" calcext:value-type="float">
            <text:p>1304232.20263385</text:p>
          </table:table-cell>
          <table:table-cell office:value-type="float" office:value="1319873.55449415" calcext:value-type="float">
            <text:p>1319873.55449415</text:p>
          </table:table-cell>
          <table:table-cell office:value-type="float" office:value="1335346.42973469" calcext:value-type="float">
            <text:p>1335346.42973469</text:p>
          </table:table-cell>
          <table:table-cell office:value-type="float" office:value="1350657.81332067" calcext:value-type="float">
            <text:p>1350657.81332067</text:p>
          </table:table-cell>
          <table:table-cell office:value-type="float" office:value="1365853.69725347" calcext:value-type="float">
            <text:p>1365853.69725347</text:p>
          </table:table-cell>
          <table:table-cell office:value-type="float" office:value="1381068.80181784" calcext:value-type="float">
            <text:p>1381068.80181784</text:p>
          </table:table-cell>
          <table:table-cell office:value-type="float" office:value="1396464.97481358" calcext:value-type="float">
            <text:p>1396464.97481358</text:p>
          </table:table-cell>
          <table:table-cell office:value-type="float" office:value="1412187.70650837" calcext:value-type="float">
            <text:p>1412187.70650837</text:p>
          </table:table-cell>
          <table:table-cell office:value-type="float" office:value="1428364.85883343" calcext:value-type="float">
            <text:p>1428364.85883343</text:p>
          </table:table-cell>
          <table:table-cell office:value-type="float" office:value="1445110.10184721" calcext:value-type="float">
            <text:p>1445110.10184721</text:p>
          </table:table-cell>
          <table:table-cell office:value-type="float" office:value="1462526.07182174" calcext:value-type="float">
            <text:p>1462526.07182174</text:p>
          </table:table-cell>
          <table:table-cell office:value-type="float" office:value="1480706.96566914" calcext:value-type="float">
            <text:p>1480706.96566914</text:p>
          </table:table-cell>
          <table:table-cell office:value-type="float" office:value="1499740.64642833" calcext:value-type="float">
            <text:p>1499740.64642833</text:p>
          </table:table-cell>
          <table:table-cell office:value-type="float" office:value="1519710.34890446" calcext:value-type="float">
            <text:p>1519710.34890446</text:p>
          </table:table-cell>
          <table:table-cell office:value-type="float" office:value="1540696.06068577" calcext:value-type="float">
            <text:p>1540696.06068577</text:p>
          </table:table-cell>
          <table:table-cell office:value-type="float" office:value="1562775.64013542" calcext:value-type="float">
            <text:p>1562775.64013542</text:p>
          </table:table-cell>
          <table:table-cell office:value-type="float" office:value="1586025.71768579" calcext:value-type="float">
            <text:p>1586025.71768579</text:p>
          </table:table-cell>
          <table:table-cell office:value-type="float" office:value="1610522.42063632" calcext:value-type="float">
            <text:p>1610522.42063632</text:p>
          </table:table-cell>
          <table:table-cell office:value-type="float" office:value="1636341.95213925" calcext:value-type="float">
            <text:p>1636341.95213925</text:p>
          </table:table-cell>
          <table:table-cell office:value-type="float" office:value="1663561.04814143" calcext:value-type="float">
            <text:p>1663561.04814143</text:p>
          </table:table-cell>
          <table:table-cell office:value-type="float" office:value="1692257.33303115" calcext:value-type="float">
            <text:p>1692257.33303115</text:p>
          </table:table-cell>
          <table:table-cell office:value-type="float" office:value="1722509.5879936" calcext:value-type="float">
            <text:p>1722509.5879936</text:p>
          </table:table-cell>
          <table:table-cell office:value-type="float" office:value="1754397.94396304" calcext:value-type="float">
            <text:p>1754397.94396304</text:p>
          </table:table-cell>
          <table:table-cell office:value-type="float" office:value="1788004.00926151" calcext:value-type="float">
            <text:p>1788004.00926151</text:p>
          </table:table-cell>
          <table:table-cell office:value-type="float" office:value="1823410.93788051" calcext:value-type="float">
            <text:p>1823410.93788051</text:p>
          </table:table-cell>
          <table:table-cell office:value-type="float" office:value="1860703.44415079" calcext:value-type="float">
            <text:p>1860703.44415079</text:p>
          </table:table-cell>
          <table:table-cell office:value-type="float" office:value="1899967.76714654" calcext:value-type="float">
            <text:p>1899967.76714654</text:p>
          </table:table-cell>
          <table:table-cell office:value-type="float" office:value="1941291.58797982" calcext:value-type="float">
            <text:p>1941291.58797982</text:p>
          </table:table-cell>
          <table:table-cell office:value-type="float" office:value="1984763.90157026" calcext:value-type="float">
            <text:p>1984763.90157026</text:p>
          </table:table-cell>
          <table:table-cell office:value-type="float" office:value="2030474.84343727" calcext:value-type="float">
            <text:p>2030474.84343727</text:p>
          </table:table-cell>
          <table:table-cell office:value-type="float" office:value="2078515.47296166" calcext:value-type="float">
            <text:p>2078515.47296166</text:p>
          </table:table-cell>
          <table:table-cell office:value-type="float" office:value="2128977.51345993" calcext:value-type="float">
            <text:p>2128977.51345993</text:p>
          </table:table-cell>
          <table:table-cell office:value-type="float" office:value="2181953.04851745" calcext:value-type="float">
            <text:p>2181953.04851745</text:p>
          </table:table-cell>
          <table:table-cell office:value-type="float" office:value="2237534.17541831" calcext:value-type="float">
            <text:p>2237534.17541831</text:p>
          </table:table-cell>
          <table:table-cell office:value-type="float" office:value="2295812.61556262" calcext:value-type="float">
            <text:p>2295812.61556262</text:p>
          </table:table-cell>
          <table:table-cell office:value-type="float" office:value="2356879.28199363" calcext:value-type="float">
            <text:p>2356879.28199363</text:p>
          </table:table-cell>
          <table:table-cell office:value-type="float" office:value="2420823.80935058" calcext:value-type="float">
            <text:p>2420823.80935058</text:p>
          </table:table-cell>
          <table:table-cell office:value-type="float" office:value="2487734.0356693" calcext:value-type="float">
            <text:p>2487734.0356693</text:p>
          </table:table-cell>
          <table:table-cell office:value-type="float" office:value="2557695.45796266" calcext:value-type="float">
            <text:p>2557695.45796266</text:p>
          </table:table-cell>
          <table:table-cell office:value-type="float" office:value="2630790.63441879" calcext:value-type="float">
            <text:p>2630790.63441879</text:p>
          </table:table-cell>
          <table:table-cell office:value-type="float" office:value="2707098.56541621" calcext:value-type="float">
            <text:p>2707098.56541621</text:p>
          </table:table-cell>
          <table:table-cell office:value-type="float" office:value="2786694.04052734" calcext:value-type="float">
            <text:p>2786694.04052734</text:p>
          </table:table-cell>
          <table:table-cell office:value-type="float" office:value="2869646.9677008" calcext:value-type="float">
            <text:p>2869646.9677008</text:p>
          </table:table-cell>
          <table:table-cell office:value-type="float" office:value="2956021.67133934" calcext:value-type="float">
            <text:p>2956021.67133934</text:p>
          </table:table-cell>
          <table:table-cell office:value-type="float" office:value="3045876.18468402" calcext:value-type="float">
            <text:p>3045876.18468402</text:p>
          </table:table-cell>
          <table:table-cell office:value-type="float" office:value="3139261.53079404" calcext:value-type="float">
            <text:p>3139261.53079404</text:p>
          </table:table-cell>
          <table:table-cell office:value-type="float" office:value="3236221.00751432" calcext:value-type="float">
            <text:p>3236221.00751432</text:p>
          </table:table-cell>
          <table:table-cell office:value-type="float" office:value="3336789.48020767" calcext:value-type="float">
            <text:p>3336789.48020767</text:p>
          </table:table-cell>
          <table:table-cell office:value-type="float" office:value="3440992.69025095" calcext:value-type="float">
            <text:p>3440992.69025095</text:p>
          </table:table-cell>
          <table:table-cell office:value-type="float" office:value="3548846.59475481" calcext:value-type="float">
            <text:p>3548846.59475481</text:p>
          </table:table-cell>
          <table:table-cell office:value-type="float" office:value="3660356.74525" calcext:value-type="float">
            <text:p>3660356.74525</text:p>
          </table:table-cell>
          <table:table-cell office:value-type="float" office:value="3775517.7054835" calcext:value-type="float">
            <text:p>3775517.7054835</text:p>
          </table:table-cell>
          <table:table-cell office:value-type="float" office:value="3894312.53122552" calcext:value-type="float">
            <text:p>3894312.53122552</text:p>
          </table:table-cell>
          <table:table-cell office:value-type="float" office:value="4016712.32304806" calcext:value-type="float">
            <text:p>4016712.32304806</text:p>
          </table:table-cell>
          <table:table-cell office:value-type="float" office:value="4142675.84434522" calcext:value-type="float">
            <text:p>4142675.84434522</text:p>
          </table:table-cell>
          <table:table-cell office:value-type="float" office:value="4272149.22776769" calcext:value-type="float">
            <text:p>4272149.22776769</text:p>
          </table:table-cell>
          <table:table-cell office:value-type="float" office:value="4405065.77931712" calcext:value-type="float">
            <text:p>4405065.77931712</text:p>
          </table:table-cell>
          <table:table-cell office:value-type="float" office:value="4541345.87388324" calcext:value-type="float">
            <text:p>4541345.87388324</text:p>
          </table:table-cell>
          <table:table-cell office:value-type="float" office:value="4680896.9612285" calcext:value-type="float">
            <text:p>4680896.9612285</text:p>
          </table:table-cell>
          <table:table-cell office:value-type="float" office:value="4823613.676753" calcext:value-type="float">
            <text:p>4823613.676753</text:p>
          </table:table-cell>
          <table:table-cell office:value-type="float" office:value="4969378.06238547" calcext:value-type="float">
            <text:p>4969378.06238547</text:p>
          </table:table-cell>
          <table:table-cell office:value-type="float" office:value="5118059.90257607" calcext:value-type="float">
            <text:p>5118059.90257607</text:p>
          </table:table-cell>
          <table:table-cell office:value-type="float" office:value="5269517.1654629" calcext:value-type="float">
            <text:p>5269517.1654629</text:p>
          </table:table-cell>
          <table:table-cell office:value-type="float" office:value="5423596.5530192" calcext:value-type="float">
            <text:p>5423596.5530192</text:p>
          </table:table-cell>
          <table:table-cell office:value-type="float" office:value="5580134.1537138" calcext:value-type="float">
            <text:p>5580134.1537138</text:p>
          </table:table-cell>
          <table:table-cell office:value-type="float" office:value="5738956.18826163" calcext:value-type="float">
            <text:p>5738956.18826163</text:p>
          </table:table-cell>
          <table:table-cell office:value-type="float" office:value="5899879.84650489" calcext:value-type="float">
            <text:p>5899879.84650489</text:p>
          </table:table-cell>
          <table:table-cell office:value-type="float" office:value="6062714.199925" calcext:value-type="float">
            <text:p>6062714.199925</text:p>
          </table:table-cell>
          <table:table-cell office:value-type="float" office:value="6227261.17984672" calcext:value-type="float">
            <text:p>6227261.17984672</text:p>
          </table:table-cell>
          <table:table-cell office:value-type="float" office:value="6393316.61762891" calcext:value-type="float">
            <text:p>6393316.61762891</text:p>
          </table:table-cell>
          <table:table-cell office:value-type="float" office:value="6560671.32354229" calcext:value-type="float">
            <text:p>6560671.32354229</text:p>
          </table:table-cell>
          <table:table-cell office:value-type="float" office:value="6729112.19484061" calcext:value-type="float">
            <text:p>6729112.19484061</text:p>
          </table:table-cell>
          <table:table-cell office:value-type="float" office:value="6898423.34962793" calcext:value-type="float">
            <text:p>6898423.34962793</text:p>
          </table:table-cell>
          <table:table-cell office:value-type="float" office:value="7068387.25905192" calcext:value-type="float">
            <text:p>7068387.25905192</text:p>
          </table:table-cell>
          <table:table-cell office:value-type="float" office:value="7238785.87106793" calcext:value-type="float">
            <text:p>7238785.87106793</text:p>
          </table:table-cell>
          <table:table-cell office:value-type="float" office:value="7409401.72307048" calcext:value-type="float">
            <text:p>7409401.72307048</text:p>
          </table:table-cell>
          <table:table-cell office:value-type="float" office:value="7580019.01467203" calcext:value-type="float">
            <text:p>7580019.01467203</text:p>
          </table:table-cell>
          <table:table-cell office:value-type="float" office:value="7750424.64516043" calcext:value-type="float">
            <text:p>7750424.64516043</text:p>
          </table:table-cell>
          <table:table-cell office:value-type="float" office:value="7920409.19038433" calcext:value-type="float">
            <text:p>7920409.19038433</text:p>
          </table:table-cell>
          <table:table-cell office:value-type="float" office:value="8089767.8413441" calcext:value-type="float">
            <text:p>8089767.8413441</text:p>
          </table:table-cell>
          <table:table-cell office:value-type="float" office:value="8258301.2539397" calcext:value-type="float">
            <text:p>8258301.2539397</text:p>
          </table:table-cell>
          <table:table-cell office:value-type="float" office:value="8425816.34472563" calcext:value-type="float">
            <text:p>8425816.34472563</text:p>
          </table:table-cell>
          <table:table-cell office:value-type="float" office:value="8592127.00353869" calcext:value-type="float">
            <text:p>8592127.00353869</text:p>
          </table:table-cell>
          <table:table-cell office:value-type="float" office:value="8757054.728301" calcext:value-type="float">
            <text:p>8757054.728301</text:p>
          </table:table-cell>
          <table:table-cell office:value-type="float" office:value="8920429.17799343" calcext:value-type="float">
            <text:p>8920429.17799343</text:p>
          </table:table-cell>
          <table:table-cell office:value-type="float" office:value="9082088.64654892" calcext:value-type="float">
            <text:p>9082088.64654892</text:p>
          </table:table-cell>
          <table:table-cell office:value-type="float" office:value="9241880.45832636" calcext:value-type="float">
            <text:p>9241880.45832636</text:p>
          </table:table-cell>
          <table:table-cell office:value-type="float" office:value="9399661.27971283" calcext:value-type="float">
            <text:p>9399661.27971283</text:p>
          </table:table-cell>
          <table:table-cell office:value-type="float" office:value="9555297.35441715" calcext:value-type="float">
            <text:p>9555297.35441715</text:p>
          </table:table-cell>
          <table:table-cell office:value-type="float" office:value="9708664.66703157" calcext:value-type="float">
            <text:p>9708664.66703157</text:p>
          </table:table-cell>
          <table:table-cell office:value-type="float" office:value="9859649.03315442" calcext:value-type="float">
            <text:p>9859649.03315442</text:p>
          </table:table-cell>
          <table:table-cell office:value-type="float" office:value="10008146.126926" calcext:value-type="float">
            <text:p>10008146.126926</text:p>
          </table:table-cell>
          <table:table-cell office:value-type="float" office:value="10154061.4421645" calcext:value-type="float">
            <text:p>10154061.4421645</text:p>
          </table:table-cell>
          <table:table-cell office:value-type="float" office:value="10297310.1976683" calcext:value-type="float">
            <text:p>10297310.1976683</text:p>
          </table:table-cell>
          <table:table-cell office:value-type="float" office:value="10437817.193787" calcext:value-type="float">
            <text:p>10437817.193787</text:p>
          </table:table-cell>
          <table:table-cell office:value-type="float" office:value="10575516.6180483" calcext:value-type="float">
            <text:p>10575516.6180483</text:p>
          </table:table-cell>
          <table:table-cell office:value-type="float" office:value="10710351.811391" calcext:value-type="float">
            <text:p>10710351.811391</text:p>
          </table:table-cell>
          <table:table-cell office:value-type="float" office:value="10842274.9968532" calcext:value-type="float">
            <text:p>10842274.9968532</text:p>
          </table:table-cell>
          <table:table-cell office:value-type="float" office:value="10971246.9771033" calcext:value-type="float">
            <text:p>10971246.9771033</text:p>
          </table:table-cell>
          <table:table-cell office:value-type="float" office:value="11097236.8058466" calcext:value-type="float">
            <text:p>11097236.8058466</text:p>
          </table:table-cell>
          <table:table-cell office:value-type="float" office:value="11220221.4369818" calcext:value-type="float">
            <text:p>11220221.4369818</text:p>
          </table:table-cell>
          <table:table-cell office:value-type="float" office:value="11340185.3552407" calcext:value-type="float">
            <text:p>11340185.3552407</text:p>
          </table:table-cell>
          <table:table-cell office:value-type="float" office:value="11457120.194756" calcext:value-type="float">
            <text:p>11457120.194756</text:p>
          </table:table-cell>
          <table:table-cell office:value-type="float" office:value="11571024.3478597" calcext:value-type="float">
            <text:p>11571024.3478597</text:p>
          </table:table-cell>
          <table:table-cell office:value-type="float" office:value="11681902.5670904" calcext:value-type="float">
            <text:p>11681902.5670904</text:p>
          </table:table-cell>
          <table:table-cell office:value-type="float" office:value="11789765.5659141" calcext:value-type="float">
            <text:p>11789765.5659141</text:p>
          </table:table-cell>
          <table:table-cell office:value-type="float" office:value="11894629.6175955" calcext:value-type="float">
            <text:p>11894629.6175955</text:p>
          </table:table-cell>
          <table:table-cell office:value-type="float" office:value="11996516.1594205" calcext:value-type="float">
            <text:p>11996516.1594205</text:p>
          </table:table-cell>
          <table:table-cell office:value-type="float" office:value="12095451.399671" calcext:value-type="float">
            <text:p>12095451.399671</text:p>
          </table:table-cell>
          <table:table-cell office:value-type="float" office:value="12191465.9344537" calcext:value-type="float">
            <text:p>12191465.9344537</text:p>
          </table:table-cell>
          <table:table-cell office:value-type="float" office:value="12284594.3710494" calcext:value-type="float">
            <text:p>12284594.3710494</text:p>
          </table:table-cell>
          <table:table-cell office:value-type="float" office:value="12374874.9639777" calcext:value-type="float">
            <text:p>12374874.9639777</text:p>
          </table:table-cell>
          <table:table-cell office:value-type="float" office:value="12462349.2611856" calcext:value-type="float">
            <text:p>12462349.2611856</text:p>
          </table:table-cell>
          <table:table-cell office:value-type="float" office:value="12547061.7643778" calcext:value-type="float">
            <text:p>12547061.7643778</text:p>
          </table:table-cell>
          <table:table-cell office:value-type="float" office:value="12629059.6029348" calcext:value-type="float">
            <text:p>12629059.6029348</text:p>
          </table:table-cell>
          <table:table-cell office:value-type="float" office:value="12708392.2212415" calcext:value-type="float">
            <text:p>12708392.2212415</text:p>
          </table:table-cell>
          <table:table-cell office:value-type="float" office:value="12785111.0822813" calcext:value-type="float">
            <text:p>12785111.0822813</text:p>
          </table:table-cell>
          <table:table-cell office:value-type="float" office:value="12859269.3849048" calcext:value-type="float">
            <text:p>12859269.3849048</text:p>
          </table:table-cell>
          <table:table-cell office:value-type="float" office:value="12930921.7984029" calcext:value-type="float">
            <text:p>12930921.7984029</text:p>
          </table:table-cell>
          <table:table-cell office:value-type="float" office:value="13000124.2097555" calcext:value-type="float">
            <text:p>13000124.2097555</text:p>
          </table:table-cell>
          <table:table-cell office:value-type="float" office:value="13066933.489056" calcext:value-type="float">
            <text:p>13066933.489056</text:p>
          </table:table-cell>
          <table:table-cell office:value-type="float" office:value="13131407.2674929" calcext:value-type="float">
            <text:p>13131407.2674929</text:p>
          </table:table-cell>
          <table:table-cell office:value-type="float" office:value="13193603.7323677" calcext:value-type="float">
            <text:p>13193603.7323677</text:p>
          </table:table-cell>
          <table:table-cell office:value-type="float" office:value="13253581.4347796" calcext:value-type="float">
            <text:p>13253581.4347796</text:p>
          </table:table-cell>
          <table:table-cell office:value-type="float" office:value="13311399.1130457" calcext:value-type="float">
            <text:p>13311399.1130457</text:p>
          </table:table-cell>
          <table:table-cell office:value-type="float" office:value="13367115.5285131" calcext:value-type="float">
            <text:p>13367115.5285131</text:p>
          </table:table-cell>
          <table:table-cell office:value-type="float" office:value="13420789.3156246" calcext:value-type="float">
            <text:p>13420789.3156246</text:p>
          </table:table-cell>
          <table:table-cell office:value-type="float" office:value="13472478.8438605" calcext:value-type="float">
            <text:p>13472478.8438605</text:p>
          </table:table-cell>
          <table:table-cell office:value-type="float" office:value="13522242.0925314" calcext:value-type="float">
            <text:p>13522242.0925314</text:p>
          </table:table-cell>
          <table:table-cell office:value-type="float" office:value="13570136.5367803" calcext:value-type="float">
            <text:p>13570136.5367803</text:p>
          </table:table-cell>
          <table:table-cell office:value-type="float" office:value="13616219.0448377" calcext:value-type="float">
            <text:p>13616219.0448377</text:p>
          </table:table-cell>
          <table:table-cell office:value-type="float" office:value="13660545.7856168" calcext:value-type="float">
            <text:p>13660545.7856168</text:p>
          </table:table-cell>
          <table:table-cell office:value-type="float" office:value="13703172.1463969" calcext:value-type="float">
            <text:p>13703172.1463969</text:p>
          </table:table-cell>
          <table:table-cell office:value-type="float" office:value="13744152.6597366" calcext:value-type="float">
            <text:p>13744152.6597366</text:p>
          </table:table-cell>
          <table:table-cell office:value-type="float" office:value="13783540.9392863" calcext:value-type="float">
            <text:p>13783540.9392863</text:p>
          </table:table-cell>
          <table:table-cell office:value-type="float" office:value="13821389.6237938" calcext:value-type="float">
            <text:p>13821389.6237938</text:p>
          </table:table-cell>
          <table:table-cell office:value-type="float" office:value="13857750.3288147" calcext:value-type="float">
            <text:p>13857750.3288147</text:p>
          </table:table-cell>
          <table:table-cell office:value-type="float" office:value="13892673.6055926" calcext:value-type="float">
            <text:p>13892673.6055926</text:p>
          </table:table-cell>
          <table:table-cell office:value-type="float" office:value="13926208.906775" calcext:value-type="float">
            <text:p>13926208.906775</text:p>
          </table:table-cell>
          <table:table-cell office:value-type="float" office:value="13958404.5581408" calcext:value-type="float">
            <text:p>13958404.5581408</text:p>
          </table:table-cell>
          <table:table-cell office:value-type="float" office:value="13989307.7362344" calcext:value-type="float">
            <text:p>13989307.7362344</text:p>
          </table:table-cell>
          <table:table-cell office:value-type="float" office:value="14018964.4511388" calcext:value-type="float">
            <text:p>14018964.4511388</text:p>
          </table:table-cell>
          <table:table-cell office:value-type="float" office:value="14047419.534236" calcext:value-type="float">
            <text:p>14047419.534236</text:p>
          </table:table-cell>
          <table:table-cell office:value-type="float" office:value="14074716.6303345" calcext:value-type="float">
            <text:p>14074716.6303345</text:p>
          </table:table-cell>
          <table:table-cell office:value-type="float" office:value="14100898.1939557" calcext:value-type="float">
            <text:p>14100898.1939557</text:p>
          </table:table-cell>
          <table:table-cell office:value-type="float" office:value="14126005.4892478" calcext:value-type="float">
            <text:p>14126005.4892478</text:p>
          </table:table-cell>
          <table:table-cell office:value-type="float" office:value="14150078.5932674" calcext:value-type="float">
            <text:p>14150078.5932674</text:p>
          </table:table-cell>
          <table:table-cell office:value-type="float" office:value="14173156.4023823" calcext:value-type="float">
            <text:p>14173156.4023823</text:p>
          </table:table-cell>
          <table:table-cell office:value-type="float" office:value="14195276.6412303" calcext:value-type="float">
            <text:p>14195276.6412303</text:p>
          </table:table-cell>
          <table:table-cell office:value-type="float" office:value="14216475.8743685" calcext:value-type="float">
            <text:p>14216475.8743685</text:p>
          </table:table-cell>
          <table:table-cell office:value-type="float" office:value="14236789.5198417" calcext:value-type="float">
            <text:p>14236789.5198417</text:p>
          </table:table-cell>
          <table:table-cell office:value-type="float" office:value="14256251.8648996" calcext:value-type="float">
            <text:p>14256251.8648996</text:p>
          </table:table-cell>
          <table:table-cell office:value-type="float" office:value="14274896.0831796" calcext:value-type="float">
            <text:p>14274896.0831796</text:p>
          </table:table-cell>
          <table:table-cell office:value-type="float" office:value="14292754.2536377" calcext:value-type="float">
            <text:p>14292754.2536377</text:p>
          </table:table-cell>
          <table:table-cell office:value-type="float" office:value="14309857.3804745" calcext:value-type="float">
            <text:p>14309857.3804745</text:p>
          </table:table-cell>
          <table:table-cell office:value-type="float" office:value="14326235.4144103" calcext:value-type="float">
            <text:p>14326235.4144103</text:p>
          </table:table-cell>
          <table:table-cell office:value-type="float" office:value="14341917.27463" calcext:value-type="float">
            <text:p>14341917.27463</text:p>
          </table:table-cell>
          <table:table-cell office:value-type="float" office:value="14356930.8717597" calcext:value-type="float">
            <text:p>14356930.8717597</text:p>
          </table:table-cell>
          <table:table-cell office:value-type="float" office:value="14371303.1311923" calcext:value-type="float">
            <text:p>14371303.1311923</text:p>
          </table:table-cell>
          <table:table-cell office:value-type="float" office:value="14385060.0171541" calcext:value-type="float">
            <text:p>14385060.0171541</text:p>
          </table:table-cell>
          <table:table-cell office:value-type="float" office:value="14398226.5568952" calcext:value-type="float">
            <text:p>14398226.5568952</text:p>
          </table:table-cell>
          <table:table-cell office:value-type="float" office:value="14410826.8653726" calcext:value-type="float">
            <text:p>14410826.8653726</text:p>
          </table:table-cell>
          <table:table-cell office:value-type="float" office:value="14422884.1698763" calcext:value-type="float">
            <text:p>14422884.1698763</text:p>
          </table:table-cell>
          <table:table-cell office:value-type="float" office:value="14434420.8349316" calcext:value-type="float">
            <text:p>14434420.8349316</text:p>
          </table:table-cell>
          <table:table-cell office:value-type="float" office:value="14445458.386823" calcext:value-type="float">
            <text:p>14445458.386823</text:p>
          </table:table-cell>
          <table:table-cell office:value-type="float" office:value="14456017.5386152" calcext:value-type="float">
            <text:p>14456017.5386152</text:p>
          </table:table-cell>
          <table:table-cell office:value-type="float" office:value="14466118.2144852" calcext:value-type="float">
            <text:p>14466118.2144852</text:p>
          </table:table-cell>
          <table:table-cell office:value-type="float" office:value="14475779.5740224" calcext:value-type="float">
            <text:p>14475779.5740224</text:p>
          </table:table-cell>
          <table:table-cell office:value-type="float" office:value="14485020.0364461" calcext:value-type="float">
            <text:p>14485020.0364461</text:p>
          </table:table-cell>
          <table:table-cell office:value-type="float" office:value="14493857.3040745" calcext:value-type="float">
            <text:p>14493857.3040745</text:p>
          </table:table-cell>
          <table:table-cell office:value-type="float" office:value="14502308.3860292" calcext:value-type="float">
            <text:p>14502308.3860292</text:p>
          </table:table-cell>
          <table:table-cell office:value-type="float" office:value="14510389.6209895" calcext:value-type="float">
            <text:p>14510389.6209895</text:p>
          </table:table-cell>
          <table:table-cell office:value-type="float" office:value="14518116.6999094" calcext:value-type="float">
            <text:p>14518116.6999094</text:p>
          </table:table-cell>
          <table:table-cell office:value-type="float" office:value="14525504.6881652" calcext:value-type="float">
            <text:p>14525504.6881652</text:p>
          </table:table-cell>
          <table:table-cell office:value-type="float" office:value="14532568.0471355" calcext:value-type="float">
            <text:p>14532568.0471355</text:p>
          </table:table-cell>
          <table:table-cell office:value-type="float" office:value="14539320.6555904" calcext:value-type="float">
            <text:p>14539320.6555904</text:p>
          </table:table-cell>
          <table:table-cell office:value-type="float" office:value="14545775.8302082" calcext:value-type="float">
            <text:p>14545775.8302082</text:p>
          </table:table-cell>
          <table:table-cell office:value-type="float" office:value="14551946.3459339" calcext:value-type="float">
            <text:p>14551946.3459339</text:p>
          </table:table-cell>
          <table:table-cell office:value-type="float" office:value="14557844.4555917" calcext:value-type="float">
            <text:p>14557844.4555917</text:p>
          </table:table-cell>
          <table:table-cell office:value-type="float" office:value="14563481.9090557" calcext:value-type="float">
            <text:p>14563481.9090557</text:p>
          </table:table-cell>
          <table:table-cell office:value-type="float" office:value="14568869.9719642" calcext:value-type="float">
            <text:p>14568869.9719642</text:p>
          </table:table-cell>
          <table:table-cell office:value-type="float" office:value="14574019.4437409" calcext:value-type="float">
            <text:p>14574019.4437409</text:p>
          </table:table-cell>
          <table:table-cell office:value-type="float" office:value="14578940.6753235" calcext:value-type="float">
            <text:p>14578940.6753235</text:p>
          </table:table-cell>
          <table:table-cell office:value-type="float" office:value="14583643.586075" calcext:value-type="float">
            <text:p>14583643.586075</text:p>
          </table:table-cell>
          <table:table-cell office:value-type="float" office:value="14588137.6803429" calcext:value-type="float">
            <text:p>14588137.6803429</text:p>
          </table:table-cell>
          <table:table-cell office:value-type="float" office:value="14592432.0637562" calcext:value-type="float">
            <text:p>14592432.0637562</text:p>
          </table:table-cell>
          <table:table-cell office:value-type="float" office:value="14596535.458466" calcext:value-type="float">
            <text:p>14596535.458466</text:p>
          </table:table-cell>
          <table:table-cell office:value-type="float" office:value="14600456.2182262" calcext:value-type="float">
            <text:p>14600456.2182262</text:p>
          </table:table-cell>
          <table:table-cell office:value-type="float" office:value="14604202.3430581" calcext:value-type="float">
            <text:p>14604202.3430581</text:p>
          </table:table-cell>
          <table:table-cell office:value-type="float" office:value="14607781.4931069" calcext:value-type="float">
            <text:p>14607781.4931069</text:p>
          </table:table-cell>
          <table:table-cell office:value-type="float" office:value="14611201.0022602" calcext:value-type="float">
            <text:p>14611201.0022602</text:p>
          </table:table-cell>
          <table:table-cell office:value-type="float" office:value="14614467.8913424" calcext:value-type="float">
            <text:p>14614467.8913424</text:p>
          </table:table-cell>
          <table:table-cell office:value-type="float" office:value="14617588.8805931" calcext:value-type="float">
            <text:p>14617588.8805931</text:p>
          </table:table-cell>
          <table:table-cell office:value-type="float" office:value="14620570.4019173" calcext:value-type="float">
            <text:p>14620570.4019173</text:p>
          </table:table-cell>
          <table:table-cell office:value-type="float" office:value="14623418.6106911" calcext:value-type="float">
            <text:p>14623418.6106911</text:p>
          </table:table-cell>
          <table:table-cell office:value-type="float" office:value="14626139.3969873" calcext:value-type="float">
            <text:p>14626139.3969873</text:p>
          </table:table-cell>
          <table:table-cell office:value-type="float" office:value="14628738.3965189" calcext:value-type="float">
            <text:p>14628738.3965189</text:p>
          </table:table-cell>
          <table:table-cell office:value-type="float" office:value="14631221.0011462" calcext:value-type="float">
            <text:p>14631221.0011462</text:p>
          </table:table-cell>
          <table:table-cell office:value-type="float" office:value="14633592.3689454" calcext:value-type="float">
            <text:p>14633592.3689454</text:p>
          </table:table-cell>
          <table:table-cell office:value-type="float" office:value="14635857.4339668" calcext:value-type="float">
            <text:p>14635857.4339668</text:p>
          </table:table-cell>
          <table:table-cell office:value-type="float" office:value="14638020.9155953" calcext:value-type="float">
            <text:p>14638020.9155953</text:p>
          </table:table-cell>
          <table:table-cell office:value-type="float" office:value="14640087.3275163" calcext:value-type="float">
            <text:p>14640087.3275163</text:p>
          </table:table-cell>
          <table:table-cell office:value-type="float" office:value="14642060.9863776" calcext:value-type="float">
            <text:p>14642060.9863776</text:p>
          </table:table-cell>
          <table:table-cell office:value-type="float" office:value="14643946.0200999" calcext:value-type="float">
            <text:p>14643946.0200999</text:p>
          </table:table-cell>
          <table:table-cell office:value-type="float" office:value="14645746.3758578" calcext:value-type="float">
            <text:p>14645746.3758578</text:p>
          </table:table-cell>
          <table:table-cell office:value-type="float" office:value="14647465.8277409" calcext:value-type="float">
            <text:p>14647465.8277409</text:p>
          </table:table-cell>
          <table:table-cell office:value-type="float" office:value="14649107.9841188" calcext:value-type="float">
            <text:p>14649107.9841188</text:p>
          </table:table-cell>
          <table:table-cell office:value-type="float" office:value="14650676.2947128" calcext:value-type="float">
            <text:p>14650676.2947128</text:p>
          </table:table-cell>
          <table:table-cell office:value-type="float" office:value="14652174.0573792" calcext:value-type="float">
            <text:p>14652174.0573792</text:p>
          </table:table-cell>
          <table:table-cell office:value-type="float" office:value="14653604.4246243" calcext:value-type="float">
            <text:p>14653604.4246243</text:p>
          </table:table-cell>
          <table:table-cell office:value-type="float" office:value="14654970.4098555" calcext:value-type="float">
            <text:p>14654970.4098555</text:p>
          </table:table-cell>
          <table:table-cell office:value-type="float" office:value="14656274.8933477" calcext:value-type="float">
            <text:p>14656274.8933477</text:p>
          </table:table-cell>
          <table:table-cell office:value-type="float" office:value="14657520.6280068" calcext:value-type="float">
            <text:p>14657520.6280068</text:p>
          </table:table-cell>
          <table:table-cell office:value-type="float" office:value="14658710.2448838" calcext:value-type="float">
            <text:p>14658710.2448838</text:p>
          </table:table-cell>
          <table:table-cell office:value-type="float" office:value="14659846.2584314" calcext:value-type="float">
            <text:p>14659846.2584314</text:p>
          </table:table-cell>
          <table:table-cell office:value-type="float" office:value="14660931.0715847" calcext:value-type="float">
            <text:p>14660931.0715847</text:p>
          </table:table-cell>
          <table:table-cell office:value-type="float" office:value="14661966.9806135" calcext:value-type="float">
            <text:p>14661966.9806135</text:p>
          </table:table-cell>
          <table:table-cell office:value-type="float" office:value="14662956.1797513" calcext:value-type="float">
            <text:p>14662956.1797513</text:p>
          </table:table-cell>
          <table:table-cell office:value-type="float" office:value="14663900.7656697" calcext:value-type="float">
            <text:p>14663900.7656697</text:p>
          </table:table-cell>
          <table:table-cell office:value-type="float" office:value="14664802.7417429" calcext:value-type="float">
            <text:p>14664802.7417429</text:p>
          </table:table-cell>
          <table:table-cell office:value-type="float" office:value="14665664.0220984" calcext:value-type="float">
            <text:p>14665664.0220984</text:p>
          </table:table-cell>
          <table:table-cell office:value-type="float" office:value="14666486.4355632" calcext:value-type="float">
            <text:p>14666486.4355632</text:p>
          </table:table-cell>
          <table:table-cell office:value-type="float" office:value="14667271.7294047" calcext:value-type="float">
            <text:p>14667271.7294047</text:p>
          </table:table-cell>
          <table:table-cell office:value-type="float" office:value="14668021.5728989" calcext:value-type="float">
            <text:p>14668021.5728989</text:p>
          </table:table-cell>
          <table:table-cell office:value-type="float" office:value="14668737.5607718" calcext:value-type="float">
            <text:p>14668737.5607718</text:p>
          </table:table-cell>
          <table:table-cell office:value-type="float" office:value="14669421.2164917" calcext:value-type="float">
            <text:p>14669421.2164917</text:p>
          </table:table-cell>
          <table:table-cell office:value-type="float" office:value="14670073.9954148" calcext:value-type="float">
            <text:p>14670073.9954148</text:p>
          </table:table-cell>
          <table:table-cell office:value-type="float" office:value="14670697.2877811" calcext:value-type="float">
            <text:p>14670697.2877811</text:p>
          </table:table-cell>
          <table:table-cell office:value-type="float" office:value="14671292.4215955" calcext:value-type="float">
            <text:p>14671292.4215955</text:p>
          </table:table-cell>
          <table:table-cell office:value-type="float" office:value="14671860.6653897" calcext:value-type="float">
            <text:p>14671860.6653897</text:p>
          </table:table-cell>
          <table:table-cell office:value-type="float" office:value="14672403.2308593" calcext:value-type="float">
            <text:p>14672403.2308593</text:p>
          </table:table-cell>
          <table:table-cell office:value-type="float" office:value="14672921.2753801" calcext:value-type="float">
            <text:p>14672921.2753801</text:p>
          </table:table-cell>
          <table:table-cell office:value-type="float" office:value="14673415.9044129" calcext:value-type="float">
            <text:p>14673415.9044129</text:p>
          </table:table-cell>
          <table:table-cell office:value-type="float" office:value="14673888.1738171" calcext:value-type="float">
            <text:p>14673888.1738171</text:p>
          </table:table-cell>
          <table:table-cell office:value-type="float" office:value="14674339.0920587" calcext:value-type="float">
            <text:p>14674339.0920587</text:p>
          </table:table-cell>
          <table:table-cell office:value-type="float" office:value="14674769.622319" calcext:value-type="float">
            <text:p>14674769.622319</text:p>
          </table:table-cell>
          <table:table-cell office:value-type="float" office:value="14675180.6845045" calcext:value-type="float">
            <text:p>14675180.6845045</text:p>
          </table:table-cell>
          <table:table-cell office:value-type="float" office:value="14675573.1571813" calcext:value-type="float">
            <text:p>14675573.1571813</text:p>
          </table:table-cell>
          <table:table-cell office:value-type="float" office:value="14675947.8794169" calcext:value-type="float">
            <text:p>14675947.8794169</text:p>
          </table:table-cell>
          <table:table-cell office:value-type="float" office:value="14676305.6525449" calcext:value-type="float">
            <text:p>14676305.6525449</text:p>
          </table:table-cell>
          <table:table-cell office:value-type="float" office:value="14676647.2418482" calcext:value-type="float">
            <text:p>14676647.2418482</text:p>
          </table:table-cell>
          <table:table-cell office:value-type="float" office:value="14676973.3781738" calcext:value-type="float">
            <text:p>14676973.3781738</text:p>
          </table:table-cell>
          <table:table-cell office:value-type="float" office:value="14677284.7594692" calcext:value-type="float">
            <text:p>14677284.7594692</text:p>
          </table:table-cell>
          <table:table-cell office:value-type="float" office:value="14677582.052252" calcext:value-type="float">
            <text:p>14677582.052252</text:p>
          </table:table-cell>
          <table:table-cell office:value-type="float" office:value="14677865.8930231" calcext:value-type="float">
            <text:p>14677865.8930231</text:p>
          </table:table-cell>
          <table:table-cell office:value-type="float" office:value="14678136.8896055" calcext:value-type="float">
            <text:p>14678136.8896055</text:p>
          </table:table-cell>
          <table:table-cell office:value-type="float" office:value="14678395.6224315" calcext:value-type="float">
            <text:p>14678395.6224315</text:p>
          </table:table-cell>
          <table:table-cell office:value-type="float" office:value="14678642.6457744" calcext:value-type="float">
            <text:p>14678642.6457744</text:p>
          </table:table-cell>
          <table:table-cell office:value-type="float" office:value="14678878.4889128" calcext:value-type="float">
            <text:p>14678878.4889128</text:p>
          </table:table-cell>
          <table:table-cell office:value-type="float" office:value="14679103.657265" calcext:value-type="float">
            <text:p>14679103.657265</text:p>
          </table:table-cell>
          <table:table-cell office:value-type="float" office:value="14679318.6334444" calcext:value-type="float">
            <text:p>14679318.6334444</text:p>
          </table:table-cell>
          <table:table-cell office:value-type="float" office:value="14679523.8783013" calcext:value-type="float">
            <text:p>14679523.8783013</text:p>
          </table:table-cell>
          <table:table-cell office:value-type="float" office:value="14679719.8318823" calcext:value-type="float">
            <text:p>14679719.8318823</text:p>
          </table:table-cell>
          <table:table-cell office:value-type="float" office:value="14679906.9143836" calcext:value-type="float">
            <text:p>14679906.9143836</text:p>
          </table:table-cell>
          <table:table-cell office:value-type="float" office:value="14680085.5270254" calcext:value-type="float">
            <text:p>14680085.5270254</text:p>
          </table:table-cell>
          <table:table-cell office:value-type="float" office:value="14680256.0529238" calcext:value-type="float">
            <text:p>14680256.0529238</text:p>
          </table:table-cell>
          <table:table-cell office:value-type="float" office:value="14680418.8578852" calcext:value-type="float">
            <text:p>14680418.8578852</text:p>
          </table:table-cell>
          <table:table-cell office:value-type="float" office:value="14680574.2911981" calcext:value-type="float">
            <text:p>14680574.2911981</text:p>
          </table:table-cell>
          <table:table-cell office:value-type="float" office:value="14680722.6863811" calcext:value-type="float">
            <text:p>14680722.6863811</text:p>
          </table:table-cell>
          <table:table-cell office:value-type="float" office:value="14680864.3618897" calcext:value-type="float">
            <text:p>14680864.3618897</text:p>
          </table:table-cell>
          <table:table-cell office:value-type="float" office:value="14680999.6217781" calcext:value-type="float">
            <text:p>14680999.6217781</text:p>
          </table:table-cell>
          <table:table-cell office:value-type="float" office:value="14681128.7563723" calcext:value-type="float">
            <text:p>14681128.7563723</text:p>
          </table:table-cell>
          <table:table-cell office:value-type="float" office:value="14681252.0428728" calcext:value-type="float">
            <text:p>14681252.0428728</text:p>
          </table:table-cell>
          <table:table-cell office:value-type="float" office:value="14681369.7459507" calcext:value-type="float">
            <text:p>14681369.7459507</text:p>
          </table:table-cell>
          <table:table-cell office:value-type="float" office:value="14681482.1183167" calcext:value-type="float">
            <text:p>14681482.1183167</text:p>
          </table:table-cell>
          <table:table-cell office:value-type="float" office:value="14681589.4012536" calcext:value-type="float">
            <text:p>14681589.4012536</text:p>
          </table:table-cell>
          <table:table-cell office:value-type="float" office:value="14681691.8251377" calcext:value-type="float">
            <text:p>14681691.8251377</text:p>
          </table:table-cell>
          <table:table-cell office:value-type="float" office:value="14681789.6099271" calcext:value-type="float">
            <text:p>14681789.6099271</text:p>
          </table:table-cell>
          <table:table-cell office:value-type="float" office:value="14681882.9656333" calcext:value-type="float">
            <text:p>14681882.9656333</text:p>
          </table:table-cell>
          <table:table-cell office:value-type="float" office:value="14681972.0927704" calcext:value-type="float">
            <text:p>14681972.0927704</text:p>
          </table:table-cell>
          <table:table-cell office:value-type="float" office:value="14682057.1827825" calcext:value-type="float">
            <text:p>14682057.1827825</text:p>
          </table:table-cell>
          <table:table-cell office:value-type="float" office:value="14682138.4184553" calcext:value-type="float">
            <text:p>14682138.4184553</text:p>
          </table:table-cell>
          <table:table-cell office:value-type="float" office:value="14682215.9743045" calcext:value-type="float">
            <text:p>14682215.9743045</text:p>
          </table:table-cell>
          <table:table-cell office:value-type="float" office:value="14682290.0169513" calcext:value-type="float">
            <text:p>14682290.0169513</text:p>
          </table:table-cell>
          <table:table-cell office:value-type="float" office:value="14682360.7054777" calcext:value-type="float">
            <text:p>14682360.7054777</text:p>
          </table:table-cell>
          <table:table-cell office:value-type="float" office:value="14682428.1917672" calcext:value-type="float">
            <text:p>14682428.1917672</text:p>
          </table:table-cell>
          <table:table-cell office:value-type="float" office:value="14682492.6208327" calcext:value-type="float">
            <text:p>14682492.6208327</text:p>
          </table:table-cell>
          <table:table-cell office:value-type="float" office:value="14682554.1311245" calcext:value-type="float">
            <text:p>14682554.1311245</text:p>
          </table:table-cell>
          <table:table-cell office:value-type="float" office:value="14682612.8548242" calcext:value-type="float">
            <text:p>14682612.8548242</text:p>
          </table:table-cell>
          <table:table-cell office:value-type="float" office:value="14682668.9181336" calcext:value-type="float">
            <text:p>14682668.9181336</text:p>
          </table:table-cell>
          <table:table-cell office:value-type="float" office:value="14682722.4415427" calcext:value-type="float">
            <text:p>14682722.4415427</text:p>
          </table:table-cell>
          <table:table-cell office:value-type="float" office:value="14682773.540085" calcext:value-type="float">
            <text:p>14682773.540085</text:p>
          </table:table-cell>
          <table:table-cell office:value-type="float" office:value="14682822.3235892" calcext:value-type="float">
            <text:p>14682822.3235892</text:p>
          </table:table-cell>
          <table:table-cell office:value-type="float" office:value="14682868.8969127" calcext:value-type="float">
            <text:p>14682868.8969127</text:p>
          </table:table-cell>
          <table:table-cell office:value-type="float" office:value="14682913.360163" calcext:value-type="float">
            <text:p>14682913.360163</text:p>
          </table:table-cell>
          <table:table-cell office:value-type="float" office:value="14682955.8089178" calcext:value-type="float">
            <text:p>14682955.8089178</text:p>
          </table:table-cell>
          <table:table-cell office:value-type="float" office:value="14682996.3344282" calcext:value-type="float">
            <text:p>14682996.3344282</text:p>
          </table:table-cell>
          <table:table-cell office:value-type="float" office:value="14683035.0238109" calcext:value-type="float">
            <text:p>14683035.0238109</text:p>
          </table:table-cell>
          <table:table-cell office:value-type="float" office:value="14683071.9602402" calcext:value-type="float">
            <text:p>14683071.9602402</text:p>
          </table:table-cell>
          <table:table-cell office:value-type="float" office:value="14683107.2231245" calcext:value-type="float">
            <text:p>14683107.2231245</text:p>
          </table:table-cell>
          <table:table-cell office:value-type="float" office:value="14683140.8882747" calcext:value-type="float">
            <text:p>14683140.8882747</text:p>
          </table:table-cell>
          <table:table-cell office:value-type="float" office:value="14683173.0280697" calcext:value-type="float">
            <text:p>14683173.0280697</text:p>
          </table:table-cell>
          <table:table-cell office:value-type="float" office:value="14683203.7116118" calcext:value-type="float">
            <text:p>14683203.7116118</text:p>
          </table:table-cell>
          <table:table-cell office:value-type="float" office:value="14683233.0048717" calcext:value-type="float">
            <text:p>14683233.0048717</text:p>
          </table:table-cell>
          <table:table-cell office:value-type="float" office:value="14683260.9708337" calcext:value-type="float">
            <text:p>14683260.9708337</text:p>
          </table:table-cell>
          <table:table-cell office:value-type="float" office:value="14683287.6696302" calcext:value-type="float">
            <text:p>14683287.6696302</text:p>
          </table:table-cell>
          <table:table-cell office:value-type="float" office:value="14683313.1586687" calcext:value-type="float">
            <text:p>14683313.1586687</text:p>
          </table:table-cell>
          <table:table-cell office:value-type="float" office:value="14683337.4927572" calcext:value-type="float">
            <text:p>14683337.4927572</text:p>
          </table:table-cell>
          <table:table-cell office:value-type="float" office:value="14683360.7242222" calcext:value-type="float">
            <text:p>14683360.7242222</text:p>
          </table:table-cell>
          <table:table-cell office:value-type="float" office:value="14683382.9030186" calcext:value-type="float">
            <text:p>14683382.9030186</text:p>
          </table:table-cell>
          <table:table-cell office:value-type="float" office:value="14683404.0768392" calcext:value-type="float">
            <text:p>14683404.0768392</text:p>
          </table:table-cell>
          <table:table-cell office:value-type="float" office:value="14683424.2912174" calcext:value-type="float">
            <text:p>14683424.2912174</text:p>
          </table:table-cell>
          <table:table-cell office:value-type="float" office:value="14683443.589623" calcext:value-type="float">
            <text:p>14683443.589623</text:p>
          </table:table-cell>
          <table:table-cell office:value-type="float" office:value="14683462.0135565" calcext:value-type="float">
            <text:p>14683462.0135565</text:p>
          </table:table-cell>
          <table:table-cell office:value-type="float" office:value="14683479.6026397" calcext:value-type="float">
            <text:p>14683479.6026397</text:p>
          </table:table-cell>
          <table:table-cell office:value-type="float" office:value="14683496.3946986" calcext:value-type="float">
            <text:p>14683496.3946986</text:p>
          </table:table-cell>
          <table:table-cell office:value-type="float" office:value="14683512.4258455" calcext:value-type="float">
            <text:p>14683512.4258455</text:p>
          </table:table-cell>
          <table:table-cell office:value-type="float" office:value="14683527.7305576" calcext:value-type="float">
            <text:p>14683527.7305576</text:p>
          </table:table-cell>
          <table:table-cell office:value-type="float" office:value="14683542.3417497" calcext:value-type="float">
            <text:p>14683542.3417497</text:p>
          </table:table-cell>
          <table:table-cell office:value-type="float" office:value="14683556.2908453" calcext:value-type="float">
            <text:p>14683556.2908453</text:p>
          </table:table-cell>
          <table:table-cell office:value-type="float" office:value="14683569.6078447" calcext:value-type="float">
            <text:p>14683569.6078447</text:p>
          </table:table-cell>
          <table:table-cell office:value-type="float" office:value="14683582.3213892" calcext:value-type="float">
            <text:p>14683582.3213892</text:p>
          </table:table-cell>
          <table:table-cell office:value-type="float" office:value="14683594.4588216" calcext:value-type="float">
            <text:p>14683594.4588216</text:p>
          </table:table-cell>
          <table:table-cell office:value-type="float" office:value="14683606.046247" calcext:value-type="float">
            <text:p>14683606.046247</text:p>
          </table:table-cell>
          <table:table-cell office:value-type="float" office:value="14683617.1085874" calcext:value-type="float">
            <text:p>14683617.1085874</text:p>
          </table:table-cell>
          <table:table-cell office:value-type="float" office:value="14683627.6696353" calcext:value-type="float">
            <text:p>14683627.6696353</text:p>
          </table:table-cell>
          <table:table-cell office:value-type="float" office:value="14683637.7521056" calcext:value-type="float">
            <text:p>14683637.7521056</text:p>
          </table:table-cell>
          <table:table-cell office:value-type="float" office:value="14683647.3776843" calcext:value-type="float">
            <text:p>14683647.3776843</text:p>
          </table:table-cell>
          <table:table-cell office:value-type="float" office:value="14683656.5670741" calcext:value-type="float">
            <text:p>14683656.5670741</text:p>
          </table:table-cell>
          <table:table-cell office:value-type="float" office:value="14683665.3400403" calcext:value-type="float">
            <text:p>14683665.3400403</text:p>
          </table:table-cell>
          <table:table-cell office:value-type="float" office:value="14683673.7154529" calcext:value-type="float">
            <text:p>14683673.7154529</text:p>
          </table:table-cell>
          <table:table-cell office:value-type="float" office:value="14683681.7113259" calcext:value-type="float">
            <text:p>14683681.7113259</text:p>
          </table:table-cell>
          <table:table-cell office:value-type="float" office:value="14683689.344858" calcext:value-type="float">
            <text:p>14683689.344858</text:p>
          </table:table-cell>
          <table:table-cell office:value-type="float" office:value="14683696.6324685" calcext:value-type="float">
            <text:p>14683696.6324685</text:p>
          </table:table-cell>
          <table:table-cell office:value-type="float" office:value="14683703.5898323" calcext:value-type="float">
            <text:p>14683703.5898323</text:p>
          </table:table-cell>
          <table:table-cell office:value-type="float" office:value="14683710.2319144" calcext:value-type="float">
            <text:p>14683710.2319144</text:p>
          </table:table-cell>
          <table:table-cell office:value-type="float" office:value="14683716.5730017" calcext:value-type="float">
            <text:p>14683716.5730017</text:p>
          </table:table-cell>
          <table:table-cell office:value-type="float" office:value="14683722.6267337" calcext:value-type="float">
            <text:p>14683722.6267337</text:p>
          </table:table-cell>
          <table:table-cell office:value-type="float" office:value="14683728.4061318" calcext:value-type="float">
            <text:p>14683728.4061318</text:p>
          </table:table-cell>
          <table:table-cell office:value-type="float" office:value="14683733.9236275" calcext:value-type="float">
            <text:p>14683733.9236275</text:p>
          </table:table-cell>
          <table:table-cell office:value-type="float" office:value="14683739.191089" calcext:value-type="float">
            <text:p>14683739.191089</text:p>
          </table:table-cell>
          <table:table-cell office:value-type="float" office:value="14683744.2198466" calcext:value-type="float">
            <text:p>14683744.2198466</text:p>
          </table:table-cell>
          <table:table-cell office:value-type="float" office:value="14683749.0207173" calcext:value-type="float">
            <text:p>14683749.0207173</text:p>
          </table:table-cell>
          <table:table-cell office:value-type="float" office:value="14683753.6040278" calcext:value-type="float">
            <text:p>14683753.6040278</text:p>
          </table:table-cell>
          <table:table-cell office:value-type="float" office:value="14683757.9796371" calcext:value-type="float">
            <text:p>14683757.9796371</text:p>
          </table:table-cell>
          <table:table-cell office:value-type="float" office:value="14683762.1569573" calcext:value-type="float">
            <text:p>14683762.1569573</text:p>
          </table:table-cell>
          <table:table-cell office:value-type="float" office:value="14683766.144974" calcext:value-type="float">
            <text:p>14683766.144974</text:p>
          </table:table-cell>
          <table:table-cell office:value-type="float" office:value="14683769.9522657" calcext:value-type="float">
            <text:p>14683769.9522657</text:p>
          </table:table-cell>
          <table:table-cell office:value-type="float" office:value="14683773.5870222" calcext:value-type="float">
            <text:p>14683773.5870222</text:p>
          </table:table-cell>
          <table:table-cell office:value-type="float" office:value="14683777.0570621" calcext:value-type="float">
            <text:p>14683777.0570621</text:p>
          </table:table-cell>
          <table:table-cell office:value-type="float" office:value="14683780.3698497" calcext:value-type="float">
            <text:p>14683780.3698497</text:p>
          </table:table-cell>
          <table:table-cell office:value-type="float" office:value="14683783.532511" calcext:value-type="float">
            <text:p>14683783.532511</text:p>
          </table:table-cell>
          <table:table-cell office:value-type="float" office:value="14683786.5518494" calcext:value-type="float">
            <text:p>14683786.5518494</text:p>
          </table:table-cell>
          <table:table-cell office:value-type="float" office:value="14683789.4343595" calcext:value-type="float">
            <text:p>14683789.4343595</text:p>
          </table:table-cell>
          <table:table-cell office:value-type="float" office:value="14683792.1862421" calcext:value-type="float">
            <text:p>14683792.1862421</text:p>
          </table:table-cell>
          <table:table-cell office:value-type="float" office:value="14683794.8134168" calcext:value-type="float">
            <text:p>14683794.8134168</text:p>
          </table:table-cell>
          <table:table-cell office:value-type="float" office:value="14683797.3215348" calcext:value-type="float">
            <text:p>14683797.3215348</text:p>
          </table:table-cell>
          <table:table-cell office:value-type="float" office:value="14683799.7159915" calcext:value-type="float">
            <text:p>14683799.7159915</text:p>
          </table:table-cell>
          <table:table-cell office:value-type="float" office:value="14683802.0019376" calcext:value-type="float">
            <text:p>14683802.0019376</text:p>
          </table:table-cell>
          <table:table-cell office:value-type="float" office:value="14683804.1842905" calcext:value-type="float">
            <text:p>14683804.1842905</text:p>
          </table:table-cell>
          <table:table-cell office:value-type="float" office:value="14683806.2677446" calcext:value-type="float">
            <text:p>14683806.2677446</text:p>
          </table:table-cell>
          <table:table-cell office:value-type="float" office:value="14683808.2567818" calcext:value-type="float">
            <text:p>14683808.2567818</text:p>
          </table:table-cell>
          <table:table-cell office:value-type="float" office:value="14683810.1556807" calcext:value-type="float">
            <text:p>14683810.1556807</text:p>
          </table:table-cell>
          <table:table-cell office:value-type="float" office:value="14683811.9685261" calcext:value-type="float">
            <text:p>14683811.9685261</text:p>
          </table:table-cell>
          <table:table-cell office:value-type="float" office:value="14683813.6992179" calcext:value-type="float">
            <text:p>14683813.6992179</text:p>
          </table:table-cell>
          <table:table-cell office:value-type="float" office:value="14683815.3514789" calcext:value-type="float">
            <text:p>14683815.3514789</text:p>
          </table:table-cell>
          <table:table-cell office:value-type="float" office:value="14683816.9288633" calcext:value-type="float">
            <text:p>14683816.9288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4T12:56:54.574662085</dc:date>
    <meta:editing-duration>PT55S</meta:editing-duration>
    <meta:editing-cycles>1</meta:editing-cycles>
    <meta:generator>LibreOffice/7.0.4.2$Linux_X86_64 LibreOffice_project/00$Build-2</meta:generator>
    <meta:document-statistic meta:table-count="1" meta:cell-count="30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Smallpox in South Korea</text:p>
        </chart:title>
        <chart:legend chart:legend-position="bottom" svg:x="3.218cm" svg:y="8.401cm" style:legend-expansion="wide" chart:style-name="ch3"/>
        <chart:plot-area chart:style-name="ch4" table:cell-range-address="'South Korea_smallpox'.A1:'South Korea_smallpox'.SG1 'South Korea_smallpox'.A3:'South Korea_smallpox'.SG6" chart:data-source-has-labels="both" svg:x="1.331cm" svg:y="1.275cm" svg:width="14.349cm" svg:height="5.781cm">
          <chart:coordinate-region svg:x="3.064cm" svg:y="1.396cm" svg:width="12.616cm" svg:height="4.658cm"/>
          <chart:axis chart:dimension="x" chart:name="primary-x" chart:style-name="ch5" chartooo:axis-type="auto">
            <chartooo:date-scale/>
            <chart:title svg:x="8.077cm" svg:y="7.236cm" chart:style-name="ch6">
              <text:p>Days</text:p>
            </chart:title>
            <chart:categories table:cell-range-address="'South Korea_smallpox'.B1:'South Korea_smallpox'.SG1"/>
          </chart:axis>
          <chart:axis chart:dimension="y" chart:name="primary-y" chart:style-name="ch5">
            <chart:title svg:x="0.451cm" svg:y="5.519cm" chart:style-name="ch7">
              <text:p>Number of people</text:p>
            </chart:title>
            <chart:grid chart:style-name="ch8" chart:class="major"/>
          </chart:axis>
          <chart:series chart:style-name="ch9" chart:values-cell-range-address="'South Korea_smallpox'.B3:'South Korea_smallpox'.SG3" chart:label-cell-address="'South Korea_smallpox'.A3:'South Korea_smallpox'.A3" chart:class="chart:line">
            <chart:data-point chart:repeated="500"/>
          </chart:series>
          <chart:series chart:style-name="ch10" chart:values-cell-range-address="'South Korea_smallpox'.B4:'South Korea_smallpox'.SG4" chart:label-cell-address="'South Korea_smallpox'.A4:'South Korea_smallpox'.A4" chart:class="chart:line">
            <chart:data-point chart:repeated="500"/>
          </chart:series>
          <chart:series chart:style-name="ch11" chart:values-cell-range-address="'South Korea_smallpox'.B5:'South Korea_smallpox'.SG5" chart:label-cell-address="'South Korea_smallpox'.A5:'South Korea_smallpox'.A5" chart:class="chart:line">
            <chart:data-point chart:repeated="500"/>
          </chart:series>
          <chart:series chart:style-name="ch12" chart:values-cell-range-address="'South Korea_smallpox'.B6:'South Korea_smallpox'.SG6" chart:label-cell-address="'South Korea_smallpox'.A6:'South Korea_smallpox'.A6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South Korea_smallpox'.B1:'South Korea_smallpox'.S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Exposed</text:p>
                <draw:g>
                  <svg:desc>'South Korea_smallpox'.A3:'South Korea_smallpox'.A3</svg:desc>
                </draw:g>
              </table:table-cell>
              <table:table-cell office:value-type="float" office:value="1">
                <text:p>1</text:p>
                <draw:g>
                  <svg:desc>'South Korea_smallpox'.B3:'South Korea_smallpox'.SG3</svg:desc>
                </draw:g>
              </table:table-cell>
              <table:table-cell office:value-type="float" office:value="0.952403195748944">
                <text:p>0.952403195748944</text:p>
              </table:table-cell>
              <table:table-cell office:value-type="float" office:value="0.968140793541308">
                <text:p>0.968140793541308</text:p>
              </table:table-cell>
              <table:table-cell office:value-type="float" office:value="1.03906558379719">
                <text:p>1.03906558379719</text:p>
              </table:table-cell>
              <table:table-cell office:value-type="float" office:value="1.1614730345401">
                <text:p>1.1614730345401</text:p>
              </table:table-cell>
              <table:table-cell office:value-type="float" office:value="1.33524445921678">
                <text:p>1.33524445921678</text:p>
              </table:table-cell>
              <table:table-cell office:value-type="float" office:value="1.56332580043427">
                <text:p>1.56332580043427</text:p>
              </table:table-cell>
              <table:table-cell office:value-type="float" office:value="1.8514630275718">
                <text:p>1.8514630275718</text:p>
              </table:table-cell>
              <table:table-cell office:value-type="float" office:value="2.20814161985895">
                <text:p>2.20814161985895</text:p>
              </table:table-cell>
              <table:table-cell office:value-type="float" office:value="2.64469722310452">
                <text:p>2.64469722310452</text:p>
              </table:table-cell>
              <table:table-cell office:value-type="float" office:value="3.17557958978983">
                <text:p>3.17557958978983</text:p>
              </table:table-cell>
              <table:table-cell office:value-type="float" office:value="3.81876343599078">
                <text:p>3.81876343599078</text:p>
              </table:table-cell>
              <table:table-cell office:value-type="float" office:value="4.59630954434783">
                <text:p>4.59630954434783</text:p>
              </table:table-cell>
              <table:table-cell office:value-type="float" office:value="5.53508785122711">
                <text:p>5.53508785122711</text:p>
              </table:table-cell>
              <table:table-cell office:value-type="float" office:value="6.66768222212725">
                <text:p>6.66768222212725</text:p>
              </table:table-cell>
              <table:table-cell office:value-type="float" office:value="8.03350445282886">
                <text:p>8.03350445282886</text:p>
              </table:table-cell>
              <table:table-cell office:value-type="float" office:value="9.68015378466422">
                <text:p>9.68015378466422</text:p>
              </table:table-cell>
              <table:table-cell office:value-type="float" office:value="11.6650672223047">
                <text:p>11.6650672223047</text:p>
              </table:table-cell>
              <table:table-cell office:value-type="float" office:value="14.0575168954448">
                <text:p>14.0575168954448</text:p>
              </table:table-cell>
              <table:table-cell office:value-type="float" office:value="16.9410232402959">
                <text:p>16.9410232402959</text:p>
              </table:table-cell>
              <table:table-cell office:value-type="float" office:value="20.4162679835831">
                <text:p>20.4162679835831</text:p>
              </table:table-cell>
              <table:table-cell office:value-type="float" office:value="24.6046069366573">
                <text:p>24.6046069366573</text:p>
              </table:table-cell>
              <table:table-cell office:value-type="float" office:value="29.6523063978834">
                <text:p>29.6523063978834</text:p>
              </table:table-cell>
              <table:table-cell office:value-type="float" office:value="35.7356498918482">
                <text:p>35.7356498918482</text:p>
              </table:table-cell>
              <table:table-cell office:value-type="float" office:value="43.0670939298418">
                <text:p>43.0670939298418</text:p>
              </table:table-cell>
              <table:table-cell office:value-type="float" office:value="51.9026868382408">
                <text:p>51.9026868382408</text:p>
              </table:table-cell>
              <table:table-cell office:value-type="float" office:value="62.5510110023429">
                <text:p>62.5510110023429</text:p>
              </table:table-cell>
              <table:table-cell office:value-type="float" office:value="75.3839593481768">
                <text:p>75.3839593481768</text:p>
              </table:table-cell>
              <table:table-cell office:value-type="float" office:value="90.8497232144326">
                <text:p>90.8497232144326</text:p>
              </table:table-cell>
              <table:table-cell office:value-type="float" office:value="109.488444877897">
                <text:p>109.488444877897</text:p>
              </table:table-cell>
              <table:table-cell office:value-type="float" office:value="131.951081171479">
                <text:p>131.951081171479</text:p>
              </table:table-cell>
              <table:table-cell office:value-type="float" office:value="159.022136953199">
                <text:p>159.022136953199</text:p>
              </table:table-cell>
              <table:table-cell office:value-type="float" office:value="191.647062245141">
                <text:p>191.647062245141</text:p>
              </table:table-cell>
              <table:table-cell office:value-type="float" office:value="230.965269543258">
                <text:p>230.965269543258</text:p>
              </table:table-cell>
              <table:table-cell office:value-type="float" office:value="278.349924000352">
                <text:p>278.349924000352</text:p>
              </table:table-cell>
              <table:table-cell office:value-type="float" office:value="335.455895909442">
                <text:p>335.455895909442</text:p>
              </table:table-cell>
              <table:table-cell office:value-type="float" office:value="404.277548738284">
                <text:p>404.277548738284</text:p>
              </table:table-cell>
              <table:table-cell office:value-type="float" office:value="487.218379870662">
                <text:p>487.218379870662</text:p>
              </table:table-cell>
              <table:table-cell office:value-type="float" office:value="587.174944822369">
                <text:p>587.174944822369</text:p>
              </table:table-cell>
              <table:table-cell office:value-type="float" office:value="707.637992913815">
                <text:p>707.637992913815</text:p>
              </table:table-cell>
              <table:table-cell office:value-type="float" office:value="852.814342732331">
                <text:p>852.814342732331</text:p>
              </table:table-cell>
              <table:table-cell office:value-type="float" office:value="1027.77374912322">
                <text:p>1027.77374912322</text:p>
              </table:table-cell>
              <table:table-cell office:value-type="float" office:value="1238.62588129637">
                <text:p>1238.62588129637</text:p>
              </table:table-cell>
              <table:table-cell office:value-type="float" office:value="1492.73358084488">
                <text:p>1492.73358084488</text:p>
              </table:table-cell>
              <table:table-cell office:value-type="float" office:value="1798.96983203008">
                <text:p>1798.96983203008</text:p>
              </table:table-cell>
              <table:table-cell office:value-type="float" office:value="2168.02739218937">
                <text:p>2168.02739218937</text:p>
              </table:table-cell>
              <table:table-cell office:value-type="float" office:value="2612.79185942619">
                <text:p>2612.79185942619</text:p>
              </table:table-cell>
              <table:table-cell office:value-type="float" office:value="3148.79115576828">
                <text:p>3148.79115576828</text:p>
              </table:table-cell>
              <table:table-cell office:value-type="float" office:value="3794.73704283308">
                <text:p>3794.73704283308</text:p>
              </table:table-cell>
              <table:table-cell office:value-type="float" office:value="4573.17746652872">
                <text:p>4573.17746652872</text:p>
              </table:table-cell>
              <table:table-cell office:value-type="float" office:value="5511.28235659001">
                <text:p>5511.28235659001</text:p>
              </table:table-cell>
              <table:table-cell office:value-type="float" office:value="6641.79008084287">
                <text:p>6641.79008084287</text:p>
              </table:table-cell>
              <table:table-cell office:value-type="float" office:value="8004.14726278163">
                <text:p>8004.14726278163</text:p>
              </table:table-cell>
              <table:table-cell office:value-type="float" office:value="9645.88127263651">
                <text:p>9645.88127263651</text:p>
              </table:table-cell>
              <table:table-cell office:value-type="float" office:value="11624.2525884274">
                <text:p>11624.2525884274</text:p>
              </table:table-cell>
              <table:table-cell office:value-type="float" office:value="14008.2436586433">
                <text:p>14008.2436586433</text:p>
              </table:table-cell>
              <table:table-cell office:value-type="float" office:value="16880.9522111202">
                <text:p>16880.9522111202</text:p>
              </table:table-cell>
              <table:table-cell office:value-type="float" office:value="20342.4703374509">
                <text:p>20342.4703374509</text:p>
              </table:table-cell>
              <table:table-cell office:value-type="float" office:value="24513.3466576594">
                <text:p>24513.3466576594</text:p>
              </table:table-cell>
              <table:table-cell office:value-type="float" office:value="29538.7477804626">
                <text:p>29538.7477804626</text:p>
              </table:table-cell>
              <table:table-cell office:value-type="float" office:value="35593.4575508523">
                <text:p>35593.4575508523</text:p>
              </table:table-cell>
              <table:table-cell office:value-type="float" office:value="42887.8787107623">
                <text:p>42887.8787107623</text:p>
              </table:table-cell>
              <table:table-cell office:value-type="float" office:value="51675.2322886977">
                <text:p>51675.2322886977</text:p>
              </table:table-cell>
              <table:table-cell office:value-type="float" office:value="62260.1852706293">
                <text:p>62260.1852706293</text:p>
              </table:table-cell>
              <table:table-cell office:value-type="float" office:value="75009.1777102061">
                <text:p>75009.1777102061</text:p>
              </table:table-cell>
              <table:table-cell office:value-type="float" office:value="90362.7663103461">
                <text:p>90362.7663103461</text:p>
              </table:table-cell>
              <table:table-cell office:value-type="float" office:value="108850.352404988">
                <text:p>108850.352404988</text:p>
              </table:table-cell>
              <table:table-cell office:value-type="float" office:value="131107.717298351">
                <text:p>131107.717298351</text:p>
              </table:table-cell>
              <table:table-cell office:value-type="float" office:value="157897.845844707">
                <text:p>157897.845844707</text:p>
              </table:table-cell>
              <table:table-cell office:value-type="float" office:value="190135.575451021">
                <text:p>190135.575451021</text:p>
              </table:table-cell>
              <table:table-cell office:value-type="float" office:value="228916.657939869">
                <text:p>228916.657939869</text:p>
              </table:table-cell>
              <table:table-cell office:value-type="float" office:value="275551.856174008">
                <text:p>275551.856174008</text:p>
              </table:table-cell>
              <table:table-cell office:value-type="float" office:value="331606.7012089">
                <text:p>331606.7012089</text:p>
              </table:table-cell>
              <table:table-cell office:value-type="float" office:value="398947.480856418">
                <text:p>398947.480856418</text:p>
              </table:table-cell>
              <table:table-cell office:value-type="float" office:value="479793.832110302">
                <text:p>479793.832110302</text:p>
              </table:table-cell>
              <table:table-cell office:value-type="float" office:value="576777.523244249">
                <text:p>576777.523244249</text:p>
              </table:table-cell>
              <table:table-cell office:value-type="float" office:value="693002.906904581">
                <text:p>693002.906904581</text:p>
              </table:table-cell>
              <table:table-cell office:value-type="float" office:value="832077.40926123">
                <text:p>832077.40926123</text:p>
              </table:table-cell>
              <table:table-cell office:value-type="float" office:value="997897.004849647">
                <text:p>997897.004849647</text:p>
              </table:table-cell>
              <table:table-cell office:value-type="float" office:value="1192732.18885271">
                <text:p>1192732.18885271</text:p>
              </table:table-cell>
              <table:table-cell office:value-type="float" office:value="1405032.33925207">
                <text:p>1405032.33925207</text:p>
              </table:table-cell>
              <table:table-cell office:value-type="float" office:value="1565620.28464527">
                <text:p>1565620.28464527</text:p>
              </table:table-cell>
              <table:table-cell office:value-type="float" office:value="1582248.62705191">
                <text:p>1582248.62705191</text:p>
              </table:table-cell>
              <table:table-cell office:value-type="float" office:value="1517388.36690674">
                <text:p>1517388.36690674</text:p>
              </table:table-cell>
              <table:table-cell office:value-type="float" office:value="1441496.8655359">
                <text:p>1441496.8655359</text:p>
              </table:table-cell>
              <table:table-cell office:value-type="float" office:value="1371246.61256008">
                <text:p>1371246.61256008</text:p>
              </table:table-cell>
              <table:table-cell office:value-type="float" office:value="1308725.07052487">
                <text:p>1308725.07052487</text:p>
              </table:table-cell>
              <table:table-cell office:value-type="float" office:value="1253410.60766092">
                <text:p>1253410.60766092</text:p>
              </table:table-cell>
              <table:table-cell office:value-type="float" office:value="1204422.23607959">
                <text:p>1204422.23607959</text:p>
              </table:table-cell>
              <table:table-cell office:value-type="float" office:value="1160920.45389342">
                <text:p>1160920.45389342</text:p>
              </table:table-cell>
              <table:table-cell office:value-type="float" office:value="1122166.17639979">
                <text:p>1122166.17639979</text:p>
              </table:table-cell>
              <table:table-cell office:value-type="float" office:value="1087518.75732579">
                <text:p>1087518.75732579</text:p>
              </table:table-cell>
              <table:table-cell office:value-type="float" office:value="1056424.6510258">
                <text:p>1056424.6510258</text:p>
              </table:table-cell>
              <table:table-cell office:value-type="float" office:value="1028405.89570169">
                <text:p>1028405.89570169</text:p>
              </table:table-cell>
              <table:table-cell office:value-type="float" office:value="1003049.86384933">
                <text:p>1003049.86384933</text:p>
              </table:table-cell>
              <table:table-cell office:value-type="float" office:value="980000.348851315">
                <text:p>980000.348851315</text:p>
              </table:table-cell>
              <table:table-cell office:value-type="float" office:value="958949.856038609">
                <text:p>958949.856038609</text:p>
              </table:table-cell>
              <table:table-cell office:value-type="float" office:value="939632.944142415">
                <text:p>939632.944142415</text:p>
              </table:table-cell>
              <table:table-cell office:value-type="float" office:value="921820.477140534">
                <text:p>921820.477140534</text:p>
              </table:table-cell>
              <table:table-cell office:value-type="float" office:value="905314.663718206">
                <text:p>905314.663718206</text:p>
              </table:table-cell>
              <table:table-cell office:value-type="float" office:value="889944.756872361">
                <text:p>889944.756872361</text:p>
              </table:table-cell>
              <table:table-cell office:value-type="float" office:value="875563.36450522">
                <text:p>875563.36450522</text:p>
              </table:table-cell>
              <table:table-cell office:value-type="float" office:value="862043.259377656">
                <text:p>862043.259377656</text:p>
              </table:table-cell>
              <table:table-cell office:value-type="float" office:value="849274.612039771">
                <text:p>849274.612039771</text:p>
              </table:table-cell>
              <table:table-cell office:value-type="float" office:value="837162.614642603">
                <text:p>837162.614642603</text:p>
              </table:table-cell>
              <table:table-cell office:value-type="float" office:value="825625.426060506">
                <text:p>825625.426060506</text:p>
              </table:table-cell>
              <table:table-cell office:value-type="float" office:value="814592.397502586">
                <text:p>814592.397502586</text:p>
              </table:table-cell>
              <table:table-cell office:value-type="float" office:value="804002.542495964">
                <text:p>804002.542495964</text:p>
              </table:table-cell>
              <table:table-cell office:value-type="float" office:value="793803.213395274">
                <text:p>793803.213395274</text:p>
              </table:table-cell>
              <table:table-cell office:value-type="float" office:value="783948.963522469">
                <text:p>783948.963522469</text:p>
              </table:table-cell>
              <table:table-cell office:value-type="float" office:value="774400.560354862">
                <text:p>774400.560354862</text:p>
              </table:table-cell>
              <table:table-cell office:value-type="float" office:value="765124.13517911">
                <text:p>765124.13517911</text:p>
              </table:table-cell>
              <table:table-cell office:value-type="float" office:value="756090.449929725">
                <text:p>756090.449929725</text:p>
              </table:table-cell>
              <table:table-cell office:value-type="float" office:value="747274.263542391">
                <text:p>747274.263542391</text:p>
              </table:table-cell>
              <table:table-cell office:value-type="float" office:value="738653.784494871">
                <text:p>738653.784494871</text:p>
              </table:table-cell>
              <table:table-cell office:value-type="float" office:value="730210.198323495">
                <text:p>730210.198323495</text:p>
              </table:table-cell>
              <table:table-cell office:value-type="float" office:value="721927.26062245">
                <text:p>721927.26062245</text:p>
              </table:table-cell>
              <table:table-cell office:value-type="float" office:value="713790.944446782">
                <text:p>713790.944446782</text:p>
              </table:table-cell>
              <table:table-cell office:value-type="float" office:value="705789.136295115">
                <text:p>705789.136295115</text:p>
              </table:table-cell>
              <table:table-cell office:value-type="float" office:value="697911.373683711">
                <text:p>697911.373683711</text:p>
              </table:table-cell>
              <table:table-cell office:value-type="float" office:value="690148.618730967">
                <text:p>690148.618730967</text:p>
              </table:table-cell>
              <table:table-cell office:value-type="float" office:value="682493.062198956">
                <text:p>682493.062198956</text:p>
              </table:table-cell>
              <table:table-cell office:value-type="float" office:value="674937.954728495">
                <text:p>674937.954728495</text:p>
              </table:table-cell>
              <table:table-cell office:value-type="float" office:value="667477.460137535">
                <text:p>667477.460137535</text:p>
              </table:table-cell>
              <table:table-cell office:value-type="float" office:value="660106.530546213">
                <text:p>660106.530546213</text:p>
              </table:table-cell>
              <table:table-cell office:value-type="float" office:value="652820.796834854">
                <text:p>652820.796834854</text:p>
              </table:table-cell>
              <table:table-cell office:value-type="float" office:value="645616.475623902">
                <text:p>645616.475623902</text:p>
              </table:table-cell>
              <table:table-cell office:value-type="float" office:value="638490.286680298">
                <text:p>638490.286680298</text:p>
              </table:table-cell>
              <table:table-cell office:value-type="float" office:value="631439.38418929">
                <text:p>631439.38418929</text:p>
              </table:table-cell>
              <table:table-cell office:value-type="float" office:value="624461.295140668">
                <text:p>624461.295140668</text:p>
              </table:table-cell>
              <table:table-cell office:value-type="float" office:value="617553.867956044">
                <text:p>617553.867956044</text:p>
              </table:table-cell>
              <table:table-cell office:value-type="float" office:value="610715.227505468">
                <text:p>610715.227505468</text:p>
              </table:table-cell>
              <table:table-cell office:value-type="float" office:value="603943.735341049">
                <text:p>603943.735341049</text:p>
              </table:table-cell>
              <table:table-cell office:value-type="float" office:value="597237.956705606">
                <text:p>597237.956705606</text:p>
              </table:table-cell>
              <table:table-cell office:value-type="float" office:value="590596.632289841">
                <text:p>590596.632289841</text:p>
              </table:table-cell>
              <table:table-cell office:value-type="float" office:value="584018.651508408">
                <text:p>584018.651508408</text:p>
              </table:table-cell>
              <table:table-cell office:value-type="float" office:value="577503.032426269">
                <text:p>577503.032426269</text:p>
              </table:table-cell>
              <table:table-cell office:value-type="float" office:value="571048.902090727">
                <text:p>571048.902090727</text:p>
              </table:table-cell>
              <table:table-cell office:value-type="float" office:value="564655.481966902">
                <text:p>564655.481966902</text:p>
              </table:table-cell>
              <table:table-cell office:value-type="float" office:value="558322.075663877">
                <text:p>558322.075663877</text:p>
              </table:table-cell>
              <table:table-cell office:value-type="float" office:value="552048.091561618">
                <text:p>552048.091561618</text:p>
              </table:table-cell>
              <table:table-cell office:value-type="float" office:value="545833.140181579">
                <text:p>545833.140181579</text:p>
              </table:table-cell>
              <table:table-cell office:value-type="float" office:value="539678.78145028">
                <text:p>539678.78145028</text:p>
              </table:table-cell>
              <table:table-cell office:value-type="float" office:value="533604.153799572">
                <text:p>533604.153799572</text:p>
              </table:table-cell>
              <table:table-cell office:value-type="float" office:value="527794.770365385">
                <text:p>527794.770365385</text:p>
              </table:table-cell>
              <table:table-cell office:value-type="float" office:value="523989.018880447">
                <text:p>523989.018880447</text:p>
              </table:table-cell>
              <table:table-cell office:value-type="float" office:value="538695.197756836">
                <text:p>538695.197756836</text:p>
              </table:table-cell>
              <table:table-cell office:value-type="float" office:value="617449.92322852">
                <text:p>617449.92322852</text:p>
              </table:table-cell>
              <table:table-cell office:value-type="float" office:value="713517.689279119">
                <text:p>713517.689279119</text:p>
              </table:table-cell>
              <table:table-cell office:value-type="float" office:value="805174.689758232">
                <text:p>805174.689758232</text:p>
              </table:table-cell>
              <table:table-cell office:value-type="float" office:value="892331.653082165">
                <text:p>892331.653082165</text:p>
              </table:table-cell>
              <table:table-cell office:value-type="float" office:value="976372.765936282">
                <text:p>976372.765936282</text:p>
              </table:table-cell>
              <table:table-cell office:value-type="float" office:value="1058569.14582954">
                <text:p>1058569.14582954</text:p>
              </table:table-cell>
              <table:table-cell office:value-type="float" office:value="1139983.4169795">
                <text:p>1139983.4169795</text:p>
              </table:table-cell>
              <table:table-cell office:value-type="float" office:value="1221497.7969267">
                <text:p>1221497.7969267</text:p>
              </table:table-cell>
              <table:table-cell office:value-type="float" office:value="1303847.20361125">
                <text:p>1303847.20361125</text:p>
              </table:table-cell>
              <table:table-cell office:value-type="float" office:value="1387646.80906308">
                <text:p>1387646.80906308</text:p>
              </table:table-cell>
              <table:table-cell office:value-type="float" office:value="1473414.08941166">
                <text:p>1473414.08941166</text:p>
              </table:table-cell>
              <table:table-cell office:value-type="float" office:value="1561586.341144">
                <text:p>1561586.341144</text:p>
              </table:table-cell>
              <table:table-cell office:value-type="float" office:value="1652534.48307099">
                <text:p>1652534.48307099</text:p>
              </table:table-cell>
              <table:table-cell office:value-type="float" office:value="1746573.85920541">
                <text:p>1746573.85920541</text:p>
              </table:table-cell>
              <table:table-cell office:value-type="float" office:value="1843972.59988432">
                <text:p>1843972.59988432</text:p>
              </table:table-cell>
              <table:table-cell office:value-type="float" office:value="1944957.9770288">
                <text:p>1944957.9770288</text:p>
              </table:table-cell>
              <table:table-cell office:value-type="float" office:value="2049721.14037163">
                <text:p>2049721.14037163</text:p>
              </table:table-cell>
              <table:table-cell office:value-type="float" office:value="2158420.50693889">
                <text:p>2158420.50693889</text:p>
              </table:table-cell>
              <table:table-cell office:value-type="float" office:value="2271184.04256453">
                <text:p>2271184.04256453</text:p>
              </table:table-cell>
              <table:table-cell office:value-type="float" office:value="2388110.64695127">
                <text:p>2388110.64695127</text:p>
              </table:table-cell>
              <table:table-cell office:value-type="float" office:value="2509270.78716378">
                <text:p>2509270.78716378</text:p>
              </table:table-cell>
              <table:table-cell office:value-type="float" office:value="2634706.52476759">
                <text:p>2634706.52476759</text:p>
              </table:table-cell>
              <table:table-cell office:value-type="float" office:value="2764431.04077856">
                <text:p>2764431.04077856</text:p>
              </table:table-cell>
              <table:table-cell office:value-type="float" office:value="2898427.77178691">
                <text:p>2898427.77178691</text:p>
              </table:table-cell>
              <table:table-cell office:value-type="float" office:value="3036649.2407712">
                <text:p>3036649.2407712</text:p>
              </table:table-cell>
              <table:table-cell office:value-type="float" office:value="3179015.64929234">
                <text:p>3179015.64929234</text:p>
              </table:table-cell>
              <table:table-cell office:value-type="float" office:value="3325413.32668198">
                <text:p>3325413.32668198</text:p>
              </table:table-cell>
              <table:table-cell office:value-type="float" office:value="3475693.1038533">
                <text:p>3475693.1038533</text:p>
              </table:table-cell>
              <table:table-cell office:value-type="float" office:value="3629668.66997707">
                <text:p>3629668.66997707</text:p>
              </table:table-cell>
              <table:table-cell office:value-type="float" office:value="3787114.99732572">
                <text:p>3787114.99732572</text:p>
              </table:table-cell>
              <table:table-cell office:value-type="float" office:value="3947766.91112475">
                <text:p>3947766.91112475</text:p>
              </table:table-cell>
              <table:table-cell office:value-type="float" office:value="4111317.80440194">
                <text:p>4111317.80440194</text:p>
              </table:table-cell>
              <table:table-cell office:value-type="float" office:value="4277418.72108105">
                <text:p>4277418.72108105</text:p>
              </table:table-cell>
              <table:table-cell office:value-type="float" office:value="4445677.72817251">
                <text:p>4445677.72817251</text:p>
              </table:table-cell>
              <table:table-cell office:value-type="float" office:value="4615659.64765135">
                <text:p>4615659.64765135</text:p>
              </table:table-cell>
              <table:table-cell office:value-type="float" office:value="4786886.37866739">
                <text:p>4786886.37866739</text:p>
              </table:table-cell>
              <table:table-cell office:value-type="float" office:value="4958837.73281242">
                <text:p>4958837.73281242</text:p>
              </table:table-cell>
              <table:table-cell office:value-type="float" office:value="5130952.82635515">
                <text:p>5130952.82635515</text:p>
              </table:table-cell>
              <table:table-cell office:value-type="float" office:value="5302632.05822498">
                <text:p>5302632.05822498</text:p>
              </table:table-cell>
              <table:table-cell office:value-type="float" office:value="5473239.93329832">
                <text:p>5473239.93329832</text:p>
              </table:table-cell>
              <table:table-cell office:value-type="float" office:value="5642108.4651367">
                <text:p>5642108.4651367</text:p>
              </table:table-cell>
              <table:table-cell office:value-type="float" office:value="5808541.34311581">
                <text:p>5808541.34311581</text:p>
              </table:table-cell>
              <table:table-cell office:value-type="float" office:value="5971818.80731423">
                <text:p>5971818.80731423</text:p>
              </table:table-cell>
              <table:table-cell office:value-type="float" office:value="6131203.20386675">
                <text:p>6131203.20386675</text:p>
              </table:table-cell>
              <table:table-cell office:value-type="float" office:value="6285945.0178572">
                <text:p>6285945.0178572</text:p>
              </table:table-cell>
              <table:table-cell office:value-type="float" office:value="6435290.09933695">
                <text:p>6435290.09933695</text:p>
              </table:table-cell>
              <table:table-cell office:value-type="float" office:value="6578486.4510267">
                <text:p>6578486.4510267</text:p>
              </table:table-cell>
              <table:table-cell office:value-type="float" office:value="6714792.10674195">
                <text:p>6714792.10674195</text:p>
              </table:table-cell>
              <table:table-cell office:value-type="float" office:value="6843482.99100498">
                <text:p>6843482.99100498</text:p>
              </table:table-cell>
              <table:table-cell office:value-type="float" office:value="6963861.0361353">
                <text:p>6963861.0361353</text:p>
              </table:table-cell>
              <table:table-cell office:value-type="float" office:value="7075262.25408022">
                <text:p>7075262.25408022</text:p>
              </table:table-cell>
              <table:table-cell office:value-type="float" office:value="7177064.55400751">
                <text:p>7177064.55400751</text:p>
              </table:table-cell>
              <table:table-cell office:value-type="float" office:value="7268695.31060588">
                <text:p>7268695.31060588</text:p>
              </table:table-cell>
              <table:table-cell office:value-type="float" office:value="7349638.48370933">
                <text:p>7349638.48370933</text:p>
              </table:table-cell>
              <table:table-cell office:value-type="float" office:value="7419441.00741167">
                <text:p>7419441.00741167</text:p>
              </table:table-cell>
              <table:table-cell office:value-type="float" office:value="7477718.41682969">
                <text:p>7477718.41682969</text:p>
              </table:table-cell>
              <table:table-cell office:value-type="float" office:value="7524159.65134974">
                <text:p>7524159.65134974</text:p>
              </table:table-cell>
              <table:table-cell office:value-type="float" office:value="7558530.76009112">
                <text:p>7558530.76009112</text:p>
              </table:table-cell>
              <table:table-cell office:value-type="float" office:value="7580677.53883811">
                <text:p>7580677.53883811</text:p>
              </table:table-cell>
              <table:table-cell office:value-type="float" office:value="7590527.07323428">
                <text:p>7590527.07323428</text:p>
              </table:table-cell>
              <table:table-cell office:value-type="float" office:value="7588088.04387929">
                <text:p>7588088.04387929</text:p>
              </table:table-cell>
              <table:table-cell office:value-type="float" office:value="7573449.91828644">
                <text:p>7573449.91828644</text:p>
              </table:table-cell>
              <table:table-cell office:value-type="float" office:value="7546780.99916075">
                <text:p>7546780.99916075</text:p>
              </table:table-cell>
              <table:table-cell office:value-type="float" office:value="7508325.37749063">
                <text:p>7508325.37749063</text:p>
              </table:table-cell>
              <table:table-cell office:value-type="float" office:value="7458398.94855675">
                <text:p>7458398.94855675</text:p>
              </table:table-cell>
              <table:table-cell office:value-type="float" office:value="7397384.48801703">
                <text:p>7397384.48801703</text:p>
              </table:table-cell>
              <table:table-cell office:value-type="float" office:value="7325725.99652731">
                <text:p>7325725.99652731</text:p>
              </table:table-cell>
              <table:table-cell office:value-type="float" office:value="7243922.4527049">
                <text:p>7243922.4527049</text:p>
              </table:table-cell>
              <table:table-cell office:value-type="float" office:value="7152520.99946023">
                <text:p>7152520.99946023</text:p>
              </table:table-cell>
              <table:table-cell office:value-type="float" office:value="7052109.86107067">
                <text:p>7052109.86107067</text:p>
              </table:table-cell>
              <table:table-cell office:value-type="float" office:value="6943311.08604759">
                <text:p>6943311.08604759</text:p>
              </table:table-cell>
              <table:table-cell office:value-type="float" office:value="6826773.14026064">
                <text:p>6826773.14026064</text:p>
              </table:table-cell>
              <table:table-cell office:value-type="float" office:value="6703163.68322481">
                <text:p>6703163.68322481</text:p>
              </table:table-cell>
              <table:table-cell office:value-type="float" office:value="6573162.48978224">
                <text:p>6573162.48978224</text:p>
              </table:table-cell>
              <table:table-cell office:value-type="float" office:value="6437454.78204377">
                <text:p>6437454.78204377</text:p>
              </table:table-cell>
              <table:table-cell office:value-type="float" office:value="6296724.6841936">
                <text:p>6296724.6841936</text:p>
              </table:table-cell>
              <table:table-cell office:value-type="float" office:value="6151649.46137222">
                <text:p>6151649.46137222</text:p>
              </table:table-cell>
              <table:table-cell office:value-type="float" office:value="6002894.08962422">
                <text:p>6002894.08962422</text:p>
              </table:table-cell>
              <table:table-cell office:value-type="float" office:value="5851106.46686638">
                <text:p>5851106.46686638</text:p>
              </table:table-cell>
              <table:table-cell office:value-type="float" office:value="5696913.21521252">
                <text:p>5696913.21521252</text:p>
              </table:table-cell>
              <table:table-cell office:value-type="float" office:value="5540916.00700213">
                <text:p>5540916.00700213</text:p>
              </table:table-cell>
              <table:table-cell office:value-type="float" office:value="5383688.57762809">
                <text:p>5383688.57762809</text:p>
              </table:table-cell>
              <table:table-cell office:value-type="float" office:value="5225774.28523978">
                <text:p>5225774.28523978</text:p>
              </table:table-cell>
              <table:table-cell office:value-type="float" office:value="5067684.20301325">
                <text:p>5067684.20301325</text:p>
              </table:table-cell>
              <table:table-cell office:value-type="float" office:value="4909895.78053049">
                <text:p>4909895.78053049</text:p>
              </table:table-cell>
              <table:table-cell office:value-type="float" office:value="4752851.95517224">
                <text:p>4752851.95517224</text:p>
              </table:table-cell>
              <table:table-cell office:value-type="float" office:value="4596960.74885824">
                <text:p>4596960.74885824</text:p>
              </table:table-cell>
              <table:table-cell office:value-type="float" office:value="4442595.24187443">
                <text:p>4442595.24187443</text:p>
              </table:table-cell>
              <table:table-cell office:value-type="float" office:value="4290093.90857416">
                <text:p>4290093.90857416</text:p>
              </table:table-cell>
              <table:table-cell office:value-type="float" office:value="4139761.26663776">
                <text:p>4139761.26663776</text:p>
              </table:table-cell>
              <table:table-cell office:value-type="float" office:value="3991868.79424356">
                <text:p>3991868.79424356</text:p>
              </table:table-cell>
              <table:table-cell office:value-type="float" office:value="3846656.06724045">
                <text:p>3846656.06724045</text:p>
              </table:table-cell>
              <table:table-cell office:value-type="float" office:value="3704332.07401162">
                <text:p>3704332.07401162</text:p>
              </table:table-cell>
              <table:table-cell office:value-type="float" office:value="3565076.67766418">
                <text:p>3565076.67766418</text:p>
              </table:table-cell>
              <table:table-cell office:value-type="float" office:value="3429042.17769392">
                <text:p>3429042.17769392</text:p>
              </table:table-cell>
              <table:table-cell office:value-type="float" office:value="3296354.96006732">
                <text:p>3296354.96006732</text:p>
              </table:table-cell>
              <table:table-cell office:value-type="float" office:value="3167117.17684933">
                <text:p>3167117.17684933</text:p>
              </table:table-cell>
              <table:table-cell office:value-type="float" office:value="3041408.45997475">
                <text:p>3041408.45997475</text:p>
              </table:table-cell>
              <table:table-cell office:value-type="float" office:value="2919287.62562639">
                <text:p>2919287.62562639</text:p>
              </table:table-cell>
              <table:table-cell office:value-type="float" office:value="2800794.35940162">
                <text:p>2800794.35940162</text:p>
              </table:table-cell>
              <table:table-cell office:value-type="float" office:value="2685950.87465001">
                <text:p>2685950.87465001</text:p>
              </table:table-cell>
              <table:table-cell office:value-type="float" office:value="2574763.50941712">
                <text:p>2574763.50941712</text:p>
              </table:table-cell>
              <table:table-cell office:value-type="float" office:value="2467224.27682469">
                <text:p>2467224.27682469</text:p>
              </table:table-cell>
              <table:table-cell office:value-type="float" office:value="2363312.33058428">
                <text:p>2363312.33058428</text:p>
              </table:table-cell>
              <table:table-cell office:value-type="float" office:value="2262995.3827709">
                <text:p>2262995.3827709</text:p>
              </table:table-cell>
              <table:table-cell office:value-type="float" office:value="2166231.01681885">
                <text:p>2166231.01681885</text:p>
              </table:table-cell>
              <table:table-cell office:value-type="float" office:value="2072967.94372434">
                <text:p>2072967.94372434</text:p>
              </table:table-cell>
              <table:table-cell office:value-type="float" office:value="1983147.15887573">
                <text:p>1983147.15887573</text:p>
              </table:table-cell>
              <table:table-cell office:value-type="float" office:value="1896703.02875124">
                <text:p>1896703.02875124</text:p>
              </table:table-cell>
              <table:table-cell office:value-type="float" office:value="1813564.29213756">
                <text:p>1813564.29213756</text:p>
              </table:table-cell>
              <table:table-cell office:value-type="float" office:value="1733654.98355088">
                <text:p>1733654.98355088</text:p>
              </table:table-cell>
              <table:table-cell office:value-type="float" office:value="1656895.28061497">
                <text:p>1656895.28061497</text:p>
              </table:table-cell>
              <table:table-cell office:value-type="float" office:value="1583202.27447744">
                <text:p>1583202.27447744</text:p>
              </table:table-cell>
              <table:table-cell office:value-type="float" office:value="1512490.67509821">
                <text:p>1512490.67509821</text:p>
              </table:table-cell>
              <table:table-cell office:value-type="float" office:value="1444673.44182705">
                <text:p>1444673.44182705</text:p>
              </table:table-cell>
              <table:table-cell office:value-type="float" office:value="1379662.36000349">
                <text:p>1379662.36000349</text:p>
              </table:table-cell>
              <table:table-cell office:value-type="float" office:value="1317368.54880467">
                <text:p>1317368.54880467</text:p>
              </table:table-cell>
              <table:table-cell office:value-type="float" office:value="1257702.91870627">
                <text:p>1257702.91870627</text:p>
              </table:table-cell>
              <table:table-cell office:value-type="float" office:value="1200576.57391502">
                <text:p>1200576.57391502</text:p>
              </table:table-cell>
              <table:table-cell office:value-type="float" office:value="1145901.1693991">
                <text:p>1145901.1693991</text:p>
              </table:table-cell>
              <table:table-cell office:value-type="float" office:value="1093589.2206269">
                <text:p>1093589.2206269</text:p>
              </table:table-cell>
              <table:table-cell office:value-type="float" office:value="1043554.37363681">
                <text:p>1043554.37363681</text:p>
              </table:table-cell>
              <table:table-cell office:value-type="float" office:value="995711.637130965">
                <text:p>995711.637130965</text:p>
              </table:table-cell>
              <table:table-cell office:value-type="float" office:value="949977.579826513">
                <text:p>949977.579826513</text:p>
              </table:table-cell>
              <table:table-cell office:value-type="float" office:value="906270.497182427">
                <text:p>906270.497182427</text:p>
              </table:table-cell>
              <table:table-cell office:value-type="float" office:value="864510.5494224">
                <text:p>864510.5494224</text:p>
              </table:table-cell>
              <table:table-cell office:value-type="float" office:value="824619.873799232">
                <text:p>824619.873799232</text:p>
              </table:table-cell>
              <table:table-cell office:value-type="float" office:value="786522.673850676">
                <text:p>786522.673850676</text:p>
              </table:table-cell>
              <table:table-cell office:value-type="float" office:value="750145.288093126">
                <text:p>750145.288093126</text:p>
              </table:table-cell>
              <table:table-cell office:value-type="float" office:value="715416.24022521">
                <text:p>715416.24022521</text:p>
              </table:table-cell>
              <table:table-cell office:value-type="float" office:value="682266.272742506">
                <text:p>682266.272742506</text:p>
              </table:table-cell>
              <table:table-cell office:value-type="float" office:value="650628.366783642">
                <text:p>650628.366783642</text:p>
              </table:table-cell>
              <table:table-cell office:value-type="float" office:value="620437.747696763">
                <text:p>620437.747696763</text:p>
              </table:table-cell>
              <table:table-cell office:value-type="float" office:value="591631.881169081">
                <text:p>591631.881169081</text:p>
              </table:table-cell>
              <table:table-cell office:value-type="float" office:value="564150.45804485">
                <text:p>564150.45804485</text:p>
              </table:table-cell>
              <table:table-cell office:value-type="float" office:value="537935.372269637">
                <text:p>537935.372269637</text:p>
              </table:table-cell>
              <table:table-cell office:value-type="float" office:value="512930.689929716">
                <text:p>512930.689929716</text:p>
              </table:table-cell>
              <table:table-cell office:value-type="float" office:value="489082.613783236">
                <text:p>489082.613783236</text:p>
              </table:table-cell>
              <table:table-cell office:value-type="float" office:value="466339.441195857">
                <text:p>466339.441195857</text:p>
              </table:table-cell>
              <table:table-cell office:value-type="float" office:value="444651.518912149">
                <text:p>444651.518912149</text:p>
              </table:table-cell>
              <table:table-cell office:value-type="float" office:value="423971.19363646">
                <text:p>423971.19363646</text:p>
              </table:table-cell>
              <table:table-cell office:value-type="float" office:value="404252.760073303">
                <text:p>404252.760073303</text:p>
              </table:table-cell>
              <table:table-cell office:value-type="float" office:value="385452.406762588">
                <text:p>385452.406762588</text:p>
              </table:table-cell>
              <table:table-cell office:value-type="float" office:value="367528.160128306">
                <text:p>367528.160128306</text:p>
              </table:table-cell>
              <table:table-cell office:value-type="float" office:value="350439.827917515">
                <text:p>350439.827917515</text:p>
              </table:table-cell>
              <table:table-cell office:value-type="float" office:value="334148.941051044">
                <text:p>334148.941051044</text:p>
              </table:table-cell>
              <table:table-cell office:value-type="float" office:value="318618.696067246">
                <text:p>318618.696067246</text:p>
              </table:table-cell>
              <table:table-cell office:value-type="float" office:value="303813.896809524">
                <text:p>303813.896809524</text:p>
              </table:table-cell>
              <table:table-cell office:value-type="float" office:value="289700.897103199">
                <text:p>289700.897103199</text:p>
              </table:table-cell>
              <table:table-cell office:value-type="float" office:value="276247.543220783">
                <text:p>276247.543220783</text:p>
              </table:table-cell>
              <table:table-cell office:value-type="float" office:value="263423.117824295">
                <text:p>263423.117824295</text:p>
              </table:table-cell>
              <table:table-cell office:value-type="float" office:value="251198.284107717">
                <text:p>251198.284107717</text:p>
              </table:table-cell>
              <table:table-cell office:value-type="float" office:value="239545.03166623">
                <text:p>239545.03166623</text:p>
              </table:table-cell>
              <table:table-cell office:value-type="float" office:value="228436.622965607">
                <text:p>228436.622965607</text:p>
              </table:table-cell>
              <table:table-cell office:value-type="float" office:value="217847.541635061">
                <text:p>217847.541635061</text:p>
              </table:table-cell>
              <table:table-cell office:value-type="float" office:value="207753.441588484">
                <text:p>207753.441588484</text:p>
              </table:table-cell>
              <table:table-cell office:value-type="float" office:value="198131.098078172">
                <text:p>198131.098078172</text:p>
              </table:table-cell>
              <table:table-cell office:value-type="float" office:value="188958.359770669">
                <text:p>188958.359770669</text:p>
              </table:table-cell>
              <table:table-cell office:value-type="float" office:value="180214.102696494">
                <text:p>180214.102696494</text:p>
              </table:table-cell>
              <table:table-cell office:value-type="float" office:value="171878.185388296">
                <text:p>171878.185388296</text:p>
              </table:table-cell>
              <table:table-cell office:value-type="float" office:value="163931.406091374">
                <text:p>163931.406091374</text:p>
              </table:table-cell>
              <table:table-cell office:value-type="float" office:value="156355.460635766">
                <text:p>156355.460635766</text:p>
              </table:table-cell>
              <table:table-cell office:value-type="float" office:value="149132.90259742">
                <text:p>149132.90259742</text:p>
              </table:table-cell>
              <table:table-cell office:value-type="float" office:value="142247.104742499">
                <text:p>142247.104742499</text:p>
              </table:table-cell>
              <table:table-cell office:value-type="float" office:value="135682.221709787">
                <text:p>135682.221709787</text:p>
              </table:table-cell>
              <table:table-cell office:value-type="float" office:value="129423.154673694">
                <text:p>129423.154673694</text:p>
              </table:table-cell>
              <table:table-cell office:value-type="float" office:value="123455.516799443">
                <text:p>123455.516799443</text:p>
              </table:table-cell>
              <table:table-cell office:value-type="float" office:value="117765.600679896">
                <text:p>117765.600679896</text:p>
              </table:table-cell>
              <table:table-cell office:value-type="float" office:value="112340.346771537">
                <text:p>112340.346771537</text:p>
              </table:table-cell>
              <table:table-cell office:value-type="float" office:value="107167.313259595">
                <text:p>107167.313259595</text:p>
              </table:table-cell>
              <table:table-cell office:value-type="float" office:value="102234.647322241">
                <text:p>102234.647322241</text:p>
              </table:table-cell>
              <table:table-cell office:value-type="float" office:value="97531.057454561">
                <text:p>97531.057454561</text:p>
              </table:table-cell>
              <table:table-cell office:value-type="float" office:value="93045.7872016746">
                <text:p>93045.7872016746</text:p>
              </table:table-cell>
              <table:table-cell office:value-type="float" office:value="88768.5898725378">
                <text:p>88768.5898725378</text:p>
              </table:table-cell>
              <table:table-cell office:value-type="float" office:value="84689.7045012493">
                <text:p>84689.7045012493</text:p>
              </table:table-cell>
              <table:table-cell office:value-type="float" office:value="80799.8328702752">
                <text:p>80799.8328702752</text:p>
              </table:table-cell>
              <table:table-cell office:value-type="float" office:value="77090.1175475483">
                <text:p>77090.1175475483</text:p>
              </table:table-cell>
              <table:table-cell office:value-type="float" office:value="73552.1209669947">
                <text:p>73552.1209669947</text:p>
              </table:table-cell>
              <table:table-cell office:value-type="float" office:value="70177.8054513379">
                <text:p>70177.8054513379</text:p>
              </table:table-cell>
              <table:table-cell office:value-type="float" office:value="66959.5141653489">
                <text:p>66959.5141653489</text:p>
              </table:table-cell>
              <table:table-cell office:value-type="float" office:value="63889.9529569569">
                <text:p>63889.9529569569</text:p>
              </table:table-cell>
              <table:table-cell office:value-type="float" office:value="60962.1730613537">
                <text:p>60962.1730613537</text:p>
              </table:table-cell>
              <table:table-cell office:value-type="float" office:value="58169.554576731">
                <text:p>58169.554576731</text:p>
              </table:table-cell>
              <table:table-cell office:value-type="float" office:value="55505.7907560304">
                <text:p>55505.7907560304</text:p>
              </table:table-cell>
              <table:table-cell office:value-type="float" office:value="52964.8730974574">
                <text:p>52964.8730974574</text:p>
              </table:table-cell>
              <table:table-cell office:value-type="float" office:value="50541.0769921511">
                <text:p>50541.0769921511</text:p>
              </table:table-cell>
              <table:table-cell office:value-type="float" office:value="48228.9481748591">
                <text:p>48228.9481748591</text:p>
              </table:table-cell>
              <table:table-cell office:value-type="float" office:value="46023.2898565078">
                <text:p>46023.2898565078</text:p>
              </table:table-cell>
              <table:table-cell office:value-type="float" office:value="43919.1502927555">
                <text:p>43919.1502927555</text:p>
              </table:table-cell>
              <table:table-cell office:value-type="float" office:value="41911.8111274086">
                <text:p>41911.8111274086</text:p>
              </table:table-cell>
              <table:table-cell office:value-type="float" office:value="39996.7763133048">
                <text:p>39996.7763133048</text:p>
              </table:table-cell>
              <table:table-cell office:value-type="float" office:value="38169.7613493977">
                <text:p>38169.7613493977</text:p>
              </table:table-cell>
              <table:table-cell office:value-type="float" office:value="36426.6832464417">
                <text:p>36426.6832464417</text:p>
              </table:table-cell>
              <table:table-cell office:value-type="float" office:value="34763.6509293193">
                <text:p>34763.6509293193</text:p>
              </table:table-cell>
              <table:table-cell office:value-type="float" office:value="33176.955974846">
                <text:p>33176.955974846</text:p>
              </table:table-cell>
              <table:table-cell office:value-type="float" office:value="31663.063992398">
                <text:p>31663.063992398</text:p>
              </table:table-cell>
              <table:table-cell office:value-type="float" office:value="30218.6063417001">
                <text:p>30218.6063417001</text:p>
              </table:table-cell>
              <table:table-cell office:value-type="float" office:value="28840.3721306689">
                <text:p>28840.3721306689</text:p>
              </table:table-cell>
              <table:table-cell office:value-type="float" office:value="27525.3008105235">
                <text:p>27525.3008105235</text:p>
              </table:table-cell>
              <table:table-cell office:value-type="float" office:value="26270.4750132366">
                <text:p>26270.4750132366</text:p>
              </table:table-cell>
              <table:table-cell office:value-type="float" office:value="25073.1136728579">
                <text:p>25073.1136728579</text:p>
              </table:table-cell>
              <table:table-cell office:value-type="float" office:value="23930.5656355027">
                <text:p>23930.5656355027</text:p>
              </table:table-cell>
              <table:table-cell office:value-type="float" office:value="22840.3034604844">
                <text:p>22840.3034604844</text:p>
              </table:table-cell>
              <table:table-cell office:value-type="float" office:value="21799.9175012615">
                <text:p>21799.9175012615</text:p>
              </table:table-cell>
              <table:table-cell office:value-type="float" office:value="20807.1104388849">
                <text:p>20807.1104388849</text:p>
              </table:table-cell>
              <table:table-cell office:value-type="float" office:value="19859.6919120214">
                <text:p>19859.6919120214</text:p>
              </table:table-cell>
              <table:table-cell office:value-type="float" office:value="18955.573422806">
                <text:p>18955.573422806</text:p>
              </table:table-cell>
              <table:table-cell office:value-type="float" office:value="18092.763600453">
                <text:p>18092.763600453</text:p>
              </table:table-cell>
              <table:table-cell office:value-type="float" office:value="17269.3635682487">
                <text:p>17269.3635682487</text:p>
              </table:table-cell>
              <table:table-cell office:value-type="float" office:value="16483.5625633009">
                <text:p>16483.5625633009</text:p>
              </table:table-cell>
              <table:table-cell office:value-type="float" office:value="15733.633861501">
                <text:p>15733.633861501</text:p>
              </table:table-cell>
              <table:table-cell office:value-type="float" office:value="15017.9307575478">
                <text:p>15017.9307575478</text:p>
              </table:table-cell>
              <table:table-cell office:value-type="float" office:value="14334.8827958979">
                <text:p>14334.8827958979</text:p>
              </table:table-cell>
              <table:table-cell office:value-type="float" office:value="13682.9922712781">
                <text:p>13682.9922712781</text:p>
              </table:table-cell>
              <table:table-cell office:value-type="float" office:value="13060.8307459615">
                <text:p>13060.8307459615</text:p>
              </table:table-cell>
              <table:table-cell office:value-type="float" office:value="12467.0358073688">
                <text:p>12467.0358073688</text:p>
              </table:table-cell>
              <table:table-cell office:value-type="float" office:value="11900.3080117245">
                <text:p>11900.3080117245</text:p>
              </table:table-cell>
              <table:table-cell office:value-type="float" office:value="11359.4078909741">
                <text:p>11359.4078909741</text:p>
              </table:table-cell>
              <table:table-cell office:value-type="float" office:value="10843.153150929">
                <text:p>10843.153150929</text:p>
              </table:table-cell>
              <table:table-cell office:value-type="float" office:value="10350.4160578363">
                <text:p>10350.4160578363</text:p>
              </table:table-cell>
              <table:table-cell office:value-type="float" office:value="9880.1208727716">
                <text:p>9880.1208727716</text:p>
              </table:table-cell>
              <table:table-cell office:value-type="float" office:value="9431.24138394636">
                <text:p>9431.24138394636</text:p>
              </table:table-cell>
              <table:table-cell office:value-type="float" office:value="9002.79860506078">
                <text:p>9002.79860506078</text:p>
              </table:table-cell>
              <table:table-cell office:value-type="float" office:value="8593.85861533433">
                <text:p>8593.85861533433</text:p>
              </table:table-cell>
              <table:table-cell office:value-type="float" office:value="8203.5304553766">
                <text:p>8203.5304553766</text:p>
              </table:table-cell>
              <table:table-cell office:value-type="float" office:value="7830.9641167776">
                <text:p>7830.9641167776</text:p>
              </table:table-cell>
              <table:table-cell office:value-type="float" office:value="7475.34864288166">
                <text:p>7475.34864288166</text:p>
              </table:table-cell>
              <table:table-cell office:value-type="float" office:value="7135.91031961618">
                <text:p>7135.91031961618</text:p>
              </table:table-cell>
              <table:table-cell office:value-type="float" office:value="6811.91094225964">
                <text:p>6811.91094225964</text:p>
              </table:table-cell>
              <table:table-cell office:value-type="float" office:value="6502.64616933155">
                <text:p>6502.64616933155</text:p>
              </table:table-cell>
              <table:table-cell office:value-type="float" office:value="6207.44397392551">
                <text:p>6207.44397392551</text:p>
              </table:table-cell>
              <table:table-cell office:value-type="float" office:value="5925.6631369893">
                <text:p>5925.6631369893</text:p>
              </table:table-cell>
              <table:table-cell office:value-type="float" office:value="5656.69181483797">
                <text:p>5656.69181483797</text:p>
              </table:table-cell>
              <table:table-cell office:value-type="float" office:value="5399.94618461578">
                <text:p>5399.94618461578</text:p>
              </table:table-cell>
              <table:table-cell office:value-type="float" office:value="5154.86915918585">
                <text:p>5154.86915918585</text:p>
              </table:table-cell>
              <table:table-cell office:value-type="float" office:value="4920.92914657743">
                <text:p>4920.92914657743</text:p>
              </table:table-cell>
              <table:table-cell office:value-type="float" office:value="4697.61887764154">
                <text:p>4697.61887764154</text:p>
              </table:table-cell>
              <table:table-cell office:value-type="float" office:value="4484.45428479455">
                <text:p>4484.45428479455</text:p>
              </table:table-cell>
              <table:table-cell office:value-type="float" office:value="4280.97343034102">
                <text:p>4280.97343034102</text:p>
              </table:table-cell>
              <table:table-cell office:value-type="float" office:value="4086.73548859274">
                <text:p>4086.73548859274</text:p>
              </table:table-cell>
              <table:table-cell office:value-type="float" office:value="3901.31977400654">
                <text:p>3901.31977400654</text:p>
              </table:table-cell>
              <table:table-cell office:value-type="float" office:value="3724.3248205727">
                <text:p>3724.3248205727</text:p>
              </table:table-cell>
              <table:table-cell office:value-type="float" office:value="3555.36749394316">
                <text:p>3555.36749394316</text:p>
              </table:table-cell>
              <table:table-cell office:value-type="float" office:value="3394.08214621013">
                <text:p>3394.08214621013</text:p>
              </table:table-cell>
              <table:table-cell office:value-type="float" office:value="3240.11982100728">
                <text:p>3240.11982100728</text:p>
              </table:table-cell>
              <table:table-cell office:value-type="float" office:value="3093.14747692056">
                <text:p>3093.14747692056</text:p>
              </table:table-cell>
              <table:table-cell office:value-type="float" office:value="2952.84726982383">
                <text:p>2952.84726982383</text:p>
              </table:table-cell>
              <table:table-cell office:value-type="float" office:value="2818.91584328107">
                <text:p>2818.91584328107</text:p>
              </table:table-cell>
              <table:table-cell office:value-type="float" office:value="2691.06367839051">
                <text:p>2691.06367839051</text:p>
              </table:table-cell>
              <table:table-cell office:value-type="float" office:value="2569.01444455647">
                <text:p>2569.01444455647</text:p>
              </table:table-cell>
              <table:table-cell office:value-type="float" office:value="2452.50441032812">
                <text:p>2452.50441032812</text:p>
              </table:table-cell>
              <table:table-cell office:value-type="float" office:value="2341.28185274219">
                <text:p>2341.28185274219</text:p>
              </table:table-cell>
              <table:table-cell office:value-type="float" office:value="2235.10652272455">
                <text:p>2235.10652272455</text:p>
              </table:table-cell>
              <table:table-cell office:value-type="float" office:value="2133.74911079512">
                <text:p>2133.74911079512</text:p>
              </table:table-cell>
              <table:table-cell office:value-type="float" office:value="2036.99074329271">
                <text:p>2036.99074329271</text:p>
              </table:table-cell>
              <table:table-cell office:value-type="float" office:value="1944.6225078007">
                <text:p>1944.6225078007</text:p>
              </table:table-cell>
              <table:table-cell office:value-type="float" office:value="1856.44501110863">
                <text:p>1856.44501110863</text:p>
              </table:table-cell>
              <table:table-cell office:value-type="float" office:value="1772.26792487988">
                <text:p>1772.26792487988</text:p>
              </table:table-cell>
              <table:table-cell office:value-type="float" office:value="1691.9095853392">
                <text:p>1691.9095853392</text:p>
              </table:table-cell>
              <table:table-cell office:value-type="float" office:value="1615.19659351565">
                <text:p>1615.19659351565</text:p>
              </table:table-cell>
              <table:table-cell office:value-type="float" office:value="1541.96343506136">
                <text:p>1541.96343506136</text:p>
              </table:table-cell>
              <table:table-cell office:value-type="float" office:value="1472.05212534287">
                <text:p>1472.05212534287</text:p>
              </table:table-cell>
              <table:table-cell office:value-type="float" office:value="1405.31186136718">
                <text:p>1405.31186136718</text:p>
              </table:table-cell>
              <table:table-cell office:value-type="float" office:value="1341.5986977208">
                <text:p>1341.5986977208</text:p>
              </table:table-cell>
              <table:table-cell office:value-type="float" office:value="1280.77523276832">
                <text:p>1280.77523276832</text:p>
              </table:table-cell>
              <table:table-cell office:value-type="float" office:value="1222.71031010395">
                <text:p>1222.71031010395</text:p>
              </table:table-cell>
              <table:table-cell office:value-type="float" office:value="1167.27873449912">
                <text:p>1167.27873449912</text:p>
              </table:table-cell>
              <table:table-cell office:value-type="float" office:value="1114.36099926876">
                <text:p>1114.36099926876</text:p>
              </table:table-cell>
              <table:table-cell office:value-type="float" office:value="1063.84302864916">
                <text:p>1063.84302864916</text:p>
              </table:table-cell>
              <table:table-cell office:value-type="float" office:value="1015.61592920139">
                <text:p>1015.61592920139</text:p>
              </table:table-cell>
              <table:table-cell office:value-type="float" office:value="969.575754582388">
                <text:p>969.575754582388</text:p>
              </table:table-cell>
              <table:table-cell office:value-type="float" office:value="925.623280785673">
                <text:p>925.623280785673</text:p>
              </table:table-cell>
              <table:table-cell office:value-type="float" office:value="883.663788734178">
                <text:p>883.663788734178</text:p>
              </table:table-cell>
              <table:table-cell office:value-type="float" office:value="843.606861279492">
                <text:p>843.606861279492</text:p>
              </table:table-cell>
              <table:table-cell office:value-type="float" office:value="805.366189499861">
                <text:p>805.366189499861</text:p>
              </table:table-cell>
              <table:table-cell office:value-type="float" office:value="768.859381515309">
                <text:p>768.859381515309</text:p>
              </table:table-cell>
              <table:table-cell office:value-type="float" office:value="734.007786280699">
                <text:p>734.007786280699</text:p>
              </table:table-cell>
              <table:table-cell office:value-type="float" office:value="700.736325301642">
                <text:p>700.736325301642</text:p>
              </table:table-cell>
              <table:table-cell office:value-type="float" office:value="668.973326629523">
                <text:p>668.973326629523</text:p>
              </table:table-cell>
              <table:table-cell office:value-type="float" office:value="638.650371403959">
                <text:p>638.650371403959</text:p>
              </table:table-cell>
              <table:table-cell office:value-type="float" office:value="609.702148406618">
                <text:p>609.702148406618</text:p>
              </table:table-cell>
              <table:table-cell office:value-type="float" office:value="582.066309172252">
                <text:p>582.066309172252</text:p>
              </table:table-cell>
              <table:table-cell office:value-type="float" office:value="555.683334468692">
                <text:p>555.683334468692</text:p>
              </table:table-cell>
              <table:table-cell office:value-type="float" office:value="530.496407841898">
                <text:p>530.496407841898</text:p>
              </table:table-cell>
              <table:table-cell office:value-type="float" office:value="506.45128996281">
                <text:p>506.45128996281</text:p>
              </table:table-cell>
              <table:table-cell office:value-type="float" office:value="483.496202200128">
                <text:p>483.496202200128</text:p>
              </table:table-cell>
              <table:table-cell office:value-type="float" office:value="461.581716759352">
                <text:p>461.581716759352</text:p>
              </table:table-cell>
              <table:table-cell office:value-type="float" office:value="440.660647475846">
                <text:p>440.660647475846</text:p>
              </table:table-cell>
              <table:table-cell office:value-type="float" office:value="420.68794838326">
                <text:p>420.68794838326</text:p>
              </table:table-cell>
              <table:table-cell office:value-type="float" office:value="401.620618603833">
                <text:p>401.620618603833</text:p>
              </table:table-cell>
              <table:table-cell office:value-type="float" office:value="383.417607283782">
                <text:p>383.417607283782</text:p>
              </table:table-cell>
              <table:table-cell office:value-type="float" office:value="366.039725263035">
                <text:p>366.039725263035</text:p>
              </table:table-cell>
              <table:table-cell office:value-type="float" office:value="349.449562045906">
                <text:p>349.449562045906</text:p>
              </table:table-cell>
              <table:table-cell office:value-type="float" office:value="333.611403527996">
                <text:p>333.611403527996</text:p>
              </table:table-cell>
              <table:table-cell office:value-type="float" office:value="318.49115494032">
                <text:p>318.49115494032</text:p>
              </table:table-cell>
              <table:table-cell office:value-type="float" office:value="304.056268937279">
                <text:p>304.056268937279</text:p>
              </table:table-cell>
              <table:table-cell office:value-type="float" office:value="290.275673904508">
                <text:p>290.275673904508</text:p>
              </table:table-cell>
              <table:table-cell office:value-type="float" office:value="277.11970678486">
                <text:p>277.11970678486</text:p>
              </table:table-cell>
              <table:table-cell office:value-type="float" office:value="264.560050660838">
                <text:p>264.560050660838</text:p>
              </table:table-cell>
              <table:table-cell office:value-type="float" office:value="252.569672664302">
                <text:p>252.569672664302</text:p>
              </table:table-cell>
              <table:table-cell office:value-type="float" office:value="241.122765315251">
                <text:p>241.122765315251</text:p>
              </table:table-cell>
              <table:table-cell office:value-type="float" office:value="230.19469191286">
                <text:p>230.19469191286</text:p>
              </table:table-cell>
              <table:table-cell office:value-type="float" office:value="219.761932917382">
                <text:p>219.761932917382</text:p>
              </table:table-cell>
              <table:table-cell office:value-type="float" office:value="209.802034690955">
                <text:p>209.802034690955</text:p>
              </table:table-cell>
              <table:table-cell office:value-type="float" office:value="200.293562130855">
                <text:p>200.293562130855</text:p>
              </table:table-cell>
              <table:table-cell office:value-type="float" office:value="191.216052323334">
                <text:p>191.216052323334</text:p>
              </table:table-cell>
              <table:table-cell office:value-type="float" office:value="182.549969678908">
                <text:p>182.549969678908</text:p>
              </table:table-cell>
              <table:table-cell office:value-type="float" office:value="174.276664522921">
                <text:p>174.276664522921</text:p>
              </table:table-cell>
              <table:table-cell office:value-type="float" office:value="166.378333056644">
                <text:p>166.378333056644</text:p>
              </table:table-cell>
              <table:table-cell office:value-type="float" office:value="158.837978273948">
                <text:p>158.837978273948</text:p>
              </table:table-cell>
              <table:table-cell office:value-type="float" office:value="151.639373787971">
                <text:p>151.639373787971</text:p>
              </table:table-cell>
              <table:table-cell office:value-type="float" office:value="144.76702924169">
                <text:p>144.76702924169</text:p>
              </table:table-cell>
              <table:table-cell office:value-type="float" office:value="138.206156121388">
                <text:p>138.206156121388</text:p>
              </table:table-cell>
              <table:table-cell office:value-type="float" office:value="131.942636266435">
                <text:p>131.942636266435</text:p>
              </table:table-cell>
              <table:table-cell office:value-type="float" office:value="125.962992086715">
                <text:p>125.962992086715</text:p>
              </table:table-cell>
              <table:table-cell office:value-type="float" office:value="120.254356671493">
                <text:p>120.254356671493</text:p>
              </table:table-cell>
              <table:table-cell office:value-type="float" office:value="114.804446320597">
                <text:p>114.804446320597</text:p>
              </table:table-cell>
              <table:table-cell office:value-type="float" office:value="109.601534478336">
                <text:p>109.601534478336</text:p>
              </table:table-cell>
              <table:table-cell office:value-type="float" office:value="104.634425951628">
                <text:p>104.634425951628</text:p>
              </table:table-cell>
              <table:table-cell office:value-type="float" office:value="99.8924328600294">
                <text:p>99.8924328600294</text:p>
              </table:table-cell>
              <table:table-cell office:value-type="float" office:value="95.3653521947271">
                <text:p>95.3653521947271</text:p>
              </table:table-cell>
              <table:table-cell office:value-type="float" office:value="91.0434432693675">
                <text:p>91.0434432693675</text:p>
              </table:table-cell>
              <table:table-cell office:value-type="float" office:value="86.9174067602845">
                <text:p>86.9174067602845</text:p>
              </table:table-cell>
              <table:table-cell office:value-type="float" office:value="82.9783651707837">
                <text:p>82.9783651707837</text:p>
              </table:table-cell>
              <table:table-cell office:value-type="float" office:value="79.2178433535642">
                <text:p>79.2178433535642</text:p>
              </table:table-cell>
              <table:table-cell office:value-type="float" office:value="75.6277502002534">
                <text:p>75.6277502002534</text:p>
              </table:table-cell>
              <table:table-cell office:value-type="float" office:value="72.2003614908354">
                <text:p>72.2003614908354</text:p>
              </table:table-cell>
              <table:table-cell office:value-type="float" office:value="68.9283030723323">
                <text:p>68.9283030723323</text:p>
              </table:table-cell>
              <table:table-cell office:value-type="float" office:value="65.8045348397581">
                <text:p>65.8045348397581</text:p>
              </table:table-cell>
              <table:table-cell office:value-type="float" office:value="62.8223359742973">
                <text:p>62.8223359742973</text:p>
              </table:table-cell>
              <table:table-cell office:value-type="float" office:value="59.9752903554789">
                <text:p>59.9752903554789</text:p>
              </table:table-cell>
              <table:table-cell office:value-type="float" office:value="57.2572725369742">
                <text:p>57.2572725369742</text:p>
              </table:table-cell>
              <table:table-cell office:value-type="float" office:value="54.6624347773647">
                <text:p>54.6624347773647</text:p>
              </table:table-cell>
              <table:table-cell office:value-type="float" office:value="52.1851944474563">
                <text:p>52.1851944474563</text:p>
              </table:table-cell>
              <table:table-cell office:value-type="float" office:value="49.8202218412968">
                <text:p>49.8202218412968</text:p>
              </table:table-cell>
              <table:table-cell office:value-type="float" office:value="47.5624288390998">
                <text:p>47.5624288390998</text:p>
              </table:table-cell>
              <table:table-cell office:value-type="float" office:value="45.406958015736">
                <text:p>45.406958015736</text:p>
              </table:table-cell>
              <table:table-cell office:value-type="float" office:value="43.3491719517662">
                <text:p>43.3491719517662</text:p>
              </table:table-cell>
              <table:table-cell office:value-type="float" office:value="41.3846433974324">
                <text:p>41.3846433974324</text:p>
              </table:table-cell>
              <table:table-cell office:value-type="float" office:value="39.5091459615217">
                <text:p>39.5091459615217</text:p>
              </table:table-cell>
              <table:table-cell office:value-type="float" office:value="37.7186447192343">
                <text:p>37.7186447192343</text:p>
              </table:table-cell>
              <table:table-cell office:value-type="float" office:value="36.0092876224274">
                <text:p>36.0092876224274</text:p>
              </table:table-cell>
              <table:table-cell office:value-type="float" office:value="34.3773972313387">
                <text:p>34.3773972313387</text:p>
              </table:table-cell>
              <table:table-cell office:value-type="float" office:value="32.8194627105575">
                <text:p>32.8194627105575</text:p>
              </table:table-cell>
              <table:table-cell office:value-type="float" office:value="31.3321322916192">
                <text:p>31.3321322916192</text:p>
              </table:table-cell>
              <table:table-cell office:value-type="float" office:value="29.9122062590208">
                <text:p>29.9122062590208</text:p>
              </table:table-cell>
              <table:table-cell office:value-type="float" office:value="28.5566298274366">
                <text:p>28.5566298274366</text:p>
              </table:table-cell>
              <table:table-cell office:value-type="float" office:value="27.2624866187319">
                <text:p>27.2624866187319</text:p>
              </table:table-cell>
              <table:table-cell office:value-type="float" office:value="26.026992539948">
                <text:p>26.026992539948</text:p>
              </table:table-cell>
              <table:table-cell office:value-type="float" office:value="24.8474896571145">
                <text:p>24.8474896571145</text:p>
              </table:table-cell>
              <table:table-cell office:value-type="float" office:value="23.7214404901682">
                <text:p>23.7214404901682</text:p>
              </table:table-cell>
              <table:table-cell office:value-type="float" office:value="22.6464225662428">
                <text:p>22.6464225662428</text:p>
              </table:table-cell>
              <table:table-cell office:value-type="float" office:value="21.6201231554622">
                <text:p>21.6201231554622</text:p>
              </table:table-cell>
            </table:table-row>
            <table:table-row>
              <table:table-cell office:value-type="string">
                <text:p>Infected</text:p>
                <draw:g>
                  <svg:desc>'South Korea_smallpox'.A4:'South Korea_smallpox'.A4</svg:desc>
                </draw:g>
              </table:table-cell>
              <table:table-cell office:value-type="float" office:value="0">
                <text:p>0</text:p>
                <draw:g>
                  <svg:desc>'South Korea_smallpox'.B4:'South Korea_smallpox'.SG4</svg:desc>
                </draw:g>
              </table:table-cell>
              <table:table-cell office:value-type="float" office:value="0.0780271056681755">
                <text:p>0.0780271056681755</text:p>
              </table:table-cell>
              <table:table-cell office:value-type="float" office:value="0.149496270925402">
                <text:p>0.149496270925402</text:p>
              </table:table-cell>
              <table:table-cell office:value-type="float" office:value="0.219588343544572">
                <text:p>0.219588343544572</text:p>
              </table:table-cell>
              <table:table-cell office:value-type="float" office:value="0.292659615157472">
                <text:p>0.292659615157472</text:p>
              </table:table-cell>
              <table:table-cell office:value-type="float" office:value="0.372618531512605">
                <text:p>0.372618531512605</text:p>
              </table:table-cell>
              <table:table-cell office:value-type="float" office:value="0.46322182021627">
                <text:p>0.46322182021627</text:p>
              </table:table-cell>
              <table:table-cell office:value-type="float" office:value="0.568319142033746">
                <text:p>0.568319142033746</text:p>
              </table:table-cell>
              <table:table-cell office:value-type="float" office:value="0.692068171625648">
                <text:p>0.692068171625648</text:p>
              </table:table-cell>
              <table:table-cell office:value-type="float" office:value="0.839137137600659">
                <text:p>0.839137137600659</text:p>
              </table:table-cell>
              <table:table-cell office:value-type="float" office:value="1.01490859709402">
                <text:p>1.01490859709402</text:p>
              </table:table-cell>
              <table:table-cell office:value-type="float" office:value="1.22569638772403">
                <text:p>1.22569638772403</text:p>
              </table:table-cell>
              <table:table-cell office:value-type="float" office:value="1.47898672058071">
                <text:p>1.47898672058071</text:p>
              </table:table-cell>
              <table:table-cell office:value-type="float" office:value="1.78371427408132">
                <text:p>1.78371427408132</text:p>
              </table:table-cell>
              <table:table-cell office:value-type="float" office:value="2.15058464634707">
                <text:p>2.15058464634707</text:p>
              </table:table-cell>
              <table:table-cell office:value-type="float" office:value="2.59245562303426">
                <text:p>2.59245562303426</text:p>
              </table:table-cell>
              <table:table-cell office:value-type="float" office:value="3.12479152081896">
                <text:p>3.12479152081896</text:p>
              </table:table-cell>
              <table:table-cell office:value-type="float" office:value="3.76620701482773">
                <text:p>3.76620701482773</text:p>
              </table:table-cell>
              <table:table-cell office:value-type="float" office:value="4.53911990298095">
                <text:p>4.53911990298095</text:p>
              </table:table-cell>
              <table:table-cell office:value-type="float" office:value="5.47053592595442">
                <text:p>5.47053592595442</text:p>
              </table:table-cell>
              <table:table-cell office:value-type="float" office:value="6.59299341170703">
                <text:p>6.59299341170703</text:p>
              </table:table-cell>
              <table:table-cell office:value-type="float" office:value="7.94570048922257">
                <text:p>7.94570048922257</text:p>
              </table:table-cell>
              <table:table-cell office:value-type="float" office:value="9.57590520224691">
                <text:p>9.57590520224691</text:p>
              </table:table-cell>
              <table:table-cell office:value-type="float" office:value="11.5405461195535">
                <text:p>11.5405461195535</text:p>
              </table:table-cell>
              <table:table-cell office:value-type="float" office:value="13.9082413256144">
                <text:p>13.9082413256144</text:p>
              </table:table-cell>
              <table:table-cell office:value-type="float" office:value="16.7616850324337">
                <text:p>16.7616850324337</text:p>
              </table:table-cell>
              <table:table-cell office:value-type="float" office:value="20.2005359802129">
                <text:p>20.2005359802129</text:p>
              </table:table-cell>
              <table:table-cell office:value-type="float" office:value="24.3448980682619">
                <text:p>24.3448980682619</text:p>
              </table:table-cell>
              <table:table-cell office:value-type="float" office:value="29.3395150679316">
                <text:p>29.3395150679316</text:p>
              </table:table-cell>
              <table:table-cell office:value-type="float" office:value="35.3588258364275">
                <text:p>35.3588258364275</text:p>
              </table:table-cell>
              <table:table-cell office:value-type="float" office:value="42.6130565421229">
                <text:p>42.6130565421229</text:p>
              </table:table-cell>
              <table:table-cell office:value-type="float" office:value="51.3555626822787">
                <text:p>51.3555626822787</text:p>
              </table:table-cell>
              <table:table-cell office:value-type="float" office:value="61.8916773016266">
                <text:p>61.8916773016266</text:p>
              </table:table-cell>
              <table:table-cell office:value-type="float" office:value="74.5893743685862">
                <text:p>74.5893743685862</text:p>
              </table:table-cell>
              <table:table-cell office:value-type="float" office:value="89.8921196506003">
                <text:p>89.8921196506003</text:p>
              </table:table-cell>
              <table:table-cell office:value-type="float" office:value="108.334357912234">
                <text:p>108.334357912234</text:p>
              </table:table-cell>
              <table:table-cell office:value-type="float" office:value="130.560176966986">
                <text:p>130.560176966986</text:p>
              </table:table-cell>
              <table:table-cell office:value-type="float" office:value="157.345800249358">
                <text:p>157.345800249358</text:p>
              </table:table-cell>
              <table:table-cell office:value-type="float" office:value="189.62669325089">
                <text:p>189.62669325089</text:p>
              </table:table-cell>
              <table:table-cell office:value-type="float" office:value="228.53022989084">
                <text:p>228.53022989084</text:p>
              </table:table-cell>
              <table:table-cell office:value-type="float" office:value="275.415058992957">
                <text:p>275.415058992957</text:p>
              </table:table-cell>
              <table:table-cell office:value-type="float" office:value="331.918544984029">
                <text:p>331.918544984029</text:p>
              </table:table-cell>
              <table:table-cell office:value-type="float" office:value="400.013937663461">
                <text:p>400.013937663461</text:p>
              </table:table-cell>
              <table:table-cell office:value-type="float" office:value="482.079265410313">
                <text:p>482.079265410313</text:p>
              </table:table-cell>
              <table:table-cell office:value-type="float" office:value="580.980355242703">
                <text:p>580.980355242703</text:p>
              </table:table-cell>
              <table:table-cell office:value-type="float" office:value="700.170873999639">
                <text:p>700.170873999639</text:p>
              </table:table-cell>
              <table:table-cell office:value-type="float" office:value="843.812877762394">
                <text:p>843.812877762394</text:p>
              </table:table-cell>
              <table:table-cell office:value-type="float" office:value="1016.92207046926">
                <text:p>1016.92207046926</text:p>
              </table:table-cell>
              <table:table-cell office:value-type="float" office:value="1225.54282926505">
                <text:p>1225.54282926505</text:p>
              </table:table-cell>
              <table:table-cell office:value-type="float" office:value="1476.95908729345">
                <text:p>1476.95908729345</text:p>
              </table:table-cell>
              <table:table-cell office:value-type="float" office:value="1779.94841055548">
                <text:p>1779.94841055548</text:p>
              </table:table-cell>
              <table:table-cell office:value-type="float" office:value="2145.08809604783">
                <text:p>2145.08809604783</text:p>
              </table:table-cell>
              <table:table-cell office:value-type="float" office:value="2585.12391690253">
                <text:p>2585.12391690253</text:p>
              </table:table-cell>
              <table:table-cell office:value-type="float" office:value="3115.41430053285">
                <text:p>3115.41430053285</text:p>
              </table:table-cell>
              <table:table-cell office:value-type="float" office:value="3754.46531367641">
                <text:p>3754.46531367641</text:p>
              </table:table-cell>
              <table:table-cell office:value-type="float" office:value="4524.57493476067">
                <text:p>4524.57493476067</text:p>
              </table:table-cell>
              <table:table-cell office:value-type="float" office:value="5452.6088341722">
                <text:p>5452.6088341722</text:p>
              </table:table-cell>
              <table:table-cell office:value-type="float" office:value="6570.93433075361">
                <text:p>6570.93433075361</text:p>
              </table:table-cell>
              <table:table-cell office:value-type="float" office:value="7918.54453398515">
                <text:p>7918.54453398515</text:p>
              </table:table-cell>
              <table:table-cell office:value-type="float" office:value="9542.41105231861">
                <text:p>9542.41105231861</text:p>
              </table:table-cell>
              <table:table-cell office:value-type="float" office:value="11499.1112242055">
                <text:p>11499.1112242055</text:p>
              </table:table-cell>
              <table:table-cell office:value-type="float" office:value="13856.7848203863">
                <text:p>13856.7848203863</text:p>
              </table:table-cell>
              <table:table-cell office:value-type="float" office:value="16697.4858809942">
                <text:p>16697.4858809942</text:p>
              </table:table-cell>
              <table:table-cell office:value-type="float" office:value="20120.0078872846">
                <text:p>20120.0078872846</text:p>
              </table:table-cell>
              <table:table-cell office:value-type="float" office:value="24243.275257407">
                <text:p>24243.275257407</text:p>
              </table:table-cell>
              <table:table-cell office:value-type="float" office:value="29210.4113917708">
                <text:p>29210.4113917708</text:p>
              </table:table-cell>
              <table:table-cell office:value-type="float" office:value="35193.6134209062">
                <text:p>35193.6134209062</text:p>
              </table:table-cell>
              <table:table-cell office:value-type="float" office:value="42399.9865910508">
                <text:p>42399.9865910508</text:p>
              </table:table-cell>
              <table:table-cell office:value-type="float" office:value="51078.517181004">
                <text:p>51078.517181004</text:p>
              </table:table-cell>
              <table:table-cell office:value-type="float" office:value="61528.391370461">
                <text:p>61528.391370461</text:p>
              </table:table-cell>
              <table:table-cell office:value-type="float" office:value="74108.8985564926">
                <text:p>74108.8985564926</text:p>
              </table:table-cell>
              <table:table-cell office:value-type="float" office:value="89251.1899728328">
                <text:p>89251.1899728328</text:p>
              </table:table-cell>
              <table:table-cell office:value-type="float" office:value="107472.195221779">
                <text:p>107472.195221779</text:p>
              </table:table-cell>
              <table:table-cell office:value-type="float" office:value="129391.027024601">
                <text:p>129391.027024601</text:p>
              </table:table-cell>
              <table:table-cell office:value-type="float" office:value="155748.221361262">
                <text:p>155748.221361262</text:p>
              </table:table-cell>
              <table:table-cell office:value-type="float" office:value="187428.141752566">
                <text:p>187428.141752566</text:p>
              </table:table-cell>
              <table:table-cell office:value-type="float" office:value="225484.701775568">
                <text:p>225484.701775568</text:p>
              </table:table-cell>
              <table:table-cell office:value-type="float" office:value="271169.401473832">
                <text:p>271169.401473832</text:p>
              </table:table-cell>
              <table:table-cell office:value-type="float" office:value="325952.991868783">
                <text:p>325952.991868783</text:p>
              </table:table-cell>
              <table:table-cell office:value-type="float" office:value="391479.758417052">
                <text:p>391479.758417052</text:p>
              </table:table-cell>
              <table:table-cell office:value-type="float" office:value="469063.74445945">
                <text:p>469063.74445945</text:p>
              </table:table-cell>
              <table:table-cell office:value-type="float" office:value="557030.428697613">
                <text:p>557030.428697613</text:p>
              </table:table-cell>
              <table:table-cell office:value-type="float" office:value="646150.333046188">
                <text:p>646150.333046188</text:p>
              </table:table-cell>
              <table:table-cell office:value-type="float" office:value="726433.379609555">
                <text:p>726433.379609555</text:p>
              </table:table-cell>
              <table:table-cell office:value-type="float" office:value="795290.236430284">
                <text:p>795290.236430284</text:p>
              </table:table-cell>
              <table:table-cell office:value-type="float" office:value="853490.485487857">
                <text:p>853490.485487857</text:p>
              </table:table-cell>
              <table:table-cell office:value-type="float" office:value="902342.993987776">
                <text:p>902342.993987776</text:p>
              </table:table-cell>
              <table:table-cell office:value-type="float" office:value="943098.2515038">
                <text:p>943098.2515038</text:p>
              </table:table-cell>
              <table:table-cell office:value-type="float" office:value="976858.531913556">
                <text:p>976858.531913556</text:p>
              </table:table-cell>
              <table:table-cell office:value-type="float" office:value="1004580.05704463">
                <text:p>1004580.05704463</text:p>
              </table:table-cell>
              <table:table-cell office:value-type="float" office:value="1027089.62595889">
                <text:p>1027089.62595889</text:p>
              </table:table-cell>
              <table:table-cell office:value-type="float" office:value="1045101.66956759">
                <text:p>1045101.66956759</text:p>
              </table:table-cell>
              <table:table-cell office:value-type="float" office:value="1059233.46771028">
                <text:p>1059233.46771028</text:p>
              </table:table-cell>
              <table:table-cell office:value-type="float" office:value="1070018.37550706">
                <text:p>1070018.37550706</text:p>
              </table:table-cell>
              <table:table-cell office:value-type="float" office:value="1077917.26144581">
                <text:p>1077917.26144581</text:p>
              </table:table-cell>
              <table:table-cell office:value-type="float" office:value="1083328.38826518">
                <text:p>1083328.38826518</text:p>
              </table:table-cell>
              <table:table-cell office:value-type="float" office:value="1086595.9454098">
                <text:p>1086595.9454098</text:p>
              </table:table-cell>
              <table:table-cell office:value-type="float" office:value="1088017.41756271">
                <text:p>1088017.41756271</text:p>
              </table:table-cell>
              <table:table-cell office:value-type="float" office:value="1087849.94531662">
                <text:p>1087849.94531662</text:p>
              </table:table-cell>
              <table:table-cell office:value-type="float" office:value="1086315.81474072">
                <text:p>1086315.81474072</text:p>
              </table:table-cell>
              <table:table-cell office:value-type="float" office:value="1083607.21756217">
                <text:p>1083607.21756217</text:p>
              </table:table-cell>
              <table:table-cell office:value-type="float" office:value="1079890.33586197">
                <text:p>1079890.33586197</text:p>
              </table:table-cell>
              <table:table-cell office:value-type="float" office:value="1075308.87522051">
                <text:p>1075308.87522051</text:p>
              </table:table-cell>
              <table:table-cell office:value-type="float" office:value="1069987.13092257">
                <text:p>1069987.13092257</text:p>
              </table:table-cell>
              <table:table-cell office:value-type="float" office:value="1064032.62203626">
                <text:p>1064032.62203626</text:p>
              </table:table-cell>
              <table:table-cell office:value-type="float" office:value="1057538.37055496">
                <text:p>1057538.37055496</text:p>
              </table:table-cell>
              <table:table-cell office:value-type="float" office:value="1050584.87055401">
                <text:p>1050584.87055401</text:p>
              </table:table-cell>
              <table:table-cell office:value-type="float" office:value="1043241.78715763">
                <text:p>1043241.78715763</text:p>
              </table:table-cell>
              <table:table-cell office:value-type="float" office:value="1035569.42708459">
                <text:p>1035569.42708459</text:p>
              </table:table-cell>
              <table:table-cell office:value-type="float" office:value="1027620.00382936">
                <text:p>1027620.00382936</text:p>
              </table:table-cell>
              <table:table-cell office:value-type="float" office:value="1019438.73561976">
                <text:p>1019438.73561976</text:p>
              </table:table-cell>
              <table:table-cell office:value-type="float" office:value="1011064.79224277">
                <text:p>1011064.79224277</text:p>
              </table:table-cell>
              <table:table-cell office:value-type="float" office:value="1002532.11201586">
                <text:p>1002532.11201586</text:p>
              </table:table-cell>
              <table:table-cell office:value-type="float" office:value="993870.108413921">
                <text:p>993870.108413921</text:p>
              </table:table-cell>
              <table:table-cell office:value-type="float" office:value="985104.28108676">
                <text:p>985104.28108676</text:p>
              </table:table-cell>
              <table:table-cell office:value-type="float" office:value="976256.743655771">
                <text:p>976256.743655771</text:p>
              </table:table-cell>
              <table:table-cell office:value-type="float" office:value="967346.678764317">
                <text:p>967346.678764317</text:p>
              </table:table-cell>
              <table:table-cell office:value-type="float" office:value="958390.732671127">
                <text:p>958390.732671127</text:p>
              </table:table-cell>
              <table:table-cell office:value-type="float" office:value="949403.355812595">
                <text:p>949403.355812595</text:p>
              </table:table-cell>
              <table:table-cell office:value-type="float" office:value="940397.097081335">
                <text:p>940397.097081335</text:p>
              </table:table-cell>
              <table:table-cell office:value-type="float" office:value="931382.858002616">
                <text:p>931382.858002616</text:p>
              </table:table-cell>
              <table:table-cell office:value-type="float" office:value="922370.112971367">
                <text:p>922370.112971367</text:p>
              </table:table-cell>
              <table:table-cell office:value-type="float" office:value="913367.099170286">
                <text:p>913367.099170286</text:p>
              </table:table-cell>
              <table:table-cell office:value-type="float" office:value="904380.981856497">
                <text:p>904380.981856497</text:p>
              </table:table-cell>
              <table:table-cell office:value-type="float" office:value="895417.995296944">
                <text:p>895417.995296944</text:p>
              </table:table-cell>
              <table:table-cell office:value-type="float" office:value="886483.566548343">
                <text:p>886483.566548343</text:p>
              </table:table-cell>
              <table:table-cell office:value-type="float" office:value="877582.420789599">
                <text:p>877582.420789599</text:p>
              </table:table-cell>
              <table:table-cell office:value-type="float" office:value="868718.674962034">
                <text:p>868718.674962034</text:p>
              </table:table-cell>
              <table:table-cell office:value-type="float" office:value="859895.915908188">
                <text:p>859895.915908188</text:p>
              </table:table-cell>
              <table:table-cell office:value-type="float" office:value="851117.270508625">
                <text:p>851117.270508625</text:p>
              </table:table-cell>
              <table:table-cell office:value-type="float" office:value="842385.464363756">
                <text:p>842385.464363756</text:p>
              </table:table-cell>
              <table:table-cell office:value-type="float" office:value="833702.873291981">
                <text:p>833702.873291981</text:p>
              </table:table-cell>
              <table:table-cell office:value-type="float" office:value="825071.568967344">
                <text:p>825071.568967344</text:p>
              </table:table-cell>
              <table:table-cell office:value-type="float" office:value="816493.356948491">
                <text:p>816493.356948491</text:p>
              </table:table-cell>
              <table:table-cell office:value-type="float" office:value="807969.809367478">
                <text:p>807969.809367478</text:p>
              </table:table-cell>
              <table:table-cell office:value-type="float" office:value="799502.295892531">
                <text:p>799502.295892531</text:p>
              </table:table-cell>
              <table:table-cell office:value-type="float" office:value="791092.00722719">
                <text:p>791092.00722719</text:p>
              </table:table-cell>
              <table:table-cell office:value-type="float" office:value="782739.978144327">
                <text:p>782739.978144327</text:p>
              </table:table-cell>
              <table:table-cell office:value-type="float" office:value="774447.10529157">
                <text:p>774447.10529157</text:p>
              </table:table-cell>
              <table:table-cell office:value-type="float" office:value="766214.164502751">
                <text:p>766214.164502751</text:p>
              </table:table-cell>
              <table:table-cell office:value-type="float" office:value="758041.82668513">
                <text:p>758041.82668513</text:p>
              </table:table-cell>
              <table:table-cell office:value-type="float" office:value="749930.673304807">
                <text:p>749930.673304807</text:p>
              </table:table-cell>
              <table:table-cell office:value-type="float" office:value="741881.268198519">
                <text:p>741881.268198519</text:p>
              </table:table-cell>
              <table:table-cell office:value-type="float" office:value="733894.733527113">
                <text:p>733894.733527113</text:p>
              </table:table-cell>
              <table:table-cell office:value-type="float" office:value="725978.097663552">
                <text:p>725978.097663552</text:p>
              </table:table-cell>
              <table:table-cell office:value-type="float" office:value="718194.571570699">
                <text:p>718194.571570699</text:p>
              </table:table-cell>
              <table:table-cell office:value-type="float" office:value="711135.989377707">
                <text:p>711135.989377707</text:p>
              </table:table-cell>
              <table:table-cell office:value-type="float" office:value="708300.295431486">
                <text:p>708300.295431486</text:p>
              </table:table-cell>
              <table:table-cell office:value-type="float" office:value="713056.13110638">
                <text:p>713056.13110638</text:p>
              </table:table-cell>
              <table:table-cell office:value-type="float" office:value="725049.875356348">
                <text:p>725049.875356348</text:p>
              </table:table-cell>
              <table:table-cell office:value-type="float" office:value="743396.697601661">
                <text:p>743396.697601661</text:p>
              </table:table-cell>
              <table:table-cell office:value-type="float" office:value="767352.492077083">
                <text:p>767352.492077083</text:p>
              </table:table-cell>
              <table:table-cell office:value-type="float" office:value="796333.130481493">
                <text:p>796333.130481493</text:p>
              </table:table-cell>
              <table:table-cell office:value-type="float" office:value="829888.414698065">
                <text:p>829888.414698065</text:p>
              </table:table-cell>
              <table:table-cell office:value-type="float" office:value="867677.070325384">
                <text:p>867677.070325384</text:p>
              </table:table-cell>
              <table:table-cell office:value-type="float" office:value="909446.103478446">
                <text:p>909446.103478446</text:p>
              </table:table-cell>
              <table:table-cell office:value-type="float" office:value="955014.030556496">
                <text:p>955014.030556496</text:p>
              </table:table-cell>
              <table:table-cell office:value-type="float" office:value="1004257.25212552">
                <text:p>1004257.25212552</text:p>
              </table:table-cell>
              <table:table-cell office:value-type="float" office:value="1057098.93823947">
                <text:p>1057098.93823947</text:p>
              </table:table-cell>
              <table:table-cell office:value-type="float" office:value="1113499.94306714">
                <text:p>1113499.94306714</text:p>
              </table:table-cell>
              <table:table-cell office:value-type="float" office:value="1173451.32654991">
                <text:p>1173451.32654991</text:p>
              </table:table-cell>
              <table:table-cell office:value-type="float" office:value="1236968.15565977">
                <text:p>1236968.15565977</text:p>
              </table:table-cell>
              <table:table-cell office:value-type="float" office:value="1304084.32714805">
                <text:p>1304084.32714805</text:p>
              </table:table-cell>
              <table:table-cell office:value-type="float" office:value="1374848.18197976">
                <text:p>1374848.18197976</text:p>
              </table:table-cell>
              <table:table-cell office:value-type="float" office:value="1449318.74980186">
                <text:p>1449318.74980186</text:p>
              </table:table-cell>
              <table:table-cell office:value-type="float" office:value="1527562.48231937">
                <text:p>1527562.48231937</text:p>
              </table:table-cell>
              <table:table-cell office:value-type="float" office:value="1609650.3519611">
                <text:p>1609650.3519611</text:p>
              </table:table-cell>
              <table:table-cell office:value-type="float" office:value="1695655.23391315">
                <text:p>1695655.23391315</text:p>
              </table:table-cell>
              <table:table-cell office:value-type="float" office:value="1785649.49193414">
                <text:p>1785649.49193414</text:p>
              </table:table-cell>
              <table:table-cell office:value-type="float" office:value="1879702.71510334">
                <text:p>1879702.71510334</text:p>
              </table:table-cell>
              <table:table-cell office:value-type="float" office:value="1977879.55232278">
                <text:p>1977879.55232278</text:p>
              </table:table-cell>
              <table:table-cell office:value-type="float" office:value="2080237.6120218">
                <text:p>2080237.6120218</text:p>
              </table:table-cell>
              <table:table-cell office:value-type="float" office:value="2186825.40878211">
                <text:p>2186825.40878211</text:p>
              </table:table-cell>
              <table:table-cell office:value-type="float" office:value="2297680.32804987">
                <text:p>2297680.32804987</text:p>
              </table:table-cell>
              <table:table-cell office:value-type="float" office:value="2412826.6008825">
                <text:p>2412826.6008825</text:p>
              </table:table-cell>
              <table:table-cell office:value-type="float" office:value="2532273.29090091">
                <text:p>2532273.29090091</text:p>
              </table:table-cell>
              <table:table-cell office:value-type="float" office:value="2656012.28763058">
                <text:p>2656012.28763058</text:p>
              </table:table-cell>
              <table:table-cell office:value-type="float" office:value="2784016.31823508">
                <text:p>2784016.31823508</text:p>
              </table:table-cell>
              <table:table-cell office:value-type="float" office:value="2916236.98266427">
                <text:p>2916236.98266427</text:p>
              </table:table-cell>
              <table:table-cell office:value-type="float" office:value="3052602.84148362">
                <text:p>3052602.84148362</text:p>
              </table:table-cell>
              <table:table-cell office:value-type="float" office:value="3193017.57136908">
                <text:p>3193017.57136908</text:p>
              </table:table-cell>
              <table:table-cell office:value-type="float" office:value="3337358.19814636">
                <text:p>3337358.19814636</text:p>
              </table:table-cell>
              <table:table-cell office:value-type="float" office:value="3485473.4752403">
                <text:p>3485473.4752403</text:p>
              </table:table-cell>
              <table:table-cell office:value-type="float" office:value="3637182.4137201">
                <text:p>3637182.4137201</text:p>
              </table:table-cell>
              <table:table-cell office:value-type="float" office:value="3792273.00643775">
                <text:p>3792273.00643775</text:p>
              </table:table-cell>
              <table:table-cell office:value-type="float" office:value="3950501.15263583">
                <text:p>3950501.15263583</text:p>
              </table:table-cell>
              <table:table-cell office:value-type="float" office:value="4111589.87382031">
                <text:p>4111589.87382031</text:p>
              </table:table-cell>
              <table:table-cell office:value-type="float" office:value="4275228.82276167">
                <text:p>4275228.82276167</text:p>
              </table:table-cell>
              <table:table-cell office:value-type="float" office:value="4441074.14632811">
                <text:p>4441074.14632811</text:p>
              </table:table-cell>
              <table:table-cell office:value-type="float" office:value="4608748.7059727">
                <text:p>4608748.7059727</text:p>
              </table:table-cell>
              <table:table-cell office:value-type="float" office:value="4777842.71565202">
                <text:p>4777842.71565202</text:p>
              </table:table-cell>
              <table:table-cell office:value-type="float" office:value="4947914.70065981">
                <text:p>4947914.70065981</text:p>
              </table:table-cell>
              <table:table-cell office:value-type="float" office:value="5118493.23550359">
                <text:p>5118493.23550359</text:p>
              </table:table-cell>
              <table:table-cell office:value-type="float" office:value="5289078.70649719">
                <text:p>5289078.70649719</text:p>
              </table:table-cell>
              <table:table-cell office:value-type="float" office:value="5459145.838174">
                <text:p>5459145.838174</text:p>
              </table:table-cell>
              <table:table-cell office:value-type="float" office:value="5628146.55669899">
                <text:p>5628146.55669899</text:p>
              </table:table-cell>
              <table:table-cell office:value-type="float" office:value="5795513.33549368">
                <text:p>5795513.33549368</text:p>
              </table:table-cell>
              <table:table-cell office:value-type="float" office:value="5960662.95388755">
                <text:p>5960662.95388755</text:p>
              </table:table-cell>
              <table:table-cell office:value-type="float" office:value="6123000.66857453">
                <text:p>6123000.66857453</text:p>
              </table:table-cell>
              <table:table-cell office:value-type="float" office:value="6281924.6538481">
                <text:p>6281924.6538481</text:p>
              </table:table-cell>
              <table:table-cell office:value-type="float" office:value="6436830.78037056">
                <text:p>6436830.78037056</text:p>
              </table:table-cell>
              <table:table-cell office:value-type="float" office:value="6587117.58284363">
                <text:p>6587117.58284363</text:p>
              </table:table-cell>
              <table:table-cell office:value-type="float" office:value="6732191.36982969">
                <text:p>6732191.36982969</text:p>
              </table:table-cell>
              <table:table-cell office:value-type="float" office:value="6871471.42954542">
                <text:p>6871471.42954542</text:p>
              </table:table-cell>
              <table:table-cell office:value-type="float" office:value="7004395.17584111">
                <text:p>7004395.17584111</text:p>
              </table:table-cell>
              <table:table-cell office:value-type="float" office:value="7130423.20857537">
                <text:p>7130423.20857537</text:p>
              </table:table-cell>
              <table:table-cell office:value-type="float" office:value="7249044.22797848">
                <text:p>7249044.22797848</text:p>
              </table:table-cell>
              <table:table-cell office:value-type="float" office:value="7359779.63844468">
                <text:p>7359779.63844468</text:p>
              </table:table-cell>
              <table:table-cell office:value-type="float" office:value="7462187.81768582">
                <text:p>7462187.81768582</text:p>
              </table:table-cell>
              <table:table-cell office:value-type="float" office:value="7555868.02249132">
                <text:p>7555868.02249132</text:p>
              </table:table-cell>
              <table:table-cell office:value-type="float" office:value="7640463.777788">
                <text:p>7640463.777788</text:p>
              </table:table-cell>
              <table:table-cell office:value-type="float" office:value="7715665.75601053">
                <text:p>7715665.75601053</text:p>
              </table:table-cell>
              <table:table-cell office:value-type="float" office:value="7781214.12845819">
                <text:p>7781214.12845819</text:p>
              </table:table-cell>
              <table:table-cell office:value-type="float" office:value="7836900.29112766">
                <text:p>7836900.29112766</text:p>
              </table:table-cell>
              <table:table-cell office:value-type="float" office:value="7882568.00782229">
                <text:p>7882568.00782229</text:p>
              </table:table-cell>
              <table:table-cell office:value-type="float" office:value="7918113.95612259">
                <text:p>7918113.95612259</text:p>
              </table:table-cell>
              <table:table-cell office:value-type="float" office:value="7943487.65680775">
                <text:p>7943487.65680775</text:p>
              </table:table-cell>
              <table:table-cell office:value-type="float" office:value="7958690.84830252">
                <text:p>7958690.84830252</text:p>
              </table:table-cell>
              <table:table-cell office:value-type="float" office:value="7963776.30193768">
                <text:p>7963776.30193768</text:p>
              </table:table-cell>
              <table:table-cell office:value-type="float" office:value="7958846.13056732">
                <text:p>7958846.13056732</text:p>
              </table:table-cell>
              <table:table-cell office:value-type="float" office:value="7944049.64773417">
                <text:p>7944049.64773417</text:p>
              </table:table-cell>
              <table:table-cell office:value-type="float" office:value="7919580.80211896">
                <text:p>7919580.80211896</text:p>
              </table:table-cell>
              <table:table-cell office:value-type="float" office:value="7885675.29171806">
                <text:p>7885675.29171806</text:p>
              </table:table-cell>
              <table:table-cell office:value-type="float" office:value="7842607.35046147">
                <text:p>7842607.35046147</text:p>
              </table:table-cell>
              <table:table-cell office:value-type="float" office:value="7790686.31005583">
                <text:p>7790686.31005583</text:p>
              </table:table-cell>
              <table:table-cell office:value-type="float" office:value="7730252.9910488">
                <text:p>7730252.9910488</text:p>
              </table:table-cell>
              <table:table-cell office:value-type="float" office:value="7661675.9751569">
                <text:p>7661675.9751569</text:p>
              </table:table-cell>
              <table:table-cell office:value-type="float" office:value="7585347.85533243">
                <text:p>7585347.85533243</text:p>
              </table:table-cell>
              <table:table-cell office:value-type="float" office:value="7501681.43409483">
                <text:p>7501681.43409483</text:p>
              </table:table-cell>
              <table:table-cell office:value-type="float" office:value="7411105.96687817">
                <text:p>7411105.96687817</text:p>
              </table:table-cell>
              <table:table-cell office:value-type="float" office:value="7314063.51696814">
                <text:p>7314063.51696814</text:p>
              </table:table-cell>
              <table:table-cell office:value-type="float" office:value="7211005.42081471">
                <text:p>7211005.42081471</text:p>
              </table:table-cell>
              <table:table-cell office:value-type="float" office:value="7102388.89919725">
                <text:p>7102388.89919725</text:p>
              </table:table-cell>
              <table:table-cell office:value-type="float" office:value="6988673.86230504">
                <text:p>6988673.86230504</text:p>
              </table:table-cell>
              <table:table-cell office:value-type="float" office:value="6870319.90022322">
                <text:p>6870319.90022322</text:p>
              </table:table-cell>
              <table:table-cell office:value-type="float" office:value="6747783.51455554">
                <text:p>6747783.51455554</text:p>
              </table:table-cell>
              <table:table-cell office:value-type="float" office:value="6621515.58246006">
                <text:p>6621515.58246006</text:p>
              </table:table-cell>
              <table:table-cell office:value-type="float" office:value="6491959.0283451">
                <text:p>6491959.0283451</text:p>
              </table:table-cell>
              <table:table-cell office:value-type="float" office:value="6359546.77557367">
                <text:p>6359546.77557367</text:p>
              </table:table-cell>
              <table:table-cell office:value-type="float" office:value="6224699.91419414">
                <text:p>6224699.91419414</text:p>
              </table:table-cell>
              <table:table-cell office:value-type="float" office:value="6087826.11913205">
                <text:p>6087826.11913205</text:p>
              </table:table-cell>
              <table:table-cell office:value-type="float" office:value="5949318.29840737">
                <text:p>5949318.29840737</text:p>
              </table:table-cell>
              <table:table-cell office:value-type="float" office:value="5809553.45252703">
                <text:p>5809553.45252703</text:p>
              </table:table-cell>
              <table:table-cell office:value-type="float" office:value="5668891.76208771">
                <text:p>5668891.76208771</text:p>
              </table:table-cell>
              <table:table-cell office:value-type="float" office:value="5527675.86470336">
                <text:p>5527675.86470336</text:p>
              </table:table-cell>
              <table:table-cell office:value-type="float" office:value="5386230.32461615">
                <text:p>5386230.32461615</text:p>
              </table:table-cell>
              <table:table-cell office:value-type="float" office:value="5244861.27303926">
                <text:p>5244861.27303926</text:p>
              </table:table-cell>
              <table:table-cell office:value-type="float" office:value="5103856.20635797">
                <text:p>5103856.20635797</text:p>
              </table:table-cell>
              <table:table-cell office:value-type="float" office:value="4963483.93045581">
                <text:p>4963483.93045581</text:p>
              </table:table-cell>
              <table:table-cell office:value-type="float" office:value="4823994.63779771">
                <text:p>4823994.63779771</text:p>
              </table:table-cell>
              <table:table-cell office:value-type="float" office:value="4685620.09938698">
                <text:p>4685620.09938698</text:p>
              </table:table-cell>
              <table:table-cell office:value-type="float" office:value="4548573.95635688">
                <text:p>4548573.95635688</text:p>
              </table:table-cell>
              <table:table-cell office:value-type="float" office:value="4413052.1042667">
                <text:p>4413052.1042667</text:p>
              </table:table-cell>
              <table:table-cell office:value-type="float" office:value="4279233.15371056">
                <text:p>4279233.15371056</text:p>
              </table:table-cell>
              <table:table-cell office:value-type="float" office:value="4147278.95532435">
                <text:p>4147278.95532435</text:p>
              </table:table-cell>
              <table:table-cell office:value-type="float" office:value="4017335.18112076">
                <text:p>4017335.18112076</text:p>
              </table:table-cell>
              <table:table-cell office:value-type="float" office:value="3889531.94677727">
                <text:p>3889531.94677727</text:p>
              </table:table-cell>
              <table:table-cell office:value-type="float" office:value="3763984.46790042">
                <text:p>3763984.46790042</text:p>
              </table:table-cell>
              <table:table-cell office:value-type="float" office:value="3640793.74700965">
                <text:p>3640793.74700965</text:p>
              </table:table-cell>
              <table:table-cell office:value-type="float" office:value="3520047.27226564">
                <text:p>3520047.27226564</text:p>
              </table:table-cell>
              <table:table-cell office:value-type="float" office:value="3401819.7330368">
                <text:p>3401819.7330368</text:p>
              </table:table-cell>
              <table:table-cell office:value-type="float" office:value="3286173.73196908">
                <text:p>3286173.73196908</text:p>
              </table:table-cell>
              <table:table-cell office:value-type="float" office:value="3173160.50746181">
                <text:p>3173160.50746181</text:p>
              </table:table-cell>
              <table:table-cell office:value-type="float" office:value="3062820.63736609">
                <text:p>3062820.63736609</text:p>
              </table:table-cell>
              <table:table-cell office:value-type="float" office:value="2955184.74543802">
                <text:p>2955184.74543802</text:p>
              </table:table-cell>
              <table:table-cell office:value-type="float" office:value="2850274.18202384">
                <text:p>2850274.18202384</text:p>
              </table:table-cell>
              <table:table-cell office:value-type="float" office:value="2748101.6984146">
                <text:p>2748101.6984146</text:p>
              </table:table-cell>
              <table:table-cell office:value-type="float" office:value="2648672.09260964">
                <text:p>2648672.09260964</text:p>
              </table:table-cell>
              <table:table-cell office:value-type="float" office:value="2551982.84169436">
                <text:p>2551982.84169436</text:p>
              </table:table-cell>
              <table:table-cell office:value-type="float" office:value="2458024.70410011">
                <text:p>2458024.70410011</text:p>
              </table:table-cell>
              <table:table-cell office:value-type="float" office:value="2366782.30335124">
                <text:p>2366782.30335124</text:p>
              </table:table-cell>
              <table:table-cell office:value-type="float" office:value="2278234.681373">
                <text:p>2278234.681373</text:p>
              </table:table-cell>
              <table:table-cell office:value-type="float" office:value="2192355.82893609">
                <text:p>2192355.82893609</text:p>
              </table:table-cell>
              <table:table-cell office:value-type="float" office:value="2109115.18806395">
                <text:p>2109115.18806395</text:p>
              </table:table-cell>
              <table:table-cell office:value-type="float" office:value="2028478.12895238">
                <text:p>2028478.12895238</text:p>
              </table:table-cell>
              <table:table-cell office:value-type="float" office:value="1950406.39937123">
                <text:p>1950406.39937123</text:p>
              </table:table-cell>
              <table:table-cell office:value-type="float" office:value="1874858.54851731">
                <text:p>1874858.54851731</text:p>
              </table:table-cell>
              <table:table-cell office:value-type="float" office:value="1801790.32466702">
                <text:p>1801790.32466702</text:p>
              </table:table-cell>
              <table:table-cell office:value-type="float" office:value="1731155.04703173">
                <text:p>1731155.04703173</text:p>
              </table:table-cell>
              <table:table-cell office:value-type="float" office:value="1662903.95456785">
                <text:p>1662903.95456785</text:p>
              </table:table-cell>
              <table:table-cell office:value-type="float" office:value="1596986.52909608">
                <text:p>1596986.52909608</text:p>
              </table:table-cell>
              <table:table-cell office:value-type="float" office:value="1533350.79644863">
                <text:p>1533350.79644863</text:p>
              </table:table-cell>
              <table:table-cell office:value-type="float" office:value="1471943.60447681">
                <text:p>1471943.60447681</text:p>
              </table:table-cell>
              <table:table-cell office:value-type="float" office:value="1412710.88077183">
                <text:p>1412710.88077183</text:p>
              </table:table-cell>
              <table:table-cell office:value-type="float" office:value="1355597.86894435">
                <text:p>1355597.86894435</text:p>
              </table:table-cell>
              <table:table-cell office:value-type="float" office:value="1300549.34634357">
                <text:p>1300549.34634357</text:p>
              </table:table-cell>
              <table:table-cell office:value-type="float" office:value="1247509.82258251">
                <text:p>1247509.82258251</text:p>
              </table:table-cell>
              <table:table-cell office:value-type="float" office:value="1196423.72085689">
                <text:p>1196423.72085689</text:p>
              </table:table-cell>
              <table:table-cell office:value-type="float" office:value="1147235.54269052">
                <text:p>1147235.54269052</text:p>
              </table:table-cell>
              <table:table-cell office:value-type="float" office:value="1099890.0170868">
                <text:p>1099890.0170868</text:p>
              </table:table-cell>
              <table:table-cell office:value-type="float" office:value="1054332.23478358">
                <text:p>1054332.23478358</text:p>
              </table:table-cell>
              <table:table-cell office:value-type="float" office:value="1010507.76892258">
                <text:p>1010507.76892258</text:p>
              </table:table-cell>
              <table:table-cell office:value-type="float" office:value="968362.782599345">
                <text:p>968362.782599345</text:p>
              </table:table-cell>
              <table:table-cell office:value-type="float" office:value="927844.124556967">
                <text:p>927844.124556967</text:p>
              </table:table-cell>
              <table:table-cell office:value-type="float" office:value="888899.413381939">
                <text:p>888899.413381939</text:p>
              </table:table-cell>
              <table:table-cell office:value-type="float" office:value="851477.111547112">
                <text:p>851477.111547112</text:p>
              </table:table-cell>
              <table:table-cell office:value-type="float" office:value="815526.589307292">
                <text:p>815526.589307292</text:p>
              </table:table-cell>
              <table:table-cell office:value-type="float" office:value="780998.180090218">
                <text:p>780998.180090218</text:p>
              </table:table-cell>
              <table:table-cell office:value-type="float" office:value="747843.227147236">
                <text:p>747843.227147236</text:p>
              </table:table-cell>
              <table:table-cell office:value-type="float" office:value="716014.12301617">
                <text:p>716014.12301617</text:p>
              </table:table-cell>
              <table:table-cell office:value-type="float" office:value="685464.341360458">
                <text:p>685464.341360458</text:p>
              </table:table-cell>
              <table:table-cell office:value-type="float" office:value="656148.462995796">
                <text:p>656148.462995796</text:p>
              </table:table-cell>
              <table:table-cell office:value-type="float" office:value="628022.195433435">
                <text:p>628022.195433435</text:p>
              </table:table-cell>
              <table:table-cell office:value-type="float" office:value="601042.387610148">
                <text:p>601042.387610148</text:p>
              </table:table-cell>
              <table:table-cell office:value-type="float" office:value="575167.039133763">
                <text:p>575167.039133763</text:p>
              </table:table-cell>
              <table:table-cell office:value-type="float" office:value="550355.305657659">
                <text:p>550355.305657659</text:p>
              </table:table-cell>
              <table:table-cell office:value-type="float" office:value="526567.499660699">
                <text:p>526567.499660699</text:p>
              </table:table-cell>
              <table:table-cell office:value-type="float" office:value="503765.088667862">
                <text:p>503765.088667862</text:p>
              </table:table-cell>
              <table:table-cell office:value-type="float" office:value="481910.688535056">
                <text:p>481910.688535056</text:p>
              </table:table-cell>
              <table:table-cell office:value-type="float" office:value="460968.055423694">
                <text:p>460968.055423694</text:p>
              </table:table-cell>
              <table:table-cell office:value-type="float" office:value="440902.074628569">
                <text:p>440902.074628569</text:p>
              </table:table-cell>
              <table:table-cell office:value-type="float" office:value="421678.746581233">
                <text:p>421678.746581233</text:p>
              </table:table-cell>
              <table:table-cell office:value-type="float" office:value="403265.172274464">
                <text:p>403265.172274464</text:p>
              </table:table-cell>
              <table:table-cell office:value-type="float" office:value="385629.535014348">
                <text:p>385629.535014348</text:p>
              </table:table-cell>
              <table:table-cell office:value-type="float" office:value="368741.082554874">
                <text:p>368741.082554874</text:p>
              </table:table-cell>
              <table:table-cell office:value-type="float" office:value="352570.106645345">
                <text:p>352570.106645345</text:p>
              </table:table-cell>
              <table:table-cell office:value-type="float" office:value="337087.921950446">
                <text:p>337087.921950446</text:p>
              </table:table-cell>
              <table:table-cell office:value-type="float" office:value="322266.844415768">
                <text:p>322266.844415768</text:p>
              </table:table-cell>
              <table:table-cell office:value-type="float" office:value="308080.167788175">
                <text:p>308080.167788175</text:p>
              </table:table-cell>
              <table:table-cell office:value-type="float" office:value="294502.14101819">
                <text:p>294502.14101819</text:p>
              </table:table-cell>
              <table:table-cell office:value-type="float" office:value="281507.943836687">
                <text:p>281507.943836687</text:p>
              </table:table-cell>
              <table:table-cell office:value-type="float" office:value="269073.662913333">
                <text:p>269073.662913333</text:p>
              </table:table-cell>
              <table:table-cell office:value-type="float" office:value="257176.267453933">
                <text:p>257176.267453933</text:p>
              </table:table-cell>
              <table:table-cell office:value-type="float" office:value="245793.584399248">
                <text:p>245793.584399248</text:p>
              </table:table-cell>
              <table:table-cell office:value-type="float" office:value="234904.274314358">
                <text:p>234904.274314358</text:p>
              </table:table-cell>
              <table:table-cell office:value-type="float" office:value="224487.806282433">
                <text:p>224487.806282433</text:p>
              </table:table-cell>
              <table:table-cell office:value-type="float" office:value="214524.434261937">
                <text:p>214524.434261937</text:p>
              </table:table-cell>
              <table:table-cell office:value-type="float" office:value="204995.172858132">
                <text:p>204995.172858132</text:p>
              </table:table-cell>
              <table:table-cell office:value-type="float" office:value="195881.772141122">
                <text:p>195881.772141122</text:p>
              </table:table-cell>
              <table:table-cell office:value-type="float" office:value="187166.695350234">
                <text:p>187166.695350234</text:p>
              </table:table-cell>
              <table:table-cell office:value-type="float" office:value="178833.095280539">
                <text:p>178833.095280539</text:p>
              </table:table-cell>
              <table:table-cell office:value-type="float" office:value="170864.790580359">
                <text:p>170864.790580359</text:p>
              </table:table-cell>
              <table:table-cell office:value-type="float" office:value="163246.244201909">
                <text:p>163246.244201909</text:p>
              </table:table-cell>
              <table:table-cell office:value-type="float" office:value="155962.540968365">
                <text:p>155962.540968365</text:p>
              </table:table-cell>
              <table:table-cell office:value-type="float" office:value="148999.365339954">
                <text:p>148999.365339954</text:p>
              </table:table-cell>
              <table:table-cell office:value-type="float" office:value="142342.981133429">
                <text:p>142342.981133429</text:p>
              </table:table-cell>
              <table:table-cell office:value-type="float" office:value="135980.210444933">
                <text:p>135980.210444933</text:p>
              </table:table-cell>
              <table:table-cell office:value-type="float" office:value="129898.413104583">
                <text:p>129898.413104583</text:p>
              </table:table-cell>
              <table:table-cell office:value-type="float" office:value="124085.467664787">
                <text:p>124085.467664787</text:p>
              </table:table-cell>
              <table:table-cell office:value-type="float" office:value="118529.751939419">
                <text:p>118529.751939419</text:p>
              </table:table-cell>
              <table:table-cell office:value-type="float" office:value="113220.124287262">
                <text:p>113220.124287262</text:p>
              </table:table-cell>
              <table:table-cell office:value-type="float" office:value="108145.905911187">
                <text:p>108145.905911187</text:p>
              </table:table-cell>
              <table:table-cell office:value-type="float" office:value="103296.862990628">
                <text:p>103296.862990628</text:p>
              </table:table-cell>
              <table:table-cell office:value-type="float" office:value="98663.1896080522">
                <text:p>98663.1896080522</text:p>
              </table:table-cell>
              <table:table-cell office:value-type="float" office:value="94235.4915498251">
                <text:p>94235.4915498251</text:p>
              </table:table-cell>
              <table:table-cell office:value-type="float" office:value="90004.7700623463">
                <text:p>90004.7700623463</text:p>
              </table:table-cell>
              <table:table-cell office:value-type="float" office:value="85962.4064053306">
                <text:p>85962.4064053306</text:p>
              </table:table-cell>
              <table:table-cell office:value-type="float" office:value="82100.147039549">
                <text:p>82100.147039549</text:p>
              </table:table-cell>
              <table:table-cell office:value-type="float" office:value="78410.089003204">
                <text:p>78410.089003204</text:p>
              </table:table-cell>
              <table:table-cell office:value-type="float" office:value="74884.6659944935">
                <text:p>74884.6659944935</text:p>
              </table:table-cell>
              <table:table-cell office:value-type="float" office:value="71516.6349618247">
                <text:p>71516.6349618247</text:p>
              </table:table-cell>
              <table:table-cell office:value-type="float" office:value="68299.0628934911">
                <text:p>68299.0628934911</text:p>
              </table:table-cell>
              <table:table-cell office:value-type="float" office:value="65225.3143291382">
                <text:p>65225.3143291382</text:p>
              </table:table-cell>
              <table:table-cell office:value-type="float" office:value="62289.03928813">
                <text:p>62289.03928813</text:p>
              </table:table-cell>
              <table:table-cell office:value-type="float" office:value="59484.1615260497">
                <text:p>59484.1615260497</text:p>
              </table:table-cell>
              <table:table-cell office:value-type="float" office:value="56804.8673189716">
                <text:p>56804.8673189716</text:p>
              </table:table-cell>
              <table:table-cell office:value-type="float" office:value="54245.5946429988">
                <text:p>54245.5946429988</text:p>
              </table:table-cell>
              <table:table-cell office:value-type="float" office:value="51801.0226895231">
                <text:p>51801.0226895231</text:p>
              </table:table-cell>
              <table:table-cell office:value-type="float" office:value="49466.0618769846">
                <text:p>49466.0618769846</text:p>
              </table:table-cell>
              <table:table-cell office:value-type="float" office:value="47235.8441977553">
                <text:p>47235.8441977553</text:p>
              </table:table-cell>
              <table:table-cell office:value-type="float" office:value="45105.7138703147">
                <text:p>45105.7138703147</text:p>
              </table:table-cell>
              <table:table-cell office:value-type="float" office:value="43071.218450712">
                <text:p>43071.218450712</text:p>
              </table:table-cell>
              <table:table-cell office:value-type="float" office:value="41128.1002490314">
                <text:p>41128.1002490314</text:p>
              </table:table-cell>
              <table:table-cell office:value-type="float" office:value="39272.2881215318">
                <text:p>39272.2881215318</text:p>
              </table:table-cell>
              <table:table-cell office:value-type="float" office:value="37499.8895293123">
                <text:p>37499.8895293123</text:p>
              </table:table-cell>
              <table:table-cell office:value-type="float" office:value="35807.1829434864">
                <text:p>35807.1829434864</text:p>
              </table:table-cell>
              <table:table-cell office:value-type="float" office:value="34190.6105197585">
                <text:p>34190.6105197585</text:p>
              </table:table-cell>
              <table:table-cell office:value-type="float" office:value="32646.771097129">
                <text:p>32646.771097129</text:p>
              </table:table-cell>
              <table:table-cell office:value-type="float" office:value="31172.4135118463">
                <text:p>31172.4135118463</text:p>
              </table:table-cell>
              <table:table-cell office:value-type="float" office:value="29764.4301360039">
                <text:p>29764.4301360039</text:p>
              </table:table-cell>
              <table:table-cell office:value-type="float" office:value="28419.8506804695">
                <text:p>28419.8506804695</text:p>
              </table:table-cell>
              <table:table-cell office:value-type="float" office:value="27135.8362681683">
                <text:p>27135.8362681683</text:p>
              </table:table-cell>
              <table:table-cell office:value-type="float" office:value="25909.6737475088">
                <text:p>25909.6737475088</text:p>
              </table:table-cell>
              <table:table-cell office:value-type="float" office:value="24738.770231072">
                <text:p>24738.770231072</text:p>
              </table:table-cell>
              <table:table-cell office:value-type="float" office:value="23620.6478811349">
                <text:p>23620.6478811349</text:p>
              </table:table-cell>
              <table:table-cell office:value-type="float" office:value="22552.9389253763">
                <text:p>22552.9389253763</text:p>
              </table:table-cell>
              <table:table-cell office:value-type="float" office:value="21533.3808418103">
                <text:p>21533.3808418103</text:p>
              </table:table-cell>
              <table:table-cell office:value-type="float" office:value="20559.8117367455">
                <text:p>20559.8117367455</text:p>
              </table:table-cell>
              <table:table-cell office:value-type="float" office:value="19630.1659561468">
                <text:p>19630.1659561468</text:p>
              </table:table-cell>
              <table:table-cell office:value-type="float" office:value="18742.4698984587">
                <text:p>18742.4698984587</text:p>
              </table:table-cell>
              <table:table-cell office:value-type="float" office:value="17894.8379579054">
                <text:p>17894.8379579054</text:p>
              </table:table-cell>
              <table:table-cell office:value-type="float" office:value="17085.4686557281">
                <text:p>17085.4686557281</text:p>
              </table:table-cell>
              <table:table-cell office:value-type="float" office:value="16312.6409430068">
                <text:p>16312.6409430068</text:p>
              </table:table-cell>
              <table:table-cell office:value-type="float" office:value="15574.7106584915">
                <text:p>15574.7106584915</text:p>
              </table:table-cell>
              <table:table-cell office:value-type="float" office:value="14870.1071304501">
                <text:p>14870.1071304501</text:p>
              </table:table-cell>
              <table:table-cell office:value-type="float" office:value="14197.3299429369">
                <text:p>14197.3299429369</text:p>
              </table:table-cell>
              <table:table-cell office:value-type="float" office:value="13554.9458379567">
                <text:p>13554.9458379567</text:p>
              </table:table-cell>
              <table:table-cell office:value-type="float" office:value="12941.5857267243">
                <text:p>12941.5857267243</text:p>
              </table:table-cell>
              <table:table-cell office:value-type="float" office:value="12355.9418575059">
                <text:p>12355.9418575059</text:p>
              </table:table-cell>
              <table:table-cell office:value-type="float" office:value="11796.7650951812">
                <text:p>11796.7650951812</text:p>
              </table:table-cell>
              <table:table-cell office:value-type="float" office:value="11262.8623138135">
                <text:p>11262.8623138135</text:p>
              </table:table-cell>
              <table:table-cell office:value-type="float" office:value="10753.0939249112">
                <text:p>10753.0939249112</text:p>
              </table:table-cell>
              <table:table-cell office:value-type="float" office:value="10266.3714740858">
                <text:p>10266.3714740858</text:p>
              </table:table-cell>
              <table:table-cell office:value-type="float" office:value="9801.65539625112">
                <text:p>9801.65539625112</text:p>
              </table:table-cell>
              <table:table-cell office:value-type="float" office:value="9357.95280280418">
                <text:p>9357.95280280418</text:p>
              </table:table-cell>
              <table:table-cell office:value-type="float" office:value="8934.31543987365">
                <text:p>8934.31543987365</text:p>
              </table:table-cell>
              <table:table-cell office:value-type="float" office:value="8529.83766156824">
                <text:p>8529.83766156824</text:p>
              </table:table-cell>
              <table:table-cell office:value-type="float" office:value="8143.65456506754">
                <text:p>8143.65456506754</text:p>
              </table:table-cell>
              <table:table-cell office:value-type="float" office:value="7774.94013357205">
                <text:p>7774.94013357205</text:p>
              </table:table-cell>
              <table:table-cell office:value-type="float" office:value="7422.90553999261">
                <text:p>7422.90553999261</text:p>
              </table:table-cell>
              <table:table-cell office:value-type="float" office:value="7086.79745850673">
                <text:p>7086.79745850673</text:p>
              </table:table-cell>
              <table:table-cell office:value-type="float" office:value="6765.89646764027">
                <text:p>6765.89646764027</text:p>
              </table:table-cell>
              <table:table-cell office:value-type="float" office:value="6459.51553971164">
                <text:p>6459.51553971164</text:p>
              </table:table-cell>
              <table:table-cell office:value-type="float" office:value="6166.9986231502">
                <text:p>6166.9986231502</text:p>
              </table:table-cell>
              <table:table-cell office:value-type="float" office:value="5887.7192069122">
                <text:p>5887.7192069122</text:p>
              </table:table-cell>
              <table:table-cell office:value-type="float" office:value="5621.07902787348">
                <text:p>5621.07902787348</text:p>
              </table:table-cell>
              <table:table-cell office:value-type="float" office:value="5366.50679391352">
                <text:p>5366.50679391352</text:p>
              </table:table-cell>
              <table:table-cell office:value-type="float" office:value="5123.45696743474">
                <text:p>5123.45696743474</text:p>
              </table:table-cell>
              <table:table-cell office:value-type="float" office:value="4891.40862274179">
                <text:p>4891.40862274179</text:p>
              </table:table-cell>
              <table:table-cell office:value-type="float" office:value="4669.86432892355">
                <text:p>4669.86432892355</text:p>
              </table:table-cell>
              <table:table-cell office:value-type="float" office:value="4458.34910123203">
                <text:p>4458.34910123203</text:p>
              </table:table-cell>
              <table:table-cell office:value-type="float" office:value="4256.40938983187">
                <text:p>4256.40938983187</text:p>
              </table:table-cell>
              <table:table-cell office:value-type="float" office:value="4063.61211597849">
                <text:p>4063.61211597849</text:p>
              </table:table-cell>
              <table:table-cell office:value-type="float" office:value="3879.543753464">
                <text:p>3879.543753464</text:p>
              </table:table-cell>
              <table:table-cell office:value-type="float" office:value="3703.80944519472">
                <text:p>3703.80944519472</text:p>
              </table:table-cell>
              <table:table-cell office:value-type="float" office:value="3536.03216794835">
                <text:p>3536.03216794835</text:p>
              </table:table-cell>
              <table:table-cell office:value-type="float" office:value="3375.85192653052">
                <text:p>3375.85192653052</text:p>
              </table:table-cell>
              <table:table-cell office:value-type="float" office:value="3222.92498818452">
                <text:p>3222.92498818452</text:p>
              </table:table-cell>
              <table:table-cell office:value-type="float" office:value="3076.92315070025">
                <text:p>3076.92315070025</text:p>
              </table:table-cell>
              <table:table-cell office:value-type="float" office:value="2937.53303744016">
                <text:p>2937.53303744016</text:p>
              </table:table-cell>
              <table:table-cell office:value-type="float" office:value="2804.45543414777">
                <text:p>2804.45543414777</text:p>
              </table:table-cell>
              <table:table-cell office:value-type="float" office:value="2677.40465602489">
                <text:p>2677.40465602489</text:p>
              </table:table-cell>
              <table:table-cell office:value-type="float" office:value="2556.10792595413">
                <text:p>2556.10792595413</text:p>
              </table:table-cell>
              <table:table-cell office:value-type="float" office:value="2440.30479802943">
                <text:p>2440.30479802943</text:p>
              </table:table-cell>
              <table:table-cell office:value-type="float" office:value="2329.74660703426">
                <text:p>2329.74660703426</text:p>
              </table:table-cell>
              <table:table-cell office:value-type="float" office:value="2224.19592661096">
                <text:p>2224.19592661096</text:p>
              </table:table-cell>
              <table:table-cell office:value-type="float" office:value="2123.42606616408">
                <text:p>2123.42606616408</text:p>
              </table:table-cell>
              <table:table-cell office:value-type="float" office:value="2027.22059258639">
                <text:p>2027.22059258639</text:p>
              </table:table-cell>
              <table:table-cell office:value-type="float" office:value="1935.37285745523">
                <text:p>1935.37285745523</text:p>
              </table:table-cell>
              <table:table-cell office:value-type="float" office:value="1847.68555833595">
                <text:p>1847.68555833595</text:p>
              </table:table-cell>
              <table:table-cell office:value-type="float" office:value="1763.9703234156">
                <text:p>1763.9703234156</text:p>
              </table:table-cell>
              <table:table-cell office:value-type="float" office:value="1684.04729932029">
                <text:p>1684.04729932029</text:p>
              </table:table-cell>
              <table:table-cell office:value-type="float" office:value="1607.74476847201">
                <text:p>1607.74476847201</text:p>
              </table:table-cell>
              <table:table-cell office:value-type="float" office:value="1534.89878741481">
                <text:p>1534.89878741481</text:p>
              </table:table-cell>
              <table:table-cell office:value-type="float" office:value="1465.35282842331">
                <text:p>1465.35282842331</text:p>
              </table:table-cell>
              <table:table-cell office:value-type="float" office:value="1398.9574455315">
                <text:p>1398.9574455315</text:p>
              </table:table-cell>
              <table:table-cell office:value-type="float" office:value="1335.56995999348">
                <text:p>1335.56995999348</text:p>
              </table:table-cell>
              <table:table-cell office:value-type="float" office:value="1275.05414826685">
                <text:p>1275.05414826685</text:p>
              </table:table-cell>
              <table:table-cell office:value-type="float" office:value="1217.27995068503">
                <text:p>1217.27995068503</text:p>
              </table:table-cell>
              <table:table-cell office:value-type="float" office:value="1162.1231981928">
                <text:p>1162.1231981928</text:p>
              </table:table-cell>
              <table:table-cell office:value-type="float" office:value="1109.46534078424">
                <text:p>1109.46534078424</text:p>
              </table:table-cell>
              <table:table-cell office:value-type="float" office:value="1059.19319344312">
                <text:p>1059.19319344312</text:p>
              </table:table-cell>
              <table:table-cell office:value-type="float" office:value="1011.19869798428">
                <text:p>1011.19869798428</text:p>
              </table:table-cell>
              <table:table-cell office:value-type="float" office:value="965.378687113484">
                <text:p>965.378687113484</text:p>
              </table:table-cell>
              <table:table-cell office:value-type="float" office:value="921.634662570508">
                <text:p>921.634662570508</text:p>
              </table:table-cell>
              <table:table-cell office:value-type="float" office:value="879.872588357252">
                <text:p>879.872588357252</text:p>
              </table:table-cell>
              <table:table-cell office:value-type="float" office:value="840.002685747093">
                <text:p>840.002685747093</text:p>
              </table:table-cell>
              <table:table-cell office:value-type="float" office:value="801.939239357695">
                <text:p>801.939239357695</text:p>
              </table:table-cell>
              <table:table-cell office:value-type="float" office:value="765.600417019205">
                <text:p>765.600417019205</text:p>
              </table:table-cell>
              <table:table-cell office:value-type="float" office:value="730.908092415141">
                <text:p>730.908092415141</text:p>
              </table:table-cell>
              <table:table-cell office:value-type="float" office:value="697.787675574133">
                <text:p>697.787675574133</text:p>
              </table:table-cell>
              <table:table-cell office:value-type="float" office:value="666.167955495547">
                <text:p>666.167955495547</text:p>
              </table:table-cell>
              <table:table-cell office:value-type="float" office:value="635.980946749929">
                <text:p>635.980946749929</text:p>
              </table:table-cell>
              <table:table-cell office:value-type="float" office:value="607.161741338519">
                <text:p>607.161741338519</text:p>
              </table:table-cell>
              <table:table-cell office:value-type="float" office:value="579.64837152628">
                <text:p>579.64837152628</text:p>
              </table:table-cell>
              <table:table-cell office:value-type="float" office:value="553.381677324538">
                <text:p>553.381677324538</text:p>
              </table:table-cell>
              <table:table-cell office:value-type="float" office:value="528.30517680628">
                <text:p>528.30517680628</text:p>
              </table:table-cell>
              <table:table-cell office:value-type="float" office:value="504.364946420685">
                <text:p>504.364946420685</text:p>
              </table:table-cell>
              <table:table-cell office:value-type="float" office:value="481.509506491755">
                <text:p>481.509506491755</text:p>
              </table:table-cell>
              <table:table-cell office:value-type="float" office:value="459.689707993946">
                <text:p>459.689707993946</text:p>
              </table:table-cell>
              <table:table-cell office:value-type="float" office:value="438.858628019451">
                <text:p>438.858628019451</text:p>
              </table:table-cell>
              <table:table-cell office:value-type="float" office:value="418.971470369394">
                <text:p>418.971470369394</text:p>
              </table:table-cell>
              <table:table-cell office:value-type="float" office:value="399.985467012616">
                <text:p>399.985467012616</text:p>
              </table:table-cell>
              <table:table-cell office:value-type="float" office:value="381.859786824164">
                <text:p>381.859786824164</text:p>
              </table:table-cell>
              <table:table-cell office:value-type="float" office:value="364.555449837743">
                <text:p>364.555449837743</text:p>
              </table:table-cell>
              <table:table-cell office:value-type="float" office:value="348.035241137473">
                <text:p>348.035241137473</text:p>
              </table:table-cell>
              <table:table-cell office:value-type="float" office:value="332.263631278098">
                <text:p>332.263631278098</text:p>
              </table:table-cell>
              <table:table-cell office:value-type="float" office:value="317.206701405034">
                <text:p>317.206701405034</text:p>
              </table:table-cell>
              <table:table-cell office:value-type="float" office:value="302.832068850051">
                <text:p>302.832068850051</text:p>
              </table:table-cell>
              <table:table-cell office:value-type="float" office:value="289.108817503805">
                <text:p>289.108817503805</text:p>
              </table:table-cell>
              <table:table-cell office:value-type="float" office:value="276.007432719856">
                <text:p>276.007432719856</text:p>
              </table:table-cell>
              <table:table-cell office:value-type="float" office:value="263.499736695469">
                <text:p>263.499736695469</text:p>
              </table:table-cell>
              <table:table-cell office:value-type="float" office:value="251.558827613275">
                <text:p>251.558827613275</text:p>
              </table:table-cell>
              <table:table-cell office:value-type="float" office:value="240.159023275011">
                <text:p>240.159023275011</text:p>
              </table:table-cell>
              <table:table-cell office:value-type="float" office:value="229.275805079948">
                <text:p>229.275805079948</text:p>
              </table:table-cell>
              <table:table-cell office:value-type="float" office:value="218.885764870145">
                <text:p>218.885764870145</text:p>
              </table:table-cell>
              <table:table-cell office:value-type="float" office:value="208.966555398828">
                <text:p>208.966555398828</text:p>
              </table:table-cell>
              <table:table-cell office:value-type="float" office:value="199.4968419784">
                <text:p>199.4968419784</text:p>
              </table:table-cell>
              <table:table-cell office:value-type="float" office:value="190.456256071781">
                <text:p>190.456256071781</text:p>
              </table:table-cell>
              <table:table-cell office:value-type="float" office:value="181.825352300055">
                <text:p>181.825352300055</text:p>
              </table:table-cell>
              <table:table-cell office:value-type="float" office:value="173.585566635082">
                <text:p>173.585566635082</text:p>
              </table:table-cell>
              <table:table-cell office:value-type="float" office:value="165.719175686829">
                <text:p>165.719175686829</text:p>
              </table:table-cell>
              <table:table-cell office:value-type="float" office:value="158.209259227709">
                <text:p>158.209259227709</text:p>
              </table:table-cell>
              <table:table-cell office:value-type="float" office:value="151.039664126533">
                <text:p>151.039664126533</text:p>
              </table:table-cell>
              <table:table-cell office:value-type="float" office:value="144.194968840742">
                <text:p>144.194968840742</text:p>
              </table:table-cell>
              <table:table-cell office:value-type="float" office:value="137.660450587296">
                <text:p>137.660450587296</text:p>
              </table:table-cell>
              <table:table-cell office:value-type="float" office:value="131.422053927913">
                <text:p>131.422053927913</text:p>
              </table:table-cell>
              <table:table-cell office:value-type="float" office:value="125.46635995021">
                <text:p>125.46635995021</text:p>
              </table:table-cell>
              <table:table-cell office:value-type="float" office:value="119.780557658862">
                <text:p>119.780557658862</text:p>
              </table:table-cell>
              <table:table-cell office:value-type="float" office:value="114.352417097995">
                <text:p>114.352417097995</text:p>
              </table:table-cell>
              <table:table-cell office:value-type="float" office:value="109.170262194513">
                <text:p>109.170262194513</text:p>
              </table:table-cell>
              <table:table-cell office:value-type="float" office:value="104.222945890406">
                <text:p>104.222945890406</text:p>
              </table:table-cell>
              <table:table-cell office:value-type="float" office:value="99.4998264864223">
                <text:p>99.4998264864223</text:p>
              </table:table-cell>
              <table:table-cell office:value-type="float" office:value="94.9907443478054">
                <text:p>94.9907443478054</text:p>
              </table:table-cell>
              <table:table-cell office:value-type="float" office:value="90.6860001025182">
                <text:p>90.6860001025182</text:p>
              </table:table-cell>
              <table:table-cell office:value-type="float" office:value="86.5763341218471">
                <text:p>86.5763341218471</text:p>
              </table:table-cell>
              <table:table-cell office:value-type="float" office:value="82.6529061678581">
                <text:p>82.6529061678581</text:p>
              </table:table-cell>
              <table:table-cell office:value-type="float" office:value="78.9072763921619">
                <text:p>78.9072763921619</text:p>
              </table:table-cell>
              <table:table-cell office:value-type="float" office:value="75.331387785596">
                <text:p>75.331387785596</text:p>
              </table:table-cell>
              <table:table-cell office:value-type="float" office:value="71.9175483772249">
                <text:p>71.9175483772249</text:p>
              </table:table-cell>
            </table:table-row>
            <table:table-row>
              <table:table-cell office:value-type="string">
                <text:p>Recovered</text:p>
                <draw:g>
                  <svg:desc>'South Korea_smallpox'.A5:'South Korea_smallpox'.A5</svg:desc>
                </draw:g>
              </table:table-cell>
              <table:table-cell office:value-type="float" office:value="0">
                <text:p>0</text:p>
                <draw:g>
                  <svg:desc>'South Korea_smallpox'.B5:'South Korea_smallpox'.SG5</svg:desc>
                </draw:g>
              </table:table-cell>
              <table:table-cell office:value-type="float" office:value="0.00199031532326325">
                <text:p>0.00199031532326325</text:p>
              </table:table-cell>
              <table:table-cell office:value-type="float" office:value="0.00769413516548883">
                <text:p>0.00769413516548883</text:p>
              </table:table-cell>
              <table:table-cell office:value-type="float" office:value="0.0169174425623949">
                <text:p>0.0169174425623949</text:p>
              </table:table-cell>
              <table:table-cell office:value-type="float" office:value="0.0297028663490073">
                <text:p>0.0297028663490073</text:p>
              </table:table-cell>
              <table:table-cell office:value-type="float" office:value="0.0462982784506906">
                <text:p>0.0462982784506906</text:p>
              </table:table-cell>
              <table:table-cell office:value-type="float" office:value="0.067142071817326">
                <text:p>0.067142071817326</text:p>
              </table:table-cell>
              <table:table-cell office:value-type="float" office:value="0.0928618555204429">
                <text:p>0.0928618555204429</text:p>
              </table:table-cell>
              <table:table-cell office:value-type="float" office:value="0.124284564126399">
                <text:p>0.124284564126399</text:p>
              </table:table-cell>
              <table:table-cell office:value-type="float" office:value="0.162456942578952">
                <text:p>0.162456942578952</text:p>
              </table:table-cell>
              <table:table-cell office:value-type="float" office:value="0.20867613744542">
                <text:p>0.20867613744542</text:p>
              </table:table-cell>
              <table:table-cell office:value-type="float" office:value="0.264530759254801">
                <text:p>0.264530759254801</text:p>
              </table:table-cell>
              <table:table-cell office:value-type="float" office:value="0.33195335077126">
                <text:p>0.33195335077126</text:p>
              </table:table-cell>
              <table:table-cell office:value-type="float" office:value="0.413285739251213">
                <text:p>0.413285739251213</text:p>
              </table:table-cell>
              <table:table-cell office:value-type="float" office:value="0.511359304313833">
                <text:p>0.511359304313833</text:p>
              </table:table-cell>
              <table:table-cell office:value-type="float" office:value="0.629592777313205">
                <text:p>0.629592777313205</text:p>
              </table:table-cell>
              <table:table-cell office:value-type="float" office:value="0.7721108784131">
                <text:p>0.7721108784131</text:p>
              </table:table-cell>
              <table:table-cell office:value-type="float" office:value="0.943887826731323">
                <text:p>0.943887826731323</text:p>
              </table:table-cell>
              <table:table-cell office:value-type="float" office:value="1.15092067447052">
                <text:p>1.15092067447052</text:p>
              </table:table-cell>
              <table:table-cell office:value-type="float" office:value="1.40043847557677">
                <text:p>1.40043847557677</text:p>
              </table:table-cell>
              <table:table-cell office:value-type="float" office:value="1.70115459827941">
                <text:p>1.70115459827941</text:p>
              </table:table-cell>
              <table:table-cell office:value-type="float" office:value="2.06357086449553">
                <text:p>2.06357086449553</text:p>
              </table:table-cell>
              <table:table-cell office:value-type="float" office:value="2.50034425140377">
                <text:p>2.50034425140377</text:p>
              </table:table-cell>
              <table:table-cell office:value-type="float" office:value="3.02672886563948">
                <text:p>3.02672886563948</text:p>
              </table:table-cell>
              <table:table-cell office:value-type="float" office:value="3.66110866373574">
                <text:p>3.66110866373574</text:p>
              </table:table-cell>
              <table:table-cell office:value-type="float" office:value="4.42563944843816">
                <text:p>4.42563944843816</text:p>
              </table:table-cell>
              <table:table-cell office:value-type="float" office:value="5.34702267564988">
                <text:p>5.34702267564988</text:p>
              </table:table-cell>
              <table:table-cell office:value-type="float" office:value="6.45743797316171">
                <text:p>6.45743797316171</text:p>
              </table:table-cell>
              <table:table-cell office:value-type="float" office:value="7.79566701201025">
                <text:p>7.79566701201025</text:p>
              </table:table-cell>
              <table:table-cell office:value-type="float" office:value="9.40844795765578">
                <text:p>9.40844795765578</text:p>
              </table:table-cell>
              <table:table-cell office:value-type="float" office:value="11.352107792623">
                <text:p>11.352107792623</text:p>
              </table:table-cell>
              <table:table-cell office:value-type="float" office:value="13.6945295238472">
                <text:p>13.6945295238472</text:p>
              </table:table-cell>
              <table:table-cell office:value-type="float" office:value="16.5175229795439">
                <text:p>16.5175229795439</text:p>
              </table:table-cell>
              <table:table-cell office:value-type="float" office:value="19.9196819840019">
                <text:p>19.9196819840019</text:p>
              </table:table-cell>
              <table:table-cell office:value-type="float" office:value="24.0198276862867">
                <text:p>24.0198276862867</text:p>
              </table:table-cell>
              <table:table-cell office:value-type="float" office:value="28.961158317699">
                <text:p>28.961158317699</text:p>
              </table:table-cell>
              <table:table-cell office:value-type="float" office:value="34.9162502339729">
                <text:p>34.9162502339729</text:p>
              </table:table-cell>
              <table:table-cell office:value-type="float" office:value="42.0930848885439">
                <text:p>42.0930848885439</text:p>
              </table:table-cell>
              <table:table-cell office:value-type="float" office:value="50.7423122198778">
                <text:p>50.7423122198778</text:p>
              </table:table-cell>
              <table:table-cell office:value-type="float" office:value="61.166004028111">
                <text:p>61.166004028111</text:p>
              </table:table-cell>
              <table:table-cell office:value-type="float" office:value="73.72820296397">
                <text:p>73.72820296397</text:p>
              </table:table-cell>
              <table:table-cell office:value-type="float" office:value="88.8676354942234">
                <text:p>88.8676354942234</text:p>
              </table:table-cell>
              <table:table-cell office:value-type="float" office:value="107.113032512737">
                <text:p>107.113032512737</text:p>
              </table:table-cell>
              <table:table-cell office:value-type="float" office:value="129.101592360367">
                <text:p>129.101592360367</text:p>
              </table:table-cell>
              <table:table-cell office:value-type="float" office:value="155.601230798111">
                <text:p>155.601230798111</text:p>
              </table:table-cell>
              <table:table-cell office:value-type="float" office:value="187.537394260151">
                <text:p>187.537394260151</text:p>
              </table:table-cell>
              <table:table-cell office:value-type="float" office:value="226.025371943049">
                <text:p>226.025371943049</text:p>
              </table:table-cell>
              <table:table-cell office:value-type="float" office:value="272.409234109579">
                <text:p>272.409234109579</text:p>
              </table:table-cell>
              <table:table-cell office:value-type="float" office:value="328.30875430671">
                <text:p>328.30875430671</text:p>
              </table:table-cell>
              <table:table-cell office:value-type="float" office:value="395.675951198069">
                <text:p>395.675951198069</text:p>
              </table:table-cell>
              <table:table-cell office:value-type="float" office:value="476.863221252687">
                <text:p>476.863221252687</text:p>
              </table:table-cell>
              <table:table-cell office:value-type="float" office:value="574.705435398054">
                <text:p>574.705435398054</text:p>
              </table:table-cell>
              <table:table-cell office:value-type="float" office:value="692.618858243267">
                <text:p>692.618858243267</text:p>
              </table:table-cell>
              <table:table-cell office:value-type="float" office:value="834.720332546264">
                <text:p>834.720332546264</text:p>
              </table:table-cell>
              <table:table-cell office:value-type="float" office:value="1005.97087259501">
                <text:p>1005.97087259501</text:p>
              </table:table-cell>
              <table:table-cell office:value-type="float" office:value="1212.34865356022">
                <text:p>1212.34865356022</text:p>
              </table:table-cell>
              <table:table-cell office:value-type="float" office:value="1461.05740208692">
                <text:p>1461.05740208692</text:p>
              </table:table-cell>
              <table:table-cell office:value-type="float" office:value="1760.77740834492">
                <text:p>1760.77740834492</text:p>
              </table:table-cell>
              <table:table-cell office:value-type="float" office:value="2121.96784463899">
                <text:p>2121.96784463899</text:p>
              </table:table-cell>
              <table:table-cell office:value-type="float" office:value="2557.230831761">
                <text:p>2557.230831761</text:p>
              </table:table-cell>
              <table:table-cell office:value-type="float" office:value="3081.74979523499">
                <text:p>3081.74979523499</text:p>
              </table:table-cell>
              <table:table-cell office:value-type="float" office:value="3713.81716570835">
                <text:p>3713.81716570835</text:p>
              </table:table-cell>
              <table:table-cell office:value-type="float" office:value="4475.46949850516">
                <text:p>4475.46949850516</text:p>
              </table:table-cell>
              <table:table-cell office:value-type="float" office:value="5393.25166221435">
                <text:p>5393.25166221435</text:p>
              </table:table-cell>
              <table:table-cell office:value-type="float" office:value="6499.13602224749">
                <text:p>6499.13602224749</text:p>
              </table:table-cell>
              <table:table-cell office:value-type="float" office:value="7831.62761709454">
                <text:p>7831.62761709454</text:p>
              </table:table-cell>
              <table:table-cell office:value-type="float" office:value="9437.09231972119">
                <text:p>9437.09231972119</text:p>
              </table:table-cell>
              <table:table-cell office:value-type="float" office:value="11371.3520244641">
                <text:p>11371.3520244641</text:p>
              </table:table-cell>
              <table:table-cell office:value-type="float" office:value="13701.5992252649">
                <text:p>13701.5992252649</text:p>
              </table:table-cell>
              <table:table-cell office:value-type="float" office:value="16508.6929575349">
                <text:p>16508.6929575349</text:p>
              </table:table-cell>
              <table:table-cell office:value-type="float" office:value="19889.9092332053">
                <text:p>19889.9092332053</text:p>
              </table:table-cell>
              <table:table-cell office:value-type="float" office:value="23962.2318337965">
                <text:p>23962.2318337965</text:p>
              </table:table-cell>
              <table:table-cell office:value-type="float" office:value="28866.2836677955">
                <text:p>28866.2836677955</text:p>
              </table:table-cell>
              <table:table-cell office:value-type="float" office:value="34771.0147009138">
                <text:p>34771.0147009138</text:p>
              </table:table-cell>
              <table:table-cell office:value-type="float" office:value="41879.2795521616">
                <text:p>41879.2795521616</text:p>
              </table:table-cell>
              <table:table-cell office:value-type="float" office:value="50434.455097473">
                <text:p>50434.455097473</text:p>
              </table:table-cell>
              <table:table-cell office:value-type="float" office:value="60728.2612489036">
                <text:p>60728.2612489036</text:p>
              </table:table-cell>
              <table:table-cell office:value-type="float" office:value="73109.9366473063">
                <text:p>73109.9366473063</text:p>
              </table:table-cell>
              <table:table-cell office:value-type="float" office:value="87996.7346415654">
                <text:p>87996.7346415654</text:p>
              </table:table-cell>
              <table:table-cell office:value-type="float" office:value="105884.357453896">
                <text:p>105884.357453896</text:p>
              </table:table-cell>
              <table:table-cell office:value-type="float" office:value="127346.957712592">
                <text:p>127346.957712592</text:p>
              </table:table-cell>
              <table:table-cell office:value-type="float" office:value="152968.978878564">
                <text:p>152968.978878564</text:p>
              </table:table-cell>
              <table:table-cell office:value-type="float" office:value="183069.925237396">
                <text:p>183069.925237396</text:p>
              </table:table-cell>
              <table:table-cell office:value-type="float" office:value="217431.331374369">
                <text:p>217431.331374369</text:p>
              </table:table-cell>
              <table:table-cell office:value-type="float" office:value="255521.331551422">
                <text:p>255521.331551422</text:p>
              </table:table-cell>
              <table:table-cell office:value-type="float" office:value="296782.563882827">
                <text:p>296782.563882827</text:p>
              </table:table-cell>
              <table:table-cell office:value-type="float" office:value="340714.638990003">
                <text:p>340714.638990003</text:p>
              </table:table-cell>
              <table:table-cell office:value-type="float" office:value="386881.995350234">
                <text:p>386881.995350234</text:p>
              </table:table-cell>
              <table:table-cell office:value-type="float" office:value="434907.96286847">
                <text:p>434907.96286847</text:p>
              </table:table-cell>
              <table:table-cell office:value-type="float" office:value="484467.274453652">
                <text:p>484467.274453652</text:p>
              </table:table-cell>
              <table:table-cell office:value-type="float" office:value="535279.16489089">
                <text:p>535279.16489089</text:p>
              </table:table-cell>
              <table:table-cell office:value-type="float" office:value="587101.332096757">
                <text:p>587101.332096757</text:p>
              </table:table-cell>
              <table:table-cell office:value-type="float" office:value="639724.707440981">
                <text:p>639724.707440981</text:p>
              </table:table-cell>
              <table:table-cell office:value-type="float" office:value="692968.937145401">
                <text:p>692968.937145401</text:p>
              </table:table-cell>
              <table:table-cell office:value-type="float" office:value="746678.478842298">
                <text:p>746678.478842298</text:p>
              </table:table-cell>
              <table:table-cell office:value-type="float" office:value="800719.230197329">
                <text:p>800719.230197329</text:p>
              </table:table-cell>
              <table:table-cell office:value-type="float" office:value="854975.617096789">
                <text:p>854975.617096789</text:p>
              </table:table-cell>
              <table:table-cell office:value-type="float" office:value="909348.078490134">
                <text:p>909348.078490134</text:p>
              </table:table-cell>
              <table:table-cell office:value-type="float" office:value="963750.89464959">
                <text:p>963750.89464959</text:p>
              </table:table-cell>
              <table:table-cell office:value-type="float" office:value="1018110.31226184">
                <text:p>1018110.31226184</text:p>
              </table:table-cell>
              <table:table-cell office:value-type="float" office:value="1072362.9180729">
                <text:p>1072362.9180729</text:p>
              </table:table-cell>
              <table:table-cell office:value-type="float" office:value="1126454.24276418">
                <text:p>1126454.24276418</text:p>
              </table:table-cell>
              <table:table-cell office:value-type="float" office:value="1180337.55283193">
                <text:p>1180337.55283193</text:p>
              </table:table-cell>
              <table:table-cell office:value-type="float" office:value="1233972.80164802">
                <text:p>1233972.80164802</text:p>
              </table:table-cell>
              <table:table-cell office:value-type="float" office:value="1287325.72790941">
                <text:p>1287325.72790941</text:p>
              </table:table-cell>
              <table:table-cell office:value-type="float" office:value="1340367.07514696">
                <text:p>1340367.07514696</text:p>
              </table:table-cell>
              <table:table-cell office:value-type="float" office:value="1393071.91699971">
                <text:p>1393071.91699971</text:p>
              </table:table-cell>
              <table:table-cell office:value-type="float" office:value="1445419.07470784">
                <text:p>1445419.07470784</text:p>
              </table:table-cell>
              <table:table-cell office:value-type="float" office:value="1497390.61259512">
                <text:p>1497390.61259512</text:p>
              </table:table-cell>
              <table:table-cell office:value-type="float" office:value="1548971.40367676">
                <text:p>1548971.40367676</text:p>
              </table:table-cell>
              <table:table-cell office:value-type="float" office:value="1600148.75240852">
                <text:p>1600148.75240852</text:p>
              </table:table-cell>
              <table:table-cell office:value-type="float" office:value="1650912.0690834">
                <text:p>1650912.0690834</text:p>
              </table:table-cell>
              <table:table-cell office:value-type="float" office:value="1701252.5886229">
                <text:p>1701252.5886229</text:p>
              </table:table-cell>
              <table:table-cell office:value-type="float" office:value="1751163.12711411">
                <text:p>1751163.12711411</text:p>
              </table:table-cell>
              <table:table-cell office:value-type="float" office:value="1800637.87105964">
                <text:p>1800637.87105964</text:p>
              </table:table-cell>
              <table:table-cell office:value-type="float" office:value="1849672.19511475">
                <text:p>1849672.19511475</text:p>
              </table:table-cell>
              <table:table-cell office:value-type="float" office:value="1898262.5047396">
                <text:p>1898262.5047396</text:p>
              </table:table-cell>
              <table:table-cell office:value-type="float" office:value="1946406.09956557">
                <text:p>1946406.09956557</text:p>
              </table:table-cell>
              <table:table-cell office:value-type="float" office:value="1994101.05528367">
                <text:p>1994101.05528367</text:p>
              </table:table-cell>
              <table:table-cell office:value-type="float" office:value="2041346.12140683">
                <text:p>2041346.12140683</text:p>
              </table:table-cell>
              <table:table-cell office:value-type="float" office:value="2088140.6327939">
                <text:p>2088140.6327939</text:p>
              </table:table-cell>
              <table:table-cell office:value-type="float" office:value="2134484.43282766">
                <text:p>2134484.43282766</text:p>
              </table:table-cell>
              <table:table-cell office:value-type="float" office:value="2180377.80700847">
                <text:p>2180377.80700847</text:p>
              </table:table-cell>
              <table:table-cell office:value-type="float" office:value="2225821.42501918">
                <text:p>2225821.42501918</text:p>
              </table:table-cell>
              <table:table-cell office:value-type="float" office:value="2270816.29116171">
                <text:p>2270816.29116171</text:p>
              </table:table-cell>
              <table:table-cell office:value-type="float" office:value="2315363.70070707">
                <text:p>2315363.70070707</text:p>
              </table:table-cell>
              <table:table-cell office:value-type="float" office:value="2359465.20259557">
                <text:p>2359465.20259557</text:p>
              </table:table-cell>
              <table:table-cell office:value-type="float" office:value="2403122.56617727">
                <text:p>2403122.56617727</text:p>
              </table:table-cell>
              <table:table-cell office:value-type="float" office:value="2446337.75329486">
                <text:p>2446337.75329486</text:p>
              </table:table-cell>
              <table:table-cell office:value-type="float" office:value="2489112.89314135">
                <text:p>2489112.89314135</text:p>
              </table:table-cell>
              <table:table-cell office:value-type="float" office:value="2531450.2610725">
                <text:p>2531450.2610725</text:p>
              </table:table-cell>
              <table:table-cell office:value-type="float" office:value="2573352.25991202">
                <text:p>2573352.25991202</text:p>
              </table:table-cell>
              <table:table-cell office:value-type="float" office:value="2614821.40329322">
                <text:p>2614821.40329322</text:p>
              </table:table-cell>
              <table:table-cell office:value-type="float" office:value="2655860.3016383">
                <text:p>2655860.3016383</text:p>
              </table:table-cell>
              <table:table-cell office:value-type="float" office:value="2696471.6499959">
                <text:p>2696471.6499959</text:p>
              </table:table-cell>
              <table:table-cell office:value-type="float" office:value="2736658.21649537">
                <text:p>2736658.21649537</text:p>
              </table:table-cell>
              <table:table-cell office:value-type="float" office:value="2776422.83338836">
                <text:p>2776422.83338836</text:p>
              </table:table-cell>
              <table:table-cell office:value-type="float" office:value="2815768.38827331">
                <text:p>2815768.38827331</text:p>
              </table:table-cell>
              <table:table-cell office:value-type="float" office:value="2854697.81714804">
                <text:p>2854697.81714804</text:p>
              </table:table-cell>
              <table:table-cell office:value-type="float" office:value="2893214.09768753">
                <text:p>2893214.09768753</text:p>
              </table:table-cell>
              <table:table-cell office:value-type="float" office:value="2931320.24363088">
                <text:p>2931320.24363088</text:p>
              </table:table-cell>
              <table:table-cell office:value-type="float" office:value="2969019.2999921">
                <text:p>2969019.2999921</text:p>
              </table:table-cell>
              <table:table-cell office:value-type="float" office:value="3006314.33985961">
                <text:p>3006314.33985961</text:p>
              </table:table-cell>
              <table:table-cell office:value-type="float" office:value="3043208.47281231">
                <text:p>3043208.47281231</text:p>
              </table:table-cell>
              <table:table-cell office:value-type="float" office:value="3079704.96048635">
                <text:p>3079704.96048635</text:p>
              </table:table-cell>
              <table:table-cell office:value-type="float" office:value="3115808.3360476">
                <text:p>3115808.3360476</text:p>
              </table:table-cell>
              <table:table-cell office:value-type="float" office:value="3151534.89774824">
                <text:p>3151534.89774824</text:p>
              </table:table-cell>
              <table:table-cell office:value-type="float" office:value="3186991.9602581">
                <text:p>3186991.9602581</text:p>
              </table:table-cell>
              <table:table-cell office:value-type="float" office:value="3222493.8709083">
                <text:p>3222493.8709083</text:p>
              </table:table-cell>
              <table:table-cell office:value-type="float" office:value="3258418.27456502">
                <text:p>3258418.27456502</text:p>
              </table:table-cell>
              <table:table-cell office:value-type="float" office:value="3295104.64851952">
                <text:p>3295104.64851952</text:p>
              </table:table-cell>
              <table:table-cell office:value-type="float" office:value="3332851.33727801">
                <text:p>3332851.33727801</text:p>
              </table:table-cell>
              <table:table-cell office:value-type="float" office:value="3371923.57097682">
                <text:p>3371923.57097682</text:p>
              </table:table-cell>
              <table:table-cell office:value-type="float" office:value="3412560.83425073">
                <text:p>3412560.83425073</text:p>
              </table:table-cell>
              <table:table-cell office:value-type="float" office:value="3454982.91989467">
                <text:p>3454982.91989467</text:p>
              </table:table-cell>
              <table:table-cell office:value-type="float" office:value="3499394.84166611">
                <text:p>3499394.84166611</text:p>
              </table:table-cell>
              <table:table-cell office:value-type="float" office:value="3545990.81411041">
                <text:p>3545990.81411041</text:p>
              </table:table-cell>
              <table:table-cell office:value-type="float" office:value="3594957.47493347">
                <text:p>3594957.47493347</text:p>
              </table:table-cell>
              <table:table-cell office:value-type="float" office:value="3646476.49364931">
                <text:p>3646476.49364931</text:p>
              </table:table-cell>
              <table:table-cell office:value-type="float" office:value="3700726.67460018">
                <text:p>3700726.67460018</text:p>
              </table:table-cell>
              <table:table-cell office:value-type="float" office:value="3757885.64815141">
                <text:p>3757885.64815141</text:p>
              </table:table-cell>
              <table:table-cell office:value-type="float" office:value="3818131.22165825">
                <text:p>3818131.22165825</text:p>
              </table:table-cell>
              <table:table-cell office:value-type="float" office:value="3881642.44566335">
                <text:p>3881642.44566335</text:p>
              </table:table-cell>
              <table:table-cell office:value-type="float" office:value="3948600.44373935">
                <text:p>3948600.44373935</text:p>
              </table:table-cell>
              <table:table-cell office:value-type="float" office:value="4019189.03865173">
                <text:p>4019189.03865173</text:p>
              </table:table-cell>
              <table:table-cell office:value-type="float" office:value="4093595.20258043">
                <text:p>4093595.20258043</text:p>
              </table:table-cell>
              <table:table-cell office:value-type="float" office:value="4172009.35494352">
                <text:p>4172009.35494352</text:p>
              </table:table-cell>
              <table:table-cell office:value-type="float" office:value="4254625.52172119">
                <text:p>4254625.52172119</text:p>
              </table:table-cell>
              <table:table-cell office:value-type="float" office:value="4341641.36968517">
                <text:p>4341641.36968517</text:p>
              </table:table-cell>
              <table:table-cell office:value-type="float" office:value="4433258.12334192">
                <text:p>4433258.12334192</text:p>
              </table:table-cell>
              <table:table-cell office:value-type="float" office:value="4529680.3719529">
                <text:p>4529680.3719529</text:p>
              </table:table-cell>
              <table:table-cell office:value-type="float" office:value="4631115.77033061">
                <text:p>4631115.77033061</text:p>
              </table:table-cell>
              <table:table-cell office:value-type="float" office:value="4737774.63468696">
                <text:p>4737774.63468696</text:p>
              </table:table-cell>
              <table:table-cell office:value-type="float" office:value="4849869.43691054">
                <text:p>4849869.43691054</text:p>
              </table:table-cell>
              <table:table-cell office:value-type="float" office:value="4967614.19807317">
                <text:p>4967614.19807317</text:p>
              </table:table-cell>
              <table:table-cell office:value-type="float" office:value="5091223.77987404">
                <text:p>5091223.77987404</text:p>
              </table:table-cell>
              <table:table-cell office:value-type="float" office:value="5220913.07597607">
                <text:p>5220913.07597607</text:p>
              </table:table-cell>
              <table:table-cell office:value-type="float" office:value="5356896.10297946">
                <text:p>5356896.10297946</text:p>
              </table:table-cell>
              <table:table-cell office:value-type="float" office:value="5499384.99131847">
                <text:p>5499384.99131847</text:p>
              </table:table-cell>
              <table:table-cell office:value-type="float" office:value="5648588.8884847">
                <text:p>5648588.8884847</text:p>
              </table:table-cell>
              <table:table-cell office:value-type="float" office:value="5804712.74989503">
                <text:p>5804712.74989503</text:p>
              </table:table-cell>
              <table:table-cell office:value-type="float" office:value="5967956.06857954">
                <text:p>5967956.06857954</text:p>
              </table:table-cell>
              <table:table-cell office:value-type="float" office:value="6138511.48031051">
                <text:p>6138511.48031051</text:p>
              </table:table-cell>
              <table:table-cell office:value-type="float" office:value="6316563.3193045">
                <text:p>6316563.3193045</text:p>
              </table:table-cell>
              <table:table-cell office:value-type="float" office:value="6502286.09456379">
                <text:p>6502286.09456379</text:p>
              </table:table-cell>
              <table:table-cell office:value-type="float" office:value="6695842.9246352">
                <text:p>6695842.9246352</text:p>
              </table:table-cell>
              <table:table-cell office:value-type="float" office:value="6897383.89979179">
                <text:p>6897383.89979179</text:p>
              </table:table-cell>
              <table:table-cell office:value-type="float" office:value="7107044.43092937">
                <text:p>7107044.43092937</text:p>
              </table:table-cell>
              <table:table-cell office:value-type="float" office:value="7324943.57185276">
                <text:p>7324943.57185276</text:p>
              </table:table-cell>
              <table:table-cell office:value-type="float" office:value="7551182.35086675">
                <text:p>7551182.35086675</text:p>
              </table:table-cell>
              <table:table-cell office:value-type="float" office:value="7785842.12048457">
                <text:p>7785842.12048457</text:p>
              </table:table-cell>
              <table:table-cell office:value-type="float" office:value="8028982.9439189">
                <text:p>8028982.9439189</text:p>
              </table:table-cell>
              <table:table-cell office:value-type="float" office:value="8280642.05442789">
                <text:p>8280642.05442789</text:p>
              </table:table-cell>
              <table:table-cell office:value-type="float" office:value="8540832.40558335">
                <text:p>8540832.40558335</text:p>
              </table:table-cell>
              <table:table-cell office:value-type="float" office:value="8809541.31279483">
                <text:p>8809541.31279483</text:p>
              </table:table-cell>
              <table:table-cell office:value-type="float" office:value="9086729.23952621">
                <text:p>9086729.23952621</text:p>
              </table:table-cell>
              <table:table-cell office:value-type="float" office:value="9372328.75377882">
                <text:p>9372328.75377882</text:p>
              </table:table-cell>
              <table:table-cell office:value-type="float" office:value="9666243.63680552">
                <text:p>9666243.63680552</text:p>
              </table:table-cell>
              <table:table-cell office:value-type="float" office:value="9968348.19812462">
                <text:p>9968348.19812462</text:p>
              </table:table-cell>
              <table:table-cell office:value-type="float" office:value="10278486.8184066">
                <text:p>10278486.8184066</text:p>
              </table:table-cell>
              <table:table-cell office:value-type="float" office:value="10596473.7057276">
                <text:p>10596473.7057276</text:p>
              </table:table-cell>
              <table:table-cell office:value-type="float" office:value="10922092.9095332">
                <text:p>10922092.9095332</text:p>
              </table:table-cell>
              <table:table-cell office:value-type="float" office:value="11255098.5790903">
                <text:p>11255098.5790903</text:p>
              </table:table-cell>
              <table:table-cell office:value-type="float" office:value="11595215.4788994">
                <text:p>11595215.4788994</text:p>
              </table:table-cell>
              <table:table-cell office:value-type="float" office:value="11942139.7726775">
                <text:p>11942139.7726775</text:p>
              </table:table-cell>
              <table:table-cell office:value-type="float" office:value="12295540.0527468">
                <text:p>12295540.0527468</text:p>
              </table:table-cell>
              <table:table-cell office:value-type="float" office:value="12655058.6237115">
                <text:p>12655058.6237115</text:p>
              </table:table-cell>
              <table:table-cell office:value-type="float" office:value="13020313.0253322">
                <text:p>13020313.0253322</text:p>
              </table:table-cell>
              <table:table-cell office:value-type="float" office:value="13390897.7726105">
                <text:p>13390897.7726105</text:p>
              </table:table-cell>
              <table:table-cell office:value-type="float" office:value="13766386.3085114">
                <text:p>13766386.3085114</text:p>
              </table:table-cell>
              <table:table-cell office:value-type="float" office:value="14146333.1331583">
                <text:p>14146333.1331583</text:p>
              </table:table-cell>
              <table:table-cell office:value-type="float" office:value="14530276.086309">
                <text:p>14530276.086309</text:p>
              </table:table-cell>
              <table:table-cell office:value-type="float" office:value="14917738.7744675">
                <text:p>14917738.7744675</text:p>
              </table:table-cell>
              <table:table-cell office:value-type="float" office:value="15308233.0882653">
                <text:p>15308233.0882653</text:p>
              </table:table-cell>
              <table:table-cell office:value-type="float" office:value="15701261.7879614">
                <text:p>15701261.7879614</text:p>
              </table:table-cell>
              <table:table-cell office:value-type="float" office:value="16096321.1491318">
                <text:p>16096321.1491318</text:p>
              </table:table-cell>
              <table:table-cell office:value-type="float" office:value="16492903.6044545">
                <text:p>16492903.6044545</text:p>
              </table:table-cell>
              <table:table-cell office:value-type="float" office:value="16890500.3658252">
                <text:p>16890500.3658252</text:p>
              </table:table-cell>
              <table:table-cell office:value-type="float" office:value="17288604.0204978">
                <text:p>17288604.0204978</text:p>
              </table:table-cell>
              <table:table-cell office:value-type="float" office:value="17686711.0342347">
                <text:p>17686711.0342347</text:p>
              </table:table-cell>
              <table:table-cell office:value-type="float" office:value="18084324.172041">
                <text:p>18084324.172041</text:p>
              </table:table-cell>
              <table:table-cell office:value-type="float" office:value="18480954.7775634">
                <text:p>18480954.7775634</text:p>
              </table:table-cell>
              <table:table-cell office:value-type="float" office:value="18876124.9631362">
                <text:p>18876124.9631362</text:p>
              </table:table-cell>
              <table:table-cell office:value-type="float" office:value="19269369.592526">
                <text:p>19269369.592526</text:p>
              </table:table-cell>
              <table:table-cell office:value-type="float" office:value="19660238.1376931">
                <text:p>19660238.1376931</text:p>
              </table:table-cell>
              <table:table-cell office:value-type="float" office:value="20048296.3415903">
                <text:p>20048296.3415903</text:p>
              </table:table-cell>
              <table:table-cell office:value-type="float" office:value="20433127.699369">
                <text:p>20433127.699369</text:p>
              </table:table-cell>
              <table:table-cell office:value-type="float" office:value="20814334.7486513">
                <text:p>20814334.7486513</text:p>
              </table:table-cell>
              <table:table-cell office:value-type="float" office:value="21191540.1752808">
                <text:p>21191540.1752808</text:p>
              </table:table-cell>
              <table:table-cell office:value-type="float" office:value="21564387.7360948">
                <text:p>21564387.7360948</text:p>
              </table:table-cell>
              <table:table-cell office:value-type="float" office:value="21932542.9859966">
                <text:p>21932542.9859966</text:p>
              </table:table-cell>
              <table:table-cell office:value-type="float" office:value="22295693.8269733">
                <text:p>22295693.8269733</text:p>
              </table:table-cell>
              <table:table-cell office:value-type="float" office:value="22653550.8897403">
                <text:p>22653550.8897403</text:p>
              </table:table-cell>
              <table:table-cell office:value-type="float" office:value="23005847.744027">
                <text:p>23005847.744027</text:p>
              </table:table-cell>
              <table:table-cell office:value-type="float" office:value="23352340.9628273">
                <text:p>23352340.9628273</text:p>
              </table:table-cell>
              <table:table-cell office:value-type="float" office:value="23692810.0317171">
                <text:p>23692810.0317171</text:p>
              </table:table-cell>
              <table:table-cell office:value-type="float" office:value="24027057.1278926">
                <text:p>24027057.1278926</text:p>
              </table:table-cell>
              <table:table-cell office:value-type="float" office:value="24354906.7855029">
                <text:p>24354906.7855029</text:p>
              </table:table-cell>
              <table:table-cell office:value-type="float" office:value="24676205.4421127">
                <text:p>24676205.4421127</text:p>
              </table:table-cell>
              <table:table-cell office:value-type="float" office:value="24990820.8932458">
                <text:p>24990820.8932458</text:p>
              </table:table-cell>
              <table:table-cell office:value-type="float" office:value="25298641.6593242">
                <text:p>25298641.6593242</text:p>
              </table:table-cell>
              <table:table-cell office:value-type="float" office:value="25599576.2799077">
                <text:p>25599576.2799077</text:p>
              </table:table-cell>
              <table:table-cell office:value-type="float" office:value="25893552.5469755">
                <text:p>25893552.5469755</text:p>
              </table:table-cell>
              <table:table-cell office:value-type="float" office:value="26180516.6862908">
                <text:p>26180516.6862908</text:p>
              </table:table-cell>
              <table:table-cell office:value-type="float" office:value="26460432.4955616">
                <text:p>26460432.4955616</text:p>
              </table:table-cell>
              <table:table-cell office:value-type="float" office:value="26733280.4544308">
                <text:p>26733280.4544308</text:p>
              </table:table-cell>
              <table:table-cell office:value-type="float" office:value="26999056.8116726">
                <text:p>26999056.8116726</text:p>
              </table:table-cell>
              <table:table-cell office:value-type="float" office:value="27257772.6565442">
                <text:p>27257772.6565442</text:p>
              </table:table-cell>
              <table:table-cell office:value-type="float" office:value="27509452.9871329">
                <text:p>27509452.9871329</text:p>
              </table:table-cell>
              <table:table-cell office:value-type="float" office:value="27754135.7743894">
                <text:p>27754135.7743894</text:p>
              </table:table-cell>
              <table:table-cell office:value-type="float" office:value="27991871.0386478">
                <text:p>27991871.0386478</text:p>
              </table:table-cell>
              <table:table-cell office:value-type="float" office:value="28222719.9325657">
                <text:p>28222719.9325657</text:p>
              </table:table-cell>
              <table:table-cell office:value-type="float" office:value="28446753.8470587">
                <text:p>28446753.8470587</text:p>
              </table:table-cell>
              <table:table-cell office:value-type="float" office:value="28664053.5324485">
                <text:p>28664053.5324485</text:p>
              </table:table-cell>
              <table:table-cell office:value-type="float" office:value="28874708.2492814">
                <text:p>28874708.2492814</text:p>
              </table:table-cell>
              <table:table-cell office:value-type="float" office:value="29078814.9427664">
                <text:p>29078814.9427664</text:p>
              </table:table-cell>
              <table:table-cell office:value-type="float" office:value="29276477.4502148">
                <text:p>29276477.4502148</text:p>
              </table:table-cell>
              <table:table-cell office:value-type="float" office:value="29467805.7401813">
                <text:p>29467805.7401813</text:p>
              </table:table-cell>
              <table:table-cell office:value-type="float" office:value="29652915.1828968">
                <text:p>29652915.1828968</text:p>
              </table:table-cell>
              <table:table-cell office:value-type="float" office:value="29831925.8586563">
                <text:p>29831925.8586563</text:p>
              </table:table-cell>
              <table:table-cell office:value-type="float" office:value="30004961.8981113">
                <text:p>30004961.8981113</text:p>
              </table:table-cell>
              <table:table-cell office:value-type="float" office:value="30172150.86294">
                <text:p>30172150.86294</text:p>
              </table:table-cell>
              <table:table-cell office:value-type="float" office:value="30333623.1560962">
                <text:p>30333623.1560962</text:p>
              </table:table-cell>
              <table:table-cell office:value-type="float" office:value="30489511.4744639">
                <text:p>30489511.4744639</text:p>
              </table:table-cell>
              <table:table-cell office:value-type="float" office:value="30639950.2908168">
                <text:p>30639950.2908168</text:p>
              </table:table-cell>
              <table:table-cell office:value-type="float" office:value="30785075.3755245">
                <text:p>30785075.3755245</text:p>
              </table:table-cell>
              <table:table-cell office:value-type="float" office:value="30925023.347819">
                <text:p>30925023.347819</text:p>
              </table:table-cell>
              <table:table-cell office:value-type="float" office:value="31059931.2637732">
                <text:p>31059931.2637732</text:p>
              </table:table-cell>
              <table:table-cell office:value-type="float" office:value="31189936.2331972">
                <text:p>31189936.2331972</text:p>
              </table:table-cell>
              <table:table-cell office:value-type="float" office:value="31315175.0697906">
                <text:p>31315175.0697906</text:p>
              </table:table-cell>
              <table:table-cell office:value-type="float" office:value="31435783.9690079">
                <text:p>31435783.9690079</text:p>
              </table:table-cell>
              <table:table-cell office:value-type="float" office:value="31551898.2159066">
                <text:p>31551898.2159066</text:p>
              </table:table-cell>
              <table:table-cell office:value-type="float" office:value="31663651.9191541">
                <text:p>31663651.9191541</text:p>
              </table:table-cell>
              <table:table-cell office:value-type="float" office:value="31771177.7712879">
                <text:p>31771177.7712879</text:p>
              </table:table-cell>
              <table:table-cell office:value-type="float" office:value="31874606.8331058">
                <text:p>31874606.8331058</text:p>
              </table:table-cell>
              <table:table-cell office:value-type="float" office:value="31974068.3415929">
                <text:p>31974068.3415929</text:p>
              </table:table-cell>
              <table:table-cell office:value-type="float" office:value="32069689.5393854">
                <text:p>32069689.5393854</text:p>
              </table:table-cell>
              <table:table-cell office:value-type="float" office:value="32161595.5250013">
                <text:p>32161595.5250013</text:p>
              </table:table-cell>
              <table:table-cell office:value-type="float" office:value="32249909.1221856">
                <text:p>32249909.1221856</text:p>
              </table:table-cell>
              <table:table-cell office:value-type="float" office:value="32334750.7672344">
                <text:p>32334750.7672344</text:p>
              </table:table-cell>
              <table:table-cell office:value-type="float" office:value="32416238.4130493">
                <text:p>32416238.4130493</text:p>
              </table:table-cell>
              <table:table-cell office:value-type="float" office:value="32494487.4491418">
                <text:p>32494487.4491418</text:p>
              </table:table-cell>
              <table:table-cell office:value-type="float" office:value="32569610.6356619">
                <text:p>32569610.6356619</text:p>
              </table:table-cell>
              <table:table-cell office:value-type="float" office:value="32641718.0512137">
                <text:p>32641718.0512137</text:p>
              </table:table-cell>
              <table:table-cell office:value-type="float" office:value="32710917.0526572">
                <text:p>32710917.0526572</text:p>
              </table:table-cell>
              <table:table-cell office:value-type="float" office:value="32777312.2465506">
                <text:p>32777312.2465506</text:p>
              </table:table-cell>
              <table:table-cell office:value-type="float" office:value="32841005.4707806">
                <text:p>32841005.4707806</text:p>
              </table:table-cell>
              <table:table-cell office:value-type="float" office:value="32902095.7858966">
                <text:p>32902095.7858966</text:p>
              </table:table-cell>
              <table:table-cell office:value-type="float" office:value="32960679.4749115">
                <text:p>32960679.4749115</text:p>
              </table:table-cell>
              <table:table-cell office:value-type="float" office:value="33016850.0509572">
                <text:p>33016850.0509572</text:p>
              </table:table-cell>
              <table:table-cell office:value-type="float" office:value="33070698.2722254">
                <text:p>33070698.2722254</text:p>
              </table:table-cell>
              <table:table-cell office:value-type="float" office:value="33122312.1628708">
                <text:p>33122312.1628708</text:p>
              </table:table-cell>
              <table:table-cell office:value-type="float" office:value="33171777.0401932">
                <text:p>33171777.0401932</text:p>
              </table:table-cell>
              <table:table-cell office:value-type="float" office:value="33219175.5462973">
                <text:p>33219175.5462973</text:p>
              </table:table-cell>
              <table:table-cell office:value-type="float" office:value="33264587.6847657">
                <text:p>33264587.6847657</text:p>
              </table:table-cell>
              <table:table-cell office:value-type="float" office:value="33308090.8607523">
                <text:p>33308090.8607523</text:p>
              </table:table-cell>
              <table:table-cell office:value-type="float" office:value="33349759.9251547">
                <text:p>33349759.9251547</text:p>
              </table:table-cell>
              <table:table-cell office:value-type="float" office:value="33389667.2211072">
                <text:p>33389667.2211072</text:p>
              </table:table-cell>
              <table:table-cell office:value-type="float" office:value="33427882.6336241">
                <text:p>33427882.6336241</text:p>
              </table:table-cell>
              <table:table-cell office:value-type="float" office:value="33464473.6408032">
                <text:p>33464473.6408032</text:p>
              </table:table-cell>
              <table:table-cell office:value-type="float" office:value="33499505.3674392">
                <text:p>33499505.3674392</text:p>
              </table:table-cell>
              <table:table-cell office:value-type="float" office:value="33533040.6394488">
                <text:p>33533040.6394488</text:p>
              </table:table-cell>
              <table:table-cell office:value-type="float" office:value="33565140.0400263">
                <text:p>33565140.0400263</text:p>
              </table:table-cell>
              <table:table-cell office:value-type="float" office:value="33595861.9660889">
                <text:p>33595861.9660889</text:p>
              </table:table-cell>
              <table:table-cell office:value-type="float" office:value="33625262.6858695">
                <text:p>33625262.6858695</text:p>
              </table:table-cell>
              <table:table-cell office:value-type="float" office:value="33653396.3963779">
                <text:p>33653396.3963779</text:p>
              </table:table-cell>
              <table:table-cell office:value-type="float" office:value="33680315.2815071">
                <text:p>33680315.2815071</text:p>
              </table:table-cell>
              <table:table-cell office:value-type="float" office:value="33706069.5692536">
                <text:p>33706069.5692536</text:p>
              </table:table-cell>
              <table:table-cell office:value-type="float" office:value="33730707.5901022">
                <text:p>33730707.5901022</text:p>
              </table:table-cell>
              <table:table-cell office:value-type="float" office:value="33754275.8337989">
                <text:p>33754275.8337989</text:p>
              </table:table-cell>
              <table:table-cell office:value-type="float" office:value="33776819.0060523">
                <text:p>33776819.0060523</text:p>
              </table:table-cell>
              <table:table-cell office:value-type="float" office:value="33798380.0850408">
                <text:p>33798380.0850408</text:p>
              </table:table-cell>
              <table:table-cell office:value-type="float" office:value="33819000.3761739">
                <text:p>33819000.3761739</text:p>
              </table:table-cell>
              <table:table-cell office:value-type="float" office:value="33838719.5674015">
                <text:p>33838719.5674015</text:p>
              </table:table-cell>
              <table:table-cell office:value-type="float" office:value="33857575.7823089">
                <text:p>33857575.7823089</text:p>
              </table:table-cell>
              <table:table-cell office:value-type="float" office:value="33875605.6331219">
                <text:p>33875605.6331219</text:p>
              </table:table-cell>
              <table:table-cell office:value-type="float" office:value="33892844.2723854">
                <text:p>33892844.2723854</text:p>
              </table:table-cell>
              <table:table-cell office:value-type="float" office:value="33909325.4433161">
                <text:p>33909325.4433161</text:p>
              </table:table-cell>
              <table:table-cell office:value-type="float" office:value="33925081.5297109">
                <text:p>33925081.5297109</text:p>
              </table:table-cell>
              <table:table-cell office:value-type="float" office:value="33940143.603819">
                <text:p>33940143.603819</text:p>
              </table:table-cell>
              <table:table-cell office:value-type="float" office:value="33954541.4738457">
                <text:p>33954541.4738457</text:p>
              </table:table-cell>
              <table:table-cell office:value-type="float" office:value="33968303.7297139">
                <text:p>33968303.7297139</text:p>
              </table:table-cell>
              <table:table-cell office:value-type="float" office:value="33981457.7877965">
                <text:p>33981457.7877965</text:p>
              </table:table-cell>
              <table:table-cell office:value-type="float" office:value="33994029.9345831">
                <text:p>33994029.9345831</text:p>
              </table:table-cell>
              <table:table-cell office:value-type="float" office:value="34006045.3687288">
                <text:p>34006045.3687288</text:p>
              </table:table-cell>
              <table:table-cell office:value-type="float" office:value="34017528.2424215">
                <text:p>34017528.2424215</text:p>
              </table:table-cell>
              <table:table-cell office:value-type="float" office:value="34028501.7008417">
                <text:p>34028501.7008417</text:p>
              </table:table-cell>
              <table:table-cell office:value-type="float" office:value="34038987.9208002">
                <text:p>34038987.9208002</text:p>
              </table:table-cell>
              <table:table-cell office:value-type="float" office:value="34049008.1487646">
                <text:p>34049008.1487646</text:p>
              </table:table-cell>
              <table:table-cell office:value-type="float" office:value="34058582.7364206">
                <text:p>34058582.7364206</text:p>
              </table:table-cell>
              <table:table-cell office:value-type="float" office:value="34067731.1758612">
                <text:p>34067731.1758612</text:p>
              </table:table-cell>
              <table:table-cell office:value-type="float" office:value="34076472.1338022">
                <text:p>34076472.1338022</text:p>
              </table:table-cell>
              <table:table-cell office:value-type="float" office:value="34084823.483916">
                <text:p>34084823.483916</text:p>
              </table:table-cell>
              <table:table-cell office:value-type="float" office:value="34092802.3386072">
                <text:p>34092802.3386072</text:p>
              </table:table-cell>
              <table:table-cell office:value-type="float" office:value="34100425.079799">
                <text:p>34100425.079799</text:p>
              </table:table-cell>
              <table:table-cell office:value-type="float" office:value="34107707.3880505">
                <text:p>34107707.3880505</text:p>
              </table:table-cell>
              <table:table-cell office:value-type="float" office:value="34114664.2711404">
                <text:p>34114664.2711404</text:p>
              </table:table-cell>
              <table:table-cell office:value-type="float" office:value="34121310.0916125">
                <text:p>34121310.0916125</text:p>
              </table:table-cell>
              <table:table-cell office:value-type="float" office:value="34127658.5929703">
                <text:p>34127658.5929703</text:p>
              </table:table-cell>
              <table:table-cell office:value-type="float" office:value="34133722.9252109">
                <text:p>34133722.9252109</text:p>
              </table:table-cell>
              <table:table-cell office:value-type="float" office:value="34139515.6693411">
                <text:p>34139515.6693411</text:p>
              </table:table-cell>
              <table:table-cell office:value-type="float" office:value="34145048.8608727">
                <text:p>34145048.8608727</text:p>
              </table:table-cell>
              <table:table-cell office:value-type="float" office:value="34150334.0125892">
                <text:p>34150334.0125892</text:p>
              </table:table-cell>
              <table:table-cell office:value-type="float" office:value="34155382.1363891">
                <text:p>34155382.1363891</text:p>
              </table:table-cell>
              <table:table-cell office:value-type="float" office:value="34160203.7642047">
                <text:p>34160203.7642047</text:p>
              </table:table-cell>
              <table:table-cell office:value-type="float" office:value="34164808.9682144">
                <text:p>34164808.9682144</text:p>
              </table:table-cell>
              <table:table-cell office:value-type="float" office:value="34169207.3802332">
                <text:p>34169207.3802332</text:p>
              </table:table-cell>
              <table:table-cell office:value-type="float" office:value="34173408.210335">
                <text:p>34173408.210335</text:p>
              </table:table-cell>
              <table:table-cell office:value-type="float" office:value="34177420.2647289">
                <text:p>34177420.2647289</text:p>
              </table:table-cell>
              <table:table-cell office:value-type="float" office:value="34181251.9629438">
                <text:p>34181251.9629438</text:p>
              </table:table-cell>
              <table:table-cell office:value-type="float" office:value="34184911.3543298">
                <text:p>34184911.3543298</text:p>
              </table:table-cell>
              <table:table-cell office:value-type="float" office:value="34188406.1338848">
                <text:p>34188406.1338848</text:p>
              </table:table-cell>
              <table:table-cell office:value-type="float" office:value="34191743.6574566">
                <text:p>34191743.6574566</text:p>
              </table:table-cell>
              <table:table-cell office:value-type="float" office:value="34194930.9563295">
                <text:p>34194930.9563295</text:p>
              </table:table-cell>
              <table:table-cell office:value-type="float" office:value="34197974.7511447">
                <text:p>34197974.7511447</text:p>
              </table:table-cell>
              <table:table-cell office:value-type="float" office:value="34200881.4653493">
                <text:p>34200881.4653493</text:p>
              </table:table-cell>
              <table:table-cell office:value-type="float" office:value="34203657.2380621">
                <text:p>34203657.2380621</text:p>
              </table:table-cell>
              <table:table-cell office:value-type="float" office:value="34206307.9363399">
                <text:p>34206307.9363399</text:p>
              </table:table-cell>
              <table:table-cell office:value-type="float" office:value="34208839.1670309">
                <text:p>34208839.1670309</text:p>
              </table:table-cell>
              <table:table-cell office:value-type="float" office:value="34211256.2880983">
                <text:p>34211256.2880983</text:p>
              </table:table-cell>
              <table:table-cell office:value-type="float" office:value="34213564.4194197">
                <text:p>34213564.4194197</text:p>
              </table:table-cell>
              <table:table-cell office:value-type="float" office:value="34215768.4532292">
                <text:p>34215768.4532292</text:p>
              </table:table-cell>
              <table:table-cell office:value-type="float" office:value="34217873.0640667">
                <text:p>34217873.0640667</text:p>
              </table:table-cell>
              <table:table-cell office:value-type="float" office:value="34219882.7182295">
                <text:p>34219882.7182295</text:p>
              </table:table-cell>
              <table:table-cell office:value-type="float" office:value="34221801.6829809">
                <text:p>34221801.6829809</text:p>
              </table:table-cell>
              <table:table-cell office:value-type="float" office:value="34223634.0352777">
                <text:p>34223634.0352777</text:p>
              </table:table-cell>
              <table:table-cell office:value-type="float" office:value="34225383.6700975">
                <text:p>34225383.6700975</text:p>
              </table:table-cell>
              <table:table-cell office:value-type="float" office:value="34227054.3084677">
                <text:p>34227054.3084677</text:p>
              </table:table-cell>
              <table:table-cell office:value-type="float" office:value="34228649.5051473">
                <text:p>34228649.5051473</text:p>
              </table:table-cell>
              <table:table-cell office:value-type="float" office:value="34230172.6559678">
                <text:p>34230172.6559678</text:p>
              </table:table-cell>
              <table:table-cell office:value-type="float" office:value="34231627.0048225">
                <text:p>34231627.0048225</text:p>
              </table:table-cell>
              <table:table-cell office:value-type="float" office:value="34233015.6503896">
                <text:p>34233015.6503896</text:p>
              </table:table-cell>
              <table:table-cell office:value-type="float" office:value="34234341.5525759">
                <text:p>34234341.5525759</text:p>
              </table:table-cell>
              <table:table-cell office:value-type="float" office:value="34235607.5386718">
                <text:p>34235607.5386718</text:p>
              </table:table-cell>
              <table:table-cell office:value-type="float" office:value="34236816.3092203">
                <text:p>34236816.3092203</text:p>
              </table:table-cell>
              <table:table-cell office:value-type="float" office:value="34237970.4436302">
                <text:p>34237970.4436302</text:p>
              </table:table-cell>
              <table:table-cell office:value-type="float" office:value="34239072.4055733">
                <text:p>34239072.4055733</text:p>
              </table:table-cell>
              <table:table-cell office:value-type="float" office:value="34240124.5481369">
                <text:p>34240124.5481369</text:p>
              </table:table-cell>
              <table:table-cell office:value-type="float" office:value="34241129.1187443">
                <text:p>34241129.1187443</text:p>
              </table:table-cell>
              <table:table-cell office:value-type="float" office:value="34242088.2638438">
                <text:p>34242088.2638438</text:p>
              </table:table-cell>
              <table:table-cell office:value-type="float" office:value="34243004.033423">
                <text:p>34243004.033423</text:p>
              </table:table-cell>
              <table:table-cell office:value-type="float" office:value="34243878.3853062">
                <text:p>34243878.3853062</text:p>
              </table:table-cell>
              <table:table-cell office:value-type="float" office:value="34244713.1892714">
                <text:p>34244713.1892714</text:p>
              </table:table-cell>
              <table:table-cell office:value-type="float" office:value="34245510.2309792">
                <text:p>34245510.2309792</text:p>
              </table:table-cell>
              <table:table-cell office:value-type="float" office:value="34246271.2157388">
                <text:p>34246271.2157388</text:p>
              </table:table-cell>
              <table:table-cell office:value-type="float" office:value="34246997.7720948">
                <text:p>34246997.7720948</text:p>
              </table:table-cell>
              <table:table-cell office:value-type="float" office:value="34247691.4552547">
                <text:p>34247691.4552547</text:p>
              </table:table-cell>
              <table:table-cell office:value-type="float" office:value="34248353.7503872">
                <text:p>34248353.7503872</text:p>
              </table:table-cell>
              <table:table-cell office:value-type="float" office:value="34248986.0757461">
                <text:p>34248986.0757461</text:p>
              </table:table-cell>
              <table:table-cell office:value-type="float" office:value="34249589.7856734">
                <text:p>34249589.7856734</text:p>
              </table:table-cell>
              <table:table-cell office:value-type="float" office:value="34250166.1734735">
                <text:p>34250166.1734735</text:p>
              </table:table-cell>
              <table:table-cell office:value-type="float" office:value="34250716.4741299">
                <text:p>34250716.4741299</text:p>
              </table:table-cell>
              <table:table-cell office:value-type="float" office:value="34251241.8669518">
                <text:p>34251241.8669518</text:p>
              </table:table-cell>
              <table:table-cell office:value-type="float" office:value="34251743.4780369">
                <text:p>34251743.4780369</text:p>
              </table:table-cell>
              <table:table-cell office:value-type="float" office:value="34252222.382703">
                <text:p>34252222.382703</text:p>
              </table:table-cell>
              <table:table-cell office:value-type="float" office:value="34252679.6077253">
                <text:p>34252679.6077253</text:p>
              </table:table-cell>
              <table:table-cell office:value-type="float" office:value="34253116.1335617">
                <text:p>34253116.1335617</text:p>
              </table:table-cell>
              <table:table-cell office:value-type="float" office:value="34253532.8963925">
                <text:p>34253532.8963925</text:p>
              </table:table-cell>
              <table:table-cell office:value-type="float" office:value="34253930.7901554">
                <text:p>34253930.7901554</text:p>
              </table:table-cell>
              <table:table-cell office:value-type="float" office:value="34254310.6683988">
                <text:p>34254310.6683988</text:p>
              </table:table-cell>
              <table:table-cell office:value-type="float" office:value="34254673.346129">
                <text:p>34254673.346129</text:p>
              </table:table-cell>
              <table:table-cell office:value-type="float" office:value="34255019.601556">
                <text:p>34255019.601556</text:p>
              </table:table-cell>
              <table:table-cell office:value-type="float" office:value="34255350.1777427">
                <text:p>34255350.1777427</text:p>
              </table:table-cell>
              <table:table-cell office:value-type="float" office:value="34255665.7841488">
                <text:p>34255665.7841488</text:p>
              </table:table-cell>
              <table:table-cell office:value-type="float" office:value="34255967.0982021">
                <text:p>34255967.0982021</text:p>
              </table:table-cell>
              <table:table-cell office:value-type="float" office:value="34256254.7667031">
                <text:p>34256254.7667031</text:p>
              </table:table-cell>
              <table:table-cell office:value-type="float" office:value="34256529.4072183">
                <text:p>34256529.4072183</text:p>
              </table:table-cell>
              <table:table-cell office:value-type="float" office:value="34256791.6094057">
                <text:p>34256791.6094057</text:p>
              </table:table-cell>
              <table:table-cell office:value-type="float" office:value="34257041.9362585">
                <text:p>34257041.9362585</text:p>
              </table:table-cell>
              <table:table-cell office:value-type="float" office:value="34257280.9253213">
                <text:p>34257280.9253213</text:p>
              </table:table-cell>
              <table:table-cell office:value-type="float" office:value="34257509.0898299">
                <text:p>34257509.0898299</text:p>
              </table:table-cell>
              <table:table-cell office:value-type="float" office:value="34257726.9198112">
                <text:p>34257726.9198112</text:p>
              </table:table-cell>
              <table:table-cell office:value-type="float" office:value="34257934.883131">
                <text:p>34257934.883131</text:p>
              </table:table-cell>
              <table:table-cell office:value-type="float" office:value="34258133.4264926">
                <text:p>34258133.4264926</text:p>
              </table:table-cell>
              <table:table-cell office:value-type="float" office:value="34258322.9763957">
                <text:p>34258322.9763957</text:p>
              </table:table-cell>
              <table:table-cell office:value-type="float" office:value="34258503.940044">
                <text:p>34258503.940044</text:p>
              </table:table-cell>
              <table:table-cell office:value-type="float" office:value="34258676.7062197">
                <text:p>34258676.7062197</text:p>
              </table:table-cell>
              <table:table-cell office:value-type="float" office:value="34258841.6461146">
                <text:p>34258841.6461146</text:p>
              </table:table-cell>
              <table:table-cell office:value-type="float" office:value="34258999.1141234">
                <text:p>34258999.1141234</text:p>
              </table:table-cell>
              <table:table-cell office:value-type="float" office:value="34259149.4486097">
                <text:p>34259149.4486097</text:p>
              </table:table-cell>
              <table:table-cell office:value-type="float" office:value="34259292.9726239">
                <text:p>34259292.9726239</text:p>
              </table:table-cell>
              <table:table-cell office:value-type="float" office:value="34259429.9945898">
                <text:p>34259429.9945898</text:p>
              </table:table-cell>
              <table:table-cell office:value-type="float" office:value="34259560.8089784">
                <text:p>34259560.8089784</text:p>
              </table:table-cell>
              <table:table-cell office:value-type="float" office:value="34259685.696933">
                <text:p>34259685.696933</text:p>
              </table:table-cell>
              <table:table-cell office:value-type="float" office:value="34259804.9268651">
                <text:p>34259804.9268651</text:p>
              </table:table-cell>
              <table:table-cell office:value-type="float" office:value="34259918.7550416">
                <text:p>34259918.7550416</text:p>
              </table:table-cell>
              <table:table-cell office:value-type="float" office:value="34260027.4261296">
                <text:p>34260027.4261296</text:p>
              </table:table-cell>
              <table:table-cell office:value-type="float" office:value="34260131.1737137">
                <text:p>34260131.1737137</text:p>
              </table:table-cell>
              <table:table-cell office:value-type="float" office:value="34260230.2208083">
                <text:p>34260230.2208083</text:p>
              </table:table-cell>
              <table:table-cell office:value-type="float" office:value="34260324.7803324">
                <text:p>34260324.7803324</text:p>
              </table:table-cell>
              <table:table-cell office:value-type="float" office:value="34260415.0555589">
                <text:p>34260415.0555589</text:p>
              </table:table-cell>
              <table:table-cell office:value-type="float" office:value="34260501.2405604">
                <text:p>34260501.2405604</text:p>
              </table:table-cell>
              <table:table-cell office:value-type="float" office:value="34260583.5206239">
                <text:p>34260583.5206239</text:p>
              </table:table-cell>
              <table:table-cell office:value-type="float" office:value="34260662.072641">
                <text:p>34260662.072641</text:p>
              </table:table-cell>
              <table:table-cell office:value-type="float" office:value="34260737.0654961">
                <text:p>34260737.0654961</text:p>
              </table:table-cell>
              <table:table-cell office:value-type="float" office:value="34260808.6604276">
                <text:p>34260808.6604276</text:p>
              </table:table-cell>
              <table:table-cell office:value-type="float" office:value="34260877.0113674">
                <text:p>34260877.0113674</text:p>
              </table:table-cell>
              <table:table-cell office:value-type="float" office:value="34260942.2652787">
                <text:p>34260942.2652787</text:p>
              </table:table-cell>
              <table:table-cell office:value-type="float" office:value="34261004.5624706">
                <text:p>34261004.5624706</text:p>
              </table:table-cell>
              <table:table-cell office:value-type="float" office:value="34261064.0368937">
                <text:p>34261064.0368937</text:p>
              </table:table-cell>
              <table:table-cell office:value-type="float" office:value="34261120.8164335">
                <text:p>34261120.8164335</text:p>
              </table:table-cell>
              <table:table-cell office:value-type="float" office:value="34261175.0231851">
                <text:p>34261175.0231851</text:p>
              </table:table-cell>
              <table:table-cell office:value-type="float" office:value="34261226.77371">
                <text:p>34261226.77371</text:p>
              </table:table-cell>
              <table:table-cell office:value-type="float" office:value="34261276.1792915">
                <text:p>34261276.1792915</text:p>
              </table:table-cell>
              <table:table-cell office:value-type="float" office:value="34261323.3461741">
                <text:p>34261323.3461741</text:p>
              </table:table-cell>
              <table:table-cell office:value-type="float" office:value="34261368.3757869">
                <text:p>34261368.3757869</text:p>
              </table:table-cell>
              <table:table-cell office:value-type="float" office:value="34261411.3649651">
                <text:p>34261411.3649651</text:p>
              </table:table-cell>
              <table:table-cell office:value-type="float" office:value="34261452.4061593">
                <text:p>34261452.4061593</text:p>
              </table:table-cell>
              <table:table-cell office:value-type="float" office:value="34261491.58763">
                <text:p>34261491.58763</text:p>
              </table:table-cell>
              <table:table-cell office:value-type="float" office:value="34261528.9936394">
                <text:p>34261528.9936394</text:p>
              </table:table-cell>
              <table:table-cell office:value-type="float" office:value="34261564.7046344">
                <text:p>34261564.7046344</text:p>
              </table:table-cell>
              <table:table-cell office:value-type="float" office:value="34261598.7974161">
                <text:p>34261598.7974161</text:p>
              </table:table-cell>
              <table:table-cell office:value-type="float" office:value="34261631.3453057">
                <text:p>34261631.3453057</text:p>
              </table:table-cell>
              <table:table-cell office:value-type="float" office:value="34261662.4183044">
                <text:p>34261662.4183044</text:p>
              </table:table-cell>
              <table:table-cell office:value-type="float" office:value="34261692.0832414">
                <text:p>34261692.0832414</text:p>
              </table:table-cell>
              <table:table-cell office:value-type="float" office:value="34261720.4039172">
                <text:p>34261720.4039172</text:p>
              </table:table-cell>
              <table:table-cell office:value-type="float" office:value="34261747.441243">
                <text:p>34261747.441243</text:p>
              </table:table-cell>
              <table:table-cell office:value-type="float" office:value="34261773.2533707">
                <text:p>34261773.2533707</text:p>
              </table:table-cell>
              <table:table-cell office:value-type="float" office:value="34261797.8958157">
                <text:p>34261797.8958157</text:p>
              </table:table-cell>
              <table:table-cell office:value-type="float" office:value="34261821.4215798">
                <text:p>34261821.4215798</text:p>
              </table:table-cell>
              <table:table-cell office:value-type="float" office:value="34261843.8812634">
                <text:p>34261843.8812634</text:p>
              </table:table-cell>
              <table:table-cell office:value-type="float" office:value="34261865.323173">
                <text:p>34261865.323173</text:p>
              </table:table-cell>
              <table:table-cell office:value-type="float" office:value="34261885.7934275">
                <text:p>34261885.7934275</text:p>
              </table:table-cell>
              <table:table-cell office:value-type="float" office:value="34261905.3360567">
                <text:p>34261905.3360567</text:p>
              </table:table-cell>
              <table:table-cell office:value-type="float" office:value="34261923.9930939">
                <text:p>34261923.9930939</text:p>
              </table:table-cell>
              <table:table-cell office:value-type="float" office:value="34261941.8046688">
                <text:p>34261941.8046688</text:p>
              </table:table-cell>
              <table:table-cell office:value-type="float" office:value="34261958.8090933">
                <text:p>34261958.8090933</text:p>
              </table:table-cell>
              <table:table-cell office:value-type="float" office:value="34261975.0429422">
                <text:p>34261975.0429422</text:p>
              </table:table-cell>
              <table:table-cell office:value-type="float" office:value="34261990.5411336">
                <text:p>34261990.5411336</text:p>
              </table:table-cell>
              <table:table-cell office:value-type="float" office:value="34262005.3370041">
                <text:p>34262005.3370041</text:p>
              </table:table-cell>
              <table:table-cell office:value-type="float" office:value="34262019.4623787">
                <text:p>34262019.4623787</text:p>
              </table:table-cell>
              <table:table-cell office:value-type="float" office:value="34262032.9476408">
                <text:p>34262032.9476408</text:p>
              </table:table-cell>
              <table:table-cell office:value-type="float" office:value="34262045.8217976">
                <text:p>34262045.8217976</text:p>
              </table:table-cell>
              <table:table-cell office:value-type="float" office:value="34262058.1125411">
                <text:p>34262058.1125411</text:p>
              </table:table-cell>
              <table:table-cell office:value-type="float" office:value="34262069.8463087">
                <text:p>34262069.8463087</text:p>
              </table:table-cell>
              <table:table-cell office:value-type="float" office:value="34262081.0483403">
                <text:p>34262081.0483403</text:p>
              </table:table-cell>
              <table:table-cell office:value-type="float" office:value="34262091.7427317">
                <text:p>34262091.7427317</text:p>
              </table:table-cell>
              <table:table-cell office:value-type="float" office:value="34262101.9524866">
                <text:p>34262101.9524866</text:p>
              </table:table-cell>
              <table:table-cell office:value-type="float" office:value="34262111.699567">
                <text:p>34262111.699567</text:p>
              </table:table-cell>
              <table:table-cell office:value-type="float" office:value="34262121.0049394">
                <text:p>34262121.0049394</text:p>
              </table:table-cell>
              <table:table-cell office:value-type="float" office:value="34262129.88862">
                <text:p>34262129.88862</text:p>
              </table:table-cell>
              <table:table-cell office:value-type="float" office:value="34262138.3697185">
                <text:p>34262138.3697185</text:p>
              </table:table-cell>
              <table:table-cell office:value-type="float" office:value="34262146.4664783">
                <text:p>34262146.4664783</text:p>
              </table:table-cell>
              <table:table-cell office:value-type="float" office:value="34262154.1963159">
                <text:p>34262154.1963159</text:p>
              </table:table-cell>
              <table:table-cell office:value-type="float" office:value="34262161.5758591">
                <text:p>34262161.5758591</text:p>
              </table:table-cell>
              <table:table-cell office:value-type="float" office:value="34262168.6209819">
                <text:p>34262168.6209819</text:p>
              </table:table-cell>
              <table:table-cell office:value-type="float" office:value="34262175.3468389">
                <text:p>34262175.3468389</text:p>
              </table:table-cell>
              <table:table-cell office:value-type="float" office:value="34262181.7678983">
                <text:p>34262181.7678983</text:p>
              </table:table-cell>
              <table:table-cell office:value-type="float" office:value="34262187.8979725">
                <text:p>34262187.8979725</text:p>
              </table:table-cell>
              <table:table-cell office:value-type="float" office:value="34262193.750248">
                <text:p>34262193.750248</text:p>
              </table:table-cell>
              <table:table-cell office:value-type="float" office:value="34262199.3373135">
                <text:p>34262199.3373135</text:p>
              </table:table-cell>
              <table:table-cell office:value-type="float" office:value="34262204.6711878">
                <text:p>34262204.6711878</text:p>
              </table:table-cell>
              <table:table-cell office:value-type="float" office:value="34262209.7633444">
                <text:p>34262209.7633444</text:p>
              </table:table-cell>
              <table:table-cell office:value-type="float" office:value="34262214.6247373">
                <text:p>34262214.6247373</text:p>
              </table:table-cell>
              <table:table-cell office:value-type="float" office:value="34262219.2658241">
                <text:p>34262219.2658241</text:p>
              </table:table-cell>
              <table:table-cell office:value-type="float" office:value="34262223.6965883">
                <text:p>34262223.6965883</text:p>
              </table:table-cell>
              <table:table-cell office:value-type="float" office:value="34262227.926561">
                <text:p>34262227.926561</text:p>
              </table:table-cell>
              <table:table-cell office:value-type="float" office:value="34262231.9648418">
                <text:p>34262231.9648418</text:p>
              </table:table-cell>
              <table:table-cell office:value-type="float" office:value="34262235.8201174">
                <text:p>34262235.8201174</text:p>
              </table:table-cell>
              <table:table-cell office:value-type="float" office:value="34262239.5006811">
                <text:p>34262239.5006811</text:p>
              </table:table-cell>
            </table:table-row>
            <table:table-row>
              <table:table-cell office:value-type="string">
                <text:p>Dead</text:p>
                <draw:g>
                  <svg:desc>'South Korea_smallpox'.A6:'South Korea_smallpox'.A6</svg:desc>
                </draw:g>
              </table:table-cell>
              <table:table-cell office:value-type="float" office:value="0">
                <text:p>0</text:p>
                <draw:g>
                  <svg:desc>'South Korea_smallpox'.B6:'South Korea_smallpox'.SG6</svg:desc>
                </draw:g>
              </table:table-cell>
              <table:table-cell office:value-type="float" office:value="0.000852992281398535">
                <text:p>0.000852992281398535</text:p>
              </table:table-cell>
              <table:table-cell office:value-type="float" office:value="0.00329748649949521">
                <text:p>0.00329748649949521</text:p>
              </table:table-cell>
              <table:table-cell office:value-type="float" office:value="0.00725033252674067">
                <text:p>0.00725033252674067</text:p>
              </table:table-cell>
              <table:table-cell office:value-type="float" office:value="0.0127297998638603">
                <text:p>0.0127297998638603</text:p>
              </table:table-cell>
              <table:table-cell office:value-type="float" office:value="0.0198421193360103">
                <text:p>0.0198421193360103</text:p>
              </table:table-cell>
              <table:table-cell office:value-type="float" office:value="0.0287751736359969">
                <text:p>0.0287751736359969</text:p>
              </table:table-cell>
              <table:table-cell office:value-type="float" office:value="0.0397979380801898">
                <text:p>0.0397979380801898</text:p>
              </table:table-cell>
              <table:table-cell office:value-type="float" office:value="0.0532648131970282">
                <text:p>0.0532648131970282</text:p>
              </table:table-cell>
              <table:table-cell office:value-type="float" office:value="0.0696244039624081">
                <text:p>0.0696244039624081</text:p>
              </table:table-cell>
              <table:table-cell office:value-type="float" office:value="0.0894326303337515">
                <text:p>0.0894326303337515</text:p>
              </table:table-cell>
              <table:table-cell office:value-type="float" office:value="0.113370325394915">
                <text:p>0.113370325394915</text:p>
              </table:table-cell>
              <table:table-cell office:value-type="float" office:value="0.142265721759111">
                <text:p>0.142265721759111</text:p>
              </table:table-cell>
              <table:table-cell office:value-type="float" office:value="0.177122459679091">
                <text:p>0.177122459679091</text:p>
              </table:table-cell>
              <table:table-cell office:value-type="float" office:value="0.219153987563071">
                <text:p>0.219153987563071</text:p>
              </table:table-cell>
              <table:table-cell office:value-type="float" office:value="0.269825475991373">
                <text:p>0.269825475991373</text:p>
              </table:table-cell>
              <table:table-cell office:value-type="float" office:value="0.330904662177043">
                <text:p>0.330904662177043</text:p>
              </table:table-cell>
              <table:table-cell office:value-type="float" office:value="0.404523354313424">
                <text:p>0.404523354313424</text:p>
              </table:table-cell>
              <table:table-cell office:value-type="float" office:value="0.493251717630224">
                <text:p>0.493251717630224</text:p>
              </table:table-cell>
              <table:table-cell office:value-type="float" office:value="0.600187918104329">
                <text:p>0.600187918104329</text:p>
              </table:table-cell>
              <table:table-cell office:value-type="float" office:value="0.729066256405461">
                <text:p>0.729066256405461</text:p>
              </table:table-cell>
              <table:table-cell office:value-type="float" office:value="0.884387513355226">
                <text:p>0.884387513355226</text:p>
              </table:table-cell>
              <table:table-cell office:value-type="float" office:value="1.07157610774447">
                <text:p>1.07157610774447</text:p>
              </table:table-cell>
              <table:table-cell office:value-type="float" office:value="1.29716951384549">
                <text:p>1.29716951384549</text:p>
              </table:table-cell>
              <table:table-cell office:value-type="float" office:value="1.56904657017246">
                <text:p>1.56904657017246</text:p>
              </table:table-cell>
              <table:table-cell office:value-type="float" office:value="1.89670262075921">
                <text:p>1.89670262075921</text:p>
              </table:table-cell>
              <table:table-cell office:value-type="float" office:value="2.29158114670709">
                <text:p>2.29158114670709</text:p>
              </table:table-cell>
              <table:table-cell office:value-type="float" office:value="2.76747341706931">
                <text:p>2.76747341706931</text:p>
              </table:table-cell>
              <table:table-cell office:value-type="float" office:value="3.34100014800439">
                <text:p>3.34100014800439</text:p>
              </table:table-cell>
              <table:table-cell office:value-type="float" office:value="4.03219198185248">
                <text:p>4.03219198185248</text:p>
              </table:table-cell>
              <table:table-cell office:value-type="float" office:value="4.86518905398127">
                <text:p>4.86518905398127</text:p>
              </table:table-cell>
              <table:table-cell office:value-type="float" office:value="5.86908408164882">
                <text:p>5.86908408164882</text:p>
              </table:table-cell>
              <table:table-cell office:value-type="float" office:value="7.07893841980454">
                <text:p>7.07893841980454</text:p>
              </table:table-cell>
              <table:table-cell office:value-type="float" office:value="8.53700656457224">
                <text:p>8.53700656457224</text:p>
              </table:table-cell>
              <table:table-cell office:value-type="float" office:value="10.2942118655515">
                <text:p>10.2942118655515</text:p>
              </table:table-cell>
              <table:table-cell office:value-type="float" office:value="12.4119249932996">
                <text:p>12.4119249932996</text:p>
              </table:table-cell>
              <table:table-cell office:value-type="float" office:value="14.9641072431313">
                <text:p>14.9641072431313</text:p>
              </table:table-cell>
              <table:table-cell office:value-type="float" office:value="18.0398935236617">
                <text:p>18.0398935236617</text:p>
              </table:table-cell>
              <table:table-cell office:value-type="float" office:value="21.7467052370905">
                <text:p>21.7467052370905</text:p>
              </table:table-cell>
              <table:table-cell office:value-type="float" office:value="26.2140017263333">
                <text:p>26.2140017263333</text:p>
              </table:table-cell>
              <table:table-cell office:value-type="float" office:value="31.5978012702729">
                <text:p>31.5978012702729</text:p>
              </table:table-cell>
              <table:table-cell office:value-type="float" office:value="38.0861294975243">
                <text:p>38.0861294975243</text:p>
              </table:table-cell>
              <table:table-cell office:value-type="float" office:value="45.9055853626015">
                <text:p>45.9055853626015</text:p>
              </table:table-cell>
              <table:table-cell office:value-type="float" office:value="55.3292538687287">
                <text:p>55.3292538687287</text:p>
              </table:table-cell>
              <table:table-cell office:value-type="float" office:value="66.6862417706191">
                <text:p>66.6862417706191</text:p>
              </table:table-cell>
              <table:table-cell office:value-type="float" office:value="80.3731689686361">
                <text:p>80.3731689686361</text:p>
              </table:table-cell>
              <table:table-cell office:value-type="float" office:value="96.8680165470209">
                <text:p>96.8680165470209</text:p>
              </table:table-cell>
              <table:table-cell office:value-type="float" office:value="116.746814618391">
                <text:p>116.746814618391</text:p>
              </table:table-cell>
              <table:table-cell office:value-type="float" office:value="140.703751845733">
                <text:p>140.703751845733</text:p>
              </table:table-cell>
              <table:table-cell office:value-type="float" office:value="169.575407656315">
                <text:p>169.575407656315</text:p>
              </table:table-cell>
              <table:table-cell office:value-type="float" office:value="204.369951965437">
                <text:p>204.369951965437</text:p>
              </table:table-cell>
              <table:table-cell office:value-type="float" office:value="246.302329456309">
                <text:p>246.302329456309</text:p>
              </table:table-cell>
              <table:table-cell office:value-type="float" office:value="296.836653532829">
                <text:p>296.836653532829</text:p>
              </table:table-cell>
              <table:table-cell office:value-type="float" office:value="357.73728537697">
                <text:p>357.73728537697</text:p>
              </table:table-cell>
              <table:table-cell office:value-type="float" office:value="431.130373969289">
                <text:p>431.130373969289</text:p>
              </table:table-cell>
              <table:table-cell office:value-type="float" office:value="519.577994382953">
                <text:p>519.577994382953</text:p>
              </table:table-cell>
              <table:table-cell office:value-type="float" office:value="626.16745803725">
                <text:p>626.16745803725</text:p>
              </table:table-cell>
              <table:table-cell office:value-type="float" office:value="754.618889290679">
                <text:p>754.618889290679</text:p>
              </table:table-cell>
              <table:table-cell office:value-type="float" office:value="909.414790559566">
                <text:p>909.414790559566</text:p>
              </table:table-cell>
              <table:table-cell office:value-type="float" office:value="1095.95607075472">
                <text:p>1095.95607075472</text:p>
              </table:table-cell>
              <table:table-cell office:value-type="float" office:value="1320.74991224357">
                <text:p>1320.74991224357</text:p>
              </table:table-cell>
              <table:table-cell office:value-type="float" office:value="1591.63592816072">
                <text:p>1591.63592816072</text:p>
              </table:table-cell>
              <table:table-cell office:value-type="float" office:value="1918.05835650221">
                <text:p>1918.05835650221</text:p>
              </table:table-cell>
              <table:table-cell office:value-type="float" office:value="2311.39356952043">
                <text:p>2311.39356952043</text:p>
              </table:table-cell>
              <table:table-cell office:value-type="float" office:value="2785.34400953464">
                <text:p>2785.34400953464</text:p>
              </table:table-cell>
              <table:table-cell office:value-type="float" office:value="3356.41183589766">
                <text:p>3356.41183589766</text:p>
              </table:table-cell>
              <table:table-cell office:value-type="float" office:value="4044.46813702336">
                <text:p>4044.46813702336</text:p>
              </table:table-cell>
              <table:table-cell office:value-type="float" office:value="4873.4365819132">
                <text:p>4873.4365819132</text:p>
              </table:table-cell>
              <table:table-cell office:value-type="float" office:value="5872.11395368496">
                <text:p>5872.11395368496</text:p>
              </table:table-cell>
              <table:table-cell office:value-type="float" office:value="7075.15412465782">
                <text:p>7075.15412465782</text:p>
              </table:table-cell>
              <table:table-cell office:value-type="float" office:value="8524.24681423086">
                <text:p>8524.24681423086</text:p>
              </table:table-cell>
              <table:table-cell office:value-type="float" office:value="10269.5279287699">
                <text:p>10269.5279287699</text:p>
              </table:table-cell>
              <table:table-cell office:value-type="float" office:value="12371.2644290552">
                <text:p>12371.2644290552</text:p>
              </table:table-cell>
              <table:table-cell office:value-type="float" office:value="14901.8634432488">
                <text:p>14901.8634432488</text:p>
              </table:table-cell>
              <table:table-cell office:value-type="float" office:value="17948.2626652121">
                <text:p>17948.2626652121</text:p>
              </table:table-cell>
              <table:table-cell office:value-type="float" office:value="21614.7664703456">
                <text:p>21614.7664703456</text:p>
              </table:table-cell>
              <table:table-cell office:value-type="float" office:value="26026.3976781015">
                <text:p>26026.3976781015</text:p>
              </table:table-cell>
              <table:table-cell office:value-type="float" office:value="31332.8299917027">
                <text:p>31332.8299917027</text:p>
              </table:table-cell>
              <table:table-cell office:value-type="float" office:value="37712.8862749566">
                <text:p>37712.8862749566</text:p>
              </table:table-cell>
              <table:table-cell office:value-type="float" office:value="45379.0103373841">
                <text:p>45379.0103373841</text:p>
              </table:table-cell>
              <table:table-cell office:value-type="float" office:value="54577.2675911108">
                <text:p>54577.2675911108</text:p>
              </table:table-cell>
              <table:table-cell office:value-type="float" office:value="65558.1338050991">
                <text:p>65558.1338050991</text:p>
              </table:table-cell>
              <table:table-cell office:value-type="float" office:value="78458.5393874553">
                <text:p>78458.5393874553</text:p>
              </table:table-cell>
              <table:table-cell office:value-type="float" office:value="93184.8563033011">
                <text:p>93184.8563033011</text:p>
              </table:table-cell>
              <table:table-cell office:value-type="float" office:value="109509.142093467">
                <text:p>109509.142093467</text:p>
              </table:table-cell>
              <table:table-cell office:value-type="float" office:value="127192.527378354">
                <text:p>127192.527378354</text:p>
              </table:table-cell>
              <table:table-cell office:value-type="float" office:value="146020.559567144">
                <text:p>146020.559567144</text:p>
              </table:table-cell>
              <table:table-cell office:value-type="float" office:value="165806.569435815">
                <text:p>165806.569435815</text:p>
              </table:table-cell>
              <table:table-cell office:value-type="float" office:value="186389.12694363">
                <text:p>186389.12694363</text:p>
              </table:table-cell>
              <table:table-cell office:value-type="float" office:value="207628.831908708">
                <text:p>207628.831908708</text:p>
              </table:table-cell>
              <table:table-cell office:value-type="float" office:value="229405.35638181">
                <text:p>229405.35638181</text:p>
              </table:table-cell>
              <table:table-cell office:value-type="float" office:value="251614.856612896">
                <text:p>251614.856612896</text:p>
              </table:table-cell>
              <table:table-cell office:value-type="float" office:value="274167.73176042">
                <text:p>274167.73176042</text:p>
              </table:table-cell>
              <table:table-cell office:value-type="float" office:value="296986.687348029">
                <text:p>296986.687348029</text:p>
              </table:table-cell>
              <table:table-cell office:value-type="float" office:value="320005.062360985">
                <text:p>320005.062360985</text:p>
              </table:table-cell>
              <table:table-cell office:value-type="float" office:value="343165.384370284">
                <text:p>343165.384370284</text:p>
              </table:table-cell>
              <table:table-cell office:value-type="float" office:value="366418.121612909">
                <text:p>366418.121612909</text:p>
              </table:table-cell>
              <table:table-cell office:value-type="float" office:value="389720.6050672">
                <text:p>389720.6050672</text:p>
              </table:table-cell>
              <table:table-cell office:value-type="float" office:value="413036.097706967">
                <text:p>413036.097706967</text:p>
              </table:table-cell>
              <table:table-cell office:value-type="float" office:value="436332.990969361">
                <text:p>436332.990969361</text:p>
              </table:table-cell>
              <table:table-cell office:value-type="float" office:value="459584.107745528">
                <text:p>459584.107745528</text:p>
              </table:table-cell>
              <table:table-cell office:value-type="float" office:value="482766.104041791">
                <text:p>482766.104041791</text:p>
              </table:table-cell>
              <table:table-cell office:value-type="float" office:value="505858.951213682">
                <text:p>505858.951213682</text:p>
              </table:table-cell>
              <table:table-cell office:value-type="float" office:value="528845.486420578">
                <text:p>528845.486420578</text:p>
              </table:table-cell>
              <table:table-cell office:value-type="float" office:value="551711.026246891">
                <text:p>551711.026246891</text:p>
              </table:table-cell>
              <table:table-cell office:value-type="float" office:value="574443.03220584">
                <text:p>574443.03220584</text:p>
              </table:table-cell>
              <table:table-cell office:value-type="float" office:value="597030.821571306">
                <text:p>597030.821571306</text:p>
              </table:table-cell>
              <table:table-cell office:value-type="float" office:value="619465.317731933">
                <text:p>619465.317731933</text:p>
              </table:table-cell>
              <table:table-cell office:value-type="float" office:value="641738.833969338">
                <text:p>641738.833969338</text:p>
              </table:table-cell>
              <table:table-cell office:value-type="float" office:value="663844.887290039">
                <text:p>663844.887290039</text:p>
              </table:table-cell>
              <table:table-cell office:value-type="float" office:value="685778.03674651">
                <text:p>685778.03674651</text:p>
              </table:table-cell>
              <table:table-cell office:value-type="float" office:value="707533.743892887">
                <text:p>707533.743892887</text:p>
              </table:table-cell>
              <table:table-cell office:value-type="float" office:value="729108.252266956">
                <text:p>729108.252266956</text:p>
              </table:table-cell>
              <table:table-cell office:value-type="float" office:value="750498.483048903">
                <text:p>750498.483048903</text:p>
              </table:table-cell>
              <table:table-cell office:value-type="float" office:value="771701.944739845">
                <text:p>771701.944739845</text:p>
              </table:table-cell>
              <table:table-cell office:value-type="float" office:value="792716.65504918">
                <text:p>792716.65504918</text:p>
              </table:table-cell>
              <table:table-cell office:value-type="float" office:value="813541.073459829">
                <text:p>813541.073459829</text:p>
              </table:table-cell>
              <table:table-cell office:value-type="float" office:value="834174.04267096">
                <text:p>834174.04267096</text:p>
              </table:table-cell>
              <table:table-cell office:value-type="float" office:value="854614.737978717">
                <text:p>854614.737978717</text:p>
              </table:table-cell>
              <table:table-cell office:value-type="float" office:value="874862.62346007">
                <text:p>874862.62346007</text:p>
              </table:table-cell>
              <table:table-cell office:value-type="float" office:value="894917.414054528">
                <text:p>894917.414054528</text:p>
              </table:table-cell>
              <table:table-cell office:value-type="float" office:value="914779.042640427">
                <text:p>914779.042640427</text:p>
              </table:table-cell>
              <table:table-cell office:value-type="float" office:value="934447.631575058">
                <text:p>934447.631575058</text:p>
              </table:table-cell>
              <table:table-cell office:value-type="float" office:value="953923.467865361">
                <text:p>953923.467865361</text:p>
              </table:table-cell>
              <table:table-cell office:value-type="float" office:value="973206.981926445">
                <text:p>973206.981926445</text:p>
              </table:table-cell>
              <table:table-cell office:value-type="float" office:value="992298.728874458">
                <text:p>992298.728874458</text:p>
              </table:table-cell>
              <table:table-cell office:value-type="float" office:value="1011199.37254096">
                <text:p>1011199.37254096</text:p>
              </table:table-cell>
              <table:table-cell office:value-type="float" office:value="1029909.67121883">
                <text:p>1029909.67121883</text:p>
              </table:table-cell>
              <table:table-cell office:value-type="float" office:value="1048430.4656978">
                <text:p>1048430.4656978</text:p>
              </table:table-cell>
              <table:table-cell office:value-type="float" office:value="1066762.66848915">
                <text:p>1066762.66848915</text:p>
              </table:table-cell>
              <table:table-cell office:value-type="float" office:value="1084907.25474536">
                <text:p>1084907.25474536</text:p>
              </table:table-cell>
              <table:table-cell office:value-type="float" office:value="1102865.25424801">
                <text:p>1102865.25424801</text:p>
              </table:table-cell>
              <table:table-cell office:value-type="float" office:value="1120637.74426853">
                <text:p>1120637.74426853</text:p>
              </table:table-cell>
              <table:table-cell office:value-type="float" office:value="1138225.84355927">
                <text:p>1138225.84355927</text:p>
              </table:table-cell>
              <table:table-cell office:value-type="float" office:value="1155630.7071411">
                <text:p>1155630.7071411</text:p>
              </table:table-cell>
              <table:table-cell office:value-type="float" office:value="1172853.52135516">
                <text:p>1172853.52135516</text:p>
              </table:table-cell>
              <table:table-cell office:value-type="float" office:value="1189895.50002358">
                <text:p>1189895.50002358</text:p>
              </table:table-cell>
              <table:table-cell office:value-type="float" office:value="1206757.88068856">
                <text:p>1206757.88068856</text:p>
              </table:table-cell>
              <table:table-cell office:value-type="float" office:value="1223441.92163487">
                <text:p>1223441.92163487</text:p>
              </table:table-cell>
              <table:table-cell office:value-type="float" office:value="1239948.89900894">
                <text:p>1239948.89900894</text:p>
              </table:table-cell>
              <table:table-cell office:value-type="float" office:value="1256280.10441324">
                <text:p>1256280.10441324</text:p>
              </table:table-cell>
              <table:table-cell office:value-type="float" office:value="1272436.84285376">
                <text:p>1272436.84285376</text:p>
              </table:table-cell>
              <table:table-cell office:value-type="float" office:value="1288420.4313684">
                <text:p>1288420.4313684</text:p>
              </table:table-cell>
              <table:table-cell office:value-type="float" office:value="1304232.20263385">
                <text:p>1304232.20263385</text:p>
              </table:table-cell>
              <table:table-cell office:value-type="float" office:value="1319873.55449415">
                <text:p>1319873.55449415</text:p>
              </table:table-cell>
              <table:table-cell office:value-type="float" office:value="1335346.42973469">
                <text:p>1335346.42973469</text:p>
              </table:table-cell>
              <table:table-cell office:value-type="float" office:value="1350657.81332067">
                <text:p>1350657.81332067</text:p>
              </table:table-cell>
              <table:table-cell office:value-type="float" office:value="1365853.69725347">
                <text:p>1365853.69725347</text:p>
              </table:table-cell>
              <table:table-cell office:value-type="float" office:value="1381068.80181784">
                <text:p>1381068.80181784</text:p>
              </table:table-cell>
              <table:table-cell office:value-type="float" office:value="1396464.97481358">
                <text:p>1396464.97481358</text:p>
              </table:table-cell>
              <table:table-cell office:value-type="float" office:value="1412187.70650837">
                <text:p>1412187.70650837</text:p>
              </table:table-cell>
              <table:table-cell office:value-type="float" office:value="1428364.85883343">
                <text:p>1428364.85883343</text:p>
              </table:table-cell>
              <table:table-cell office:value-type="float" office:value="1445110.10184721">
                <text:p>1445110.10184721</text:p>
              </table:table-cell>
              <table:table-cell office:value-type="float" office:value="1462526.07182174">
                <text:p>1462526.07182174</text:p>
              </table:table-cell>
              <table:table-cell office:value-type="float" office:value="1480706.96566914">
                <text:p>1480706.96566914</text:p>
              </table:table-cell>
              <table:table-cell office:value-type="float" office:value="1499740.64642833">
                <text:p>1499740.64642833</text:p>
              </table:table-cell>
              <table:table-cell office:value-type="float" office:value="1519710.34890446">
                <text:p>1519710.34890446</text:p>
              </table:table-cell>
              <table:table-cell office:value-type="float" office:value="1540696.06068577">
                <text:p>1540696.06068577</text:p>
              </table:table-cell>
              <table:table-cell office:value-type="float" office:value="1562775.64013542">
                <text:p>1562775.64013542</text:p>
              </table:table-cell>
              <table:table-cell office:value-type="float" office:value="1586025.71768579">
                <text:p>1586025.71768579</text:p>
              </table:table-cell>
              <table:table-cell office:value-type="float" office:value="1610522.42063632">
                <text:p>1610522.42063632</text:p>
              </table:table-cell>
              <table:table-cell office:value-type="float" office:value="1636341.95213925">
                <text:p>1636341.95213925</text:p>
              </table:table-cell>
              <table:table-cell office:value-type="float" office:value="1663561.04814143">
                <text:p>1663561.04814143</text:p>
              </table:table-cell>
              <table:table-cell office:value-type="float" office:value="1692257.33303115">
                <text:p>1692257.33303115</text:p>
              </table:table-cell>
              <table:table-cell office:value-type="float" office:value="1722509.5879936">
                <text:p>1722509.5879936</text:p>
              </table:table-cell>
              <table:table-cell office:value-type="float" office:value="1754397.94396304">
                <text:p>1754397.94396304</text:p>
              </table:table-cell>
              <table:table-cell office:value-type="float" office:value="1788004.00926151">
                <text:p>1788004.00926151</text:p>
              </table:table-cell>
              <table:table-cell office:value-type="float" office:value="1823410.93788051">
                <text:p>1823410.93788051</text:p>
              </table:table-cell>
              <table:table-cell office:value-type="float" office:value="1860703.44415079">
                <text:p>1860703.44415079</text:p>
              </table:table-cell>
              <table:table-cell office:value-type="float" office:value="1899967.76714654">
                <text:p>1899967.76714654</text:p>
              </table:table-cell>
              <table:table-cell office:value-type="float" office:value="1941291.58797982">
                <text:p>1941291.58797982</text:p>
              </table:table-cell>
              <table:table-cell office:value-type="float" office:value="1984763.90157026">
                <text:p>1984763.90157026</text:p>
              </table:table-cell>
              <table:table-cell office:value-type="float" office:value="2030474.84343727">
                <text:p>2030474.84343727</text:p>
              </table:table-cell>
              <table:table-cell office:value-type="float" office:value="2078515.47296166">
                <text:p>2078515.47296166</text:p>
              </table:table-cell>
              <table:table-cell office:value-type="float" office:value="2128977.51345993">
                <text:p>2128977.51345993</text:p>
              </table:table-cell>
              <table:table-cell office:value-type="float" office:value="2181953.04851745">
                <text:p>2181953.04851745</text:p>
              </table:table-cell>
              <table:table-cell office:value-type="float" office:value="2237534.17541831">
                <text:p>2237534.17541831</text:p>
              </table:table-cell>
              <table:table-cell office:value-type="float" office:value="2295812.61556262">
                <text:p>2295812.61556262</text:p>
              </table:table-cell>
              <table:table-cell office:value-type="float" office:value="2356879.28199363">
                <text:p>2356879.28199363</text:p>
              </table:table-cell>
              <table:table-cell office:value-type="float" office:value="2420823.80935058">
                <text:p>2420823.80935058</text:p>
              </table:table-cell>
              <table:table-cell office:value-type="float" office:value="2487734.0356693">
                <text:p>2487734.0356693</text:p>
              </table:table-cell>
              <table:table-cell office:value-type="float" office:value="2557695.45796266">
                <text:p>2557695.45796266</text:p>
              </table:table-cell>
              <table:table-cell office:value-type="float" office:value="2630790.63441879">
                <text:p>2630790.63441879</text:p>
              </table:table-cell>
              <table:table-cell office:value-type="float" office:value="2707098.56541621">
                <text:p>2707098.56541621</text:p>
              </table:table-cell>
              <table:table-cell office:value-type="float" office:value="2786694.04052734">
                <text:p>2786694.04052734</text:p>
              </table:table-cell>
              <table:table-cell office:value-type="float" office:value="2869646.9677008">
                <text:p>2869646.9677008</text:p>
              </table:table-cell>
              <table:table-cell office:value-type="float" office:value="2956021.67133934">
                <text:p>2956021.67133934</text:p>
              </table:table-cell>
              <table:table-cell office:value-type="float" office:value="3045876.18468402">
                <text:p>3045876.18468402</text:p>
              </table:table-cell>
              <table:table-cell office:value-type="float" office:value="3139261.53079404">
                <text:p>3139261.53079404</text:p>
              </table:table-cell>
              <table:table-cell office:value-type="float" office:value="3236221.00751432">
                <text:p>3236221.00751432</text:p>
              </table:table-cell>
              <table:table-cell office:value-type="float" office:value="3336789.48020767">
                <text:p>3336789.48020767</text:p>
              </table:table-cell>
              <table:table-cell office:value-type="float" office:value="3440992.69025095">
                <text:p>3440992.69025095</text:p>
              </table:table-cell>
              <table:table-cell office:value-type="float" office:value="3548846.59475481">
                <text:p>3548846.59475481</text:p>
              </table:table-cell>
              <table:table-cell office:value-type="float" office:value="3660356.74525">
                <text:p>3660356.74525</text:p>
              </table:table-cell>
              <table:table-cell office:value-type="float" office:value="3775517.7054835">
                <text:p>3775517.7054835</text:p>
              </table:table-cell>
              <table:table-cell office:value-type="float" office:value="3894312.53122552">
                <text:p>3894312.53122552</text:p>
              </table:table-cell>
              <table:table-cell office:value-type="float" office:value="4016712.32304806">
                <text:p>4016712.32304806</text:p>
              </table:table-cell>
              <table:table-cell office:value-type="float" office:value="4142675.84434522">
                <text:p>4142675.84434522</text:p>
              </table:table-cell>
              <table:table-cell office:value-type="float" office:value="4272149.22776769">
                <text:p>4272149.22776769</text:p>
              </table:table-cell>
              <table:table-cell office:value-type="float" office:value="4405065.77931712">
                <text:p>4405065.77931712</text:p>
              </table:table-cell>
              <table:table-cell office:value-type="float" office:value="4541345.87388324">
                <text:p>4541345.87388324</text:p>
              </table:table-cell>
              <table:table-cell office:value-type="float" office:value="4680896.9612285">
                <text:p>4680896.9612285</text:p>
              </table:table-cell>
              <table:table-cell office:value-type="float" office:value="4823613.676753">
                <text:p>4823613.676753</text:p>
              </table:table-cell>
              <table:table-cell office:value-type="float" office:value="4969378.06238547">
                <text:p>4969378.06238547</text:p>
              </table:table-cell>
              <table:table-cell office:value-type="float" office:value="5118059.90257607">
                <text:p>5118059.90257607</text:p>
              </table:table-cell>
              <table:table-cell office:value-type="float" office:value="5269517.1654629">
                <text:p>5269517.1654629</text:p>
              </table:table-cell>
              <table:table-cell office:value-type="float" office:value="5423596.5530192">
                <text:p>5423596.5530192</text:p>
              </table:table-cell>
              <table:table-cell office:value-type="float" office:value="5580134.1537138">
                <text:p>5580134.1537138</text:p>
              </table:table-cell>
              <table:table-cell office:value-type="float" office:value="5738956.18826163">
                <text:p>5738956.18826163</text:p>
              </table:table-cell>
              <table:table-cell office:value-type="float" office:value="5899879.84650489">
                <text:p>5899879.84650489</text:p>
              </table:table-cell>
              <table:table-cell office:value-type="float" office:value="6062714.199925">
                <text:p>6062714.199925</text:p>
              </table:table-cell>
              <table:table-cell office:value-type="float" office:value="6227261.17984672">
                <text:p>6227261.17984672</text:p>
              </table:table-cell>
              <table:table-cell office:value-type="float" office:value="6393316.61762891">
                <text:p>6393316.61762891</text:p>
              </table:table-cell>
              <table:table-cell office:value-type="float" office:value="6560671.32354229">
                <text:p>6560671.32354229</text:p>
              </table:table-cell>
              <table:table-cell office:value-type="float" office:value="6729112.19484061">
                <text:p>6729112.19484061</text:p>
              </table:table-cell>
              <table:table-cell office:value-type="float" office:value="6898423.34962793">
                <text:p>6898423.34962793</text:p>
              </table:table-cell>
              <table:table-cell office:value-type="float" office:value="7068387.25905192">
                <text:p>7068387.25905192</text:p>
              </table:table-cell>
              <table:table-cell office:value-type="float" office:value="7238785.87106793">
                <text:p>7238785.87106793</text:p>
              </table:table-cell>
              <table:table-cell office:value-type="float" office:value="7409401.72307048">
                <text:p>7409401.72307048</text:p>
              </table:table-cell>
              <table:table-cell office:value-type="float" office:value="7580019.01467203">
                <text:p>7580019.01467203</text:p>
              </table:table-cell>
              <table:table-cell office:value-type="float" office:value="7750424.64516043">
                <text:p>7750424.64516043</text:p>
              </table:table-cell>
              <table:table-cell office:value-type="float" office:value="7920409.19038433">
                <text:p>7920409.19038433</text:p>
              </table:table-cell>
              <table:table-cell office:value-type="float" office:value="8089767.8413441">
                <text:p>8089767.8413441</text:p>
              </table:table-cell>
              <table:table-cell office:value-type="float" office:value="8258301.2539397">
                <text:p>8258301.2539397</text:p>
              </table:table-cell>
              <table:table-cell office:value-type="float" office:value="8425816.34472563">
                <text:p>8425816.34472563</text:p>
              </table:table-cell>
              <table:table-cell office:value-type="float" office:value="8592127.00353869">
                <text:p>8592127.00353869</text:p>
              </table:table-cell>
              <table:table-cell office:value-type="float" office:value="8757054.728301">
                <text:p>8757054.728301</text:p>
              </table:table-cell>
              <table:table-cell office:value-type="float" office:value="8920429.17799343">
                <text:p>8920429.17799343</text:p>
              </table:table-cell>
              <table:table-cell office:value-type="float" office:value="9082088.64654892">
                <text:p>9082088.64654892</text:p>
              </table:table-cell>
              <table:table-cell office:value-type="float" office:value="9241880.45832636">
                <text:p>9241880.45832636</text:p>
              </table:table-cell>
              <table:table-cell office:value-type="float" office:value="9399661.27971283">
                <text:p>9399661.27971283</text:p>
              </table:table-cell>
              <table:table-cell office:value-type="float" office:value="9555297.35441715">
                <text:p>9555297.35441715</text:p>
              </table:table-cell>
              <table:table-cell office:value-type="float" office:value="9708664.66703157">
                <text:p>9708664.66703157</text:p>
              </table:table-cell>
              <table:table-cell office:value-type="float" office:value="9859649.03315442">
                <text:p>9859649.03315442</text:p>
              </table:table-cell>
              <table:table-cell office:value-type="float" office:value="10008146.126926">
                <text:p>10008146.126926</text:p>
              </table:table-cell>
              <table:table-cell office:value-type="float" office:value="10154061.4421645">
                <text:p>10154061.4421645</text:p>
              </table:table-cell>
              <table:table-cell office:value-type="float" office:value="10297310.1976683">
                <text:p>10297310.1976683</text:p>
              </table:table-cell>
              <table:table-cell office:value-type="float" office:value="10437817.193787">
                <text:p>10437817.193787</text:p>
              </table:table-cell>
              <table:table-cell office:value-type="float" office:value="10575516.6180483">
                <text:p>10575516.6180483</text:p>
              </table:table-cell>
              <table:table-cell office:value-type="float" office:value="10710351.811391">
                <text:p>10710351.811391</text:p>
              </table:table-cell>
              <table:table-cell office:value-type="float" office:value="10842274.9968532">
                <text:p>10842274.9968532</text:p>
              </table:table-cell>
              <table:table-cell office:value-type="float" office:value="10971246.9771033">
                <text:p>10971246.9771033</text:p>
              </table:table-cell>
              <table:table-cell office:value-type="float" office:value="11097236.8058466">
                <text:p>11097236.8058466</text:p>
              </table:table-cell>
              <table:table-cell office:value-type="float" office:value="11220221.4369818">
                <text:p>11220221.4369818</text:p>
              </table:table-cell>
              <table:table-cell office:value-type="float" office:value="11340185.3552407">
                <text:p>11340185.3552407</text:p>
              </table:table-cell>
              <table:table-cell office:value-type="float" office:value="11457120.194756">
                <text:p>11457120.194756</text:p>
              </table:table-cell>
              <table:table-cell office:value-type="float" office:value="11571024.3478597">
                <text:p>11571024.3478597</text:p>
              </table:table-cell>
              <table:table-cell office:value-type="float" office:value="11681902.5670904">
                <text:p>11681902.5670904</text:p>
              </table:table-cell>
              <table:table-cell office:value-type="float" office:value="11789765.5659141">
                <text:p>11789765.5659141</text:p>
              </table:table-cell>
              <table:table-cell office:value-type="float" office:value="11894629.6175955">
                <text:p>11894629.6175955</text:p>
              </table:table-cell>
              <table:table-cell office:value-type="float" office:value="11996516.1594205">
                <text:p>11996516.1594205</text:p>
              </table:table-cell>
              <table:table-cell office:value-type="float" office:value="12095451.399671">
                <text:p>12095451.399671</text:p>
              </table:table-cell>
              <table:table-cell office:value-type="float" office:value="12191465.9344537">
                <text:p>12191465.9344537</text:p>
              </table:table-cell>
              <table:table-cell office:value-type="float" office:value="12284594.3710494">
                <text:p>12284594.3710494</text:p>
              </table:table-cell>
              <table:table-cell office:value-type="float" office:value="12374874.9639777">
                <text:p>12374874.9639777</text:p>
              </table:table-cell>
              <table:table-cell office:value-type="float" office:value="12462349.2611856">
                <text:p>12462349.2611856</text:p>
              </table:table-cell>
              <table:table-cell office:value-type="float" office:value="12547061.7643778">
                <text:p>12547061.7643778</text:p>
              </table:table-cell>
              <table:table-cell office:value-type="float" office:value="12629059.6029348">
                <text:p>12629059.6029348</text:p>
              </table:table-cell>
              <table:table-cell office:value-type="float" office:value="12708392.2212415">
                <text:p>12708392.2212415</text:p>
              </table:table-cell>
              <table:table-cell office:value-type="float" office:value="12785111.0822813">
                <text:p>12785111.0822813</text:p>
              </table:table-cell>
              <table:table-cell office:value-type="float" office:value="12859269.3849048">
                <text:p>12859269.3849048</text:p>
              </table:table-cell>
              <table:table-cell office:value-type="float" office:value="12930921.7984029">
                <text:p>12930921.7984029</text:p>
              </table:table-cell>
              <table:table-cell office:value-type="float" office:value="13000124.2097555">
                <text:p>13000124.2097555</text:p>
              </table:table-cell>
              <table:table-cell office:value-type="float" office:value="13066933.489056">
                <text:p>13066933.489056</text:p>
              </table:table-cell>
              <table:table-cell office:value-type="float" office:value="13131407.2674929">
                <text:p>13131407.2674929</text:p>
              </table:table-cell>
              <table:table-cell office:value-type="float" office:value="13193603.7323677">
                <text:p>13193603.7323677</text:p>
              </table:table-cell>
              <table:table-cell office:value-type="float" office:value="13253581.4347796">
                <text:p>13253581.4347796</text:p>
              </table:table-cell>
              <table:table-cell office:value-type="float" office:value="13311399.1130457">
                <text:p>13311399.1130457</text:p>
              </table:table-cell>
              <table:table-cell office:value-type="float" office:value="13367115.5285131">
                <text:p>13367115.5285131</text:p>
              </table:table-cell>
              <table:table-cell office:value-type="float" office:value="13420789.3156246">
                <text:p>13420789.3156246</text:p>
              </table:table-cell>
              <table:table-cell office:value-type="float" office:value="13472478.8438605">
                <text:p>13472478.8438605</text:p>
              </table:table-cell>
              <table:table-cell office:value-type="float" office:value="13522242.0925314">
                <text:p>13522242.0925314</text:p>
              </table:table-cell>
              <table:table-cell office:value-type="float" office:value="13570136.5367803">
                <text:p>13570136.5367803</text:p>
              </table:table-cell>
              <table:table-cell office:value-type="float" office:value="13616219.0448377">
                <text:p>13616219.0448377</text:p>
              </table:table-cell>
              <table:table-cell office:value-type="float" office:value="13660545.7856168">
                <text:p>13660545.7856168</text:p>
              </table:table-cell>
              <table:table-cell office:value-type="float" office:value="13703172.1463969">
                <text:p>13703172.1463969</text:p>
              </table:table-cell>
              <table:table-cell office:value-type="float" office:value="13744152.6597366">
                <text:p>13744152.6597366</text:p>
              </table:table-cell>
              <table:table-cell office:value-type="float" office:value="13783540.9392863">
                <text:p>13783540.9392863</text:p>
              </table:table-cell>
              <table:table-cell office:value-type="float" office:value="13821389.6237938">
                <text:p>13821389.6237938</text:p>
              </table:table-cell>
              <table:table-cell office:value-type="float" office:value="13857750.3288147">
                <text:p>13857750.3288147</text:p>
              </table:table-cell>
              <table:table-cell office:value-type="float" office:value="13892673.6055926">
                <text:p>13892673.6055926</text:p>
              </table:table-cell>
              <table:table-cell office:value-type="float" office:value="13926208.906775">
                <text:p>13926208.906775</text:p>
              </table:table-cell>
              <table:table-cell office:value-type="float" office:value="13958404.5581408">
                <text:p>13958404.5581408</text:p>
              </table:table-cell>
              <table:table-cell office:value-type="float" office:value="13989307.7362344">
                <text:p>13989307.7362344</text:p>
              </table:table-cell>
              <table:table-cell office:value-type="float" office:value="14018964.4511388">
                <text:p>14018964.4511388</text:p>
              </table:table-cell>
              <table:table-cell office:value-type="float" office:value="14047419.534236">
                <text:p>14047419.534236</text:p>
              </table:table-cell>
              <table:table-cell office:value-type="float" office:value="14074716.6303345">
                <text:p>14074716.6303345</text:p>
              </table:table-cell>
              <table:table-cell office:value-type="float" office:value="14100898.1939557">
                <text:p>14100898.1939557</text:p>
              </table:table-cell>
              <table:table-cell office:value-type="float" office:value="14126005.4892478">
                <text:p>14126005.4892478</text:p>
              </table:table-cell>
              <table:table-cell office:value-type="float" office:value="14150078.5932674">
                <text:p>14150078.5932674</text:p>
              </table:table-cell>
              <table:table-cell office:value-type="float" office:value="14173156.4023823">
                <text:p>14173156.4023823</text:p>
              </table:table-cell>
              <table:table-cell office:value-type="float" office:value="14195276.6412303">
                <text:p>14195276.6412303</text:p>
              </table:table-cell>
              <table:table-cell office:value-type="float" office:value="14216475.8743685">
                <text:p>14216475.8743685</text:p>
              </table:table-cell>
              <table:table-cell office:value-type="float" office:value="14236789.5198417">
                <text:p>14236789.5198417</text:p>
              </table:table-cell>
              <table:table-cell office:value-type="float" office:value="14256251.8648996">
                <text:p>14256251.8648996</text:p>
              </table:table-cell>
              <table:table-cell office:value-type="float" office:value="14274896.0831796">
                <text:p>14274896.0831796</text:p>
              </table:table-cell>
              <table:table-cell office:value-type="float" office:value="14292754.2536377">
                <text:p>14292754.2536377</text:p>
              </table:table-cell>
              <table:table-cell office:value-type="float" office:value="14309857.3804745">
                <text:p>14309857.3804745</text:p>
              </table:table-cell>
              <table:table-cell office:value-type="float" office:value="14326235.4144103">
                <text:p>14326235.4144103</text:p>
              </table:table-cell>
              <table:table-cell office:value-type="float" office:value="14341917.27463">
                <text:p>14341917.27463</text:p>
              </table:table-cell>
              <table:table-cell office:value-type="float" office:value="14356930.8717597">
                <text:p>14356930.8717597</text:p>
              </table:table-cell>
              <table:table-cell office:value-type="float" office:value="14371303.1311923">
                <text:p>14371303.1311923</text:p>
              </table:table-cell>
              <table:table-cell office:value-type="float" office:value="14385060.0171541">
                <text:p>14385060.0171541</text:p>
              </table:table-cell>
              <table:table-cell office:value-type="float" office:value="14398226.5568952">
                <text:p>14398226.5568952</text:p>
              </table:table-cell>
              <table:table-cell office:value-type="float" office:value="14410826.8653726">
                <text:p>14410826.8653726</text:p>
              </table:table-cell>
              <table:table-cell office:value-type="float" office:value="14422884.1698763">
                <text:p>14422884.1698763</text:p>
              </table:table-cell>
              <table:table-cell office:value-type="float" office:value="14434420.8349316">
                <text:p>14434420.8349316</text:p>
              </table:table-cell>
              <table:table-cell office:value-type="float" office:value="14445458.386823">
                <text:p>14445458.386823</text:p>
              </table:table-cell>
              <table:table-cell office:value-type="float" office:value="14456017.5386152">
                <text:p>14456017.5386152</text:p>
              </table:table-cell>
              <table:table-cell office:value-type="float" office:value="14466118.2144852">
                <text:p>14466118.2144852</text:p>
              </table:table-cell>
              <table:table-cell office:value-type="float" office:value="14475779.5740224">
                <text:p>14475779.5740224</text:p>
              </table:table-cell>
              <table:table-cell office:value-type="float" office:value="14485020.0364461">
                <text:p>14485020.0364461</text:p>
              </table:table-cell>
              <table:table-cell office:value-type="float" office:value="14493857.3040745">
                <text:p>14493857.3040745</text:p>
              </table:table-cell>
              <table:table-cell office:value-type="float" office:value="14502308.3860292">
                <text:p>14502308.3860292</text:p>
              </table:table-cell>
              <table:table-cell office:value-type="float" office:value="14510389.6209895">
                <text:p>14510389.6209895</text:p>
              </table:table-cell>
              <table:table-cell office:value-type="float" office:value="14518116.6999094">
                <text:p>14518116.6999094</text:p>
              </table:table-cell>
              <table:table-cell office:value-type="float" office:value="14525504.6881652">
                <text:p>14525504.6881652</text:p>
              </table:table-cell>
              <table:table-cell office:value-type="float" office:value="14532568.0471355">
                <text:p>14532568.0471355</text:p>
              </table:table-cell>
              <table:table-cell office:value-type="float" office:value="14539320.6555904">
                <text:p>14539320.6555904</text:p>
              </table:table-cell>
              <table:table-cell office:value-type="float" office:value="14545775.8302082">
                <text:p>14545775.8302082</text:p>
              </table:table-cell>
              <table:table-cell office:value-type="float" office:value="14551946.3459339">
                <text:p>14551946.3459339</text:p>
              </table:table-cell>
              <table:table-cell office:value-type="float" office:value="14557844.4555917">
                <text:p>14557844.4555917</text:p>
              </table:table-cell>
              <table:table-cell office:value-type="float" office:value="14563481.9090557">
                <text:p>14563481.9090557</text:p>
              </table:table-cell>
              <table:table-cell office:value-type="float" office:value="14568869.9719642">
                <text:p>14568869.9719642</text:p>
              </table:table-cell>
              <table:table-cell office:value-type="float" office:value="14574019.4437409">
                <text:p>14574019.4437409</text:p>
              </table:table-cell>
              <table:table-cell office:value-type="float" office:value="14578940.6753235">
                <text:p>14578940.6753235</text:p>
              </table:table-cell>
              <table:table-cell office:value-type="float" office:value="14583643.586075">
                <text:p>14583643.586075</text:p>
              </table:table-cell>
              <table:table-cell office:value-type="float" office:value="14588137.6803429">
                <text:p>14588137.6803429</text:p>
              </table:table-cell>
              <table:table-cell office:value-type="float" office:value="14592432.0637562">
                <text:p>14592432.0637562</text:p>
              </table:table-cell>
              <table:table-cell office:value-type="float" office:value="14596535.458466">
                <text:p>14596535.458466</text:p>
              </table:table-cell>
              <table:table-cell office:value-type="float" office:value="14600456.2182262">
                <text:p>14600456.2182262</text:p>
              </table:table-cell>
              <table:table-cell office:value-type="float" office:value="14604202.3430581">
                <text:p>14604202.3430581</text:p>
              </table:table-cell>
              <table:table-cell office:value-type="float" office:value="14607781.4931069">
                <text:p>14607781.4931069</text:p>
              </table:table-cell>
              <table:table-cell office:value-type="float" office:value="14611201.0022602">
                <text:p>14611201.0022602</text:p>
              </table:table-cell>
              <table:table-cell office:value-type="float" office:value="14614467.8913424">
                <text:p>14614467.8913424</text:p>
              </table:table-cell>
              <table:table-cell office:value-type="float" office:value="14617588.8805931">
                <text:p>14617588.8805931</text:p>
              </table:table-cell>
              <table:table-cell office:value-type="float" office:value="14620570.4019173">
                <text:p>14620570.4019173</text:p>
              </table:table-cell>
              <table:table-cell office:value-type="float" office:value="14623418.6106911">
                <text:p>14623418.6106911</text:p>
              </table:table-cell>
              <table:table-cell office:value-type="float" office:value="14626139.3969873">
                <text:p>14626139.3969873</text:p>
              </table:table-cell>
              <table:table-cell office:value-type="float" office:value="14628738.3965189">
                <text:p>14628738.3965189</text:p>
              </table:table-cell>
              <table:table-cell office:value-type="float" office:value="14631221.0011462">
                <text:p>14631221.0011462</text:p>
              </table:table-cell>
              <table:table-cell office:value-type="float" office:value="14633592.3689454">
                <text:p>14633592.3689454</text:p>
              </table:table-cell>
              <table:table-cell office:value-type="float" office:value="14635857.4339668">
                <text:p>14635857.4339668</text:p>
              </table:table-cell>
              <table:table-cell office:value-type="float" office:value="14638020.9155953">
                <text:p>14638020.9155953</text:p>
              </table:table-cell>
              <table:table-cell office:value-type="float" office:value="14640087.3275163">
                <text:p>14640087.3275163</text:p>
              </table:table-cell>
              <table:table-cell office:value-type="float" office:value="14642060.9863776">
                <text:p>14642060.9863776</text:p>
              </table:table-cell>
              <table:table-cell office:value-type="float" office:value="14643946.0200999">
                <text:p>14643946.0200999</text:p>
              </table:table-cell>
              <table:table-cell office:value-type="float" office:value="14645746.3758578">
                <text:p>14645746.3758578</text:p>
              </table:table-cell>
              <table:table-cell office:value-type="float" office:value="14647465.8277409">
                <text:p>14647465.8277409</text:p>
              </table:table-cell>
              <table:table-cell office:value-type="float" office:value="14649107.9841188">
                <text:p>14649107.9841188</text:p>
              </table:table-cell>
              <table:table-cell office:value-type="float" office:value="14650676.2947128">
                <text:p>14650676.2947128</text:p>
              </table:table-cell>
              <table:table-cell office:value-type="float" office:value="14652174.0573792">
                <text:p>14652174.0573792</text:p>
              </table:table-cell>
              <table:table-cell office:value-type="float" office:value="14653604.4246243">
                <text:p>14653604.4246243</text:p>
              </table:table-cell>
              <table:table-cell office:value-type="float" office:value="14654970.4098555">
                <text:p>14654970.4098555</text:p>
              </table:table-cell>
              <table:table-cell office:value-type="float" office:value="14656274.8933477">
                <text:p>14656274.8933477</text:p>
              </table:table-cell>
              <table:table-cell office:value-type="float" office:value="14657520.6280068">
                <text:p>14657520.6280068</text:p>
              </table:table-cell>
              <table:table-cell office:value-type="float" office:value="14658710.2448838">
                <text:p>14658710.2448838</text:p>
              </table:table-cell>
              <table:table-cell office:value-type="float" office:value="14659846.2584314">
                <text:p>14659846.2584314</text:p>
              </table:table-cell>
              <table:table-cell office:value-type="float" office:value="14660931.0715847">
                <text:p>14660931.0715847</text:p>
              </table:table-cell>
              <table:table-cell office:value-type="float" office:value="14661966.9806135">
                <text:p>14661966.9806135</text:p>
              </table:table-cell>
              <table:table-cell office:value-type="float" office:value="14662956.1797513">
                <text:p>14662956.1797513</text:p>
              </table:table-cell>
              <table:table-cell office:value-type="float" office:value="14663900.7656697">
                <text:p>14663900.7656697</text:p>
              </table:table-cell>
              <table:table-cell office:value-type="float" office:value="14664802.7417429">
                <text:p>14664802.7417429</text:p>
              </table:table-cell>
              <table:table-cell office:value-type="float" office:value="14665664.0220984">
                <text:p>14665664.0220984</text:p>
              </table:table-cell>
              <table:table-cell office:value-type="float" office:value="14666486.4355632">
                <text:p>14666486.4355632</text:p>
              </table:table-cell>
              <table:table-cell office:value-type="float" office:value="14667271.7294047">
                <text:p>14667271.7294047</text:p>
              </table:table-cell>
              <table:table-cell office:value-type="float" office:value="14668021.5728989">
                <text:p>14668021.5728989</text:p>
              </table:table-cell>
              <table:table-cell office:value-type="float" office:value="14668737.5607718">
                <text:p>14668737.5607718</text:p>
              </table:table-cell>
              <table:table-cell office:value-type="float" office:value="14669421.2164917">
                <text:p>14669421.2164917</text:p>
              </table:table-cell>
              <table:table-cell office:value-type="float" office:value="14670073.9954148">
                <text:p>14670073.9954148</text:p>
              </table:table-cell>
              <table:table-cell office:value-type="float" office:value="14670697.2877811">
                <text:p>14670697.2877811</text:p>
              </table:table-cell>
              <table:table-cell office:value-type="float" office:value="14671292.4215955">
                <text:p>14671292.4215955</text:p>
              </table:table-cell>
              <table:table-cell office:value-type="float" office:value="14671860.6653897">
                <text:p>14671860.6653897</text:p>
              </table:table-cell>
              <table:table-cell office:value-type="float" office:value="14672403.2308593">
                <text:p>14672403.2308593</text:p>
              </table:table-cell>
              <table:table-cell office:value-type="float" office:value="14672921.2753801">
                <text:p>14672921.2753801</text:p>
              </table:table-cell>
              <table:table-cell office:value-type="float" office:value="14673415.9044129">
                <text:p>14673415.9044129</text:p>
              </table:table-cell>
              <table:table-cell office:value-type="float" office:value="14673888.1738171">
                <text:p>14673888.1738171</text:p>
              </table:table-cell>
              <table:table-cell office:value-type="float" office:value="14674339.0920587">
                <text:p>14674339.0920587</text:p>
              </table:table-cell>
              <table:table-cell office:value-type="float" office:value="14674769.622319">
                <text:p>14674769.622319</text:p>
              </table:table-cell>
              <table:table-cell office:value-type="float" office:value="14675180.6845045">
                <text:p>14675180.6845045</text:p>
              </table:table-cell>
              <table:table-cell office:value-type="float" office:value="14675573.1571813">
                <text:p>14675573.1571813</text:p>
              </table:table-cell>
              <table:table-cell office:value-type="float" office:value="14675947.8794169">
                <text:p>14675947.8794169</text:p>
              </table:table-cell>
              <table:table-cell office:value-type="float" office:value="14676305.6525449">
                <text:p>14676305.6525449</text:p>
              </table:table-cell>
              <table:table-cell office:value-type="float" office:value="14676647.2418482">
                <text:p>14676647.2418482</text:p>
              </table:table-cell>
              <table:table-cell office:value-type="float" office:value="14676973.3781738">
                <text:p>14676973.3781738</text:p>
              </table:table-cell>
              <table:table-cell office:value-type="float" office:value="14677284.7594692">
                <text:p>14677284.7594692</text:p>
              </table:table-cell>
              <table:table-cell office:value-type="float" office:value="14677582.052252">
                <text:p>14677582.052252</text:p>
              </table:table-cell>
              <table:table-cell office:value-type="float" office:value="14677865.8930231">
                <text:p>14677865.8930231</text:p>
              </table:table-cell>
              <table:table-cell office:value-type="float" office:value="14678136.8896055">
                <text:p>14678136.8896055</text:p>
              </table:table-cell>
              <table:table-cell office:value-type="float" office:value="14678395.6224315">
                <text:p>14678395.6224315</text:p>
              </table:table-cell>
              <table:table-cell office:value-type="float" office:value="14678642.6457744">
                <text:p>14678642.6457744</text:p>
              </table:table-cell>
              <table:table-cell office:value-type="float" office:value="14678878.4889128">
                <text:p>14678878.4889128</text:p>
              </table:table-cell>
              <table:table-cell office:value-type="float" office:value="14679103.657265">
                <text:p>14679103.657265</text:p>
              </table:table-cell>
              <table:table-cell office:value-type="float" office:value="14679318.6334444">
                <text:p>14679318.6334444</text:p>
              </table:table-cell>
              <table:table-cell office:value-type="float" office:value="14679523.8783013">
                <text:p>14679523.8783013</text:p>
              </table:table-cell>
              <table:table-cell office:value-type="float" office:value="14679719.8318823">
                <text:p>14679719.8318823</text:p>
              </table:table-cell>
              <table:table-cell office:value-type="float" office:value="14679906.9143836">
                <text:p>14679906.9143836</text:p>
              </table:table-cell>
              <table:table-cell office:value-type="float" office:value="14680085.5270254">
                <text:p>14680085.5270254</text:p>
              </table:table-cell>
              <table:table-cell office:value-type="float" office:value="14680256.0529238">
                <text:p>14680256.0529238</text:p>
              </table:table-cell>
              <table:table-cell office:value-type="float" office:value="14680418.8578852">
                <text:p>14680418.8578852</text:p>
              </table:table-cell>
              <table:table-cell office:value-type="float" office:value="14680574.2911981">
                <text:p>14680574.2911981</text:p>
              </table:table-cell>
              <table:table-cell office:value-type="float" office:value="14680722.6863811">
                <text:p>14680722.6863811</text:p>
              </table:table-cell>
              <table:table-cell office:value-type="float" office:value="14680864.3618897">
                <text:p>14680864.3618897</text:p>
              </table:table-cell>
              <table:table-cell office:value-type="float" office:value="14680999.6217781">
                <text:p>14680999.6217781</text:p>
              </table:table-cell>
              <table:table-cell office:value-type="float" office:value="14681128.7563723">
                <text:p>14681128.7563723</text:p>
              </table:table-cell>
              <table:table-cell office:value-type="float" office:value="14681252.0428728">
                <text:p>14681252.0428728</text:p>
              </table:table-cell>
              <table:table-cell office:value-type="float" office:value="14681369.7459507">
                <text:p>14681369.7459507</text:p>
              </table:table-cell>
              <table:table-cell office:value-type="float" office:value="14681482.1183167">
                <text:p>14681482.1183167</text:p>
              </table:table-cell>
              <table:table-cell office:value-type="float" office:value="14681589.4012536">
                <text:p>14681589.4012536</text:p>
              </table:table-cell>
              <table:table-cell office:value-type="float" office:value="14681691.8251377">
                <text:p>14681691.8251377</text:p>
              </table:table-cell>
              <table:table-cell office:value-type="float" office:value="14681789.6099271">
                <text:p>14681789.6099271</text:p>
              </table:table-cell>
              <table:table-cell office:value-type="float" office:value="14681882.9656333">
                <text:p>14681882.9656333</text:p>
              </table:table-cell>
              <table:table-cell office:value-type="float" office:value="14681972.0927704">
                <text:p>14681972.0927704</text:p>
              </table:table-cell>
              <table:table-cell office:value-type="float" office:value="14682057.1827825">
                <text:p>14682057.1827825</text:p>
              </table:table-cell>
              <table:table-cell office:value-type="float" office:value="14682138.4184553">
                <text:p>14682138.4184553</text:p>
              </table:table-cell>
              <table:table-cell office:value-type="float" office:value="14682215.9743045">
                <text:p>14682215.9743045</text:p>
              </table:table-cell>
              <table:table-cell office:value-type="float" office:value="14682290.0169513">
                <text:p>14682290.0169513</text:p>
              </table:table-cell>
              <table:table-cell office:value-type="float" office:value="14682360.7054777">
                <text:p>14682360.7054777</text:p>
              </table:table-cell>
              <table:table-cell office:value-type="float" office:value="14682428.1917672">
                <text:p>14682428.1917672</text:p>
              </table:table-cell>
              <table:table-cell office:value-type="float" office:value="14682492.6208327">
                <text:p>14682492.6208327</text:p>
              </table:table-cell>
              <table:table-cell office:value-type="float" office:value="14682554.1311245">
                <text:p>14682554.1311245</text:p>
              </table:table-cell>
              <table:table-cell office:value-type="float" office:value="14682612.8548242">
                <text:p>14682612.8548242</text:p>
              </table:table-cell>
              <table:table-cell office:value-type="float" office:value="14682668.9181336">
                <text:p>14682668.9181336</text:p>
              </table:table-cell>
              <table:table-cell office:value-type="float" office:value="14682722.4415427">
                <text:p>14682722.4415427</text:p>
              </table:table-cell>
              <table:table-cell office:value-type="float" office:value="14682773.540085">
                <text:p>14682773.540085</text:p>
              </table:table-cell>
              <table:table-cell office:value-type="float" office:value="14682822.3235892">
                <text:p>14682822.3235892</text:p>
              </table:table-cell>
              <table:table-cell office:value-type="float" office:value="14682868.8969127">
                <text:p>14682868.8969127</text:p>
              </table:table-cell>
              <table:table-cell office:value-type="float" office:value="14682913.360163">
                <text:p>14682913.360163</text:p>
              </table:table-cell>
              <table:table-cell office:value-type="float" office:value="14682955.8089178">
                <text:p>14682955.8089178</text:p>
              </table:table-cell>
              <table:table-cell office:value-type="float" office:value="14682996.3344282">
                <text:p>14682996.3344282</text:p>
              </table:table-cell>
              <table:table-cell office:value-type="float" office:value="14683035.0238109">
                <text:p>14683035.0238109</text:p>
              </table:table-cell>
              <table:table-cell office:value-type="float" office:value="14683071.9602402">
                <text:p>14683071.9602402</text:p>
              </table:table-cell>
              <table:table-cell office:value-type="float" office:value="14683107.2231245">
                <text:p>14683107.2231245</text:p>
              </table:table-cell>
              <table:table-cell office:value-type="float" office:value="14683140.8882747">
                <text:p>14683140.8882747</text:p>
              </table:table-cell>
              <table:table-cell office:value-type="float" office:value="14683173.0280697">
                <text:p>14683173.0280697</text:p>
              </table:table-cell>
              <table:table-cell office:value-type="float" office:value="14683203.7116118">
                <text:p>14683203.7116118</text:p>
              </table:table-cell>
              <table:table-cell office:value-type="float" office:value="14683233.0048717">
                <text:p>14683233.0048717</text:p>
              </table:table-cell>
              <table:table-cell office:value-type="float" office:value="14683260.9708337">
                <text:p>14683260.9708337</text:p>
              </table:table-cell>
              <table:table-cell office:value-type="float" office:value="14683287.6696302">
                <text:p>14683287.6696302</text:p>
              </table:table-cell>
              <table:table-cell office:value-type="float" office:value="14683313.1586687">
                <text:p>14683313.1586687</text:p>
              </table:table-cell>
              <table:table-cell office:value-type="float" office:value="14683337.4927572">
                <text:p>14683337.4927572</text:p>
              </table:table-cell>
              <table:table-cell office:value-type="float" office:value="14683360.7242222">
                <text:p>14683360.7242222</text:p>
              </table:table-cell>
              <table:table-cell office:value-type="float" office:value="14683382.9030186">
                <text:p>14683382.9030186</text:p>
              </table:table-cell>
              <table:table-cell office:value-type="float" office:value="14683404.0768392">
                <text:p>14683404.0768392</text:p>
              </table:table-cell>
              <table:table-cell office:value-type="float" office:value="14683424.2912174">
                <text:p>14683424.2912174</text:p>
              </table:table-cell>
              <table:table-cell office:value-type="float" office:value="14683443.589623">
                <text:p>14683443.589623</text:p>
              </table:table-cell>
              <table:table-cell office:value-type="float" office:value="14683462.0135565">
                <text:p>14683462.0135565</text:p>
              </table:table-cell>
              <table:table-cell office:value-type="float" office:value="14683479.6026397">
                <text:p>14683479.6026397</text:p>
              </table:table-cell>
              <table:table-cell office:value-type="float" office:value="14683496.3946986">
                <text:p>14683496.3946986</text:p>
              </table:table-cell>
              <table:table-cell office:value-type="float" office:value="14683512.4258455">
                <text:p>14683512.4258455</text:p>
              </table:table-cell>
              <table:table-cell office:value-type="float" office:value="14683527.7305576">
                <text:p>14683527.7305576</text:p>
              </table:table-cell>
              <table:table-cell office:value-type="float" office:value="14683542.3417497">
                <text:p>14683542.3417497</text:p>
              </table:table-cell>
              <table:table-cell office:value-type="float" office:value="14683556.2908453">
                <text:p>14683556.2908453</text:p>
              </table:table-cell>
              <table:table-cell office:value-type="float" office:value="14683569.6078447">
                <text:p>14683569.6078447</text:p>
              </table:table-cell>
              <table:table-cell office:value-type="float" office:value="14683582.3213892">
                <text:p>14683582.3213892</text:p>
              </table:table-cell>
              <table:table-cell office:value-type="float" office:value="14683594.4588216">
                <text:p>14683594.4588216</text:p>
              </table:table-cell>
              <table:table-cell office:value-type="float" office:value="14683606.046247">
                <text:p>14683606.046247</text:p>
              </table:table-cell>
              <table:table-cell office:value-type="float" office:value="14683617.1085874">
                <text:p>14683617.1085874</text:p>
              </table:table-cell>
              <table:table-cell office:value-type="float" office:value="14683627.6696353">
                <text:p>14683627.6696353</text:p>
              </table:table-cell>
              <table:table-cell office:value-type="float" office:value="14683637.7521056">
                <text:p>14683637.7521056</text:p>
              </table:table-cell>
              <table:table-cell office:value-type="float" office:value="14683647.3776843">
                <text:p>14683647.3776843</text:p>
              </table:table-cell>
              <table:table-cell office:value-type="float" office:value="14683656.5670741">
                <text:p>14683656.5670741</text:p>
              </table:table-cell>
              <table:table-cell office:value-type="float" office:value="14683665.3400403">
                <text:p>14683665.3400403</text:p>
              </table:table-cell>
              <table:table-cell office:value-type="float" office:value="14683673.7154529">
                <text:p>14683673.7154529</text:p>
              </table:table-cell>
              <table:table-cell office:value-type="float" office:value="14683681.7113259">
                <text:p>14683681.7113259</text:p>
              </table:table-cell>
              <table:table-cell office:value-type="float" office:value="14683689.344858">
                <text:p>14683689.344858</text:p>
              </table:table-cell>
              <table:table-cell office:value-type="float" office:value="14683696.6324685">
                <text:p>14683696.6324685</text:p>
              </table:table-cell>
              <table:table-cell office:value-type="float" office:value="14683703.5898323">
                <text:p>14683703.5898323</text:p>
              </table:table-cell>
              <table:table-cell office:value-type="float" office:value="14683710.2319144">
                <text:p>14683710.2319144</text:p>
              </table:table-cell>
              <table:table-cell office:value-type="float" office:value="14683716.5730017">
                <text:p>14683716.5730017</text:p>
              </table:table-cell>
              <table:table-cell office:value-type="float" office:value="14683722.6267337">
                <text:p>14683722.6267337</text:p>
              </table:table-cell>
              <table:table-cell office:value-type="float" office:value="14683728.4061318">
                <text:p>14683728.4061318</text:p>
              </table:table-cell>
              <table:table-cell office:value-type="float" office:value="14683733.9236275">
                <text:p>14683733.9236275</text:p>
              </table:table-cell>
              <table:table-cell office:value-type="float" office:value="14683739.191089">
                <text:p>14683739.191089</text:p>
              </table:table-cell>
              <table:table-cell office:value-type="float" office:value="14683744.2198466">
                <text:p>14683744.2198466</text:p>
              </table:table-cell>
              <table:table-cell office:value-type="float" office:value="14683749.0207173">
                <text:p>14683749.0207173</text:p>
              </table:table-cell>
              <table:table-cell office:value-type="float" office:value="14683753.6040278">
                <text:p>14683753.6040278</text:p>
              </table:table-cell>
              <table:table-cell office:value-type="float" office:value="14683757.9796371">
                <text:p>14683757.9796371</text:p>
              </table:table-cell>
              <table:table-cell office:value-type="float" office:value="14683762.1569573">
                <text:p>14683762.1569573</text:p>
              </table:table-cell>
              <table:table-cell office:value-type="float" office:value="14683766.144974">
                <text:p>14683766.144974</text:p>
              </table:table-cell>
              <table:table-cell office:value-type="float" office:value="14683769.9522657">
                <text:p>14683769.9522657</text:p>
              </table:table-cell>
              <table:table-cell office:value-type="float" office:value="14683773.5870222">
                <text:p>14683773.5870222</text:p>
              </table:table-cell>
              <table:table-cell office:value-type="float" office:value="14683777.0570621">
                <text:p>14683777.0570621</text:p>
              </table:table-cell>
              <table:table-cell office:value-type="float" office:value="14683780.3698497">
                <text:p>14683780.3698497</text:p>
              </table:table-cell>
              <table:table-cell office:value-type="float" office:value="14683783.532511">
                <text:p>14683783.532511</text:p>
              </table:table-cell>
              <table:table-cell office:value-type="float" office:value="14683786.5518494">
                <text:p>14683786.5518494</text:p>
              </table:table-cell>
              <table:table-cell office:value-type="float" office:value="14683789.4343595">
                <text:p>14683789.4343595</text:p>
              </table:table-cell>
              <table:table-cell office:value-type="float" office:value="14683792.1862421">
                <text:p>14683792.1862421</text:p>
              </table:table-cell>
              <table:table-cell office:value-type="float" office:value="14683794.8134168">
                <text:p>14683794.8134168</text:p>
              </table:table-cell>
              <table:table-cell office:value-type="float" office:value="14683797.3215348">
                <text:p>14683797.3215348</text:p>
              </table:table-cell>
              <table:table-cell office:value-type="float" office:value="14683799.7159915">
                <text:p>14683799.7159915</text:p>
              </table:table-cell>
              <table:table-cell office:value-type="float" office:value="14683802.0019376">
                <text:p>14683802.0019376</text:p>
              </table:table-cell>
              <table:table-cell office:value-type="float" office:value="14683804.1842905">
                <text:p>14683804.1842905</text:p>
              </table:table-cell>
              <table:table-cell office:value-type="float" office:value="14683806.2677446">
                <text:p>14683806.2677446</text:p>
              </table:table-cell>
              <table:table-cell office:value-type="float" office:value="14683808.2567818">
                <text:p>14683808.2567818</text:p>
              </table:table-cell>
              <table:table-cell office:value-type="float" office:value="14683810.1556807">
                <text:p>14683810.1556807</text:p>
              </table:table-cell>
              <table:table-cell office:value-type="float" office:value="14683811.9685261">
                <text:p>14683811.9685261</text:p>
              </table:table-cell>
              <table:table-cell office:value-type="float" office:value="14683813.6992179">
                <text:p>14683813.6992179</text:p>
              </table:table-cell>
              <table:table-cell office:value-type="float" office:value="14683815.3514789">
                <text:p>14683815.3514789</text:p>
              </table:table-cell>
              <table:table-cell office:value-type="float" office:value="14683816.9288633">
                <text:p>14683816.9288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